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גיליון1">
      <style:table-properties table:display="true" style:writing-mode="lr-tb"/>
    </style:style>
    <style:style style:name="ta2" style:family="table" style:master-page-name="PageStyle_5f_גיליון2">
      <style:table-properties table:display="true" style:writing-mode="rl-tb"/>
    </style:style>
    <style:style style:name="ta3" style:family="table" style:master-page-name="PageStyle_5f_גיליון3">
      <style:table-properties table:display="true" style:writing-mode="rl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גיליון1" table:style-name="ta1">
        <office:forms form:automatic-focus="false" form:apply-design-mode="false"/>
        <table:shapes>
          <draw:frame draw:z-index="0" draw:style-name="gr1" draw:text-style-name="P1" svg:width="6.2953in" svg:height="3.539in" svg:x="5.4996in" svg:y="0.0295in">
            <draw:object draw:notify-on-update-of-ranges="גיליון1.D2:גיליון1.D542 גיליון1.E2:גיליון1.E5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me[sec]</text:p>
          </table:table-cell>
          <table:table-cell office:value-type="string" calcext:value-type="string">
            <text:p>velocity[sec]</text:p>
          </table:table-cell>
          <table:table-cell office:value-type="string" calcext:value-type="string">
            <text:p>angle[rad]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  <table:table-cell table:number-columns-repeated="1019"/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formula="of:=([.B3]-[.B2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8334" calcext:value-type="float">
            <text:p>0.083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B4]-[.B3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06" calcext:value-type="float">
            <text:p>0.06</text:p>
          </table:table-cell>
          <table:table-cell office:value-type="float" office:value="0.16668" calcext:value-type="float">
            <text:p>0.16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026" calcext:value-type="float">
            <text:p>0.025026</text:p>
          </table:table-cell>
          <table:table-cell table:formula="of:=([.B5]-[.B4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09" calcext:value-type="float">
            <text:p>0.09</text:p>
          </table:table-cell>
          <table:table-cell office:value-type="float" office:value="0.25002" calcext:value-type="float">
            <text:p>0.2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053" calcext:value-type="float">
            <text:p>0.050053</text:p>
          </table:table-cell>
          <table:table-cell table:formula="of:=([.B6]-[.B5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12" calcext:value-type="float">
            <text:p>0.12</text:p>
          </table:table-cell>
          <table:table-cell office:value-type="float" office:value="0.33336" calcext:value-type="float">
            <text:p>0.33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079" calcext:value-type="float">
            <text:p>0.075079</text:p>
          </table:table-cell>
          <table:table-cell table:formula="of:=([.B7]-[.B6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15" calcext:value-type="float">
            <text:p>0.15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105" calcext:value-type="float">
            <text:p>0.100105</text:p>
          </table:table-cell>
          <table:table-cell table:formula="of:=([.B8]-[.B7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18" calcext:value-type="float">
            <text:p>0.18</text:p>
          </table:table-cell>
          <table:table-cell office:value-type="float" office:value="0.50004" calcext:value-type="float">
            <text:p>0.5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132" calcext:value-type="float">
            <text:p>0.125132</text:p>
          </table:table-cell>
          <table:table-cell table:formula="of:=([.B9]-[.B8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21" calcext:value-type="float">
            <text:p>0.21</text:p>
          </table:table-cell>
          <table:table-cell office:value-type="float" office:value="0.58338" calcext:value-type="float">
            <text:p>0.58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0158" calcext:value-type="float">
            <text:p>0.150158</text:p>
          </table:table-cell>
          <table:table-cell table:formula="of:=([.B10]-[.B9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24" calcext:value-type="float">
            <text:p>0.24</text:p>
          </table:table-cell>
          <table:table-cell office:value-type="float" office:value="0.66672" calcext:value-type="float">
            <text:p>0.66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184" calcext:value-type="float">
            <text:p>0.175184</text:p>
          </table:table-cell>
          <table:table-cell table:formula="of:=([.B11]-[.B1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27" calcext:value-type="float">
            <text:p>0.27</text:p>
          </table:table-cell>
          <table:table-cell office:value-type="float" office:value="0.75006" calcext:value-type="float">
            <text:p>0.75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211" calcext:value-type="float">
            <text:p>0.200211</text:p>
          </table:table-cell>
          <table:table-cell table:formula="of:=([.B12]-[.B11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float" office:value="0.8334" calcext:value-type="float">
            <text:p>0.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237" calcext:value-type="float">
            <text:p>0.225237</text:p>
          </table:table-cell>
          <table:table-cell table:formula="of:=([.B13]-[.B12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33" calcext:value-type="float">
            <text:p>0.33</text:p>
          </table:table-cell>
          <table:table-cell office:value-type="float" office:value="0.91674" calcext:value-type="float">
            <text:p>0.91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263" calcext:value-type="float">
            <text:p>0.250263</text:p>
          </table:table-cell>
          <table:table-cell table:formula="of:=([.B14]-[.B13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36" calcext:value-type="float">
            <text:p>0.36</text:p>
          </table:table-cell>
          <table:table-cell office:value-type="float" office:value="1.00008" calcext:value-type="float">
            <text:p>1.0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29" calcext:value-type="float">
            <text:p>0.27529</text:p>
          </table:table-cell>
          <table:table-cell table:formula="of:=([.B15]-[.B14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39" calcext:value-type="float">
            <text:p>0.39</text:p>
          </table:table-cell>
          <table:table-cell office:value-type="float" office:value="1.08342" calcext:value-type="float">
            <text:p>1.08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0316" calcext:value-type="float">
            <text:p>0.300316</text:p>
          </table:table-cell>
          <table:table-cell table:formula="of:=([.B16]-[.B15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42" calcext:value-type="float">
            <text:p>0.42</text:p>
          </table:table-cell>
          <table:table-cell office:value-type="float" office:value="1.16676" calcext:value-type="float">
            <text:p>1.16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342" calcext:value-type="float">
            <text:p>0.325342</text:p>
          </table:table-cell>
          <table:table-cell table:formula="of:=([.B17]-[.B16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45" calcext:value-type="float">
            <text:p>0.45</text:p>
          </table:table-cell>
          <table:table-cell office:value-type="float" office:value="1.2501" calcext:value-type="float">
            <text:p>1.2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367" calcext:value-type="float">
            <text:p>0.350367</text:p>
          </table:table-cell>
          <table:table-cell table:formula="of:=([.B18]-[.B17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48" calcext:value-type="float">
            <text:p>0.48</text:p>
          </table:table-cell>
          <table:table-cell office:value-type="float" office:value="1.33344" calcext:value-type="float">
            <text:p>1.33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393" calcext:value-type="float">
            <text:p>0.375393</text:p>
          </table:table-cell>
          <table:table-cell table:formula="of:=([.B19]-[.B18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51" calcext:value-type="float">
            <text:p>0.51</text:p>
          </table:table-cell>
          <table:table-cell office:value-type="float" office:value="1.41678" calcext:value-type="float">
            <text:p>1.41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0417" calcext:value-type="float">
            <text:p>0.400417</text:p>
          </table:table-cell>
          <table:table-cell table:formula="of:=([.B20]-[.B19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54" calcext:value-type="float">
            <text:p>0.54</text:p>
          </table:table-cell>
          <table:table-cell office:value-type="float" office:value="1.50012" calcext:value-type="float">
            <text:p>1.5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444" calcext:value-type="float">
            <text:p>0.425444</text:p>
          </table:table-cell>
          <table:table-cell table:formula="of:=([.B21]-[.B20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57" calcext:value-type="float">
            <text:p>0.57</text:p>
          </table:table-cell>
          <table:table-cell office:value-type="float" office:value="1.58346" calcext:value-type="float">
            <text:p>1.58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468" calcext:value-type="float">
            <text:p>0.450468</text:p>
          </table:table-cell>
          <table:table-cell table:formula="of:=([.B22]-[.B21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1.6668" calcext:value-type="float">
            <text:p>1.6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5494" calcext:value-type="float">
            <text:p>0.475494</text:p>
          </table:table-cell>
          <table:table-cell table:formula="of:=([.B23]-[.B22])*3020*4*5600/(0.39*2581.403)" office:value-type="float" office:value="5600.00016687407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63" calcext:value-type="float">
            <text:p>0.63</text:p>
          </table:table-cell>
          <table:table-cell office:value-type="float" office:value="1.75014" calcext:value-type="float">
            <text:p>1.75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5831" calcext:value-type="float">
            <text:p>0.535831</text:p>
          </table:table-cell>
          <table:table-cell table:formula="of:=([.B24]-[.B23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66" calcext:value-type="float">
            <text:p>0.66</text:p>
          </table:table-cell>
          <table:table-cell office:value-type="float" office:value="1.83348" calcext:value-type="float">
            <text:p>1.83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6169" calcext:value-type="float">
            <text:p>0.596169</text:p>
          </table:table-cell>
          <table:table-cell table:formula="of:=([.B25]-[.B2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69" calcext:value-type="float">
            <text:p>0.69</text:p>
          </table:table-cell>
          <table:table-cell office:value-type="float" office:value="1.91682" calcext:value-type="float">
            <text:p>1.91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6504" calcext:value-type="float">
            <text:p>0.656504</text:p>
          </table:table-cell>
          <table:table-cell table:formula="of:=([.B26]-[.B25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2.00016" calcext:value-type="float">
            <text:p>2.0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6841" calcext:value-type="float">
            <text:p>0.716841</text:p>
          </table:table-cell>
          <table:table-cell table:formula="of:=([.B27]-[.B26])*3020*4*5600/(0.39*2581.403)" office:value-type="float" office:value="5599.93297224764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0.75" calcext:value-type="float">
            <text:p>0.75</text:p>
          </table:table-cell>
          <table:table-cell office:value-type="float" office:value="2.083499" calcext:value-type="float">
            <text:p>2.083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7176" calcext:value-type="float">
            <text:p>0.777176</text:p>
          </table:table-cell>
          <table:table-cell table:formula="of:=([.B28]-[.B2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78" calcext:value-type="float">
            <text:p>0.78</text:p>
          </table:table-cell>
          <table:table-cell office:value-type="float" office:value="2.166839" calcext:value-type="float">
            <text:p>2.166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7513" calcext:value-type="float">
            <text:p>0.837513</text:p>
          </table:table-cell>
          <table:table-cell table:formula="of:=([.B29]-[.B28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81" calcext:value-type="float">
            <text:p>0.81</text:p>
          </table:table-cell>
          <table:table-cell office:value-type="float" office:value="2.250179" calcext:value-type="float">
            <text:p>2.250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7848" calcext:value-type="float">
            <text:p>0.897848</text:p>
          </table:table-cell>
          <table:table-cell table:formula="of:=([.B30]-[.B2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84" calcext:value-type="float">
            <text:p>0.84</text:p>
          </table:table-cell>
          <table:table-cell office:value-type="float" office:value="2.333519" calcext:value-type="float">
            <text:p>2.333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8185" calcext:value-type="float">
            <text:p>0.958185</text:p>
          </table:table-cell>
          <table:table-cell table:formula="of:=([.B31]-[.B30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87" calcext:value-type="float">
            <text:p>0.87</text:p>
          </table:table-cell>
          <table:table-cell office:value-type="float" office:value="2.416859" calcext:value-type="float">
            <text:p>2.416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064" calcext:value-type="float">
            <text:p>1.036064</text:p>
          </table:table-cell>
          <table:table-cell table:formula="of:=([.B32]-[.B31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float" office:value="2.500199" calcext:value-type="float">
            <text:p>2.500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3943" calcext:value-type="float">
            <text:p>1.113943</text:p>
          </table:table-cell>
          <table:table-cell table:formula="of:=([.B33]-[.B32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93" calcext:value-type="float">
            <text:p>0.93</text:p>
          </table:table-cell>
          <table:table-cell office:value-type="float" office:value="2.583539" calcext:value-type="float">
            <text:p>2.583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91822" calcext:value-type="float">
            <text:p>1.191822</text:p>
          </table:table-cell>
          <table:table-cell table:formula="of:=([.B34]-[.B33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96" calcext:value-type="float">
            <text:p>0.96</text:p>
          </table:table-cell>
          <table:table-cell office:value-type="float" office:value="2.666879" calcext:value-type="float">
            <text:p>2.666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9703" calcext:value-type="float">
            <text:p>1.269703</text:p>
          </table:table-cell>
          <table:table-cell table:formula="of:=([.B35]-[.B3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0.99" calcext:value-type="float">
            <text:p>0.99</text:p>
          </table:table-cell>
          <table:table-cell office:value-type="float" office:value="2.750219" calcext:value-type="float">
            <text:p>2.75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7582" calcext:value-type="float">
            <text:p>1.347582</text:p>
          </table:table-cell>
          <table:table-cell table:formula="of:=([.B36]-[.B35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2.833559" calcext:value-type="float">
            <text:p>2.833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25463" calcext:value-type="float">
            <text:p>1.425463</text:p>
          </table:table-cell>
          <table:table-cell table:formula="of:=([.B37]-[.B36])*3020*4*5600/(0.39*2581.403)" office:value-type="float" office:value="5599.93297224764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2.916898" calcext:value-type="float">
            <text:p>2.916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7128" calcext:value-type="float">
            <text:p>1.517128</text:p>
          </table:table-cell>
          <table:table-cell table:formula="of:=([.B38]-[.B3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3.000238" calcext:value-type="float">
            <text:p>3.000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8793" calcext:value-type="float">
            <text:p>1.608793</text:p>
          </table:table-cell>
          <table:table-cell table:formula="of:=([.B39]-[.B38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3.083578" calcext:value-type="float">
            <text:p>3.083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0459" calcext:value-type="float">
            <text:p>1.700459</text:p>
          </table:table-cell>
          <table:table-cell table:formula="of:=([.B40]-[.B3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3.166918" calcext:value-type="float">
            <text:p>3.166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2124" calcext:value-type="float">
            <text:p>1.792124</text:p>
          </table:table-cell>
          <table:table-cell table:formula="of:=([.B41]-[.B40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3.250258" calcext:value-type="float">
            <text:p>3.250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83789" calcext:value-type="float">
            <text:p>1.883789</text:p>
          </table:table-cell>
          <table:table-cell table:formula="of:=([.B42]-[.B41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3.333598" calcext:value-type="float">
            <text:p>3.333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5454" calcext:value-type="float">
            <text:p>1.975454</text:p>
          </table:table-cell>
          <table:table-cell table:formula="of:=([.B43]-[.B42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3.416938" calcext:value-type="float">
            <text:p>3.41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135" calcext:value-type="float">
            <text:p>2.08135</text:p>
          </table:table-cell>
          <table:table-cell table:formula="of:=([.B44]-[.B43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3.500278" calcext:value-type="float">
            <text:p>3.500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7246" calcext:value-type="float">
            <text:p>2.187246</text:p>
          </table:table-cell>
          <table:table-cell table:formula="of:=([.B45]-[.B44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3.583618" calcext:value-type="float">
            <text:p>3.583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3142" calcext:value-type="float">
            <text:p>2.293142</text:p>
          </table:table-cell>
          <table:table-cell table:formula="of:=([.B46]-[.B45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3.666958" calcext:value-type="float">
            <text:p>3.66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9038" calcext:value-type="float">
            <text:p>2.399038</text:p>
          </table:table-cell>
          <table:table-cell table:formula="of:=([.B47]-[.B4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3.750298" calcext:value-type="float">
            <text:p>3.750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4574" calcext:value-type="float">
            <text:p>2.514574</text:p>
          </table:table-cell>
          <table:table-cell table:formula="of:=([.B48]-[.B47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3.833638" calcext:value-type="float">
            <text:p>3.833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3011" calcext:value-type="float">
            <text:p>2.63011</text:p>
          </table:table-cell>
          <table:table-cell table:formula="of:=([.B49]-[.B48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3.916978" calcext:value-type="float">
            <text:p>3.91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45646" calcext:value-type="float">
            <text:p>2.745646</text:p>
          </table:table-cell>
          <table:table-cell table:formula="of:=([.B50]-[.B49])*3020*4*5600/(0.39*2581.403)" office:value-type="float" office:value="5600.00016687408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4.000318" calcext:value-type="float">
            <text:p>4.000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1183" calcext:value-type="float">
            <text:p>2.861183</text:p>
          </table:table-cell>
          <table:table-cell table:formula="of:=([.B51]-[.B5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4.083658" calcext:value-type="float">
            <text:p>4.083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6719" calcext:value-type="float">
            <text:p>2.976719</text:p>
          </table:table-cell>
          <table:table-cell table:formula="of:=([.B52]-[.B51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float" office:value="4.166998" calcext:value-type="float">
            <text:p>4.166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0412" calcext:value-type="float">
            <text:p>3.10412</text:p>
          </table:table-cell>
          <table:table-cell table:formula="of:=([.B53]-[.B5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53" calcext:value-type="float">
            <text:p>1.53</text:p>
          </table:table-cell>
          <table:table-cell office:value-type="float" office:value="4.250338" calcext:value-type="float">
            <text:p>4.250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31524" calcext:value-type="float">
            <text:p>3.231524</text:p>
          </table:table-cell>
          <table:table-cell table:formula="of:=([.B54]-[.B53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56" calcext:value-type="float">
            <text:p>1.56</text:p>
          </table:table-cell>
          <table:table-cell office:value-type="float" office:value="4.333678" calcext:value-type="float">
            <text:p>4.333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58925" calcext:value-type="float">
            <text:p>3.358925</text:p>
          </table:table-cell>
          <table:table-cell table:formula="of:=([.B55]-[.B54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.59" calcext:value-type="float">
            <text:p>1.59</text:p>
          </table:table-cell>
          <table:table-cell office:value-type="float" office:value="4.417017" calcext:value-type="float">
            <text:p>4.4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93917" calcext:value-type="float">
            <text:p>3.493917</text:p>
          </table:table-cell>
          <table:table-cell table:formula="of:=([.B56]-[.B55])*3020*4*5600/(0.39*2581.403)" office:value-type="float" office:value="5600.0673615005" calcext:value-type="float">
            <text:p>5600.0673615005</text:p>
          </table:table-cell>
          <table:table-cell table:number-columns-repeated="1018"/>
        </table:table-row>
        <table:table-row table:style-name="ro2">
          <table:table-cell office:value-type="float" office:value="1.62" calcext:value-type="float">
            <text:p>1.62</text:p>
          </table:table-cell>
          <table:table-cell office:value-type="float" office:value="4.500358" calcext:value-type="float">
            <text:p>4.500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891" calcext:value-type="float">
            <text:p>3.62891</text:p>
          </table:table-cell>
          <table:table-cell table:formula="of:=([.B57]-[.B56])*3020*4*5600/(0.39*2581.403)" office:value-type="float" office:value="5599.93297224761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1.65" calcext:value-type="float">
            <text:p>1.65</text:p>
          </table:table-cell>
          <table:table-cell office:value-type="float" office:value="4.583697" calcext:value-type="float">
            <text:p>4.583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63903" calcext:value-type="float">
            <text:p>3.763903</text:p>
          </table:table-cell>
          <table:table-cell table:formula="of:=([.B58]-[.B5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68" calcext:value-type="float">
            <text:p>1.68</text:p>
          </table:table-cell>
          <table:table-cell office:value-type="float" office:value="4.667037" calcext:value-type="float">
            <text:p>4.66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98895" calcext:value-type="float">
            <text:p>3.898895</text:p>
          </table:table-cell>
          <table:table-cell table:formula="of:=([.B59]-[.B58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71" calcext:value-type="float">
            <text:p>1.71</text:p>
          </table:table-cell>
          <table:table-cell office:value-type="float" office:value="4.750377" calcext:value-type="float">
            <text:p>4.750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43089" calcext:value-type="float">
            <text:p>4.043089</text:p>
          </table:table-cell>
          <table:table-cell table:formula="of:=([.B60]-[.B5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74" calcext:value-type="float">
            <text:p>1.74</text:p>
          </table:table-cell>
          <table:table-cell office:value-type="float" office:value="4.833717" calcext:value-type="float">
            <text:p>4.833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7283" calcext:value-type="float">
            <text:p>4.187283</text:p>
          </table:table-cell>
          <table:table-cell table:formula="of:=([.B61]-[.B6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77" calcext:value-type="float">
            <text:p>1.77</text:p>
          </table:table-cell>
          <table:table-cell office:value-type="float" office:value="4.917057" calcext:value-type="float">
            <text:p>4.917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1476" calcext:value-type="float">
            <text:p>4.331476</text:p>
          </table:table-cell>
          <table:table-cell table:formula="of:=([.B62]-[.B61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float" office:value="5.000397" calcext:value-type="float">
            <text:p>5.00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75668" calcext:value-type="float">
            <text:p>4.475668</text:p>
          </table:table-cell>
          <table:table-cell table:formula="of:=([.B63]-[.B6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83" calcext:value-type="float">
            <text:p>1.83</text:p>
          </table:table-cell>
          <table:table-cell office:value-type="float" office:value="5.083737" calcext:value-type="float">
            <text:p>5.08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9711" calcext:value-type="float">
            <text:p>4.629711</text:p>
          </table:table-cell>
          <table:table-cell table:formula="of:=([.B64]-[.B63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86" calcext:value-type="float">
            <text:p>1.86</text:p>
          </table:table-cell>
          <table:table-cell office:value-type="float" office:value="5.167077" calcext:value-type="float">
            <text:p>5.16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3752" calcext:value-type="float">
            <text:p>4.783752</text:p>
          </table:table-cell>
          <table:table-cell table:formula="of:=([.B65]-[.B6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89" calcext:value-type="float">
            <text:p>1.89</text:p>
          </table:table-cell>
          <table:table-cell office:value-type="float" office:value="5.250417" calcext:value-type="float">
            <text:p>5.250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7796" calcext:value-type="float">
            <text:p>4.937796</text:p>
          </table:table-cell>
          <table:table-cell table:formula="of:=([.B66]-[.B65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.92" calcext:value-type="float">
            <text:p>1.92</text:p>
          </table:table-cell>
          <table:table-cell office:value-type="float" office:value="5.333756" calcext:value-type="float">
            <text:p>5.333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99207" calcext:value-type="float">
            <text:p>5.099207</text:p>
          </table:table-cell>
          <table:table-cell table:formula="of:=([.B67]-[.B6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95" calcext:value-type="float">
            <text:p>1.95</text:p>
          </table:table-cell>
          <table:table-cell office:value-type="float" office:value="5.417096" calcext:value-type="float">
            <text:p>5.417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60616" calcext:value-type="float">
            <text:p>5.260616</text:p>
          </table:table-cell>
          <table:table-cell table:formula="of:=([.B68]-[.B6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.98" calcext:value-type="float">
            <text:p>1.98</text:p>
          </table:table-cell>
          <table:table-cell office:value-type="float" office:value="5.500436" calcext:value-type="float">
            <text:p>5.500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22026" calcext:value-type="float">
            <text:p>5.422026</text:p>
          </table:table-cell>
          <table:table-cell table:formula="of:=([.B69]-[.B68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01" calcext:value-type="float">
            <text:p>2.01</text:p>
          </table:table-cell>
          <table:table-cell office:value-type="float" office:value="5.583776" calcext:value-type="float">
            <text:p>5.583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9074" calcext:value-type="float">
            <text:p>5.59074</text:p>
          </table:table-cell>
          <table:table-cell table:formula="of:=([.B70]-[.B6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5.667116" calcext:value-type="float">
            <text:p>5.667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59455" calcext:value-type="float">
            <text:p>5.759455</text:p>
          </table:table-cell>
          <table:table-cell table:formula="of:=([.B71]-[.B7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07" calcext:value-type="float">
            <text:p>2.07</text:p>
          </table:table-cell>
          <table:table-cell office:value-type="float" office:value="5.750456" calcext:value-type="float">
            <text:p>5.75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28169" calcext:value-type="float">
            <text:p>5.928169</text:p>
          </table:table-cell>
          <table:table-cell table:formula="of:=([.B72]-[.B71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float" office:value="5.833796" calcext:value-type="float">
            <text:p>5.833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04195" calcext:value-type="float">
            <text:p>6.104195</text:p>
          </table:table-cell>
          <table:table-cell table:formula="of:=([.B73]-[.B7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13" calcext:value-type="float">
            <text:p>2.13</text:p>
          </table:table-cell>
          <table:table-cell office:value-type="float" office:value="5.917136" calcext:value-type="float">
            <text:p>5.917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8022" calcext:value-type="float">
            <text:p>6.28022</text:p>
          </table:table-cell>
          <table:table-cell table:formula="of:=([.B74]-[.B73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16" calcext:value-type="float">
            <text:p>2.16</text:p>
          </table:table-cell>
          <table:table-cell office:value-type="float" office:value="6.000476" calcext:value-type="float">
            <text:p>6.00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6244" calcext:value-type="float">
            <text:p>6.456244</text:p>
          </table:table-cell>
          <table:table-cell table:formula="of:=([.B75]-[.B7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19" calcext:value-type="float">
            <text:p>2.19</text:p>
          </table:table-cell>
          <table:table-cell office:value-type="float" office:value="6.083816" calcext:value-type="float">
            <text:p>6.083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39627" calcext:value-type="float">
            <text:p>6.639627</text:p>
          </table:table-cell>
          <table:table-cell table:formula="of:=([.B76]-[.B75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22" calcext:value-type="float">
            <text:p>2.22</text:p>
          </table:table-cell>
          <table:table-cell office:value-type="float" office:value="6.167156" calcext:value-type="float">
            <text:p>6.167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23011" calcext:value-type="float">
            <text:p>6.823011</text:p>
          </table:table-cell>
          <table:table-cell table:formula="of:=([.B77]-[.B7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25" calcext:value-type="float">
            <text:p>2.25</text:p>
          </table:table-cell>
          <table:table-cell office:value-type="float" office:value="6.250496" calcext:value-type="float">
            <text:p>6.250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11736" calcext:value-type="float">
            <text:p>7.011736</text:p>
          </table:table-cell>
          <table:table-cell table:formula="of:=([.B78]-[.B7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6.333836" calcext:value-type="float">
            <text:p>6.333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0046" calcext:value-type="float">
            <text:p>7.20046</text:p>
          </table:table-cell>
          <table:table-cell table:formula="of:=([.B79]-[.B78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31" calcext:value-type="float">
            <text:p>2.31</text:p>
          </table:table-cell>
          <table:table-cell office:value-type="float" office:value="6.417176" calcext:value-type="float">
            <text:p>6.417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9189" calcext:value-type="float">
            <text:p>7.389189</text:p>
          </table:table-cell>
          <table:table-cell table:formula="of:=([.B80]-[.B79])*3020*4*5600/(0.39*2581.403)" office:value-type="float" office:value="5599.93297224761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2.34" calcext:value-type="float">
            <text:p>2.34</text:p>
          </table:table-cell>
          <table:table-cell office:value-type="float" office:value="6.500515" calcext:value-type="float">
            <text:p>6.500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4776" calcext:value-type="float">
            <text:p>7.584776</text:p>
          </table:table-cell>
          <table:table-cell table:formula="of:=([.B81]-[.B80])*3020*4*5600/(0.39*2581.403)" office:value-type="float" office:value="5600.0673615005" calcext:value-type="float">
            <text:p>5600.0673615005</text:p>
          </table:table-cell>
          <table:table-cell table:number-columns-repeated="1018"/>
        </table:table-row>
        <table:table-row table:style-name="ro2">
          <table:table-cell office:value-type="float" office:value="2.37" calcext:value-type="float">
            <text:p>2.37</text:p>
          </table:table-cell>
          <table:table-cell office:value-type="float" office:value="6.583856" calcext:value-type="float">
            <text:p>6.583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80363" calcext:value-type="float">
            <text:p>7.780363</text:p>
          </table:table-cell>
          <table:table-cell table:formula="of:=([.B82]-[.B81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6.667195" calcext:value-type="float">
            <text:p>6.667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7595" calcext:value-type="float">
            <text:p>7.97595</text:p>
          </table:table-cell>
          <table:table-cell table:formula="of:=([.B83]-[.B8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43" calcext:value-type="float">
            <text:p>2.43</text:p>
          </table:table-cell>
          <table:table-cell office:value-type="float" office:value="6.750535" calcext:value-type="float">
            <text:p>6.750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79007" calcext:value-type="float">
            <text:p>8.179007</text:p>
          </table:table-cell>
          <table:table-cell table:formula="of:=([.B84]-[.B83])*3020*4*5600/(0.39*2581.403)" office:value-type="float" office:value="5600.0673615005" calcext:value-type="float">
            <text:p>5600.0673615005</text:p>
          </table:table-cell>
          <table:table-cell table:number-columns-repeated="1018"/>
        </table:table-row>
        <table:table-row table:style-name="ro2">
          <table:table-cell office:value-type="float" office:value="2.46" calcext:value-type="float">
            <text:p>2.46</text:p>
          </table:table-cell>
          <table:table-cell office:value-type="float" office:value="6.833876" calcext:value-type="float">
            <text:p>6.833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82063" calcext:value-type="float">
            <text:p>8.382063</text:p>
          </table:table-cell>
          <table:table-cell table:formula="of:=([.B85]-[.B84])*3020*4*5600/(0.39*2581.403)" office:value-type="float" office:value="5599.93297224761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2.49" calcext:value-type="float">
            <text:p>2.49</text:p>
          </table:table-cell>
          <table:table-cell office:value-type="float" office:value="6.917215" calcext:value-type="float">
            <text:p>6.917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90261" calcext:value-type="float">
            <text:p>8.590261</text:p>
          </table:table-cell>
          <table:table-cell table:formula="of:=([.B86]-[.B85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52" calcext:value-type="float">
            <text:p>2.52</text:p>
          </table:table-cell>
          <table:table-cell office:value-type="float" office:value="7.000555" calcext:value-type="float">
            <text:p>7.00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9846" calcext:value-type="float">
            <text:p>8.79846</text:p>
          </table:table-cell>
          <table:table-cell table:formula="of:=([.B87]-[.B8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55" calcext:value-type="float">
            <text:p>2.55</text:p>
          </table:table-cell>
          <table:table-cell office:value-type="float" office:value="7.083895" calcext:value-type="float">
            <text:p>7.083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11698" calcext:value-type="float">
            <text:p>9.011698</text:p>
          </table:table-cell>
          <table:table-cell table:formula="of:=([.B88]-[.B8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58" calcext:value-type="float">
            <text:p>2.58</text:p>
          </table:table-cell>
          <table:table-cell office:value-type="float" office:value="7.167235" calcext:value-type="float">
            <text:p>7.167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4936" calcext:value-type="float">
            <text:p>9.224936</text:p>
          </table:table-cell>
          <table:table-cell table:formula="of:=([.B89]-[.B88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61" calcext:value-type="float">
            <text:p>2.61</text:p>
          </table:table-cell>
          <table:table-cell office:value-type="float" office:value="7.250575" calcext:value-type="float">
            <text:p>7.25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38173" calcext:value-type="float">
            <text:p>9.438173</text:p>
          </table:table-cell>
          <table:table-cell table:formula="of:=([.B90]-[.B89])*3020*4*5600/(0.39*2581.403)" office:value-type="float" office:value="5599.93297224761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2.64" calcext:value-type="float">
            <text:p>2.64</text:p>
          </table:table-cell>
          <table:table-cell office:value-type="float" office:value="7.333914" calcext:value-type="float">
            <text:p>7.33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58373" calcext:value-type="float">
            <text:p>9.658373</text:p>
          </table:table-cell>
          <table:table-cell table:formula="of:=([.B91]-[.B9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67" calcext:value-type="float">
            <text:p>2.67</text:p>
          </table:table-cell>
          <table:table-cell office:value-type="float" office:value="7.417254" calcext:value-type="float">
            <text:p>7.417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78576" calcext:value-type="float">
            <text:p>9.878576</text:p>
          </table:table-cell>
          <table:table-cell table:formula="of:=([.B92]-[.B91])*3020*4*5600/(0.39*2581.403)" office:value-type="float" office:value="5600.00016687412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7" calcext:value-type="float">
            <text:p>2.7</text:p>
          </table:table-cell>
          <table:table-cell office:value-type="float" office:value="7.500594" calcext:value-type="float">
            <text:p>7.500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103945" calcext:value-type="float">
            <text:p>10.103945</text:p>
          </table:table-cell>
          <table:table-cell table:formula="of:=([.B93]-[.B9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73" calcext:value-type="float">
            <text:p>2.73</text:p>
          </table:table-cell>
          <table:table-cell office:value-type="float" office:value="7.583934" calcext:value-type="float">
            <text:p>7.583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29309" calcext:value-type="float">
            <text:p>10.329309</text:p>
          </table:table-cell>
          <table:table-cell table:formula="of:=([.B94]-[.B93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76" calcext:value-type="float">
            <text:p>2.76</text:p>
          </table:table-cell>
          <table:table-cell office:value-type="float" office:value="7.667274" calcext:value-type="float">
            <text:p>7.667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59668" calcext:value-type="float">
            <text:p>10.559668</text:p>
          </table:table-cell>
          <table:table-cell table:formula="of:=([.B95]-[.B9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79" calcext:value-type="float">
            <text:p>2.79</text:p>
          </table:table-cell>
          <table:table-cell office:value-type="float" office:value="7.750614" calcext:value-type="float">
            <text:p>7.75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90026" calcext:value-type="float">
            <text:p>10.790026</text:p>
          </table:table-cell>
          <table:table-cell table:formula="of:=([.B96]-[.B95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2.82" calcext:value-type="float">
            <text:p>2.82</text:p>
          </table:table-cell>
          <table:table-cell office:value-type="float" office:value="7.833953" calcext:value-type="float">
            <text:p>7.833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025324" calcext:value-type="float">
            <text:p>11.025324</text:p>
          </table:table-cell>
          <table:table-cell table:formula="of:=([.B97]-[.B96])*3020*4*5600/(0.39*2581.403)" office:value-type="float" office:value="5600.0673615005" calcext:value-type="float">
            <text:p>5600.0673615005</text:p>
          </table:table-cell>
          <table:table-cell table:number-columns-repeated="1018"/>
        </table:table-row>
        <table:table-row table:style-name="ro2">
          <table:table-cell office:value-type="float" office:value="2.85" calcext:value-type="float">
            <text:p>2.85</text:p>
          </table:table-cell>
          <table:table-cell office:value-type="float" office:value="7.917294" calcext:value-type="float">
            <text:p>7.917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60622" calcext:value-type="float">
            <text:p>11.260622</text:p>
          </table:table-cell>
          <table:table-cell table:formula="of:=([.B98]-[.B97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2.88" calcext:value-type="float">
            <text:p>2.88</text:p>
          </table:table-cell>
          <table:table-cell office:value-type="float" office:value="8.000633" calcext:value-type="float">
            <text:p>8.000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49592" calcext:value-type="float">
            <text:p>11.49592</text:p>
          </table:table-cell>
          <table:table-cell table:formula="of:=([.B99]-[.B98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91" calcext:value-type="float">
            <text:p>2.91</text:p>
          </table:table-cell>
          <table:table-cell office:value-type="float" office:value="8.083973" calcext:value-type="float">
            <text:p>8.083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38512" calcext:value-type="float">
            <text:p>11.738512</text:p>
          </table:table-cell>
          <table:table-cell table:formula="of:=([.B100]-[.B9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2.94" calcext:value-type="float">
            <text:p>2.94</text:p>
          </table:table-cell>
          <table:table-cell office:value-type="float" office:value="8.167313" calcext:value-type="float">
            <text:p>8.167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811" calcext:value-type="float">
            <text:p>11.9811</text:p>
          </table:table-cell>
          <table:table-cell table:formula="of:=([.B101]-[.B100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2.97" calcext:value-type="float">
            <text:p>2.97</text:p>
          </table:table-cell>
          <table:table-cell office:value-type="float" office:value="8.250652" calcext:value-type="float">
            <text:p>8.250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28651" calcext:value-type="float">
            <text:p>12.228651</text:p>
          </table:table-cell>
          <table:table-cell table:formula="of:=([.B102]-[.B101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.333993" calcext:value-type="float">
            <text:p>8.333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76202" calcext:value-type="float">
            <text:p>12.476202</text:p>
          </table:table-cell>
          <table:table-cell table:formula="of:=([.B103]-[.B10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03" calcext:value-type="float">
            <text:p>3.03</text:p>
          </table:table-cell>
          <table:table-cell office:value-type="float" office:value="8.417333" calcext:value-type="float">
            <text:p>8.41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28701" calcext:value-type="float">
            <text:p>12.728701</text:p>
          </table:table-cell>
          <table:table-cell table:formula="of:=([.B104]-[.B103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3.06" calcext:value-type="float">
            <text:p>3.06</text:p>
          </table:table-cell>
          <table:table-cell office:value-type="float" office:value="8.500673" calcext:value-type="float">
            <text:p>8.500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81199" calcext:value-type="float">
            <text:p>12.981199</text:p>
          </table:table-cell>
          <table:table-cell table:formula="of:=([.B105]-[.B10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09" calcext:value-type="float">
            <text:p>3.09</text:p>
          </table:table-cell>
          <table:table-cell office:value-type="float" office:value="8.584013" calcext:value-type="float">
            <text:p>8.584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38646" calcext:value-type="float">
            <text:p>13.238646</text:p>
          </table:table-cell>
          <table:table-cell table:formula="of:=([.B106]-[.B105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12" calcext:value-type="float">
            <text:p>3.12</text:p>
          </table:table-cell>
          <table:table-cell office:value-type="float" office:value="8.667353" calcext:value-type="float">
            <text:p>8.667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496092" calcext:value-type="float">
            <text:p>13.496092</text:p>
          </table:table-cell>
          <table:table-cell table:formula="of:=([.B107]-[.B106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3.15" calcext:value-type="float">
            <text:p>3.15</text:p>
          </table:table-cell>
          <table:table-cell office:value-type="float" office:value="8.750692" calcext:value-type="float">
            <text:p>8.750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58497" calcext:value-type="float">
            <text:p>13.758497</text:p>
          </table:table-cell>
          <table:table-cell table:formula="of:=([.B108]-[.B10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18" calcext:value-type="float">
            <text:p>3.18</text:p>
          </table:table-cell>
          <table:table-cell office:value-type="float" office:value="8.834032" calcext:value-type="float">
            <text:p>8.83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24103" calcext:value-type="float">
            <text:p>14.024103</text:p>
          </table:table-cell>
          <table:table-cell table:formula="of:=([.B109]-[.B108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3.21" calcext:value-type="float">
            <text:p>3.21</text:p>
          </table:table-cell>
          <table:table-cell office:value-type="float" office:value="8.917373" calcext:value-type="float">
            <text:p>8.917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89705" calcext:value-type="float">
            <text:p>14.289705</text:p>
          </table:table-cell>
          <table:table-cell table:formula="of:=([.B110]-[.B109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3.24" calcext:value-type="float">
            <text:p>3.24</text:p>
          </table:table-cell>
          <table:table-cell office:value-type="float" office:value="9.000712" calcext:value-type="float">
            <text:p>9.000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59649" calcext:value-type="float">
            <text:p>14.559649</text:p>
          </table:table-cell>
          <table:table-cell table:formula="of:=([.B111]-[.B11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27" calcext:value-type="float">
            <text:p>3.27</text:p>
          </table:table-cell>
          <table:table-cell office:value-type="float" office:value="9.084052" calcext:value-type="float">
            <text:p>9.084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29592" calcext:value-type="float">
            <text:p>14.829592</text:p>
          </table:table-cell>
          <table:table-cell table:formula="of:=([.B112]-[.B111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9.167393" calcext:value-type="float">
            <text:p>9.16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104296" calcext:value-type="float">
            <text:p>15.104296</text:p>
          </table:table-cell>
          <table:table-cell table:formula="of:=([.B113]-[.B112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3.33" calcext:value-type="float">
            <text:p>3.33</text:p>
          </table:table-cell>
          <table:table-cell office:value-type="float" office:value="9.250732" calcext:value-type="float">
            <text:p>9.250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379" calcext:value-type="float">
            <text:p>15.379</text:p>
          </table:table-cell>
          <table:table-cell table:formula="of:=([.B114]-[.B113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3.36" calcext:value-type="float">
            <text:p>3.36</text:p>
          </table:table-cell>
          <table:table-cell office:value-type="float" office:value="9.334073" calcext:value-type="float">
            <text:p>9.334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658632" calcext:value-type="float">
            <text:p>15.658632</text:p>
          </table:table-cell>
          <table:table-cell table:formula="of:=([.B115]-[.B11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39" calcext:value-type="float">
            <text:p>3.39</text:p>
          </table:table-cell>
          <table:table-cell office:value-type="float" office:value="9.417413" calcext:value-type="float">
            <text:p>9.41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38265" calcext:value-type="float">
            <text:p>15.938265</text:p>
          </table:table-cell>
          <table:table-cell table:formula="of:=([.B116]-[.B115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3.42" calcext:value-type="float">
            <text:p>3.42</text:p>
          </table:table-cell>
          <table:table-cell office:value-type="float" office:value="9.500752" calcext:value-type="float">
            <text:p>9.50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222895" calcext:value-type="float">
            <text:p>16.222895</text:p>
          </table:table-cell>
          <table:table-cell table:formula="of:=([.B117]-[.B11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45" calcext:value-type="float">
            <text:p>3.45</text:p>
          </table:table-cell>
          <table:table-cell office:value-type="float" office:value="9.584092" calcext:value-type="float">
            <text:p>9.584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507524" calcext:value-type="float">
            <text:p>16.507524</text:p>
          </table:table-cell>
          <table:table-cell table:formula="of:=([.B118]-[.B11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48" calcext:value-type="float">
            <text:p>3.48</text:p>
          </table:table-cell>
          <table:table-cell office:value-type="float" office:value="9.667432" calcext:value-type="float">
            <text:p>9.667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7209" calcext:value-type="float">
            <text:p>16.797209</text:p>
          </table:table-cell>
          <table:table-cell table:formula="of:=([.B119]-[.B118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51" calcext:value-type="float">
            <text:p>3.51</text:p>
          </table:table-cell>
          <table:table-cell office:value-type="float" office:value="9.750772" calcext:value-type="float">
            <text:p>9.750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089899" calcext:value-type="float">
            <text:p>17.089899</text:p>
          </table:table-cell>
          <table:table-cell table:formula="of:=([.B120]-[.B11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54" calcext:value-type="float">
            <text:p>3.54</text:p>
          </table:table-cell>
          <table:table-cell office:value-type="float" office:value="9.834112" calcext:value-type="float">
            <text:p>9.834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82589" calcext:value-type="float">
            <text:p>17.382589</text:p>
          </table:table-cell>
          <table:table-cell table:formula="of:=([.B121]-[.B120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3.57" calcext:value-type="float">
            <text:p>3.57</text:p>
          </table:table-cell>
          <table:table-cell office:value-type="float" office:value="9.917452" calcext:value-type="float">
            <text:p>9.917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79667" calcext:value-type="float">
            <text:p>17.679667</text:p>
          </table:table-cell>
          <table:table-cell table:formula="of:=([.B122]-[.B121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6" calcext:value-type="float">
            <text:p>3.6</text:p>
          </table:table-cell>
          <table:table-cell office:value-type="float" office:value="10.000792" calcext:value-type="float">
            <text:p>10.000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7674" calcext:value-type="float">
            <text:p>17.97674</text:p>
          </table:table-cell>
          <table:table-cell table:formula="of:=([.B123]-[.B122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3.63" calcext:value-type="float">
            <text:p>3.63</text:p>
          </table:table-cell>
          <table:table-cell office:value-type="float" office:value="10.084131" calcext:value-type="float">
            <text:p>10.084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78776" calcext:value-type="float">
            <text:p>18.278776</text:p>
          </table:table-cell>
          <table:table-cell table:formula="of:=([.B124]-[.B123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3.66" calcext:value-type="float">
            <text:p>3.66</text:p>
          </table:table-cell>
          <table:table-cell office:value-type="float" office:value="10.167471" calcext:value-type="float">
            <text:p>10.167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83845" calcext:value-type="float">
            <text:p>18.583845</text:p>
          </table:table-cell>
          <table:table-cell table:formula="of:=([.B125]-[.B12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69" calcext:value-type="float">
            <text:p>3.69</text:p>
          </table:table-cell>
          <table:table-cell office:value-type="float" office:value="10.250811" calcext:value-type="float">
            <text:p>10.250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8891" calcext:value-type="float">
            <text:p>18.88891</text:p>
          </table:table-cell>
          <table:table-cell table:formula="of:=([.B126]-[.B125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3.72" calcext:value-type="float">
            <text:p>3.72</text:p>
          </table:table-cell>
          <table:table-cell office:value-type="float" office:value="10.33415" calcext:value-type="float">
            <text:p>10.33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98362" calcext:value-type="float">
            <text:p>19.198362</text:p>
          </table:table-cell>
          <table:table-cell table:formula="of:=([.B127]-[.B126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3.75" calcext:value-type="float">
            <text:p>3.75</text:p>
          </table:table-cell>
          <table:table-cell office:value-type="float" office:value="10.417491" calcext:value-type="float">
            <text:p>10.417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507818" calcext:value-type="float">
            <text:p>19.507818</text:p>
          </table:table-cell>
          <table:table-cell table:formula="of:=([.B128]-[.B12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78" calcext:value-type="float">
            <text:p>3.78</text:p>
          </table:table-cell>
          <table:table-cell office:value-type="float" office:value="10.500831" calcext:value-type="float">
            <text:p>10.500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822317" calcext:value-type="float">
            <text:p>19.822317</text:p>
          </table:table-cell>
          <table:table-cell table:formula="of:=([.B129]-[.B128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81" calcext:value-type="float">
            <text:p>3.81</text:p>
          </table:table-cell>
          <table:table-cell office:value-type="float" office:value="10.584171" calcext:value-type="float">
            <text:p>10.58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39715" calcext:value-type="float">
            <text:p>20.139715</text:p>
          </table:table-cell>
          <table:table-cell table:formula="of:=([.B130]-[.B12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84" calcext:value-type="float">
            <text:p>3.84</text:p>
          </table:table-cell>
          <table:table-cell office:value-type="float" office:value="10.667511" calcext:value-type="float">
            <text:p>10.667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57109" calcext:value-type="float">
            <text:p>20.457109</text:p>
          </table:table-cell>
          <table:table-cell table:formula="of:=([.B131]-[.B130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3.87" calcext:value-type="float">
            <text:p>3.87</text:p>
          </table:table-cell>
          <table:table-cell office:value-type="float" office:value="10.750851" calcext:value-type="float">
            <text:p>10.750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79005" calcext:value-type="float">
            <text:p>20.779005</text:p>
          </table:table-cell>
          <table:table-cell table:formula="of:=([.B132]-[.B131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10.83419" calcext:value-type="float">
            <text:p>10.83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03868" calcext:value-type="float">
            <text:p>21.103868</text:p>
          </table:table-cell>
          <table:table-cell table:formula="of:=([.B133]-[.B13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3.93" calcext:value-type="float">
            <text:p>3.93</text:p>
          </table:table-cell>
          <table:table-cell office:value-type="float" office:value="10.91753" calcext:value-type="float">
            <text:p>10.91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428732" calcext:value-type="float">
            <text:p>21.428732</text:p>
          </table:table-cell>
          <table:table-cell table:formula="of:=([.B134]-[.B133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3.96" calcext:value-type="float">
            <text:p>3.96</text:p>
          </table:table-cell>
          <table:table-cell office:value-type="float" office:value="11.000871" calcext:value-type="float">
            <text:p>11.00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58036" calcext:value-type="float">
            <text:p>21.758036</text:p>
          </table:table-cell>
          <table:table-cell table:formula="of:=([.B135]-[.B134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3.99" calcext:value-type="float">
            <text:p>3.99</text:p>
          </table:table-cell>
          <table:table-cell office:value-type="float" office:value="11.08421" calcext:value-type="float">
            <text:p>11.08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90338" calcext:value-type="float">
            <text:p>22.090338</text:p>
          </table:table-cell>
          <table:table-cell table:formula="of:=([.B136]-[.B135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4.02" calcext:value-type="float">
            <text:p>4.02</text:p>
          </table:table-cell>
          <table:table-cell office:value-type="float" office:value="11.16755" calcext:value-type="float">
            <text:p>11.16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22636" calcext:value-type="float">
            <text:p>22.422636</text:p>
          </table:table-cell>
          <table:table-cell table:formula="of:=([.B137]-[.B13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4.05" calcext:value-type="float">
            <text:p>4.05</text:p>
          </table:table-cell>
          <table:table-cell office:value-type="float" office:value="11.25089" calcext:value-type="float">
            <text:p>11.25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59375" calcext:value-type="float">
            <text:p>22.759375</text:p>
          </table:table-cell>
          <table:table-cell table:formula="of:=([.B138]-[.B13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4.08" calcext:value-type="float">
            <text:p>4.08</text:p>
          </table:table-cell>
          <table:table-cell office:value-type="float" office:value="11.33423" calcext:value-type="float">
            <text:p>11.33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0991" calcext:value-type="float">
            <text:p>23.0991</text:p>
          </table:table-cell>
          <table:table-cell table:formula="of:=([.B139]-[.B138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4.11" calcext:value-type="float">
            <text:p>4.11</text:p>
          </table:table-cell>
          <table:table-cell office:value-type="float" office:value="11.417571" calcext:value-type="float">
            <text:p>11.417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438826" calcext:value-type="float">
            <text:p>23.438826</text:p>
          </table:table-cell>
          <table:table-cell table:formula="of:=([.B140]-[.B139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4.14" calcext:value-type="float">
            <text:p>4.14</text:p>
          </table:table-cell>
          <table:table-cell office:value-type="float" office:value="11.500912" calcext:value-type="float">
            <text:p>11.500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8303" calcext:value-type="float">
            <text:p>23.78303</text:p>
          </table:table-cell>
          <table:table-cell table:formula="of:=([.B141]-[.B14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4.17" calcext:value-type="float">
            <text:p>4.17</text:p>
          </table:table-cell>
          <table:table-cell office:value-type="float" office:value="11.584252" calcext:value-type="float">
            <text:p>11.58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30171" calcext:value-type="float">
            <text:p>24.130171</text:p>
          </table:table-cell>
          <table:table-cell table:formula="of:=([.B142]-[.B141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11.667593" calcext:value-type="float">
            <text:p>11.66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477316" calcext:value-type="float">
            <text:p>24.477316</text:p>
          </table:table-cell>
          <table:table-cell table:formula="of:=([.B143]-[.B142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4.23" calcext:value-type="float">
            <text:p>4.23</text:p>
          </table:table-cell>
          <table:table-cell office:value-type="float" office:value="11.750934" calcext:value-type="float">
            <text:p>11.750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29031" calcext:value-type="float">
            <text:p>24.829031</text:p>
          </table:table-cell>
          <table:table-cell table:formula="of:=([.B144]-[.B143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4.26" calcext:value-type="float">
            <text:p>4.26</text:p>
          </table:table-cell>
          <table:table-cell office:value-type="float" office:value="11.834273" calcext:value-type="float">
            <text:p>11.834273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25.183588" calcext:value-type="float">
            <text:p>25.183588</text:p>
          </table:table-cell>
          <table:table-cell table:formula="of:=([.B145]-[.B144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4.29" calcext:value-type="float">
            <text:p>4.29</text:p>
          </table:table-cell>
          <table:table-cell office:value-type="float" office:value="11.917614" calcext:value-type="float">
            <text:p>11.917614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25.54088" calcext:value-type="float">
            <text:p>25.54088</text:p>
          </table:table-cell>
          <table:table-cell table:formula="of:=([.B146]-[.B145])*3020*4*5600/(0.39*2581.403)" office:value-type="float" office:value="5600.13455612694" calcext:value-type="float">
            <text:p>5600.1345561269</text:p>
          </table:table-cell>
          <table:table-cell table:number-columns-repeated="1018"/>
        </table:table-row>
        <table:table-row table:style-name="ro2">
          <table:table-cell office:value-type="float" office:value="4.32" calcext:value-type="float">
            <text:p>4.32</text:p>
          </table:table-cell>
          <table:table-cell office:value-type="float" office:value="12.000956" calcext:value-type="float">
            <text:p>12.000956</text:p>
          </table:table-cell>
          <table:table-cell office:value-type="float" office:value="0.002247" calcext:value-type="float">
            <text:p>0.002247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25.898176" calcext:value-type="float">
            <text:p>25.898176</text:p>
          </table:table-cell>
          <table:table-cell table:formula="of:=([.B147]-[.B14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4.35" calcext:value-type="float">
            <text:p>4.35</text:p>
          </table:table-cell>
          <table:table-cell office:value-type="float" office:value="12.084296" calcext:value-type="float">
            <text:p>12.084296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26.259722" calcext:value-type="float">
            <text:p>26.259722</text:p>
          </table:table-cell>
          <table:table-cell table:formula="of:=([.B148]-[.B147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4.38" calcext:value-type="float">
            <text:p>4.38</text:p>
          </table:table-cell>
          <table:table-cell office:value-type="float" office:value="12.167637" calcext:value-type="float">
            <text:p>12.167637</text:p>
          </table:table-cell>
          <table:table-cell office:value-type="float" office:value="0.005749" calcext:value-type="float">
            <text:p>0.005749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26.624727" calcext:value-type="float">
            <text:p>26.624727</text:p>
          </table:table-cell>
          <table:table-cell table:formula="of:=([.B149]-[.B148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4.41" calcext:value-type="float">
            <text:p>4.41</text:p>
          </table:table-cell>
          <table:table-cell office:value-type="float" office:value="12.250978" calcext:value-type="float">
            <text:p>12.250978</text:p>
          </table:table-cell>
          <table:table-cell office:value-type="float" office:value="0.008595" calcext:value-type="float">
            <text:p>0.008595</text:p>
          </table:table-cell>
          <table:table-cell office:value-type="float" office:value="0.004768" calcext:value-type="float">
            <text:p>0.004768</text:p>
          </table:table-cell>
          <table:table-cell office:value-type="float" office:value="26.989733" calcext:value-type="float">
            <text:p>26.989733</text:p>
          </table:table-cell>
          <table:table-cell table:formula="of:=([.B150]-[.B14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4.44" calcext:value-type="float">
            <text:p>4.44</text:p>
          </table:table-cell>
          <table:table-cell office:value-type="float" office:value="12.334318" calcext:value-type="float">
            <text:p>12.334318</text:p>
          </table:table-cell>
          <table:table-cell office:value-type="float" office:value="0.01094" calcext:value-type="float">
            <text:p>0.01094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27.359262" calcext:value-type="float">
            <text:p>27.359262</text:p>
          </table:table-cell>
          <table:table-cell table:formula="of:=([.B151]-[.B150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4.47" calcext:value-type="float">
            <text:p>4.47</text:p>
          </table:table-cell>
          <table:table-cell office:value-type="float" office:value="12.417659" calcext:value-type="float">
            <text:p>12.417659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0.011368" calcext:value-type="float">
            <text:p>0.011368</text:p>
          </table:table-cell>
          <table:table-cell office:value-type="float" office:value="27.728796" calcext:value-type="float">
            <text:p>27.728796</text:p>
          </table:table-cell>
          <table:table-cell table:formula="of:=([.B152]-[.B151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12.500999" calcext:value-type="float">
            <text:p>12.500999</text:p>
          </table:table-cell>
          <table:table-cell office:value-type="float" office:value="0.016892" calcext:value-type="float">
            <text:p>0.016892</text:p>
          </table:table-cell>
          <table:table-cell office:value-type="float" office:value="0.017086" calcext:value-type="float">
            <text:p>0.017086</text:p>
          </table:table-cell>
          <table:table-cell office:value-type="float" office:value="28.103292" calcext:value-type="float">
            <text:p>28.103292</text:p>
          </table:table-cell>
          <table:table-cell table:formula="of:=([.B153]-[.B152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4.53" calcext:value-type="float">
            <text:p>4.53</text:p>
          </table:table-cell>
          <table:table-cell office:value-type="float" office:value="12.58434" calcext:value-type="float">
            <text:p>12.58434</text:p>
          </table:table-cell>
          <table:table-cell office:value-type="float" office:value="0.020691" calcext:value-type="float">
            <text:p>0.020691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28.480787" calcext:value-type="float">
            <text:p>28.480787</text:p>
          </table:table-cell>
          <table:table-cell table:formula="of:=([.B154]-[.B153])*3020*4*5600/(0.39*2581.403)" office:value-type="float" office:value="5600.13455612694" calcext:value-type="float">
            <text:p>5600.1345561269</text:p>
          </table:table-cell>
          <table:table-cell table:number-columns-repeated="1018"/>
        </table:table-row>
        <table:table-row table:style-name="ro2">
          <table:table-cell office:value-type="float" office:value="4.56" calcext:value-type="float">
            <text:p>4.56</text:p>
          </table:table-cell>
          <table:table-cell office:value-type="float" office:value="12.667682" calcext:value-type="float">
            <text:p>12.667682</text:p>
          </table:table-cell>
          <table:table-cell office:value-type="float" office:value="0.024914" calcext:value-type="float">
            <text:p>0.024914</text:p>
          </table:table-cell>
          <table:table-cell office:value-type="float" office:value="0.032448" calcext:value-type="float">
            <text:p>0.032448</text:p>
          </table:table-cell>
          <table:table-cell office:value-type="float" office:value="28.858286" calcext:value-type="float">
            <text:p>28.858286</text:p>
          </table:table-cell>
          <table:table-cell table:formula="of:=([.B155]-[.B154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4.59" calcext:value-type="float">
            <text:p>4.59</text:p>
          </table:table-cell>
          <table:table-cell office:value-type="float" office:value="12.751022" calcext:value-type="float">
            <text:p>12.751022</text:p>
          </table:table-cell>
          <table:table-cell office:value-type="float" office:value="0.028327" calcext:value-type="float">
            <text:p>0.028327</text:p>
          </table:table-cell>
          <table:table-cell office:value-type="float" office:value="0.043489" calcext:value-type="float">
            <text:p>0.043489</text:p>
          </table:table-cell>
          <table:table-cell office:value-type="float" office:value="29.24008" calcext:value-type="float">
            <text:p>29.24008</text:p>
          </table:table-cell>
          <table:table-cell table:formula="of:=([.B156]-[.B155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4.62" calcext:value-type="float">
            <text:p>4.62</text:p>
          </table:table-cell>
          <table:table-cell office:value-type="float" office:value="12.834363" calcext:value-type="float">
            <text:p>12.834363</text:p>
          </table:table-cell>
          <table:table-cell office:value-type="float" office:value="0.032797" calcext:value-type="float">
            <text:p>0.032797</text:p>
          </table:table-cell>
          <table:table-cell office:value-type="float" office:value="0.054529" calcext:value-type="float">
            <text:p>0.054529</text:p>
          </table:table-cell>
          <table:table-cell office:value-type="float" office:value="29.621874" calcext:value-type="float">
            <text:p>29.621874</text:p>
          </table:table-cell>
          <table:table-cell table:formula="of:=([.B157]-[.B156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4.65" calcext:value-type="float">
            <text:p>4.65</text:p>
          </table:table-cell>
          <table:table-cell office:value-type="float" office:value="12.917704" calcext:value-type="float">
            <text:p>12.917704</text:p>
          </table:table-cell>
          <table:table-cell office:value-type="float" office:value="0.036356" calcext:value-type="float">
            <text:p>0.036356</text:p>
          </table:table-cell>
          <table:table-cell office:value-type="float" office:value="0.070244" calcext:value-type="float">
            <text:p>0.070244</text:p>
          </table:table-cell>
          <table:table-cell office:value-type="float" office:value="30.008554" calcext:value-type="float">
            <text:p>30.008554</text:p>
          </table:table-cell>
          <table:table-cell table:formula="of:=([.B158]-[.B15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4.68" calcext:value-type="float">
            <text:p>4.68</text:p>
          </table:table-cell>
          <table:table-cell office:value-type="float" office:value="13.001044" calcext:value-type="float">
            <text:p>13.001044</text:p>
          </table:table-cell>
          <table:table-cell office:value-type="float" office:value="0.041246" calcext:value-type="float">
            <text:p>0.041246</text:p>
          </table:table-cell>
          <table:table-cell office:value-type="float" office:value="0.089247" calcext:value-type="float">
            <text:p>0.089247</text:p>
          </table:table-cell>
          <table:table-cell office:value-type="float" office:value="30.39797" calcext:value-type="float">
            <text:p>30.39797</text:p>
          </table:table-cell>
          <table:table-cell table:formula="of:=([.B159]-[.B158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4.71" calcext:value-type="float">
            <text:p>4.71</text:p>
          </table:table-cell>
          <table:table-cell office:value-type="float" office:value="13.084385" calcext:value-type="float">
            <text:p>13.084385</text:p>
          </table:table-cell>
          <table:table-cell office:value-type="float" office:value="0.046561" calcext:value-type="float">
            <text:p>0.046561</text:p>
          </table:table-cell>
          <table:table-cell office:value-type="float" office:value="0.108252" calcext:value-type="float">
            <text:p>0.108252</text:p>
          </table:table-cell>
          <table:table-cell office:value-type="float" office:value="30.787394" calcext:value-type="float">
            <text:p>30.787394</text:p>
          </table:table-cell>
          <table:table-cell table:formula="of:=([.B160]-[.B159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4.74" calcext:value-type="float">
            <text:p>4.74</text:p>
          </table:table-cell>
          <table:table-cell office:value-type="float" office:value="13.167725" calcext:value-type="float">
            <text:p>13.167725</text:p>
          </table:table-cell>
          <table:table-cell office:value-type="float" office:value="0.050767" calcext:value-type="float">
            <text:p>0.050767</text:p>
          </table:table-cell>
          <table:table-cell office:value-type="float" office:value="0.133036" calcext:value-type="float">
            <text:p>0.133036</text:p>
          </table:table-cell>
          <table:table-cell office:value-type="float" office:value="31.18099" calcext:value-type="float">
            <text:p>31.18099</text:p>
          </table:table-cell>
          <table:table-cell table:formula="of:=([.B161]-[.B16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4.77" calcext:value-type="float">
            <text:p>4.77</text:p>
          </table:table-cell>
          <table:table-cell office:value-type="float" office:value="13.251065" calcext:value-type="float">
            <text:p>13.251065</text:p>
          </table:table-cell>
          <table:table-cell office:value-type="float" office:value="0.056228" calcext:value-type="float">
            <text:p>0.056228</text:p>
          </table:table-cell>
          <table:table-cell office:value-type="float" office:value="0.16223" calcext:value-type="float">
            <text:p>0.16223</text:p>
          </table:table-cell>
          <table:table-cell office:value-type="float" office:value="31.577234" calcext:value-type="float">
            <text:p>31.577234</text:p>
          </table:table-cell>
          <table:table-cell table:formula="of:=([.B162]-[.B161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13.334406" calcext:value-type="float">
            <text:p>13.334406</text:p>
          </table:table-cell>
          <table:table-cell office:value-type="float" office:value="0.062223" calcext:value-type="float">
            <text:p>0.062223</text:p>
          </table:table-cell>
          <table:table-cell office:value-type="float" office:value="0.191423" calcext:value-type="float">
            <text:p>0.191423</text:p>
          </table:table-cell>
          <table:table-cell office:value-type="float" office:value="31.973478" calcext:value-type="float">
            <text:p>31.973478</text:p>
          </table:table-cell>
          <table:table-cell table:formula="of:=([.B163]-[.B162])*3020*4*5600/(0.39*2581.403)" office:value-type="float" office:value="5332.90152680545" calcext:value-type="float">
            <text:p>5332.9015268055</text:p>
          </table:table-cell>
          <table:table-cell table:number-columns-repeated="1018"/>
        </table:table-row>
        <table:table-row table:style-name="ro2">
          <table:table-cell office:value-type="float" office:value="4.83" calcext:value-type="float">
            <text:p>4.83</text:p>
          </table:table-cell>
          <table:table-cell office:value-type="float" office:value="13.413771" calcext:value-type="float">
            <text:p>13.413771</text:p>
          </table:table-cell>
          <table:table-cell office:value-type="float" office:value="0.066911" calcext:value-type="float">
            <text:p>0.066911</text:p>
          </table:table-cell>
          <table:table-cell office:value-type="float" office:value="0.228077" calcext:value-type="float">
            <text:p>0.228077</text:p>
          </table:table-cell>
          <table:table-cell office:value-type="float" office:value="32.373581" calcext:value-type="float">
            <text:p>32.373581</text:p>
          </table:table-cell>
          <table:table-cell table:formula="of:=([.B164]-[.B163])*3020*4*5600/(0.39*2581.403)" office:value-type="float" office:value="-7582.98078751993" calcext:value-type="float">
            <text:p>-7582.9807875199</text:p>
          </table:table-cell>
          <table:table-cell table:number-columns-repeated="1018"/>
        </table:table-row>
        <table:table-row table:style-name="ro2">
          <table:table-cell office:value-type="float" office:value="4.86" calcext:value-type="float">
            <text:p>4.86</text:p>
          </table:table-cell>
          <table:table-cell office:value-type="float" office:value="13.30092" calcext:value-type="float">
            <text:p>13.30092</text:p>
          </table:table-cell>
          <table:table-cell office:value-type="float" office:value="0.07328" calcext:value-type="float">
            <text:p>0.07328</text:p>
          </table:table-cell>
          <table:table-cell office:value-type="float" office:value="0.269911" calcext:value-type="float">
            <text:p>0.269911</text:p>
          </table:table-cell>
          <table:table-cell office:value-type="float" office:value="32.771629" calcext:value-type="float">
            <text:p>32.771629</text:p>
          </table:table-cell>
          <table:table-cell table:formula="of:=([.B165]-[.B164])*3020*4*5600/(0.39*2581.403)" office:value-type="float" office:value="-7582.91359289343" calcext:value-type="float">
            <text:p>-7582.9135928934</text:p>
          </table:table-cell>
          <table:table-cell table:number-columns-repeated="1018"/>
        </table:table-row>
        <table:table-row table:style-name="ro2">
          <table:table-cell office:value-type="float" office:value="4.89" calcext:value-type="float">
            <text:p>4.89</text:p>
          </table:table-cell>
          <table:table-cell office:value-type="float" office:value="13.18807" calcext:value-type="float">
            <text:p>13.18807</text:p>
          </table:table-cell>
          <table:table-cell office:value-type="float" office:value="0.079996" calcext:value-type="float">
            <text:p>0.079996</text:p>
          </table:table-cell>
          <table:table-cell office:value-type="float" office:value="0.311743" calcext:value-type="float">
            <text:p>0.311743</text:p>
          </table:table-cell>
          <table:table-cell office:value-type="float" office:value="33.169678" calcext:value-type="float">
            <text:p>33.169678</text:p>
          </table:table-cell>
          <table:table-cell table:formula="of:=([.B166]-[.B165])*3020*4*5600/(0.39*2581.403)" office:value-type="float" office:value="-13057.730170724" calcext:value-type="float">
            <text:p>-13057.730170724</text:p>
          </table:table-cell>
          <table:table-cell table:number-columns-repeated="1018"/>
        </table:table-row>
        <table:table-row table:style-name="ro2">
          <table:table-cell office:value-type="float" office:value="4.92" calcext:value-type="float">
            <text:p>4.92</text:p>
          </table:table-cell>
          <table:table-cell office:value-type="float" office:value="12.993743" calcext:value-type="float">
            <text:p>12.993743</text:p>
          </table:table-cell>
          <table:table-cell office:value-type="float" office:value="0.086237" calcext:value-type="float">
            <text:p>0.086237</text:p>
          </table:table-cell>
          <table:table-cell office:value-type="float" office:value="0.361221" calcext:value-type="float">
            <text:p>0.361221</text:p>
          </table:table-cell>
          <table:table-cell office:value-type="float" office:value="33.557991" calcext:value-type="float">
            <text:p>33.557991</text:p>
          </table:table-cell>
          <table:table-cell table:formula="of:=([.B167]-[.B166])*3020*4*5600/(0.39*2581.403)" office:value-type="float" office:value="-13589.2396658041" calcext:value-type="float">
            <text:p>-13589.2396658041</text:p>
          </table:table-cell>
          <table:table-cell table:number-columns-repeated="1018"/>
        </table:table-row>
        <table:table-row table:style-name="ro2">
          <table:table-cell office:value-type="float" office:value="4.95" calcext:value-type="float">
            <text:p>4.95</text:p>
          </table:table-cell>
          <table:table-cell office:value-type="float" office:value="12.791506" calcext:value-type="float">
            <text:p>12.791506</text:p>
          </table:table-cell>
          <table:table-cell office:value-type="float" office:value="0.093493" calcext:value-type="float">
            <text:p>0.093493</text:p>
          </table:table-cell>
          <table:table-cell office:value-type="float" office:value="0.415825" calcext:value-type="float">
            <text:p>0.415825</text:p>
          </table:table-cell>
          <table:table-cell office:value-type="float" office:value="33.938271" calcext:value-type="float">
            <text:p>33.938271</text:p>
          </table:table-cell>
          <table:table-cell table:formula="of:=([.B168]-[.B167])*3020*4*5600/(0.39*2581.403)" office:value-type="float" office:value="-13589.3068604305" calcext:value-type="float">
            <text:p>-13589.3068604305</text:p>
          </table:table-cell>
          <table:table-cell table:number-columns-repeated="1018"/>
        </table:table-row>
        <table:table-row table:style-name="ro2">
          <table:table-cell office:value-type="float" office:value="4.98" calcext:value-type="float">
            <text:p>4.98</text:p>
          </table:table-cell>
          <table:table-cell office:value-type="float" office:value="12.589268" calcext:value-type="float">
            <text:p>12.589268</text:p>
          </table:table-cell>
          <table:table-cell office:value-type="float" office:value="0.100477" calcext:value-type="float">
            <text:p>0.100477</text:p>
          </table:table-cell>
          <table:table-cell office:value-type="float" office:value="0.470427" calcext:value-type="float">
            <text:p>0.470427</text:p>
          </table:table-cell>
          <table:table-cell office:value-type="float" office:value="34.318542" calcext:value-type="float">
            <text:p>34.318542</text:p>
          </table:table-cell>
          <table:table-cell table:formula="of:=([.B169]-[.B168])*3020*4*5600/(0.39*2581.403)" office:value-type="float" office:value="-13803.993691882" calcext:value-type="float">
            <text:p>-13803.993691882</text:p>
          </table:table-cell>
          <table:table-cell table:number-columns-repeated="1018"/>
        </table:table-row>
        <table:table-row table:style-name="ro2">
          <table:table-cell office:value-type="float" office:value="5.01" calcext:value-type="float">
            <text:p>5.01</text:p>
          </table:table-cell>
          <table:table-cell office:value-type="float" office:value="12.383835" calcext:value-type="float">
            <text:p>12.383835</text:p>
          </table:table-cell>
          <table:table-cell office:value-type="float" office:value="0.107432" calcext:value-type="float">
            <text:p>0.107432</text:p>
          </table:table-cell>
          <table:table-cell office:value-type="float" office:value="0.532743" calcext:value-type="float">
            <text:p>0.532743</text:p>
          </table:table-cell>
          <table:table-cell office:value-type="float" office:value="34.686363" calcext:value-type="float">
            <text:p>34.686363</text:p>
          </table:table-cell>
          <table:table-cell table:formula="of:=([.B170]-[.B169])*3020*4*5600/(0.39*2581.403)" office:value-type="float" office:value="-13829.1244821677" calcext:value-type="float">
            <text:p>-13829.1244821677</text:p>
          </table:table-cell>
          <table:table-cell table:number-columns-repeated="1018"/>
        </table:table-row>
        <table:table-row table:style-name="ro2">
          <table:table-cell office:value-type="float" office:value="5.04" calcext:value-type="float">
            <text:p>5.04</text:p>
          </table:table-cell>
          <table:table-cell office:value-type="float" office:value="12.178028" calcext:value-type="float">
            <text:p>12.178028</text:p>
          </table:table-cell>
          <table:table-cell office:value-type="float" office:value="0.115046" calcext:value-type="float">
            <text:p>0.115046</text:p>
          </table:table-cell>
          <table:table-cell office:value-type="float" office:value="0.600393" calcext:value-type="float">
            <text:p>0.600393</text:p>
          </table:table-cell>
          <table:table-cell office:value-type="float" office:value="35.04538" calcext:value-type="float">
            <text:p>35.04538</text:p>
          </table:table-cell>
          <table:table-cell table:formula="of:=([.B171]-[.B170])*3020*4*5600/(0.39*2581.403)" office:value-type="float" office:value="-13829.191676794" calcext:value-type="float">
            <text:p>-13829.191676794</text:p>
          </table:table-cell>
          <table:table-cell table:number-columns-repeated="1018"/>
        </table:table-row>
        <table:table-row table:style-name="ro2">
          <table:table-cell office:value-type="float" office:value="5.07" calcext:value-type="float">
            <text:p>5.07</text:p>
          </table:table-cell>
          <table:table-cell office:value-type="float" office:value="11.97222" calcext:value-type="float">
            <text:p>11.97222</text:p>
          </table:table-cell>
          <table:table-cell office:value-type="float" office:value="0.122238" calcext:value-type="float">
            <text:p>0.122238</text:p>
          </table:table-cell>
          <table:table-cell office:value-type="float" office:value="0.668043" calcext:value-type="float">
            <text:p>0.668043</text:p>
          </table:table-cell>
          <table:table-cell office:value-type="float" office:value="35.404396" calcext:value-type="float">
            <text:p>35.404396</text:p>
          </table:table-cell>
          <table:table-cell table:formula="of:=([.B172]-[.B171])*3020*4*5600/(0.39*2581.403)" office:value-type="float" office:value="-13839.6068438911" calcext:value-type="float">
            <text:p>-13839.6068438911</text:p>
          </table:table-cell>
          <table:table-cell table:number-columns-repeated="1018"/>
        </table:table-row>
        <table:table-row table:style-name="ro2">
          <table:table-cell office:value-type="float" office:value="5.1" calcext:value-type="float">
            <text:p>5.1</text:p>
          </table:table-cell>
          <table:table-cell office:value-type="float" office:value="11.766257" calcext:value-type="float">
            <text:p>11.766257</text:p>
          </table:table-cell>
          <table:table-cell office:value-type="float" office:value="0.129638" calcext:value-type="float">
            <text:p>0.129638</text:p>
          </table:table-cell>
          <table:table-cell office:value-type="float" office:value="0.743256" calcext:value-type="float">
            <text:p>0.743256</text:p>
          </table:table-cell>
          <table:table-cell office:value-type="float" office:value="35.75061" calcext:value-type="float">
            <text:p>35.75061</text:p>
          </table:table-cell>
          <table:table-cell table:formula="of:=([.B173]-[.B172])*3020*4*5600/(0.39*2581.403)" office:value-type="float" office:value="-13839.606843891" calcext:value-type="float">
            <text:p>-13839.606843891</text:p>
          </table:table-cell>
          <table:table-cell table:number-columns-repeated="1018"/>
        </table:table-row>
        <table:table-row table:style-name="ro2">
          <table:table-cell office:value-type="float" office:value="5.13" calcext:value-type="float">
            <text:p>5.13</text:p>
          </table:table-cell>
          <table:table-cell office:value-type="float" office:value="11.560294" calcext:value-type="float">
            <text:p>11.560294</text:p>
          </table:table-cell>
          <table:table-cell office:value-type="float" office:value="0.136758" calcext:value-type="float">
            <text:p>0.136758</text:p>
          </table:table-cell>
          <table:table-cell office:value-type="float" office:value="0.818466" calcext:value-type="float">
            <text:p>0.818466</text:p>
          </table:table-cell>
          <table:table-cell office:value-type="float" office:value="36.096832" calcext:value-type="float">
            <text:p>36.096832</text:p>
          </table:table-cell>
          <table:table-cell table:formula="of:=([.B174]-[.B173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5.16" calcext:value-type="float">
            <text:p>5.16</text:p>
          </table:table-cell>
          <table:table-cell office:value-type="float" office:value="11.354289" calcext:value-type="float">
            <text:p>11.354289</text:p>
          </table:table-cell>
          <table:table-cell office:value-type="float" office:value="0.144438" calcext:value-type="float">
            <text:p>0.144438</text:p>
          </table:table-cell>
          <table:table-cell office:value-type="float" office:value="0.902138" calcext:value-type="float">
            <text:p>0.902138</text:p>
          </table:table-cell>
          <table:table-cell office:value-type="float" office:value="36.428177" calcext:value-type="float">
            <text:p>36.428177</text:p>
          </table:table-cell>
          <table:table-cell table:formula="of:=([.B175]-[.B174])*3020*4*5600/(0.39*2581.403)" office:value-type="float" office:value="-13619.4100530722" calcext:value-type="float">
            <text:p>-13619.4100530722</text:p>
          </table:table-cell>
          <table:table-cell table:number-columns-repeated="1018"/>
        </table:table-row>
        <table:table-row table:style-name="ro2">
          <table:table-cell office:value-type="float" office:value="5.19" calcext:value-type="float">
            <text:p>5.19</text:p>
          </table:table-cell>
          <table:table-cell office:value-type="float" office:value="11.151603" calcext:value-type="float">
            <text:p>11.151603</text:p>
          </table:table-cell>
          <table:table-cell office:value-type="float" office:value="0.152488" calcext:value-type="float">
            <text:p>0.152488</text:p>
          </table:table-cell>
          <table:table-cell office:value-type="float" office:value="0.990845" calcext:value-type="float">
            <text:p>0.990845</text:p>
          </table:table-cell>
          <table:table-cell office:value-type="float" office:value="36.750206" calcext:value-type="float">
            <text:p>36.750206</text:p>
          </table:table-cell>
          <table:table-cell table:formula="of:=([.B176]-[.B175])*3020*4*5600/(0.39*2581.403)" office:value-type="float" office:value="-13619.4772476986" calcext:value-type="float">
            <text:p>-13619.4772476986</text:p>
          </table:table-cell>
          <table:table-cell table:number-columns-repeated="1018"/>
        </table:table-row>
        <table:table-row table:style-name="ro2">
          <table:table-cell office:value-type="float" office:value="5.22" calcext:value-type="float">
            <text:p>5.22</text:p>
          </table:table-cell>
          <table:table-cell office:value-type="float" office:value="10.948916" calcext:value-type="float">
            <text:p>10.948916</text:p>
          </table:table-cell>
          <table:table-cell office:value-type="float" office:value="0.159798" calcext:value-type="float">
            <text:p>0.159798</text:p>
          </table:table-cell>
          <table:table-cell office:value-type="float" office:value="1.079554" calcext:value-type="float">
            <text:p>1.079554</text:p>
          </table:table-cell>
          <table:table-cell office:value-type="float" office:value="37.072243" calcext:value-type="float">
            <text:p>37.072243</text:p>
          </table:table-cell>
          <table:table-cell table:formula="of:=([.B177]-[.B176])*3020*4*5600/(0.39*2581.403)" office:value-type="float" office:value="-12199.251623424" calcext:value-type="float">
            <text:p>-12199.251623424</text:p>
          </table:table-cell>
          <table:table-cell table:number-columns-repeated="1018"/>
        </table:table-row>
        <table:table-row table:style-name="ro2">
          <table:table-cell office:value-type="float" office:value="5.25" calcext:value-type="float">
            <text:p>5.25</text:p>
          </table:table-cell>
          <table:table-cell office:value-type="float" office:value="10.767365" calcext:value-type="float">
            <text:p>10.767365</text:p>
          </table:table-cell>
          <table:table-cell office:value-type="float" office:value="0.16768" calcext:value-type="float">
            <text:p>0.16768</text:p>
          </table:table-cell>
          <table:table-cell office:value-type="float" office:value="1.175367" calcext:value-type="float">
            <text:p>1.175367</text:p>
          </table:table-cell>
          <table:table-cell office:value-type="float" office:value="37.381378" calcext:value-type="float">
            <text:p>37.381378</text:p>
          </table:table-cell>
          <table:table-cell table:formula="of:=([.B178]-[.B177])*3020*4*5600/(0.39*2581.403)" office:value-type="float" office:value="-12199.251623424" calcext:value-type="float">
            <text:p>-12199.251623424</text:p>
          </table:table-cell>
          <table:table-cell table:number-columns-repeated="1018"/>
        </table:table-row>
        <table:table-row table:style-name="ro2">
          <table:table-cell office:value-type="float" office:value="5.28" calcext:value-type="float">
            <text:p>5.28</text:p>
          </table:table-cell>
          <table:table-cell office:value-type="float" office:value="10.585814" calcext:value-type="float">
            <text:p>10.585814</text:p>
          </table:table-cell>
          <table:table-cell office:value-type="float" office:value="0.174775" calcext:value-type="float">
            <text:p>0.174775</text:p>
          </table:table-cell>
          <table:table-cell office:value-type="float" office:value="1.271183" calcext:value-type="float">
            <text:p>1.271183</text:p>
          </table:table-cell>
          <table:table-cell office:value-type="float" office:value="37.690521" calcext:value-type="float">
            <text:p>37.690521</text:p>
          </table:table-cell>
          <table:table-cell table:formula="of:=([.B179]-[.B178])*3020*4*5600/(0.39*2581.403)" office:value-type="float" office:value="-10583.8928039897" calcext:value-type="float">
            <text:p>-10583.8928039897</text:p>
          </table:table-cell>
          <table:table-cell table:number-columns-repeated="1018"/>
        </table:table-row>
        <table:table-row table:style-name="ro2">
          <table:table-cell office:value-type="float" office:value="5.31" calcext:value-type="float">
            <text:p>5.31</text:p>
          </table:table-cell>
          <table:table-cell office:value-type="float" office:value="10.428303" calcext:value-type="float">
            <text:p>10.428303</text:p>
          </table:table-cell>
          <table:table-cell office:value-type="float" office:value="0.182576" calcext:value-type="float">
            <text:p>0.182576</text:p>
          </table:table-cell>
          <table:table-cell office:value-type="float" office:value="1.374907" calcext:value-type="float">
            <text:p>1.374907</text:p>
          </table:table-cell>
          <table:table-cell office:value-type="float" office:value="37.986282" calcext:value-type="float">
            <text:p>37.986282</text:p>
          </table:table-cell>
          <table:table-cell table:formula="of:=([.B180]-[.B179])*3020*4*5600/(0.39*2581.403)" office:value-type="float" office:value="-10583.9599986162" calcext:value-type="float">
            <text:p>-10583.9599986162</text:p>
          </table:table-cell>
          <table:table-cell table:number-columns-repeated="1018"/>
        </table:table-row>
        <table:table-row table:style-name="ro2">
          <table:table-cell office:value-type="float" office:value="5.34" calcext:value-type="float">
            <text:p>5.34</text:p>
          </table:table-cell>
          <table:table-cell office:value-type="float" office:value="10.270791" calcext:value-type="float">
            <text:p>10.270791</text:p>
          </table:table-cell>
          <table:table-cell office:value-type="float" office:value="0.189567" calcext:value-type="float">
            <text:p>0.189567</text:p>
          </table:table-cell>
          <table:table-cell office:value-type="float" office:value="1.478632" calcext:value-type="float">
            <text:p>1.478632</text:p>
          </table:table-cell>
          <table:table-cell office:value-type="float" office:value="38.282043" calcext:value-type="float">
            <text:p>38.282043</text:p>
          </table:table-cell>
          <table:table-cell table:formula="of:=([.B181]-[.B180])*3020*4*5600/(0.39*2581.403)" office:value-type="float" office:value="-8865.72620611386" calcext:value-type="float">
            <text:p>-8865.7262061139</text:p>
          </table:table-cell>
          <table:table-cell table:number-columns-repeated="1018"/>
        </table:table-row>
        <table:table-row table:style-name="ro2">
          <table:table-cell office:value-type="float" office:value="5.37" calcext:value-type="float">
            <text:p>5.37</text:p>
          </table:table-cell>
          <table:table-cell office:value-type="float" office:value="10.13885" calcext:value-type="float">
            <text:p>10.13885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590488" calcext:value-type="float">
            <text:p>1.590488</text:p>
          </table:table-cell>
          <table:table-cell office:value-type="float" office:value="38.565254" calcext:value-type="float">
            <text:p>38.565254</text:p>
          </table:table-cell>
          <table:table-cell table:formula="of:=([.B182]-[.B181])*3020*4*5600/(0.39*2581.403)" office:value-type="float" office:value="-7872.58962744336" calcext:value-type="float">
            <text:p>-7872.5896274434</text:p>
          </table:table-cell>
          <table:table-cell table:number-columns-repeated="1018"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10.021689" calcext:value-type="float">
            <text:p>10.021689</text:p>
          </table:table-cell>
          <table:table-cell office:value-type="float" office:value="0.20474" calcext:value-type="float">
            <text:p>0.20474</text:p>
          </table:table-cell>
          <table:table-cell office:value-type="float" office:value="1.707666" calcext:value-type="float">
            <text:p>1.707666</text:p>
          </table:table-cell>
          <table:table-cell office:value-type="float" office:value="38.841064" calcext:value-type="float">
            <text:p>38.841064</text:p>
          </table:table-cell>
          <table:table-cell table:formula="of:=([.B183]-[.B182])*3020*4*5600/(0.39*2581.403)" office:value-type="float" office:value="-7872.52243281698" calcext:value-type="float">
            <text:p>-7872.522432817</text:p>
          </table:table-cell>
          <table:table-cell table:number-columns-repeated="1018"/>
        </table:table-row>
        <table:table-row table:style-name="ro2">
          <table:table-cell office:value-type="float" office:value="5.43" calcext:value-type="float">
            <text:p>5.43</text:p>
          </table:table-cell>
          <table:table-cell office:value-type="float" office:value="9.904529" calcext:value-type="float">
            <text:p>9.904529</text:p>
          </table:table-cell>
          <table:table-cell office:value-type="float" office:value="0.211557" calcext:value-type="float">
            <text:p>0.211557</text:p>
          </table:table-cell>
          <table:table-cell office:value-type="float" office:value="1.824844" calcext:value-type="float">
            <text:p>1.824844</text:p>
          </table:table-cell>
          <table:table-cell office:value-type="float" office:value="39.116875" calcext:value-type="float">
            <text:p>39.116875</text:p>
          </table:table-cell>
          <table:table-cell table:formula="of:=([.B184]-[.B183])*3020*4*5600/(0.39*2581.403)" office:value-type="float" office:value="-6615.10938838796" calcext:value-type="float">
            <text:p>-6615.109388388</text:p>
          </table:table-cell>
          <table:table-cell table:number-columns-repeated="1018"/>
        </table:table-row>
        <table:table-row table:style-name="ro2">
          <table:table-cell office:value-type="float" office:value="5.46" calcext:value-type="float">
            <text:p>5.46</text:p>
          </table:table-cell>
          <table:table-cell office:value-type="float" office:value="9.806082" calcext:value-type="float">
            <text:p>9.806082</text:p>
          </table:table-cell>
          <table:table-cell office:value-type="float" office:value="0.218637" calcext:value-type="float">
            <text:p>0.218637</text:p>
          </table:table-cell>
          <table:table-cell office:value-type="float" office:value="1.949366" calcext:value-type="float">
            <text:p>1.949366</text:p>
          </table:table-cell>
          <table:table-cell office:value-type="float" office:value="39.383163" calcext:value-type="float">
            <text:p>39.383163</text:p>
          </table:table-cell>
          <table:table-cell table:formula="of:=([.B185]-[.B184])*3020*4*5600/(0.39*2581.403)" office:value-type="float" office:value="-6615.17658301435" calcext:value-type="float">
            <text:p>-6615.1765830144</text:p>
          </table:table-cell>
          <table:table-cell table:number-columns-repeated="1018"/>
        </table:table-row>
        <table:table-row table:style-name="ro2">
          <table:table-cell office:value-type="float" office:value="5.49" calcext:value-type="float">
            <text:p>5.49</text:p>
          </table:table-cell>
          <table:table-cell office:value-type="float" office:value="9.707634" calcext:value-type="float">
            <text:p>9.707634</text:p>
          </table:table-cell>
          <table:table-cell office:value-type="float" office:value="0.225024" calcext:value-type="float">
            <text:p>0.225024</text:p>
          </table:table-cell>
          <table:table-cell office:value-type="float" office:value="2.073889" calcext:value-type="float">
            <text:p>2.073889</text:p>
          </table:table-cell>
          <table:table-cell office:value-type="float" office:value="39.649452" calcext:value-type="float">
            <text:p>39.649452</text:p>
          </table:table-cell>
          <table:table-cell table:formula="of:=([.B186]-[.B185])*3020*4*5600/(0.39*2581.403)" office:value-type="float" office:value="-5293.18950258392" calcext:value-type="float">
            <text:p>-5293.1895025839</text:p>
          </table:table-cell>
          <table:table-cell table:number-columns-repeated="1018"/>
        </table:table-row>
        <table:table-row table:style-name="ro2">
          <table:table-cell office:value-type="float" office:value="5.52" calcext:value-type="float">
            <text:p>5.52</text:p>
          </table:table-cell>
          <table:table-cell office:value-type="float" office:value="9.62886" calcext:value-type="float">
            <text:p>9.62886</text:p>
          </table:table-cell>
          <table:table-cell office:value-type="float" office:value="0.23167" calcext:value-type="float">
            <text:p>0.23167</text:p>
          </table:table-cell>
          <table:table-cell office:value-type="float" office:value="2.206591" calcext:value-type="float">
            <text:p>2.206591</text:p>
          </table:table-cell>
          <table:table-cell office:value-type="float" office:value="39.905952" calcext:value-type="float">
            <text:p>39.905952</text:p>
          </table:table-cell>
          <table:table-cell table:formula="of:=([.B187]-[.B186])*3020*4*5600/(0.39*2581.403)" office:value-type="float" office:value="-5293.1895025838" calcext:value-type="float">
            <text:p>-5293.1895025838</text:p>
          </table:table-cell>
          <table:table-cell table:number-columns-repeated="1018"/>
        </table:table-row>
        <table:table-row table:style-name="ro2">
          <table:table-cell office:value-type="float" office:value="5.55" calcext:value-type="float">
            <text:p>5.55</text:p>
          </table:table-cell>
          <table:table-cell office:value-type="float" office:value="9.550086" calcext:value-type="float">
            <text:p>9.550086</text:p>
          </table:table-cell>
          <table:table-cell office:value-type="float" office:value="0.237663" calcext:value-type="float">
            <text:p>0.237663</text:p>
          </table:table-cell>
          <table:table-cell office:value-type="float" office:value="2.339293" calcext:value-type="float">
            <text:p>2.339293</text:p>
          </table:table-cell>
          <table:table-cell office:value-type="float" office:value="40.162445" calcext:value-type="float">
            <text:p>40.162445</text:p>
          </table:table-cell>
          <table:table-cell table:formula="of:=([.B188]-[.B187])*3020*4*5600/(0.39*2581.403)" office:value-type="float" office:value="-3935.79085402352" calcext:value-type="float">
            <text:p>-3935.7908540235</text:p>
          </table:table-cell>
          <table:table-cell table:number-columns-repeated="1018"/>
        </table:table-row>
        <table:table-row table:style-name="ro2">
          <table:table-cell office:value-type="float" office:value="5.58" calcext:value-type="float">
            <text:p>5.58</text:p>
          </table:table-cell>
          <table:table-cell office:value-type="float" office:value="9.491513" calcext:value-type="float">
            <text:p>9.491513</text:p>
          </table:table-cell>
          <table:table-cell office:value-type="float" office:value="0.243797" calcext:value-type="float">
            <text:p>0.243797</text:p>
          </table:table-cell>
          <table:table-cell office:value-type="float" office:value="2.480597" calcext:value-type="float">
            <text:p>2.480597</text:p>
          </table:table-cell>
          <table:table-cell office:value-type="float" office:value="40.409554" calcext:value-type="float">
            <text:p>40.409554</text:p>
          </table:table-cell>
          <table:table-cell table:formula="of:=([.B189]-[.B188])*3020*4*5600/(0.39*2581.403)" office:value-type="float" office:value="-3935.7908540234" calcext:value-type="float">
            <text:p>-3935.7908540234</text:p>
          </table:table-cell>
          <table:table-cell table:number-columns-repeated="1018"/>
        </table:table-row>
        <table:table-row table:style-name="ro2">
          <table:table-cell office:value-type="float" office:value="5.61" calcext:value-type="float">
            <text:p>5.61</text:p>
          </table:table-cell>
          <table:table-cell office:value-type="float" office:value="9.43294" calcext:value-type="float">
            <text:p>9.43294</text:p>
          </table:table-cell>
          <table:table-cell office:value-type="float" office:value="0.249332" calcext:value-type="float">
            <text:p>0.249332</text:p>
          </table:table-cell>
          <table:table-cell office:value-type="float" office:value="2.621901" calcext:value-type="float">
            <text:p>2.621901</text:p>
          </table:table-cell>
          <table:table-cell office:value-type="float" office:value="40.65667" calcext:value-type="float">
            <text:p>40.65667</text:p>
          </table:table-cell>
          <table:table-cell table:formula="of:=([.B190]-[.B189])*3020*4*5600/(0.39*2581.403)" office:value-type="float" office:value="-2731.39436984959" calcext:value-type="float">
            <text:p>-2731.3943698496</text:p>
          </table:table-cell>
          <table:table-cell table:number-columns-repeated="1018"/>
        </table:table-row>
        <table:table-row table:style-name="ro2">
          <table:table-cell office:value-type="float" office:value="5.64" calcext:value-type="float">
            <text:p>5.64</text:p>
          </table:table-cell>
          <table:table-cell office:value-type="float" office:value="9.392291" calcext:value-type="float">
            <text:p>9.392291</text:p>
          </table:table-cell>
          <table:table-cell office:value-type="float" office:value="0.254849" calcext:value-type="float">
            <text:p>0.254849</text:p>
          </table:table-cell>
          <table:table-cell office:value-type="float" office:value="2.772102" calcext:value-type="float">
            <text:p>2.772102</text:p>
          </table:table-cell>
          <table:table-cell office:value-type="float" office:value="40.894928" calcext:value-type="float">
            <text:p>40.894928</text:p>
          </table:table-cell>
          <table:table-cell table:formula="of:=([.B191]-[.B190])*3020*4*5600/(0.39*2581.403)" office:value-type="float" office:value="-2731.39436984959" calcext:value-type="float">
            <text:p>-2731.3943698496</text:p>
          </table:table-cell>
          <table:table-cell table:number-columns-repeated="1018"/>
        </table:table-row>
        <table:table-row table:style-name="ro2">
          <table:table-cell office:value-type="float" office:value="5.67" calcext:value-type="float">
            <text:p>5.67</text:p>
          </table:table-cell>
          <table:table-cell office:value-type="float" office:value="9.351642" calcext:value-type="float">
            <text:p>9.351642</text:p>
          </table:table-cell>
          <table:table-cell office:value-type="float" office:value="0.259813" calcext:value-type="float">
            <text:p>0.259813</text:p>
          </table:table-cell>
          <table:table-cell office:value-type="float" office:value="2.922304" calcext:value-type="float">
            <text:p>2.922304</text:p>
          </table:table-cell>
          <table:table-cell office:value-type="float" office:value="41.133186" calcext:value-type="float">
            <text:p>41.133186</text:p>
          </table:table-cell>
          <table:table-cell table:formula="of:=([.B192]-[.B191])*3020*4*5600/(0.39*2581.403)" office:value-type="float" office:value="-1396.57311577052" calcext:value-type="float">
            <text:p>-1396.5731157705</text:p>
          </table:table-cell>
          <table:table-cell table:number-columns-repeated="1018"/>
        </table:table-row>
        <table:table-row table:style-name="ro2">
          <table:table-cell office:value-type="float" office:value="5.7" calcext:value-type="float">
            <text:p>5.7</text:p>
          </table:table-cell>
          <table:table-cell office:value-type="float" office:value="9.330858" calcext:value-type="float">
            <text:p>9.330858</text:p>
          </table:table-cell>
          <table:table-cell office:value-type="float" office:value="0.264589" calcext:value-type="float">
            <text:p>0.264589</text:p>
          </table:table-cell>
          <table:table-cell office:value-type="float" office:value="3.081709" calcext:value-type="float">
            <text:p>3.081709</text:p>
          </table:table-cell>
          <table:table-cell office:value-type="float" office:value="41.363129" calcext:value-type="float">
            <text:p>41.363129</text:p>
          </table:table-cell>
          <table:table-cell table:formula="of:=([.B193]-[.B192])*3020*4*5600/(0.39*2581.403)" office:value-type="float" office:value="-1396.50592114402" calcext:value-type="float">
            <text:p>-1396.505921144</text:p>
          </table:table-cell>
          <table:table-cell table:number-columns-repeated="1018"/>
        </table:table-row>
        <table:table-row table:style-name="ro2">
          <table:table-cell office:value-type="float" office:value="5.73" calcext:value-type="float">
            <text:p>5.73</text:p>
          </table:table-cell>
          <table:table-cell office:value-type="float" office:value="9.310075" calcext:value-type="float">
            <text:p>9.310075</text:p>
          </table:table-cell>
          <table:table-cell office:value-type="float" office:value="0.268896" calcext:value-type="float">
            <text:p>0.268896</text:p>
          </table:table-cell>
          <table:table-cell office:value-type="float" office:value="3.241116" calcext:value-type="float">
            <text:p>3.241116</text:p>
          </table:table-cell>
          <table:table-cell office:value-type="float" office:value="41.593071" calcext:value-type="float">
            <text:p>41.593071</text:p>
          </table:table-cell>
          <table:table-cell table:formula="of:=([.B194]-[.B193])*3020*4*5600/(0.39*2581.403)" office:value-type="float" office:value="-250.703151219199" calcext:value-type="float">
            <text:p>-250.7031512192</text:p>
          </table:table-cell>
          <table:table-cell table:number-columns-repeated="1018"/>
        </table:table-row>
        <table:table-row table:style-name="ro2">
          <table:table-cell office:value-type="float" office:value="5.76" calcext:value-type="float">
            <text:p>5.76</text:p>
          </table:table-cell>
          <table:table-cell office:value-type="float" office:value="9.306344" calcext:value-type="float">
            <text:p>9.306344</text:p>
          </table:table-cell>
          <table:table-cell office:value-type="float" office:value="0.272831" calcext:value-type="float">
            <text:p>0.272831</text:p>
          </table:table-cell>
          <table:table-cell office:value-type="float" office:value="3.410072" calcext:value-type="float">
            <text:p>3.410072</text:p>
          </table:table-cell>
          <table:table-cell office:value-type="float" office:value="41.815163" calcext:value-type="float">
            <text:p>41.815163</text:p>
          </table:table-cell>
          <table:table-cell table:formula="of:=([.B195]-[.B194])*3020*4*5600/(0.39*2581.403)" office:value-type="float" office:value="-250.635956592697" calcext:value-type="float">
            <text:p>-250.6359565927</text:p>
          </table:table-cell>
          <table:table-cell table:number-columns-repeated="1018"/>
        </table:table-row>
        <table:table-row table:style-name="ro2">
          <table:table-cell office:value-type="float" office:value="5.79" calcext:value-type="float">
            <text:p>5.79</text:p>
          </table:table-cell>
          <table:table-cell office:value-type="float" office:value="9.302614" calcext:value-type="float">
            <text:p>9.302614</text:p>
          </table:table-cell>
          <table:table-cell office:value-type="float" office:value="0.276359" calcext:value-type="float">
            <text:p>0.276359</text:p>
          </table:table-cell>
          <table:table-cell office:value-type="float" office:value="3.579029" calcext:value-type="float">
            <text:p>3.579029</text:p>
          </table:table-cell>
          <table:table-cell office:value-type="float" office:value="42.037254" calcext:value-type="float">
            <text:p>42.037254</text:p>
          </table:table-cell>
          <table:table-cell table:formula="of:=([.B196]-[.B195])*3020*4*5600/(0.39*2581.403)" office:value-type="float" office:value="948.519346719367" calcext:value-type="float">
            <text:p>948.5193467194</text:p>
          </table:table-cell>
          <table:table-cell table:number-columns-repeated="1018"/>
        </table:table-row>
        <table:table-row table:style-name="ro2">
          <table:table-cell office:value-type="float" office:value="5.82" calcext:value-type="float">
            <text:p>5.82</text:p>
          </table:table-cell>
          <table:table-cell office:value-type="float" office:value="9.31673" calcext:value-type="float">
            <text:p>9.31673</text:p>
          </table:table-cell>
          <table:table-cell office:value-type="float" office:value="0.279349" calcext:value-type="float">
            <text:p>0.279349</text:p>
          </table:table-cell>
          <table:table-cell office:value-type="float" office:value="3.757893" calcext:value-type="float">
            <text:p>3.757893</text:p>
          </table:table-cell>
          <table:table-cell office:value-type="float" office:value="42.251869" calcext:value-type="float">
            <text:p>42.251869</text:p>
          </table:table-cell>
          <table:table-cell table:formula="of:=([.B197]-[.B196])*3020*4*5600/(0.39*2581.403)" office:value-type="float" office:value="948.519346719367" calcext:value-type="float">
            <text:p>948.5193467194</text:p>
          </table:table-cell>
          <table:table-cell table:number-columns-repeated="1018"/>
        </table:table-row>
        <table:table-row table:style-name="ro2">
          <table:table-cell office:value-type="float" office:value="5.85" calcext:value-type="float">
            <text:p>5.85</text:p>
          </table:table-cell>
          <table:table-cell office:value-type="float" office:value="9.330846" calcext:value-type="float">
            <text:p>9.330846</text:p>
          </table:table-cell>
          <table:table-cell office:value-type="float" office:value="0.28203" calcext:value-type="float">
            <text:p>0.28203</text:p>
          </table:table-cell>
          <table:table-cell office:value-type="float" office:value="3.936758" calcext:value-type="float">
            <text:p>3.936758</text:p>
          </table:table-cell>
          <table:table-cell office:value-type="float" office:value="42.466484" calcext:value-type="float">
            <text:p>42.466484</text:p>
          </table:table-cell>
          <table:table-cell table:formula="of:=([.B198]-[.B197])*3020*4*5600/(0.39*2581.403)" office:value-type="float" office:value="2129.93526865343" calcext:value-type="float">
            <text:p>2129.9352686534</text:p>
          </table:table-cell>
          <table:table-cell table:number-columns-repeated="1018"/>
        </table:table-row>
        <table:table-row table:style-name="ro2">
          <table:table-cell office:value-type="float" office:value="5.88" calcext:value-type="float">
            <text:p>5.88</text:p>
          </table:table-cell>
          <table:table-cell office:value-type="float" office:value="9.362544" calcext:value-type="float">
            <text:p>9.362544</text:p>
          </table:table-cell>
          <table:table-cell office:value-type="float" office:value="0.284" calcext:value-type="float">
            <text:p>0.284</text:p>
          </table:table-cell>
          <table:table-cell office:value-type="float" office:value="4.125948" calcext:value-type="float">
            <text:p>4.125948</text:p>
          </table:table-cell>
          <table:table-cell office:value-type="float" office:value="42.673943" calcext:value-type="float">
            <text:p>42.673943</text:p>
          </table:table-cell>
          <table:table-cell table:formula="of:=([.B199]-[.B198])*3020*4*5600/(0.39*2581.403)" office:value-type="float" office:value="2130.00246327981" calcext:value-type="float">
            <text:p>2130.0024632798</text:p>
          </table:table-cell>
          <table:table-cell table:number-columns-repeated="1018"/>
        </table:table-row>
        <table:table-row table:style-name="ro2">
          <table:table-cell office:value-type="float" office:value="5.91" calcext:value-type="float">
            <text:p>5.91</text:p>
          </table:table-cell>
          <table:table-cell office:value-type="float" office:value="9.394243" calcext:value-type="float">
            <text:p>9.394243</text:p>
          </table:table-cell>
          <table:table-cell office:value-type="float" office:value="0.285768" calcext:value-type="float">
            <text:p>0.285768</text:p>
          </table:table-cell>
          <table:table-cell office:value-type="float" office:value="4.31514" calcext:value-type="float">
            <text:p>4.31514</text:p>
          </table:table-cell>
          <table:table-cell office:value-type="float" office:value="42.881401" calcext:value-type="float">
            <text:p>42.881401</text:p>
          </table:table-cell>
          <table:table-cell table:formula="of:=([.B200]-[.B199])*3020*4*5600/(0.39*2581.403)" office:value-type="float" office:value="3317.66748547206" calcext:value-type="float">
            <text:p>3317.6674854721</text:p>
          </table:table-cell>
          <table:table-cell table:number-columns-repeated="1018"/>
        </table:table-row>
        <table:table-row table:style-name="ro2">
          <table:table-cell office:value-type="float" office:value="5.94" calcext:value-type="float">
            <text:p>5.94</text:p>
          </table:table-cell>
          <table:table-cell office:value-type="float" office:value="9.443617" calcext:value-type="float">
            <text:p>9.443617</text:p>
          </table:table-cell>
          <table:table-cell office:value-type="float" office:value="0.286649" calcext:value-type="float">
            <text:p>0.286649</text:p>
          </table:table-cell>
          <table:table-cell office:value-type="float" office:value="4.51512" calcext:value-type="float">
            <text:p>4.51512</text:p>
          </table:table-cell>
          <table:table-cell office:value-type="float" office:value="43.081978" calcext:value-type="float">
            <text:p>43.081978</text:p>
          </table:table-cell>
          <table:table-cell table:formula="of:=([.B201]-[.B200])*3020*4*5600/(0.39*2581.403)" office:value-type="float" office:value="3317.66748547206" calcext:value-type="float">
            <text:p>3317.6674854721</text:p>
          </table:table-cell>
          <table:table-cell table:number-columns-repeated="1018"/>
        </table:table-row>
        <table:table-row table:style-name="ro2">
          <table:table-cell office:value-type="float" office:value="5.97" calcext:value-type="float">
            <text:p>5.97</text:p>
          </table:table-cell>
          <table:table-cell office:value-type="float" office:value="9.492991" calcext:value-type="float">
            <text:p>9.492991</text:p>
          </table:table-cell>
          <table:table-cell office:value-type="float" office:value="0.28745" calcext:value-type="float">
            <text:p>0.28745</text:p>
          </table:table-cell>
          <table:table-cell office:value-type="float" office:value="4.715099" calcext:value-type="float">
            <text:p>4.715099</text:p>
          </table:table-cell>
          <table:table-cell office:value-type="float" office:value="43.282555" calcext:value-type="float">
            <text:p>43.282555</text:p>
          </table:table-cell>
          <table:table-cell table:formula="of:=([.B202]-[.B201])*3020*4*5600/(0.39*2581.403)" office:value-type="float" office:value="3317.73468009845" calcext:value-type="float">
            <text:p>3317.7346800985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.542366" calcext:value-type="float">
            <text:p>9.542366</text:p>
          </table:table-cell>
          <table:table-cell office:value-type="float" office:value="0.287905" calcext:value-type="float">
            <text:p>0.287905</text:p>
          </table:table-cell>
          <table:table-cell office:value-type="float" office:value="4.915079" calcext:value-type="float">
            <text:p>4.915079</text:p>
          </table:table-cell>
          <table:table-cell office:value-type="float" office:value="43.483131" calcext:value-type="float">
            <text:p>43.483131</text:p>
          </table:table-cell>
          <table:table-cell table:formula="of:=([.B203]-[.B202])*3020*4*5600/(0.39*2581.403)" office:value-type="float" office:value="5595.90129466176" calcext:value-type="float">
            <text:p>5595.9012946618</text:p>
          </table:table-cell>
          <table:table-cell table:number-columns-repeated="1018"/>
        </table:table-row>
        <table:table-row table:style-name="ro2">
          <table:table-cell office:value-type="float" office:value="6.03" calcext:value-type="float">
            <text:p>6.03</text:p>
          </table:table-cell>
          <table:table-cell office:value-type="float" office:value="9.625645" calcext:value-type="float">
            <text:p>9.625645</text:p>
          </table:table-cell>
          <table:table-cell office:value-type="float" office:value="0.286941" calcext:value-type="float">
            <text:p>0.286941</text:p>
          </table:table-cell>
          <table:table-cell office:value-type="float" office:value="5.131916" calcext:value-type="float">
            <text:p>5.131916</text:p>
          </table:table-cell>
          <table:table-cell office:value-type="float" office:value="43.674011" calcext:value-type="float">
            <text:p>43.674011</text:p>
          </table:table-cell>
          <table:table-cell table:formula="of:=([.B204]-[.B203])*3020*4*5600/(0.39*2581.403)" office:value-type="float" office:value="5595.83410003526" calcext:value-type="float">
            <text:p>5595.8341000353</text:p>
          </table:table-cell>
          <table:table-cell table:number-columns-repeated="1018"/>
        </table:table-row>
        <table:table-row table:style-name="ro2">
          <table:table-cell office:value-type="float" office:value="6.06" calcext:value-type="float">
            <text:p>6.06</text:p>
          </table:table-cell>
          <table:table-cell office:value-type="float" office:value="9.708923" calcext:value-type="float">
            <text:p>9.708923</text:p>
          </table:table-cell>
          <table:table-cell office:value-type="float" office:value="0.286344" calcext:value-type="float">
            <text:p>0.286344</text:p>
          </table:table-cell>
          <table:table-cell office:value-type="float" office:value="5.348753" calcext:value-type="float">
            <text:p>5.348753</text:p>
          </table:table-cell>
          <table:table-cell office:value-type="float" office:value="43.864883" calcext:value-type="float">
            <text:p>43.864883</text:p>
          </table:table-cell>
          <table:table-cell table:formula="of:=([.B205]-[.B204])*3020*4*5600/(0.39*2581.403)" office:value-type="float" office:value="4686.15324739375" calcext:value-type="float">
            <text:p>4686.1532473938</text:p>
          </table:table-cell>
          <table:table-cell table:number-columns-repeated="1018"/>
        </table:table-row>
        <table:table-row table:style-name="ro2">
          <table:table-cell office:value-type="float" office:value="6.09" calcext:value-type="float">
            <text:p>6.09</text:p>
          </table:table-cell>
          <table:table-cell office:value-type="float" office:value="9.778663" calcext:value-type="float">
            <text:p>9.778663</text:p>
          </table:table-cell>
          <table:table-cell office:value-type="float" office:value="0.284541" calcext:value-type="float">
            <text:p>0.284541</text:p>
          </table:table-cell>
          <table:table-cell office:value-type="float" office:value="5.577288" calcext:value-type="float">
            <text:p>5.577288</text:p>
          </table:table-cell>
          <table:table-cell office:value-type="float" office:value="44.048981" calcext:value-type="float">
            <text:p>44.048981</text:p>
          </table:table-cell>
          <table:table-cell table:formula="of:=([.B206]-[.B205])*3020*4*5600/(0.39*2581.403)" office:value-type="float" office:value="4686.08605276736" calcext:value-type="float">
            <text:p>4686.0860527674</text:p>
          </table:table-cell>
          <table:table-cell table:number-columns-repeated="1018"/>
        </table:table-row>
        <table:table-row table:style-name="ro2">
          <table:table-cell office:value-type="float" office:value="6.12" calcext:value-type="float">
            <text:p>6.12</text:p>
          </table:table-cell>
          <table:table-cell office:value-type="float" office:value="9.848402" calcext:value-type="float">
            <text:p>9.848402</text:p>
          </table:table-cell>
          <table:table-cell office:value-type="float" office:value="0.279145" calcext:value-type="float">
            <text:p>0.279145</text:p>
          </table:table-cell>
          <table:table-cell office:value-type="float" office:value="5.805824" calcext:value-type="float">
            <text:p>5.805824</text:p>
          </table:table-cell>
          <table:table-cell office:value-type="float" office:value="44.233078" calcext:value-type="float">
            <text:p>44.233078</text:p>
          </table:table-cell>
          <table:table-cell table:formula="of:=([.B207]-[.B206])*3020*4*5600/(0.39*2581.403)" office:value-type="float" office:value="5505.18854897803" calcext:value-type="float">
            <text:p>5505.188548978</text:p>
          </table:table-cell>
          <table:table-cell table:number-columns-repeated="1018"/>
        </table:table-row>
        <table:table-row table:style-name="ro2">
          <table:table-cell office:value-type="float" office:value="6.15" calcext:value-type="float">
            <text:p>6.15</text:p>
          </table:table-cell>
          <table:table-cell office:value-type="float" office:value="9.930331" calcext:value-type="float">
            <text:p>9.930331</text:p>
          </table:table-cell>
          <table:table-cell office:value-type="float" office:value="0.273422" calcext:value-type="float">
            <text:p>0.273422</text:p>
          </table:table-cell>
          <table:table-cell office:value-type="float" office:value="6.044426" calcext:value-type="float">
            <text:p>6.044426</text:p>
          </table:table-cell>
          <table:table-cell office:value-type="float" office:value="44.410736" calcext:value-type="float">
            <text:p>44.410736</text:p>
          </table:table-cell>
          <table:table-cell table:formula="of:=([.B208]-[.B207])*3020*4*5600/(0.39*2581.403)" office:value-type="float" office:value="5567.54516230716" calcext:value-type="float">
            <text:p>5567.5451623072</text:p>
          </table:table-cell>
          <table:table-cell table:number-columns-repeated="1018"/>
        </table:table-row>
        <table:table-row table:style-name="ro2">
          <table:table-cell office:value-type="float" office:value="6.18" calcext:value-type="float">
            <text:p>6.18</text:p>
          </table:table-cell>
          <table:table-cell office:value-type="float" office:value="10.013188" calcext:value-type="float">
            <text:p>10.013188</text:p>
          </table:table-cell>
          <table:table-cell office:value-type="float" office:value="0.271035" calcext:value-type="float">
            <text:p>0.271035</text:p>
          </table:table-cell>
          <table:table-cell office:value-type="float" office:value="6.290119" calcext:value-type="float">
            <text:p>6.290119</text:p>
          </table:table-cell>
          <table:table-cell office:value-type="float" office:value="44.583809" calcext:value-type="float">
            <text:p>44.583809</text:p>
          </table:table-cell>
          <table:table-cell table:formula="of:=([.B209]-[.B208])*3020*4*5600/(0.39*2581.403)" office:value-type="float" office:value="5567.54516230728" calcext:value-type="float">
            <text:p>5567.5451623073</text:p>
          </table:table-cell>
          <table:table-cell table:number-columns-repeated="1018"/>
        </table:table-row>
        <table:table-row table:style-name="ro2">
          <table:table-cell office:value-type="float" office:value="6.21" calcext:value-type="float">
            <text:p>6.21</text:p>
          </table:table-cell>
          <table:table-cell office:value-type="float" office:value="10.096045" calcext:value-type="float">
            <text:p>10.096045</text:p>
          </table:table-cell>
          <table:table-cell office:value-type="float" office:value="0.268841" calcext:value-type="float">
            <text:p>0.268841</text:p>
          </table:table-cell>
          <table:table-cell office:value-type="float" office:value="6.535812" calcext:value-type="float">
            <text:p>6.535812</text:p>
          </table:table-cell>
          <table:table-cell office:value-type="float" office:value="44.756889" calcext:value-type="float">
            <text:p>44.756889</text:p>
          </table:table-cell>
          <table:table-cell table:formula="of:=([.B210]-[.B209])*3020*4*5600/(0.39*2581.403)" office:value-type="float" office:value="5591.86961707573" calcext:value-type="float">
            <text:p>5591.8696170757</text:p>
          </table:table-cell>
          <table:table-cell table:number-columns-repeated="1018"/>
        </table:table-row>
        <table:table-row table:style-name="ro2">
          <table:table-cell office:value-type="float" office:value="6.24" calcext:value-type="float">
            <text:p>6.24</text:p>
          </table:table-cell>
          <table:table-cell office:value-type="float" office:value="10.179264" calcext:value-type="float">
            <text:p>10.179264</text:p>
          </table:table-cell>
          <table:table-cell office:value-type="float" office:value="0.26579" calcext:value-type="float">
            <text:p>0.26579</text:p>
          </table:table-cell>
          <table:table-cell office:value-type="float" office:value="6.791271" calcext:value-type="float">
            <text:p>6.791271</text:p>
          </table:table-cell>
          <table:table-cell office:value-type="float" office:value="44.923317" calcext:value-type="float">
            <text:p>44.923317</text:p>
          </table:table-cell>
          <table:table-cell table:formula="of:=([.B211]-[.B210])*3020*4*5600/(0.39*2581.403)" office:value-type="float" office:value="5591.86961707573" calcext:value-type="float">
            <text:p>5591.8696170757</text:p>
          </table:table-cell>
          <table:table-cell table:number-columns-repeated="1018"/>
        </table:table-row>
        <table:table-row table:style-name="ro2">
          <table:table-cell office:value-type="float" office:value="6.27" calcext:value-type="float">
            <text:p>6.27</text:p>
          </table:table-cell>
          <table:table-cell office:value-type="float" office:value="10.262483" calcext:value-type="float">
            <text:p>10.262483</text:p>
          </table:table-cell>
          <table:table-cell office:value-type="float" office:value="0.262769" calcext:value-type="float">
            <text:p>0.262769</text:p>
          </table:table-cell>
          <table:table-cell office:value-type="float" office:value="7.04673" calcext:value-type="float">
            <text:p>7.04673</text:p>
          </table:table-cell>
          <table:table-cell office:value-type="float" office:value="45.089745" calcext:value-type="float">
            <text:p>45.089745</text:p>
          </table:table-cell>
          <table:table-cell table:formula="of:=([.B212]-[.B211])*3020*4*5600/(0.39*2581.403)" office:value-type="float" office:value="5598.79066359834" calcext:value-type="float">
            <text:p>5598.7906635984</text:p>
          </table:table-cell>
          <table:table-cell table:number-columns-repeated="1018"/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float" office:value="10.345805" calcext:value-type="float">
            <text:p>10.345805</text:p>
          </table:table-cell>
          <table:table-cell office:value-type="float" office:value="0.258938" calcext:value-type="float">
            <text:p>0.258938</text:p>
          </table:table-cell>
          <table:table-cell office:value-type="float" office:value="7.312878" calcext:value-type="float">
            <text:p>7.312878</text:p>
          </table:table-cell>
          <table:table-cell office:value-type="float" office:value="45.248436" calcext:value-type="float">
            <text:p>45.248436</text:p>
          </table:table-cell>
          <table:table-cell table:formula="of:=([.B213]-[.B212])*3020*4*5600/(0.39*2581.403)" office:value-type="float" office:value="5598.92505285111" calcext:value-type="float">
            <text:p>5598.9250528511</text:p>
          </table:table-cell>
          <table:table-cell table:number-columns-repeated="1018"/>
        </table:table-row>
        <table:table-row table:style-name="ro2">
          <table:table-cell office:value-type="float" office:value="6.33" calcext:value-type="float">
            <text:p>6.33</text:p>
          </table:table-cell>
          <table:table-cell office:value-type="float" office:value="10.429129" calcext:value-type="float">
            <text:p>10.429129</text:p>
          </table:table-cell>
          <table:table-cell office:value-type="float" office:value="0.255015" calcext:value-type="float">
            <text:p>0.255015</text:p>
          </table:table-cell>
          <table:table-cell office:value-type="float" office:value="7.579025" calcext:value-type="float">
            <text:p>7.579025</text:p>
          </table:table-cell>
          <table:table-cell office:value-type="float" office:value="45.407127" calcext:value-type="float">
            <text:p>45.407127</text:p>
          </table:table-cell>
          <table:table-cell table:formula="of:=([.B214]-[.B213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6.36" calcext:value-type="float">
            <text:p>6.36</text:p>
          </table:table-cell>
          <table:table-cell office:value-type="float" office:value="10.512469" calcext:value-type="float">
            <text:p>10.512469</text:p>
          </table:table-cell>
          <table:table-cell office:value-type="float" office:value="0.250422" calcext:value-type="float">
            <text:p>0.250422</text:p>
          </table:table-cell>
          <table:table-cell office:value-type="float" office:value="7.855812" calcext:value-type="float">
            <text:p>7.855812</text:p>
          </table:table-cell>
          <table:table-cell office:value-type="float" office:value="45.557587" calcext:value-type="float">
            <text:p>45.557587</text:p>
          </table:table-cell>
          <table:table-cell table:formula="of:=([.B215]-[.B21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6.39" calcext:value-type="float">
            <text:p>6.39</text:p>
          </table:table-cell>
          <table:table-cell office:value-type="float" office:value="10.595809" calcext:value-type="float">
            <text:p>10.595809</text:p>
          </table:table-cell>
          <table:table-cell office:value-type="float" office:value="0.245166" calcext:value-type="float">
            <text:p>0.245166</text:p>
          </table:table-cell>
          <table:table-cell office:value-type="float" office:value="8.138699" calcext:value-type="float">
            <text:p>8.138699</text:p>
          </table:table-cell>
          <table:table-cell office:value-type="float" office:value="45.703018" calcext:value-type="float">
            <text:p>45.703018</text:p>
          </table:table-cell>
          <table:table-cell table:formula="of:=([.B216]-[.B215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6.42" calcext:value-type="float">
            <text:p>6.42</text:p>
          </table:table-cell>
          <table:table-cell office:value-type="float" office:value="10.67915" calcext:value-type="float">
            <text:p>10.67915</text:p>
          </table:table-cell>
          <table:table-cell office:value-type="float" office:value="0.239732" calcext:value-type="float">
            <text:p>0.239732</text:p>
          </table:table-cell>
          <table:table-cell office:value-type="float" office:value="8.421585" calcext:value-type="float">
            <text:p>8.421585</text:p>
          </table:table-cell>
          <table:table-cell office:value-type="float" office:value="45.84845" calcext:value-type="float">
            <text:p>45.84845</text:p>
          </table:table-cell>
          <table:table-cell table:formula="of:=([.B217]-[.B21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6.45" calcext:value-type="float">
            <text:p>6.45</text:p>
          </table:table-cell>
          <table:table-cell office:value-type="float" office:value="10.76249" calcext:value-type="float">
            <text:p>10.76249</text:p>
          </table:table-cell>
          <table:table-cell office:value-type="float" office:value="0.234066" calcext:value-type="float">
            <text:p>0.234066</text:p>
          </table:table-cell>
          <table:table-cell office:value-type="float" office:value="8.713009" calcext:value-type="float">
            <text:p>8.713009</text:p>
          </table:table-cell>
          <table:table-cell office:value-type="float" office:value="45.986633" calcext:value-type="float">
            <text:p>45.986633</text:p>
          </table:table-cell>
          <table:table-cell table:formula="of:=([.B218]-[.B217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10.845831" calcext:value-type="float">
            <text:p>10.845831</text:p>
          </table:table-cell>
          <table:table-cell office:value-type="float" office:value="0.227724" calcext:value-type="float">
            <text:p>0.227724</text:p>
          </table:table-cell>
          <table:table-cell office:value-type="float" office:value="9.004433" calcext:value-type="float">
            <text:p>9.004433</text:p>
          </table:table-cell>
          <table:table-cell office:value-type="float" office:value="46.124817" calcext:value-type="float">
            <text:p>46.124817</text:p>
          </table:table-cell>
          <table:table-cell table:formula="of:=([.B219]-[.B218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6.51" calcext:value-type="float">
            <text:p>6.51</text:p>
          </table:table-cell>
          <table:table-cell office:value-type="float" office:value="10.929172" calcext:value-type="float">
            <text:p>10.929172</text:p>
          </table:table-cell>
          <table:table-cell office:value-type="float" office:value="0.22127" calcext:value-type="float">
            <text:p>0.22127</text:p>
          </table:table-cell>
          <table:table-cell office:value-type="float" office:value="9.30489" calcext:value-type="float">
            <text:p>9.30489</text:p>
          </table:table-cell>
          <table:table-cell office:value-type="float" office:value="46.255135" calcext:value-type="float">
            <text:p>46.255135</text:p>
          </table:table-cell>
          <table:table-cell table:formula="of:=([.B220]-[.B21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6.54" calcext:value-type="float">
            <text:p>6.54</text:p>
          </table:table-cell>
          <table:table-cell office:value-type="float" office:value="11.012512" calcext:value-type="float">
            <text:p>11.012512</text:p>
          </table:table-cell>
          <table:table-cell office:value-type="float" office:value="0.214324" calcext:value-type="float">
            <text:p>0.214324</text:p>
          </table:table-cell>
          <table:table-cell office:value-type="float" office:value="9.605347" calcext:value-type="float">
            <text:p>9.605347</text:p>
          </table:table-cell>
          <table:table-cell office:value-type="float" office:value="46.38546" calcext:value-type="float">
            <text:p>46.38546</text:p>
          </table:table-cell>
          <table:table-cell table:formula="of:=([.B221]-[.B220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6.57" calcext:value-type="float">
            <text:p>6.57</text:p>
          </table:table-cell>
          <table:table-cell office:value-type="float" office:value="11.095852" calcext:value-type="float">
            <text:p>11.095852</text:p>
          </table:table-cell>
          <table:table-cell office:value-type="float" office:value="0.207427" calcext:value-type="float">
            <text:p>0.207427</text:p>
          </table:table-cell>
          <table:table-cell office:value-type="float" office:value="9.914577" calcext:value-type="float">
            <text:p>9.914577</text:p>
          </table:table-cell>
          <table:table-cell office:value-type="float" office:value="46.507942" calcext:value-type="float">
            <text:p>46.507942</text:p>
          </table:table-cell>
          <table:table-cell table:formula="of:=([.B222]-[.B221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11.179192" calcext:value-type="float">
            <text:p>11.179192</text:p>
          </table:table-cell>
          <table:table-cell office:value-type="float" office:value="0.199859" calcext:value-type="float">
            <text:p>0.199859</text:p>
          </table:table-cell>
          <table:table-cell office:value-type="float" office:value="10.229008" calcext:value-type="float">
            <text:p>10.229008</text:p>
          </table:table-cell>
          <table:table-cell office:value-type="float" office:value="46.625671" calcext:value-type="float">
            <text:p>46.625671</text:p>
          </table:table-cell>
          <table:table-cell table:formula="of:=([.B223]-[.B22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6.63" calcext:value-type="float">
            <text:p>6.63</text:p>
          </table:table-cell>
          <table:table-cell office:value-type="float" office:value="11.262532" calcext:value-type="float">
            <text:p>11.262532</text:p>
          </table:table-cell>
          <table:table-cell office:value-type="float" office:value="0.192728" calcext:value-type="float">
            <text:p>0.192728</text:p>
          </table:table-cell>
          <table:table-cell office:value-type="float" office:value="10.543438" calcext:value-type="float">
            <text:p>10.543438</text:p>
          </table:table-cell>
          <table:table-cell office:value-type="float" office:value="46.743408" calcext:value-type="float">
            <text:p>46.743408</text:p>
          </table:table-cell>
          <table:table-cell table:formula="of:=([.B224]-[.B223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6.66" calcext:value-type="float">
            <text:p>6.66</text:p>
          </table:table-cell>
          <table:table-cell office:value-type="float" office:value="11.345873" calcext:value-type="float">
            <text:p>11.345873</text:p>
          </table:table-cell>
          <table:table-cell office:value-type="float" office:value="0.185894" calcext:value-type="float">
            <text:p>0.185894</text:p>
          </table:table-cell>
          <table:table-cell office:value-type="float" office:value="10.86491" calcext:value-type="float">
            <text:p>10.86491</text:p>
          </table:table-cell>
          <table:table-cell office:value-type="float" office:value="46.854591" calcext:value-type="float">
            <text:p>46.854591</text:p>
          </table:table-cell>
          <table:table-cell table:formula="of:=([.B225]-[.B224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6.69" calcext:value-type="float">
            <text:p>6.69</text:p>
          </table:table-cell>
          <table:table-cell office:value-type="float" office:value="11.429214" calcext:value-type="float">
            <text:p>11.429214</text:p>
          </table:table-cell>
          <table:table-cell office:value-type="float" office:value="0.179349" calcext:value-type="float">
            <text:p>0.179349</text:p>
          </table:table-cell>
          <table:table-cell office:value-type="float" office:value="11.186382" calcext:value-type="float">
            <text:p>11.186382</text:p>
          </table:table-cell>
          <table:table-cell office:value-type="float" office:value="46.965775" calcext:value-type="float">
            <text:p>46.965775</text:p>
          </table:table-cell>
          <table:table-cell table:formula="of:=([.B226]-[.B225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6.72" calcext:value-type="float">
            <text:p>6.72</text:p>
          </table:table-cell>
          <table:table-cell office:value-type="float" office:value="11.512553" calcext:value-type="float">
            <text:p>11.512553</text:p>
          </table:table-cell>
          <table:table-cell office:value-type="float" office:value="0.173025" calcext:value-type="float">
            <text:p>0.173025</text:p>
          </table:table-cell>
          <table:table-cell office:value-type="float" office:value="11.515366" calcext:value-type="float">
            <text:p>11.515366</text:p>
          </table:table-cell>
          <table:table-cell office:value-type="float" office:value="47.069832" calcext:value-type="float">
            <text:p>47.069832</text:p>
          </table:table-cell>
          <table:table-cell table:formula="of:=([.B227]-[.B226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6.75" calcext:value-type="float">
            <text:p>6.75</text:p>
          </table:table-cell>
          <table:table-cell office:value-type="float" office:value="11.595894" calcext:value-type="float">
            <text:p>11.595894</text:p>
          </table:table-cell>
          <table:table-cell office:value-type="float" office:value="0.166983" calcext:value-type="float">
            <text:p>0.166983</text:p>
          </table:table-cell>
          <table:table-cell office:value-type="float" office:value="11.844349" calcext:value-type="float">
            <text:p>11.844349</text:p>
          </table:table-cell>
          <table:table-cell office:value-type="float" office:value="47.173889" calcext:value-type="float">
            <text:p>47.173889</text:p>
          </table:table-cell>
          <table:table-cell table:formula="of:=([.B228]-[.B227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6.78" calcext:value-type="float">
            <text:p>6.78</text:p>
          </table:table-cell>
          <table:table-cell office:value-type="float" office:value="11.679235" calcext:value-type="float">
            <text:p>11.679235</text:p>
          </table:table-cell>
          <table:table-cell office:value-type="float" office:value="0.161127" calcext:value-type="float">
            <text:p>0.161127</text:p>
          </table:table-cell>
          <table:table-cell office:value-type="float" office:value="12.180771" calcext:value-type="float">
            <text:p>12.180771</text:p>
          </table:table-cell>
          <table:table-cell office:value-type="float" office:value="47.270714" calcext:value-type="float">
            <text:p>47.270714</text:p>
          </table:table-cell>
          <table:table-cell table:formula="of:=([.B229]-[.B228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6.81" calcext:value-type="float">
            <text:p>6.81</text:p>
          </table:table-cell>
          <table:table-cell office:value-type="float" office:value="11.762576" calcext:value-type="float">
            <text:p>11.762576</text:p>
          </table:table-cell>
          <table:table-cell office:value-type="float" office:value="0.155625" calcext:value-type="float">
            <text:p>0.155625</text:p>
          </table:table-cell>
          <table:table-cell office:value-type="float" office:value="12.517197" calcext:value-type="float">
            <text:p>12.517197</text:p>
          </table:table-cell>
          <table:table-cell office:value-type="float" office:value="47.367546" calcext:value-type="float">
            <text:p>47.367546</text:p>
          </table:table-cell>
          <table:table-cell table:formula="of:=([.B230]-[.B229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6.84" calcext:value-type="float">
            <text:p>6.84</text:p>
          </table:table-cell>
          <table:table-cell office:value-type="float" office:value="11.845916" calcext:value-type="float">
            <text:p>11.845916</text:p>
          </table:table-cell>
          <table:table-cell office:value-type="float" office:value="0.15029" calcext:value-type="float">
            <text:p>0.15029</text:p>
          </table:table-cell>
          <table:table-cell office:value-type="float" office:value="12.86084" calcext:value-type="float">
            <text:p>12.86084</text:p>
          </table:table-cell>
          <table:table-cell office:value-type="float" office:value="47.457184" calcext:value-type="float">
            <text:p>47.457184</text:p>
          </table:table-cell>
          <table:table-cell table:formula="of:=([.B231]-[.B23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6.87" calcext:value-type="float">
            <text:p>6.87</text:p>
          </table:table-cell>
          <table:table-cell office:value-type="float" office:value="11.929256" calcext:value-type="float">
            <text:p>11.929256</text:p>
          </table:table-cell>
          <table:table-cell office:value-type="float" office:value="0.145032" calcext:value-type="float">
            <text:p>0.145032</text:p>
          </table:table-cell>
          <table:table-cell office:value-type="float" office:value="13.209007" calcext:value-type="float">
            <text:p>13.209007</text:p>
          </table:table-cell>
          <table:table-cell office:value-type="float" office:value="47.542175" calcext:value-type="float">
            <text:p>47.542175</text:p>
          </table:table-cell>
          <table:table-cell table:formula="of:=([.B232]-[.B231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6.9" calcext:value-type="float">
            <text:p>6.9</text:p>
          </table:table-cell>
          <table:table-cell office:value-type="float" office:value="12.012597" calcext:value-type="float">
            <text:p>12.012597</text:p>
          </table:table-cell>
          <table:table-cell office:value-type="float" office:value="0.14037" calcext:value-type="float">
            <text:p>0.14037</text:p>
          </table:table-cell>
          <table:table-cell office:value-type="float" office:value="13.557178" calcext:value-type="float">
            <text:p>13.557178</text:p>
          </table:table-cell>
          <table:table-cell office:value-type="float" office:value="47.627167" calcext:value-type="float">
            <text:p>47.627167</text:p>
          </table:table-cell>
          <table:table-cell table:formula="of:=([.B233]-[.B23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6.93" calcext:value-type="float">
            <text:p>6.93</text:p>
          </table:table-cell>
          <table:table-cell office:value-type="float" office:value="12.095937" calcext:value-type="float">
            <text:p>12.095937</text:p>
          </table:table-cell>
          <table:table-cell office:value-type="float" office:value="0.135885" calcext:value-type="float">
            <text:p>0.135885</text:p>
          </table:table-cell>
          <table:table-cell office:value-type="float" office:value="13.911289" calcext:value-type="float">
            <text:p>13.911289</text:p>
          </table:table-cell>
          <table:table-cell office:value-type="float" office:value="47.705933" calcext:value-type="float">
            <text:p>47.705933</text:p>
          </table:table-cell>
          <table:table-cell table:formula="of:=([.B234]-[.B233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6.96" calcext:value-type="float">
            <text:p>6.96</text:p>
          </table:table-cell>
          <table:table-cell office:value-type="float" office:value="12.179277" calcext:value-type="float">
            <text:p>12.179277</text:p>
          </table:table-cell>
          <table:table-cell office:value-type="float" office:value="0.131884" calcext:value-type="float">
            <text:p>0.131884</text:p>
          </table:table-cell>
          <table:table-cell office:value-type="float" office:value="14.2654" calcext:value-type="float">
            <text:p>14.2654</text:p>
          </table:table-cell>
          <table:table-cell office:value-type="float" office:value="47.784691" calcext:value-type="float">
            <text:p>47.784691</text:p>
          </table:table-cell>
          <table:table-cell table:formula="of:=([.B235]-[.B234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6.99" calcext:value-type="float">
            <text:p>6.99</text:p>
          </table:table-cell>
          <table:table-cell office:value-type="float" office:value="12.262618" calcext:value-type="float">
            <text:p>12.262618</text:p>
          </table:table-cell>
          <table:table-cell office:value-type="float" office:value="0.12795" calcext:value-type="float">
            <text:p>0.12795</text:p>
          </table:table-cell>
          <table:table-cell office:value-type="float" office:value="14.625881" calcext:value-type="float">
            <text:p>14.625881</text:p>
          </table:table-cell>
          <table:table-cell office:value-type="float" office:value="47.85659" calcext:value-type="float">
            <text:p>47.85659</text:p>
          </table:table-cell>
          <table:table-cell table:formula="of:=([.B236]-[.B235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02" calcext:value-type="float">
            <text:p>7.02</text:p>
          </table:table-cell>
          <table:table-cell office:value-type="float" office:value="12.345959" calcext:value-type="float">
            <text:p>12.345959</text:p>
          </table:table-cell>
          <table:table-cell office:value-type="float" office:value="0.124492" calcext:value-type="float">
            <text:p>0.124492</text:p>
          </table:table-cell>
          <table:table-cell office:value-type="float" office:value="14.986362" calcext:value-type="float">
            <text:p>14.986362</text:p>
          </table:table-cell>
          <table:table-cell office:value-type="float" office:value="47.928497" calcext:value-type="float">
            <text:p>47.928497</text:p>
          </table:table-cell>
          <table:table-cell table:formula="of:=([.B237]-[.B23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05" calcext:value-type="float">
            <text:p>7.05</text:p>
          </table:table-cell>
          <table:table-cell office:value-type="float" office:value="12.429299" calcext:value-type="float">
            <text:p>12.429299</text:p>
          </table:table-cell>
          <table:table-cell office:value-type="float" office:value="0.121036" calcext:value-type="float">
            <text:p>0.121036</text:p>
          </table:table-cell>
          <table:table-cell office:value-type="float" office:value="15.353245" calcext:value-type="float">
            <text:p>15.353245</text:p>
          </table:table-cell>
          <table:table-cell office:value-type="float" office:value="47.993279" calcext:value-type="float">
            <text:p>47.993279</text:p>
          </table:table-cell>
          <table:table-cell table:formula="of:=([.B238]-[.B237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7.08" calcext:value-type="float">
            <text:p>7.08</text:p>
          </table:table-cell>
          <table:table-cell office:value-type="float" office:value="12.51264" calcext:value-type="float">
            <text:p>12.51264</text:p>
          </table:table-cell>
          <table:table-cell office:value-type="float" office:value="0.118059" calcext:value-type="float">
            <text:p>0.118059</text:p>
          </table:table-cell>
          <table:table-cell office:value-type="float" office:value="15.720131" calcext:value-type="float">
            <text:p>15.720131</text:p>
          </table:table-cell>
          <table:table-cell office:value-type="float" office:value="48.058067" calcext:value-type="float">
            <text:p>48.058067</text:p>
          </table:table-cell>
          <table:table-cell table:formula="of:=([.B239]-[.B238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11" calcext:value-type="float">
            <text:p>7.11</text:p>
          </table:table-cell>
          <table:table-cell office:value-type="float" office:value="12.595981" calcext:value-type="float">
            <text:p>12.595981</text:p>
          </table:table-cell>
          <table:table-cell office:value-type="float" office:value="0.115036" calcext:value-type="float">
            <text:p>0.115036</text:p>
          </table:table-cell>
          <table:table-cell office:value-type="float" office:value="16.093307" calcext:value-type="float">
            <text:p>16.093307</text:p>
          </table:table-cell>
          <table:table-cell office:value-type="float" office:value="48.115601" calcext:value-type="float">
            <text:p>48.115601</text:p>
          </table:table-cell>
          <table:table-cell table:formula="of:=([.B240]-[.B23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14" calcext:value-type="float">
            <text:p>7.14</text:p>
          </table:table-cell>
          <table:table-cell office:value-type="float" office:value="12.679321" calcext:value-type="float">
            <text:p>12.679321</text:p>
          </table:table-cell>
          <table:table-cell office:value-type="float" office:value="0.112486" calcext:value-type="float">
            <text:p>0.112486</text:p>
          </table:table-cell>
          <table:table-cell office:value-type="float" office:value="16.466488" calcext:value-type="float">
            <text:p>16.466488</text:p>
          </table:table-cell>
          <table:table-cell office:value-type="float" office:value="48.173126" calcext:value-type="float">
            <text:p>48.173126</text:p>
          </table:table-cell>
          <table:table-cell table:formula="of:=([.B241]-[.B24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17" calcext:value-type="float">
            <text:p>7.17</text:p>
          </table:table-cell>
          <table:table-cell office:value-type="float" office:value="12.762661" calcext:value-type="float">
            <text:p>12.762661</text:p>
          </table:table-cell>
          <table:table-cell office:value-type="float" office:value="0.109843" calcext:value-type="float">
            <text:p>0.109843</text:p>
          </table:table-cell>
          <table:table-cell office:value-type="float" office:value="16.845806" calcext:value-type="float">
            <text:p>16.845806</text:p>
          </table:table-cell>
          <table:table-cell office:value-type="float" office:value="48.223297" calcext:value-type="float">
            <text:p>48.223297</text:p>
          </table:table-cell>
          <table:table-cell table:formula="of:=([.B242]-[.B241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2" calcext:value-type="float">
            <text:p>7.2</text:p>
          </table:table-cell>
          <table:table-cell office:value-type="float" office:value="12.846002" calcext:value-type="float">
            <text:p>12.846002</text:p>
          </table:table-cell>
          <table:table-cell office:value-type="float" office:value="0.107695" calcext:value-type="float">
            <text:p>0.107695</text:p>
          </table:table-cell>
          <table:table-cell office:value-type="float" office:value="17.225128" calcext:value-type="float">
            <text:p>17.225128</text:p>
          </table:table-cell>
          <table:table-cell office:value-type="float" office:value="48.27346" calcext:value-type="float">
            <text:p>48.27346</text:p>
          </table:table-cell>
          <table:table-cell table:formula="of:=([.B243]-[.B242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7.23" calcext:value-type="float">
            <text:p>7.23</text:p>
          </table:table-cell>
          <table:table-cell office:value-type="float" office:value="12.929341" calcext:value-type="float">
            <text:p>12.929341</text:p>
          </table:table-cell>
          <table:table-cell office:value-type="float" office:value="0.105407" calcext:value-type="float">
            <text:p>0.105407</text:p>
          </table:table-cell>
          <table:table-cell office:value-type="float" office:value="17.610432" calcext:value-type="float">
            <text:p>17.610432</text:p>
          </table:table-cell>
          <table:table-cell office:value-type="float" office:value="48.316124" calcext:value-type="float">
            <text:p>48.316124</text:p>
          </table:table-cell>
          <table:table-cell table:formula="of:=([.B244]-[.B243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7.26" calcext:value-type="float">
            <text:p>7.26</text:p>
          </table:table-cell>
          <table:table-cell office:value-type="float" office:value="13.012682" calcext:value-type="float">
            <text:p>13.012682</text:p>
          </table:table-cell>
          <table:table-cell office:value-type="float" office:value="0.103399" calcext:value-type="float">
            <text:p>0.103399</text:p>
          </table:table-cell>
          <table:table-cell office:value-type="float" office:value="17.999474" calcext:value-type="float">
            <text:p>17.999474</text:p>
          </table:table-cell>
          <table:table-cell office:value-type="float" office:value="48.353874" calcext:value-type="float">
            <text:p>48.353874</text:p>
          </table:table-cell>
          <table:table-cell table:formula="of:=([.B245]-[.B244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29" calcext:value-type="float">
            <text:p>7.29</text:p>
          </table:table-cell>
          <table:table-cell office:value-type="float" office:value="13.096023" calcext:value-type="float">
            <text:p>13.096023</text:p>
          </table:table-cell>
          <table:table-cell office:value-type="float" office:value="0.101792" calcext:value-type="float">
            <text:p>0.101792</text:p>
          </table:table-cell>
          <table:table-cell office:value-type="float" office:value="18.388515" calcext:value-type="float">
            <text:p>18.388515</text:p>
          </table:table-cell>
          <table:table-cell office:value-type="float" office:value="48.391624" calcext:value-type="float">
            <text:p>48.391624</text:p>
          </table:table-cell>
          <table:table-cell table:formula="of:=([.B246]-[.B245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32" calcext:value-type="float">
            <text:p>7.32</text:p>
          </table:table-cell>
          <table:table-cell office:value-type="float" office:value="13.179363" calcext:value-type="float">
            <text:p>13.179363</text:p>
          </table:table-cell>
          <table:table-cell office:value-type="float" office:value="0.100028" calcext:value-type="float">
            <text:p>0.100028</text:p>
          </table:table-cell>
          <table:table-cell office:value-type="float" office:value="18.782528" calcext:value-type="float">
            <text:p>18.782528</text:p>
          </table:table-cell>
          <table:table-cell office:value-type="float" office:value="48.4226" calcext:value-type="float">
            <text:p>48.4226</text:p>
          </table:table-cell>
          <table:table-cell table:formula="of:=([.B247]-[.B246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7.35" calcext:value-type="float">
            <text:p>7.35</text:p>
          </table:table-cell>
          <table:table-cell office:value-type="float" office:value="13.262704" calcext:value-type="float">
            <text:p>13.262704</text:p>
          </table:table-cell>
          <table:table-cell office:value-type="float" office:value="0.098765" calcext:value-type="float">
            <text:p>0.098765</text:p>
          </table:table-cell>
          <table:table-cell office:value-type="float" office:value="19.17654" calcext:value-type="float">
            <text:p>19.17654</text:p>
          </table:table-cell>
          <table:table-cell office:value-type="float" office:value="48.453575" calcext:value-type="float">
            <text:p>48.453575</text:p>
          </table:table-cell>
          <table:table-cell table:formula="of:=([.B248]-[.B247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38" calcext:value-type="float">
            <text:p>7.38</text:p>
          </table:table-cell>
          <table:table-cell office:value-type="float" office:value="13.346045" calcext:value-type="float">
            <text:p>13.346045</text:p>
          </table:table-cell>
          <table:table-cell office:value-type="float" office:value="0.09727" calcext:value-type="float">
            <text:p>0.09727</text:p>
          </table:table-cell>
          <table:table-cell office:value-type="float" office:value="19.575901" calcext:value-type="float">
            <text:p>19.575901</text:p>
          </table:table-cell>
          <table:table-cell office:value-type="float" office:value="48.476921" calcext:value-type="float">
            <text:p>48.476921</text:p>
          </table:table-cell>
          <table:table-cell table:formula="of:=([.B249]-[.B248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41" calcext:value-type="float">
            <text:p>7.41</text:p>
          </table:table-cell>
          <table:table-cell office:value-type="float" office:value="13.429385" calcext:value-type="float">
            <text:p>13.429385</text:p>
          </table:table-cell>
          <table:table-cell office:value-type="float" office:value="0.096275" calcext:value-type="float">
            <text:p>0.096275</text:p>
          </table:table-cell>
          <table:table-cell office:value-type="float" office:value="19.975262" calcext:value-type="float">
            <text:p>19.975262</text:p>
          </table:table-cell>
          <table:table-cell office:value-type="float" office:value="48.500259" calcext:value-type="float">
            <text:p>48.500259</text:p>
          </table:table-cell>
          <table:table-cell table:formula="of:=([.B250]-[.B249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44" calcext:value-type="float">
            <text:p>7.44</text:p>
          </table:table-cell>
          <table:table-cell office:value-type="float" office:value="13.512726" calcext:value-type="float">
            <text:p>13.512726</text:p>
          </table:table-cell>
          <table:table-cell office:value-type="float" office:value="0.094998" calcext:value-type="float">
            <text:p>0.094998</text:p>
          </table:table-cell>
          <table:table-cell office:value-type="float" office:value="20.379993" calcext:value-type="float">
            <text:p>20.379993</text:p>
          </table:table-cell>
          <table:table-cell office:value-type="float" office:value="48.515518" calcext:value-type="float">
            <text:p>48.515518</text:p>
          </table:table-cell>
          <table:table-cell table:formula="of:=([.B251]-[.B25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47" calcext:value-type="float">
            <text:p>7.47</text:p>
          </table:table-cell>
          <table:table-cell office:value-type="float" office:value="13.596066" calcext:value-type="float">
            <text:p>13.596066</text:p>
          </table:table-cell>
          <table:table-cell office:value-type="float" office:value="0.094284" calcext:value-type="float">
            <text:p>0.094284</text:p>
          </table:table-cell>
          <table:table-cell office:value-type="float" office:value="20.784729" calcext:value-type="float">
            <text:p>20.784729</text:p>
          </table:table-cell>
          <table:table-cell office:value-type="float" office:value="48.530777" calcext:value-type="float">
            <text:p>48.530777</text:p>
          </table:table-cell>
          <table:table-cell table:formula="of:=([.B252]-[.B251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13.679407" calcext:value-type="float">
            <text:p>13.679407</text:p>
          </table:table-cell>
          <table:table-cell office:value-type="float" office:value="0.093246" calcext:value-type="float">
            <text:p>0.093246</text:p>
          </table:table-cell>
          <table:table-cell office:value-type="float" office:value="21.194725" calcext:value-type="float">
            <text:p>21.194725</text:p>
          </table:table-cell>
          <table:table-cell office:value-type="float" office:value="48.537605" calcext:value-type="float">
            <text:p>48.537605</text:p>
          </table:table-cell>
          <table:table-cell table:formula="of:=([.B253]-[.B252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53" calcext:value-type="float">
            <text:p>7.53</text:p>
          </table:table-cell>
          <table:table-cell office:value-type="float" office:value="13.762748" calcext:value-type="float">
            <text:p>13.762748</text:p>
          </table:table-cell>
          <table:table-cell office:value-type="float" office:value="0.092773" calcext:value-type="float">
            <text:p>0.092773</text:p>
          </table:table-cell>
          <table:table-cell office:value-type="float" office:value="21.604721" calcext:value-type="float">
            <text:p>21.604721</text:p>
          </table:table-cell>
          <table:table-cell office:value-type="float" office:value="48.544426" calcext:value-type="float">
            <text:p>48.544426</text:p>
          </table:table-cell>
          <table:table-cell table:formula="of:=([.B254]-[.B253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56" calcext:value-type="float">
            <text:p>7.56</text:p>
          </table:table-cell>
          <table:table-cell office:value-type="float" office:value="13.846088" calcext:value-type="float">
            <text:p>13.846088</text:p>
          </table:table-cell>
          <table:table-cell office:value-type="float" office:value="0.091933" calcext:value-type="float">
            <text:p>0.091933</text:p>
          </table:table-cell>
          <table:table-cell office:value-type="float" office:value="22.019821" calcext:value-type="float">
            <text:p>22.019821</text:p>
          </table:table-cell>
          <table:table-cell office:value-type="float" office:value="48.542503" calcext:value-type="float">
            <text:p>48.542503</text:p>
          </table:table-cell>
          <table:table-cell table:formula="of:=([.B255]-[.B254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59" calcext:value-type="float">
            <text:p>7.59</text:p>
          </table:table-cell>
          <table:table-cell office:value-type="float" office:value="13.929429" calcext:value-type="float">
            <text:p>13.929429</text:p>
          </table:table-cell>
          <table:table-cell office:value-type="float" office:value="0.09149" calcext:value-type="float">
            <text:p>0.09149</text:p>
          </table:table-cell>
          <table:table-cell office:value-type="float" office:value="22.437977" calcext:value-type="float">
            <text:p>22.437977</text:p>
          </table:table-cell>
          <table:table-cell office:value-type="float" office:value="48.53492" calcext:value-type="float">
            <text:p>48.53492</text:p>
          </table:table-cell>
          <table:table-cell table:formula="of:=([.B256]-[.B255])*3020*4*5600/(0.39*2581.403)" office:value-type="float" office:value="5600.13455612694" calcext:value-type="float">
            <text:p>5600.1345561269</text:p>
          </table:table-cell>
          <table:table-cell table:number-columns-repeated="1018"/>
        </table:table-row>
        <table:table-row table:style-name="ro2">
          <table:table-cell office:value-type="float" office:value="7.62" calcext:value-type="float">
            <text:p>7.62</text:p>
          </table:table-cell>
          <table:table-cell office:value-type="float" office:value="14.012771" calcext:value-type="float">
            <text:p>14.012771</text:p>
          </table:table-cell>
          <table:table-cell office:value-type="float" office:value="0.091406" calcext:value-type="float">
            <text:p>0.091406</text:p>
          </table:table-cell>
          <table:table-cell office:value-type="float" office:value="22.856136" calcext:value-type="float">
            <text:p>22.856136</text:p>
          </table:table-cell>
          <table:table-cell office:value-type="float" office:value="48.527336" calcext:value-type="float">
            <text:p>48.527336</text:p>
          </table:table-cell>
          <table:table-cell table:formula="of:=([.B257]-[.B256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65" calcext:value-type="float">
            <text:p>7.65</text:p>
          </table:table-cell>
          <table:table-cell office:value-type="float" office:value="14.096111" calcext:value-type="float">
            <text:p>14.096111</text:p>
          </table:table-cell>
          <table:table-cell office:value-type="float" office:value="0.090937" calcext:value-type="float">
            <text:p>0.090937</text:p>
          </table:table-cell>
          <table:table-cell office:value-type="float" office:value="23.278431" calcext:value-type="float">
            <text:p>23.278431</text:p>
          </table:table-cell>
          <table:table-cell office:value-type="float" office:value="48.511658" calcext:value-type="float">
            <text:p>48.511658</text:p>
          </table:table-cell>
          <table:table-cell table:formula="of:=([.B258]-[.B257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7.68" calcext:value-type="float">
            <text:p>7.68</text:p>
          </table:table-cell>
          <table:table-cell office:value-type="float" office:value="14.179452" calcext:value-type="float">
            <text:p>14.179452</text:p>
          </table:table-cell>
          <table:table-cell office:value-type="float" office:value="0.091029" calcext:value-type="float">
            <text:p>0.091029</text:p>
          </table:table-cell>
          <table:table-cell office:value-type="float" office:value="23.700729" calcext:value-type="float">
            <text:p>23.700729</text:p>
          </table:table-cell>
          <table:table-cell office:value-type="float" office:value="48.495979" calcext:value-type="float">
            <text:p>48.495979</text:p>
          </table:table-cell>
          <table:table-cell table:formula="of:=([.B259]-[.B258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71" calcext:value-type="float">
            <text:p>7.71</text:p>
          </table:table-cell>
          <table:table-cell office:value-type="float" office:value="14.262793" calcext:value-type="float">
            <text:p>14.262793</text:p>
          </table:table-cell>
          <table:table-cell office:value-type="float" office:value="0.090665" calcext:value-type="float">
            <text:p>0.090665</text:p>
          </table:table-cell>
          <table:table-cell office:value-type="float" office:value="24.127438" calcext:value-type="float">
            <text:p>24.127438</text:p>
          </table:table-cell>
          <table:table-cell office:value-type="float" office:value="48.470993" calcext:value-type="float">
            <text:p>48.470993</text:p>
          </table:table-cell>
          <table:table-cell table:formula="of:=([.B260]-[.B25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74" calcext:value-type="float">
            <text:p>7.74</text:p>
          </table:table-cell>
          <table:table-cell office:value-type="float" office:value="14.346133" calcext:value-type="float">
            <text:p>14.346133</text:p>
          </table:table-cell>
          <table:table-cell office:value-type="float" office:value="0.090971" calcext:value-type="float">
            <text:p>0.090971</text:p>
          </table:table-cell>
          <table:table-cell office:value-type="float" office:value="24.55415" calcext:value-type="float">
            <text:p>24.55415</text:p>
          </table:table-cell>
          <table:table-cell office:value-type="float" office:value="48.446014" calcext:value-type="float">
            <text:p>48.446014</text:p>
          </table:table-cell>
          <table:table-cell table:formula="of:=([.B261]-[.B260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77" calcext:value-type="float">
            <text:p>7.77</text:p>
          </table:table-cell>
          <table:table-cell office:value-type="float" office:value="14.429474" calcext:value-type="float">
            <text:p>14.429474</text:p>
          </table:table-cell>
          <table:table-cell office:value-type="float" office:value="0.090769" calcext:value-type="float">
            <text:p>0.090769</text:p>
          </table:table-cell>
          <table:table-cell office:value-type="float" office:value="24.985218" calcext:value-type="float">
            <text:p>24.985218</text:p>
          </table:table-cell>
          <table:table-cell office:value-type="float" office:value="48.411003" calcext:value-type="float">
            <text:p>48.411003</text:p>
          </table:table-cell>
          <table:table-cell table:formula="of:=([.B262]-[.B261])*3020*4*5600/(0.39*2581.403)" office:value-type="float" office:value="5600.06736150044" calcext:value-type="float">
            <text:p>5600.0673615004</text:p>
          </table:table-cell>
          <table:table-cell table:number-columns-repeated="1018"/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14.512815" calcext:value-type="float">
            <text:p>14.512815</text:p>
          </table:table-cell>
          <table:table-cell office:value-type="float" office:value="0.091087" calcext:value-type="float">
            <text:p>0.091087</text:p>
          </table:table-cell>
          <table:table-cell office:value-type="float" office:value="25.418854" calcext:value-type="float">
            <text:p>25.418854</text:p>
          </table:table-cell>
          <table:table-cell office:value-type="float" office:value="48.3694" calcext:value-type="float">
            <text:p>48.3694</text:p>
          </table:table-cell>
          <table:table-cell table:formula="of:=([.B263]-[.B262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83" calcext:value-type="float">
            <text:p>7.83</text:p>
          </table:table-cell>
          <table:table-cell office:value-type="float" office:value="14.596155" calcext:value-type="float">
            <text:p>14.596155</text:p>
          </table:table-cell>
          <table:table-cell office:value-type="float" office:value="0.091782" calcext:value-type="float">
            <text:p>0.091782</text:p>
          </table:table-cell>
          <table:table-cell office:value-type="float" office:value="25.852489" calcext:value-type="float">
            <text:p>25.852489</text:p>
          </table:table-cell>
          <table:table-cell office:value-type="float" office:value="48.327797" calcext:value-type="float">
            <text:p>48.327797</text:p>
          </table:table-cell>
          <table:table-cell table:formula="of:=([.B264]-[.B263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86" calcext:value-type="float">
            <text:p>7.86</text:p>
          </table:table-cell>
          <table:table-cell office:value-type="float" office:value="14.679496" calcext:value-type="float">
            <text:p>14.679496</text:p>
          </table:table-cell>
          <table:table-cell office:value-type="float" office:value="0.091936" calcext:value-type="float">
            <text:p>0.091936</text:p>
          </table:table-cell>
          <table:table-cell office:value-type="float" office:value="26.289486" calcext:value-type="float">
            <text:p>26.289486</text:p>
          </table:table-cell>
          <table:table-cell office:value-type="float" office:value="48.276817" calcext:value-type="float">
            <text:p>48.276817</text:p>
          </table:table-cell>
          <table:table-cell table:formula="of:=([.B265]-[.B26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7.89" calcext:value-type="float">
            <text:p>7.89</text:p>
          </table:table-cell>
          <table:table-cell office:value-type="float" office:value="14.762836" calcext:value-type="float">
            <text:p>14.762836</text:p>
          </table:table-cell>
          <table:table-cell office:value-type="float" office:value="0.092743" calcext:value-type="float">
            <text:p>0.092743</text:p>
          </table:table-cell>
          <table:table-cell office:value-type="float" office:value="26.726486" calcext:value-type="float">
            <text:p>26.726486</text:p>
          </table:table-cell>
          <table:table-cell office:value-type="float" office:value="48.225838" calcext:value-type="float">
            <text:p>48.225838</text:p>
          </table:table-cell>
          <table:table-cell table:formula="of:=([.B266]-[.B265])*3020*4*5600/(0.39*2581.403)" office:value-type="float" office:value="5600.06736150056" calcext:value-type="float">
            <text:p>5600.0673615006</text:p>
          </table:table-cell>
          <table:table-cell table:number-columns-repeated="1018"/>
        </table:table-row>
        <table:table-row table:style-name="ro2">
          <table:table-cell office:value-type="float" office:value="7.92" calcext:value-type="float">
            <text:p>7.92</text:p>
          </table:table-cell>
          <table:table-cell office:value-type="float" office:value="14.846177" calcext:value-type="float">
            <text:p>14.846177</text:p>
          </table:table-cell>
          <table:table-cell office:value-type="float" office:value="0.092943" calcext:value-type="float">
            <text:p>0.092943</text:p>
          </table:table-cell>
          <table:table-cell office:value-type="float" office:value="27.167004" calcext:value-type="float">
            <text:p>27.167004</text:p>
          </table:table-cell>
          <table:table-cell office:value-type="float" office:value="48.163918" calcext:value-type="float">
            <text:p>48.163918</text:p>
          </table:table-cell>
          <table:table-cell table:formula="of:=([.B267]-[.B266])*3020*4*5600/(0.39*2581.403)" office:value-type="float" office:value="5600.13455612694" calcext:value-type="float">
            <text:p>5600.1345561269</text:p>
          </table:table-cell>
          <table:table-cell table:number-columns-repeated="1018"/>
        </table:table-row>
        <table:table-row table:style-name="ro2">
          <table:table-cell office:value-type="float" office:value="7.95" calcext:value-type="float">
            <text:p>7.95</text:p>
          </table:table-cell>
          <table:table-cell office:value-type="float" office:value="14.929519" calcext:value-type="float">
            <text:p>14.929519</text:p>
          </table:table-cell>
          <table:table-cell office:value-type="float" office:value="0.094002" calcext:value-type="float">
            <text:p>0.094002</text:p>
          </table:table-cell>
          <table:table-cell office:value-type="float" office:value="27.607525" calcext:value-type="float">
            <text:p>27.607525</text:p>
          </table:table-cell>
          <table:table-cell office:value-type="float" office:value="48.101997" calcext:value-type="float">
            <text:p>48.101997</text:p>
          </table:table-cell>
          <table:table-cell table:formula="of:=([.B268]-[.B267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7.98" calcext:value-type="float">
            <text:p>7.98</text:p>
          </table:table-cell>
          <table:table-cell office:value-type="float" office:value="15.012858" calcext:value-type="float">
            <text:p>15.012858</text:p>
          </table:table-cell>
          <table:table-cell office:value-type="float" office:value="0.094379" calcext:value-type="float">
            <text:p>0.094379</text:p>
          </table:table-cell>
          <table:table-cell office:value-type="float" office:value="28.051369" calcext:value-type="float">
            <text:p>28.051369</text:p>
          </table:table-cell>
          <table:table-cell office:value-type="float" office:value="48.028091" calcext:value-type="float">
            <text:p>48.028091</text:p>
          </table:table-cell>
          <table:table-cell table:formula="of:=([.B269]-[.B268])*3020*4*5600/(0.39*2581.403)" office:value-type="float" office:value="1738.59376431125" calcext:value-type="float">
            <text:p>1738.5937643113</text:p>
          </table:table-cell>
          <table:table-cell table:number-columns-repeated="1018"/>
        </table:table-row>
        <table:table-row table:style-name="ro2">
          <table:table-cell office:value-type="float" office:value="8.01" calcext:value-type="float">
            <text:p>8.01</text:p>
          </table:table-cell>
          <table:table-cell office:value-type="float" office:value="15.038732" calcext:value-type="float">
            <text:p>15.038732</text:p>
          </table:table-cell>
          <table:table-cell office:value-type="float" office:value="0.095533" calcext:value-type="float">
            <text:p>0.095533</text:p>
          </table:table-cell>
          <table:table-cell office:value-type="float" office:value="28.495541" calcext:value-type="float">
            <text:p>28.495541</text:p>
          </table:table-cell>
          <table:table-cell office:value-type="float" office:value="47.947006" calcext:value-type="float">
            <text:p>47.947006</text:p>
          </table:table-cell>
          <table:table-cell table:formula="of:=([.B270]-[.B269])*3020*4*5600/(0.39*2581.403)" office:value-type="float" office:value="1738.52656968487" calcext:value-type="float">
            <text:p>1738.5265696849</text:p>
          </table:table-cell>
          <table:table-cell table:number-columns-repeated="1018"/>
        </table:table-row>
        <table:table-row table:style-name="ro2">
          <table:table-cell office:value-type="float" office:value="8.04" calcext:value-type="float">
            <text:p>8.04</text:p>
          </table:table-cell>
          <table:table-cell office:value-type="float" office:value="15.064605" calcext:value-type="float">
            <text:p>15.064605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28.939709" calcext:value-type="float">
            <text:p>28.939709</text:p>
          </table:table-cell>
          <table:table-cell office:value-type="float" office:value="47.865921" calcext:value-type="float">
            <text:p>47.865921</text:p>
          </table:table-cell>
          <table:table-cell table:formula="of:=([.B271]-[.B270])*3020*4*5600/(0.39*2581.403)" office:value-type="float" office:value="-6542.60638646738" calcext:value-type="float">
            <text:p>-6542.6063864674</text:p>
          </table:table-cell>
          <table:table-cell table:number-columns-repeated="1018"/>
        </table:table-row>
        <table:table-row table:style-name="ro2">
          <table:table-cell office:value-type="float" office:value="8.07" calcext:value-type="float">
            <text:p>8.07</text:p>
          </table:table-cell>
          <table:table-cell office:value-type="float" office:value="14.967237" calcext:value-type="float">
            <text:p>14.967237</text:p>
          </table:table-cell>
          <table:table-cell office:value-type="float" office:value="0.098445" calcext:value-type="float">
            <text:p>0.098445</text:p>
          </table:table-cell>
          <table:table-cell office:value-type="float" office:value="29.377338" calcext:value-type="float">
            <text:p>29.377338</text:p>
          </table:table-cell>
          <table:table-cell office:value-type="float" office:value="47.775398" calcext:value-type="float">
            <text:p>47.775398</text:p>
          </table:table-cell>
          <table:table-cell table:formula="of:=([.B272]-[.B271])*3020*4*5600/(0.39*2581.403)" office:value-type="float" office:value="-6542.6063864675" calcext:value-type="float">
            <text:p>-6542.6063864675</text:p>
          </table:table-cell>
          <table:table-cell table:number-columns-repeated="1018"/>
        </table:table-row>
        <table:table-row table:style-name="ro2">
          <table:table-cell office:value-type="float" office:value="8.1" calcext:value-type="float">
            <text:p>8.1</text:p>
          </table:table-cell>
          <table:table-cell office:value-type="float" office:value="14.869869" calcext:value-type="float">
            <text:p>14.869869</text:p>
          </table:table-cell>
          <table:table-cell office:value-type="float" office:value="0.09978" calcext:value-type="float">
            <text:p>0.09978</text:p>
          </table:table-cell>
          <table:table-cell office:value-type="float" office:value="29.81496" calcext:value-type="float">
            <text:p>29.81496</text:p>
          </table:table-cell>
          <table:table-cell office:value-type="float" office:value="47.684875" calcext:value-type="float">
            <text:p>47.684875</text:p>
          </table:table-cell>
          <table:table-cell table:formula="of:=([.B273]-[.B272])*3020*4*5600/(0.39*2581.403)" office:value-type="float" office:value="-8609.9834579123" calcext:value-type="float">
            <text:p>-8609.9834579123</text:p>
          </table:table-cell>
          <table:table-cell table:number-columns-repeated="1018"/>
        </table:table-row>
        <table:table-row table:style-name="ro2">
          <table:table-cell office:value-type="float" office:value="8.13" calcext:value-type="float">
            <text:p>8.13</text:p>
          </table:table-cell>
          <table:table-cell office:value-type="float" office:value="14.741734" calcext:value-type="float">
            <text:p>14.741734</text:p>
          </table:table-cell>
          <table:table-cell office:value-type="float" office:value="0.101545" calcext:value-type="float">
            <text:p>0.101545</text:p>
          </table:table-cell>
          <table:table-cell office:value-type="float" office:value="30.242832" calcext:value-type="float">
            <text:p>30.242832</text:p>
          </table:table-cell>
          <table:table-cell office:value-type="float" office:value="47.584274" calcext:value-type="float">
            <text:p>47.584274</text:p>
          </table:table-cell>
          <table:table-cell table:formula="of:=([.B274]-[.B273])*3020*4*5600/(0.39*2581.403)" office:value-type="float" office:value="-8907.4540691284" calcext:value-type="float">
            <text:p>-8907.4540691284</text:p>
          </table:table-cell>
          <table:table-cell table:number-columns-repeated="1018"/>
        </table:table-row>
        <table:table-row table:style-name="ro2">
          <table:table-cell office:value-type="float" office:value="8.16" calcext:value-type="float">
            <text:p>8.16</text:p>
          </table:table-cell>
          <table:table-cell office:value-type="float" office:value="14.609172" calcext:value-type="float">
            <text:p>14.609172</text:p>
          </table:table-cell>
          <table:table-cell office:value-type="float" office:value="0.103327" calcext:value-type="float">
            <text:p>0.103327</text:p>
          </table:table-cell>
          <table:table-cell office:value-type="float" office:value="30.66404" calcext:value-type="float">
            <text:p>30.66404</text:p>
          </table:table-cell>
          <table:table-cell office:value-type="float" office:value="47.477737" calcext:value-type="float">
            <text:p>47.477737</text:p>
          </table:table-cell>
          <table:table-cell table:formula="of:=([.B275]-[.B274])*3020*4*5600/(0.39*2581.403)" office:value-type="float" office:value="-8907.45406912828" calcext:value-type="float">
            <text:p>-8907.4540691283</text:p>
          </table:table-cell>
          <table:table-cell table:number-columns-repeated="1018"/>
        </table:table-row>
        <table:table-row table:style-name="ro2">
          <table:table-cell office:value-type="float" office:value="8.19" calcext:value-type="float">
            <text:p>8.19</text:p>
          </table:table-cell>
          <table:table-cell office:value-type="float" office:value="14.47661" calcext:value-type="float">
            <text:p>14.47661</text:p>
          </table:table-cell>
          <table:table-cell office:value-type="float" office:value="0.104775" calcext:value-type="float">
            <text:p>0.104775</text:p>
          </table:table-cell>
          <table:table-cell office:value-type="float" office:value="31.085243" calcext:value-type="float">
            <text:p>31.085243</text:p>
          </table:table-cell>
          <table:table-cell office:value-type="float" office:value="47.371201" calcext:value-type="float">
            <text:p>47.371201</text:p>
          </table:table-cell>
          <table:table-cell table:formula="of:=([.B276]-[.B275])*3020*4*5600/(0.39*2581.403)" office:value-type="float" office:value="-8999.24192883509" calcext:value-type="float">
            <text:p>-8999.2419288351</text:p>
          </table:table-cell>
          <table:table-cell table:number-columns-repeated="1018"/>
        </table:table-row>
        <table:table-row table:style-name="ro2">
          <table:table-cell office:value-type="float" office:value="8.22" calcext:value-type="float">
            <text:p>8.22</text:p>
          </table:table-cell>
          <table:table-cell office:value-type="float" office:value="14.342682" calcext:value-type="float">
            <text:p>14.342682</text:p>
          </table:table-cell>
          <table:table-cell office:value-type="float" office:value="0.106701" calcext:value-type="float">
            <text:p>0.106701</text:p>
          </table:table-cell>
          <table:table-cell office:value-type="float" office:value="31.496754" calcext:value-type="float">
            <text:p>31.496754</text:p>
          </table:table-cell>
          <table:table-cell office:value-type="float" office:value="47.256378" calcext:value-type="float">
            <text:p>47.256378</text:p>
          </table:table-cell>
          <table:table-cell table:formula="of:=([.B277]-[.B276])*3020*4*5600/(0.39*2581.403)" office:value-type="float" office:value="-8999.17473420858" calcext:value-type="float">
            <text:p>-8999.1747342086</text:p>
          </table:table-cell>
          <table:table-cell table:number-columns-repeated="1018"/>
        </table:table-row>
        <table:table-row table:style-name="ro2">
          <table:table-cell office:value-type="float" office:value="8.25" calcext:value-type="float">
            <text:p>8.25</text:p>
          </table:table-cell>
          <table:table-cell office:value-type="float" office:value="14.208755" calcext:value-type="float">
            <text:p>14.208755</text:p>
          </table:table-cell>
          <table:table-cell office:value-type="float" office:value="0.108226" calcext:value-type="float">
            <text:p>0.108226</text:p>
          </table:table-cell>
          <table:table-cell office:value-type="float" office:value="31.90826" calcext:value-type="float">
            <text:p>31.90826</text:p>
          </table:table-cell>
          <table:table-cell office:value-type="float" office:value="47.141556" calcext:value-type="float">
            <text:p>47.141556</text:p>
          </table:table-cell>
          <table:table-cell table:formula="of:=([.B278]-[.B277])*3020*4*5600/(0.39*2581.403)" office:value-type="float" office:value="-9121.13298118338" calcext:value-type="float">
            <text:p>-9121.1329811834</text:p>
          </table:table-cell>
          <table:table-cell table:number-columns-repeated="1018"/>
        </table:table-row>
        <table:table-row table:style-name="ro2">
          <table:table-cell office:value-type="float" office:value="8.28" calcext:value-type="float">
            <text:p>8.28</text:p>
          </table:table-cell>
          <table:table-cell office:value-type="float" office:value="14.073013" calcext:value-type="float">
            <text:p>14.073013</text:p>
          </table:table-cell>
          <table:table-cell office:value-type="float" office:value="0.110318" calcext:value-type="float">
            <text:p>0.110318</text:p>
          </table:table-cell>
          <table:table-cell office:value-type="float" office:value="32.30867" calcext:value-type="float">
            <text:p>32.30867</text:p>
          </table:table-cell>
          <table:table-cell office:value-type="float" office:value="47.017807" calcext:value-type="float">
            <text:p>47.017807</text:p>
          </table:table-cell>
          <table:table-cell table:formula="of:=([.B279]-[.B278])*3020*4*5600/(0.39*2581.403)" office:value-type="float" office:value="-9120.9985919305" calcext:value-type="float">
            <text:p>-9120.9985919305</text:p>
          </table:table-cell>
          <table:table-cell table:number-columns-repeated="1018"/>
        </table:table-row>
        <table:table-row table:style-name="ro2">
          <table:table-cell office:value-type="float" office:value="8.31" calcext:value-type="float">
            <text:p>8.31</text:p>
          </table:table-cell>
          <table:table-cell office:value-type="float" office:value="13.937273" calcext:value-type="float">
            <text:p>13.937273</text:p>
          </table:table-cell>
          <table:table-cell office:value-type="float" office:value="0.111956" calcext:value-type="float">
            <text:p>0.111956</text:p>
          </table:table-cell>
          <table:table-cell office:value-type="float" office:value="32.70908" calcext:value-type="float">
            <text:p>32.70908</text:p>
          </table:table-cell>
          <table:table-cell office:value-type="float" office:value="46.894058" calcext:value-type="float">
            <text:p>46.894058</text:p>
          </table:table-cell>
          <table:table-cell table:formula="of:=([.B280]-[.B279])*3020*4*5600/(0.39*2581.403)" office:value-type="float" office:value="-9140.14906046372" calcext:value-type="float">
            <text:p>-9140.1490604637</text:p>
          </table:table-cell>
          <table:table-cell table:number-columns-repeated="1018"/>
        </table:table-row>
        <table:table-row table:style-name="ro2">
          <table:table-cell office:value-type="float" office:value="8.34" calcext:value-type="float">
            <text:p>8.34</text:p>
          </table:table-cell>
          <table:table-cell office:value-type="float" office:value="13.801248" calcext:value-type="float">
            <text:p>13.801248</text:p>
          </table:table-cell>
          <table:table-cell office:value-type="float" office:value="0.11419" calcext:value-type="float">
            <text:p>0.11419</text:p>
          </table:table-cell>
          <table:table-cell office:value-type="float" office:value="33.097862" calcext:value-type="float">
            <text:p>33.097862</text:p>
          </table:table-cell>
          <table:table-cell office:value-type="float" office:value="46.761497" calcext:value-type="float">
            <text:p>46.761497</text:p>
          </table:table-cell>
          <table:table-cell table:formula="of:=([.B281]-[.B280])*3020*4*5600/(0.39*2581.403)" office:value-type="float" office:value="-9084.44471515119" calcext:value-type="float">
            <text:p>-9084.4447151512</text:p>
          </table:table-cell>
          <table:table-cell table:number-columns-repeated="1018"/>
        </table:table-row>
        <table:table-row table:style-name="ro2">
          <table:table-cell office:value-type="float" office:value="8.37" calcext:value-type="float">
            <text:p>8.37</text:p>
          </table:table-cell>
          <table:table-cell office:value-type="float" office:value="13.666052" calcext:value-type="float">
            <text:p>13.666052</text:p>
          </table:table-cell>
          <table:table-cell office:value-type="float" office:value="0.116414" calcext:value-type="float">
            <text:p>0.116414</text:p>
          </table:table-cell>
          <table:table-cell office:value-type="float" office:value="33.479191" calcext:value-type="float">
            <text:p>33.479191</text:p>
          </table:table-cell>
          <table:table-cell office:value-type="float" office:value="46.623589" calcext:value-type="float">
            <text:p>46.623589</text:p>
          </table:table-cell>
          <table:table-cell table:formula="of:=([.B282]-[.B281])*3020*4*5600/(0.39*2581.403)" office:value-type="float" office:value="-9084.37752052493" calcext:value-type="float">
            <text:p>-9084.3775205249</text:p>
          </table:table-cell>
          <table:table-cell table:number-columns-repeated="1018"/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3.530857" calcext:value-type="float">
            <text:p>13.530857</text:p>
          </table:table-cell>
          <table:table-cell office:value-type="float" office:value="0.118284" calcext:value-type="float">
            <text:p>0.118284</text:p>
          </table:table-cell>
          <table:table-cell office:value-type="float" office:value="33.860516" calcext:value-type="float">
            <text:p>33.860516</text:p>
          </table:table-cell>
          <table:table-cell office:value-type="float" office:value="46.485687" calcext:value-type="float">
            <text:p>46.485687</text:p>
          </table:table-cell>
          <table:table-cell table:formula="of:=([.B283]-[.B282])*3020*4*5600/(0.39*2581.403)" office:value-type="float" office:value="-8935.20544984497" calcext:value-type="float">
            <text:p>-8935.205449845</text:p>
          </table:table-cell>
          <table:table-cell table:number-columns-repeated="1018"/>
        </table:table-row>
        <table:table-row table:style-name="ro2">
          <table:table-cell office:value-type="float" office:value="8.43" calcext:value-type="float">
            <text:p>8.43</text:p>
          </table:table-cell>
          <table:table-cell office:value-type="float" office:value="13.397882" calcext:value-type="float">
            <text:p>13.397882</text:p>
          </table:table-cell>
          <table:table-cell office:value-type="float" office:value="0.120662" calcext:value-type="float">
            <text:p>0.120662</text:p>
          </table:table-cell>
          <table:table-cell office:value-type="float" office:value="34.231457" calcext:value-type="float">
            <text:p>34.231457</text:p>
          </table:table-cell>
          <table:table-cell office:value-type="float" office:value="46.340561" calcext:value-type="float">
            <text:p>46.340561</text:p>
          </table:table-cell>
          <table:table-cell table:formula="of:=([.B284]-[.B283])*3020*4*5600/(0.39*2581.403)" office:value-type="float" office:value="-8935.07106059209" calcext:value-type="float">
            <text:p>-8935.0710605921</text:p>
          </table:table-cell>
          <table:table-cell table:number-columns-repeated="1018"/>
        </table:table-row>
        <table:table-row table:style-name="ro2">
          <table:table-cell office:value-type="float" office:value="8.46" calcext:value-type="float">
            <text:p>8.46</text:p>
          </table:table-cell>
          <table:table-cell office:value-type="float" office:value="13.264909" calcext:value-type="float">
            <text:p>13.264909</text:p>
          </table:table-cell>
          <table:table-cell office:value-type="float" office:value="0.122615" calcext:value-type="float">
            <text:p>0.122615</text:p>
          </table:table-cell>
          <table:table-cell office:value-type="float" office:value="34.602398" calcext:value-type="float">
            <text:p>34.602398</text:p>
          </table:table-cell>
          <table:table-cell office:value-type="float" office:value="46.195435" calcext:value-type="float">
            <text:p>46.195435</text:p>
          </table:table-cell>
          <table:table-cell table:formula="of:=([.B285]-[.B284])*3020*4*5600/(0.39*2581.403)" office:value-type="float" office:value="-8882.32327884264" calcext:value-type="float">
            <text:p>-8882.3232788427</text:p>
          </table:table-cell>
          <table:table-cell table:number-columns-repeated="1018"/>
        </table:table-row>
        <table:table-row table:style-name="ro2">
          <table:table-cell office:value-type="float" office:value="8.49" calcext:value-type="float">
            <text:p>8.49</text:p>
          </table:table-cell>
          <table:table-cell office:value-type="float" office:value="13.132721" calcext:value-type="float">
            <text:p>13.132721</text:p>
          </table:table-cell>
          <table:table-cell office:value-type="float" office:value="0.125148" calcext:value-type="float">
            <text:p>0.125148</text:p>
          </table:table-cell>
          <table:table-cell office:value-type="float" office:value="34.96175" calcext:value-type="float">
            <text:p>34.96175</text:p>
          </table:table-cell>
          <table:table-cell office:value-type="float" office:value="46.042648" calcext:value-type="float">
            <text:p>46.042648</text:p>
          </table:table-cell>
          <table:table-cell table:formula="of:=([.B286]-[.B285])*3020*4*5600/(0.39*2581.403)" office:value-type="float" office:value="-8882.32327884264" calcext:value-type="float">
            <text:p>-8882.3232788427</text:p>
          </table:table-cell>
          <table:table-cell table:number-columns-repeated="1018"/>
        </table:table-row>
        <table:table-row table:style-name="ro2">
          <table:table-cell office:value-type="float" office:value="8.52" calcext:value-type="float">
            <text:p>8.52</text:p>
          </table:table-cell>
          <table:table-cell office:value-type="float" office:value="13.000533" calcext:value-type="float">
            <text:p>13.000533</text:p>
          </table:table-cell>
          <table:table-cell office:value-type="float" office:value="0.127213" calcext:value-type="float">
            <text:p>0.127213</text:p>
          </table:table-cell>
          <table:table-cell office:value-type="float" office:value="35.321098" calcext:value-type="float">
            <text:p>35.321098</text:p>
          </table:table-cell>
          <table:table-cell office:value-type="float" office:value="45.889862" calcext:value-type="float">
            <text:p>45.889862</text:p>
          </table:table-cell>
          <table:table-cell table:formula="of:=([.B287]-[.B286])*3020*4*5600/(0.39*2581.403)" office:value-type="float" office:value="-8404.03192789711" calcext:value-type="float">
            <text:p>-8404.0319278971</text:p>
          </table:table-cell>
          <table:table-cell table:number-columns-repeated="1018"/>
        </table:table-row>
        <table:table-row table:style-name="ro2">
          <table:table-cell office:value-type="float" office:value="8.55" calcext:value-type="float">
            <text:p>8.55</text:p>
          </table:table-cell>
          <table:table-cell office:value-type="float" office:value="12.875463" calcext:value-type="float">
            <text:p>12.875463</text:p>
          </table:table-cell>
          <table:table-cell office:value-type="float" office:value="0.129854" calcext:value-type="float">
            <text:p>0.129854</text:p>
          </table:table-cell>
          <table:table-cell office:value-type="float" office:value="35.668716" calcext:value-type="float">
            <text:p>35.668716</text:p>
          </table:table-cell>
          <table:table-cell office:value-type="float" office:value="45.729393" calcext:value-type="float">
            <text:p>45.729393</text:p>
          </table:table-cell>
          <table:table-cell table:formula="of:=([.B288]-[.B287])*3020*4*5600/(0.39*2581.403)" office:value-type="float" office:value="-8404.09912252349" calcext:value-type="float">
            <text:p>-8404.0991225235</text:p>
          </table:table-cell>
          <table:table-cell table:number-columns-repeated="1018"/>
        </table:table-row>
        <table:table-row table:style-name="ro2">
          <table:table-cell office:value-type="float" office:value="8.58" calcext:value-type="float">
            <text:p>8.58</text:p>
          </table:table-cell>
          <table:table-cell office:value-type="float" office:value="12.750392" calcext:value-type="float">
            <text:p>12.750392</text:p>
          </table:table-cell>
          <table:table-cell office:value-type="float" office:value="0.132069" calcext:value-type="float">
            <text:p>0.132069</text:p>
          </table:table-cell>
          <table:table-cell office:value-type="float" office:value="36.016335" calcext:value-type="float">
            <text:p>36.016335</text:p>
          </table:table-cell>
          <table:table-cell office:value-type="float" office:value="45.568932" calcext:value-type="float">
            <text:p>45.568932</text:p>
          </table:table-cell>
          <table:table-cell table:formula="of:=([.B289]-[.B288])*3020*4*5600/(0.39*2581.403)" office:value-type="float" office:value="-8404.09912252349" calcext:value-type="float">
            <text:p>-8404.0991225235</text:p>
          </table:table-cell>
          <table:table-cell table:number-columns-repeated="1018"/>
        </table:table-row>
        <table:table-row table:style-name="ro2">
          <table:table-cell office:value-type="float" office:value="8.61" calcext:value-type="float">
            <text:p>8.61</text:p>
          </table:table-cell>
          <table:table-cell office:value-type="float" office:value="12.625321" calcext:value-type="float">
            <text:p>12.625321</text:p>
          </table:table-cell>
          <table:table-cell office:value-type="float" office:value="0.134858" calcext:value-type="float">
            <text:p>0.134858</text:p>
          </table:table-cell>
          <table:table-cell office:value-type="float" office:value="36.351944" calcext:value-type="float">
            <text:p>36.351944</text:p>
          </table:table-cell>
          <table:table-cell office:value-type="float" office:value="45.401108" calcext:value-type="float">
            <text:p>45.401108</text:p>
          </table:table-cell>
          <table:table-cell table:formula="of:=([.B290]-[.B289])*3020*4*5600/(0.39*2581.403)" office:value-type="float" office:value="-8403.96473327061" calcext:value-type="float">
            <text:p>-8403.9647332706</text:p>
          </table:table-cell>
          <table:table-cell table:number-columns-repeated="1018"/>
        </table:table-row>
        <table:table-row table:style-name="ro2">
          <table:table-cell office:value-type="float" office:value="8.64" calcext:value-type="float">
            <text:p>8.64</text:p>
          </table:table-cell>
          <table:table-cell office:value-type="float" office:value="12.500252" calcext:value-type="float">
            <text:p>12.500252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36.68755" calcext:value-type="float">
            <text:p>36.68755</text:p>
          </table:table-cell>
          <table:table-cell office:value-type="float" office:value="45.233284" calcext:value-type="float">
            <text:p>45.233284</text:p>
          </table:table-cell>
          <table:table-cell table:formula="of:=([.B291]-[.B290])*3020*4*5600/(0.39*2581.403)" office:value-type="float" office:value="-7790.94815632802" calcext:value-type="float">
            <text:p>-7790.948156328</text:p>
          </table:table-cell>
          <table:table-cell table:number-columns-repeated="1018"/>
        </table:table-row>
        <table:table-row table:style-name="ro2">
          <table:table-cell office:value-type="float" office:value="8.67" calcext:value-type="float">
            <text:p>8.67</text:p>
          </table:table-cell>
          <table:table-cell office:value-type="float" office:value="12.384306" calcext:value-type="float">
            <text:p>12.384306</text:p>
          </table:table-cell>
          <table:table-cell office:value-type="float" office:value="0.139998" calcext:value-type="float">
            <text:p>0.139998</text:p>
          </table:table-cell>
          <table:table-cell office:value-type="float" office:value="37.011417" calcext:value-type="float">
            <text:p>37.011417</text:p>
          </table:table-cell>
          <table:table-cell office:value-type="float" office:value="45.058243" calcext:value-type="float">
            <text:p>45.058243</text:p>
          </table:table-cell>
          <table:table-cell table:formula="of:=([.B292]-[.B291])*3020*4*5600/(0.39*2581.403)" office:value-type="float" office:value="-7790.88096170163" calcext:value-type="float">
            <text:p>-7790.8809617016</text:p>
          </table:table-cell>
          <table:table-cell table:number-columns-repeated="1018"/>
        </table:table-row>
        <table:table-row table:style-name="ro2">
          <table:table-cell office:value-type="float" office:value="8.7" calcext:value-type="float">
            <text:p>8.7</text:p>
          </table:table-cell>
          <table:table-cell office:value-type="float" office:value="12.268361" calcext:value-type="float">
            <text:p>12.268361</text:p>
          </table:table-cell>
          <table:table-cell office:value-type="float" office:value="0.142433" calcext:value-type="float">
            <text:p>0.142433</text:p>
          </table:table-cell>
          <table:table-cell office:value-type="float" office:value="37.335285" calcext:value-type="float">
            <text:p>37.335285</text:p>
          </table:table-cell>
          <table:table-cell office:value-type="float" office:value="44.883202" calcext:value-type="float">
            <text:p>44.883202</text:p>
          </table:table-cell>
          <table:table-cell table:formula="of:=([.B293]-[.B292])*3020*4*5600/(0.39*2581.403)" office:value-type="float" office:value="-7505.10221548473" calcext:value-type="float">
            <text:p>-7505.1022154847</text:p>
          </table:table-cell>
          <table:table-cell table:number-columns-repeated="1018"/>
        </table:table-row>
        <table:table-row table:style-name="ro2">
          <table:table-cell office:value-type="float" office:value="8.73" calcext:value-type="float">
            <text:p>8.73</text:p>
          </table:table-cell>
          <table:table-cell office:value-type="float" office:value="12.156669" calcext:value-type="float">
            <text:p>12.156669</text:p>
          </table:table-cell>
          <table:table-cell office:value-type="float" office:value="0.145384" calcext:value-type="float">
            <text:p>0.145384</text:p>
          </table:table-cell>
          <table:table-cell office:value-type="float" office:value="37.647415" calcext:value-type="float">
            <text:p>37.647415</text:p>
          </table:table-cell>
          <table:table-cell office:value-type="float" office:value="44.701187" calcext:value-type="float">
            <text:p>44.701187</text:p>
          </table:table-cell>
          <table:table-cell table:formula="of:=([.B294]-[.B293])*3020*4*5600/(0.39*2581.403)" office:value-type="float" office:value="-7505.10221548485" calcext:value-type="float">
            <text:p>-7505.1022154849</text:p>
          </table:table-cell>
          <table:table-cell table:number-columns-repeated="1018"/>
        </table:table-row>
        <table:table-row table:style-name="ro2">
          <table:table-cell office:value-type="float" office:value="8.76" calcext:value-type="float">
            <text:p>8.76</text:p>
          </table:table-cell>
          <table:table-cell office:value-type="float" office:value="12.044977" calcext:value-type="float">
            <text:p>12.044977</text:p>
          </table:table-cell>
          <table:table-cell office:value-type="float" office:value="0.14788" calcext:value-type="float">
            <text:p>0.14788</text:p>
          </table:table-cell>
          <table:table-cell office:value-type="float" office:value="37.959545" calcext:value-type="float">
            <text:p>37.959545</text:p>
          </table:table-cell>
          <table:table-cell office:value-type="float" office:value="44.51918" calcext:value-type="float">
            <text:p>44.51918</text:p>
          </table:table-cell>
          <table:table-cell table:formula="of:=([.B295]-[.B294])*3020*4*5600/(0.39*2581.403)" office:value-type="float" office:value="-7173.76551254663" calcext:value-type="float">
            <text:p>-7173.7655125466</text:p>
          </table:table-cell>
          <table:table-cell table:number-columns-repeated="1018"/>
        </table:table-row>
        <table:table-row table:style-name="ro2">
          <table:table-cell office:value-type="float" office:value="8.79" calcext:value-type="float">
            <text:p>8.79</text:p>
          </table:table-cell>
          <table:table-cell office:value-type="float" office:value="11.938216" calcext:value-type="float">
            <text:p>11.938216</text:p>
          </table:table-cell>
          <table:table-cell office:value-type="float" office:value="0.150884" calcext:value-type="float">
            <text:p>0.150884</text:p>
          </table:table-cell>
          <table:table-cell office:value-type="float" office:value="38.259987" calcext:value-type="float">
            <text:p>38.259987</text:p>
          </table:table-cell>
          <table:table-cell office:value-type="float" office:value="44.330421" calcext:value-type="float">
            <text:p>44.330421</text:p>
          </table:table-cell>
          <table:table-cell table:formula="of:=([.B296]-[.B295])*3020*4*5600/(0.39*2581.403)" office:value-type="float" office:value="-7173.69831792036" calcext:value-type="float">
            <text:p>-7173.6983179204</text:p>
          </table:table-cell>
          <table:table-cell table:number-columns-repeated="1018"/>
        </table:table-row>
        <table:table-row table:style-name="ro2">
          <table:table-cell office:value-type="float" office:value="8.82" calcext:value-type="float">
            <text:p>8.82</text:p>
          </table:table-cell>
          <table:table-cell office:value-type="float" office:value="11.831456" calcext:value-type="float">
            <text:p>11.831456</text:p>
          </table:table-cell>
          <table:table-cell office:value-type="float" office:value="0.153443" calcext:value-type="float">
            <text:p>0.153443</text:p>
          </table:table-cell>
          <table:table-cell office:value-type="float" office:value="38.560425" calcext:value-type="float">
            <text:p>38.560425</text:p>
          </table:table-cell>
          <table:table-cell office:value-type="float" office:value="44.141663" calcext:value-type="float">
            <text:p>44.141663</text:p>
          </table:table-cell>
          <table:table-cell table:formula="of:=([.B297]-[.B296])*3020*4*5600/(0.39*2581.403)" office:value-type="float" office:value="-6499.26585241847" calcext:value-type="float">
            <text:p>-6499.2658524185</text:p>
          </table:table-cell>
          <table:table-cell table:number-columns-repeated="1018"/>
        </table:table-row>
        <table:table-row table:style-name="ro2">
          <table:table-cell office:value-type="float" office:value="8.85" calcext:value-type="float">
            <text:p>8.85</text:p>
          </table:table-cell>
          <table:table-cell office:value-type="float" office:value="11.734733" calcext:value-type="float">
            <text:p>11.734733</text:p>
          </table:table-cell>
          <table:table-cell office:value-type="float" office:value="0.156457" calcext:value-type="float">
            <text:p>0.156457</text:p>
          </table:table-cell>
          <table:table-cell office:value-type="float" office:value="38.849468" calcext:value-type="float">
            <text:p>38.849468</text:p>
          </table:table-cell>
          <table:table-cell office:value-type="float" office:value="43.946205" calcext:value-type="float">
            <text:p>43.946205</text:p>
          </table:table-cell>
          <table:table-cell table:formula="of:=([.B298]-[.B297])*3020*4*5600/(0.39*2581.403)" office:value-type="float" office:value="-6499.33304704497" calcext:value-type="float">
            <text:p>-6499.333047045</text:p>
          </table:table-cell>
          <table:table-cell table:number-columns-repeated="1018"/>
        </table:table-row>
        <table:table-row table:style-name="ro2">
          <table:table-cell office:value-type="float" office:value="8.88" calcext:value-type="float">
            <text:p>8.88</text:p>
          </table:table-cell>
          <table:table-cell office:value-type="float" office:value="11.638009" calcext:value-type="float">
            <text:p>11.638009</text:p>
          </table:table-cell>
          <table:table-cell office:value-type="float" office:value="0.159096" calcext:value-type="float">
            <text:p>0.159096</text:p>
          </table:table-cell>
          <table:table-cell office:value-type="float" office:value="39.138508" calcext:value-type="float">
            <text:p>39.138508</text:p>
          </table:table-cell>
          <table:table-cell office:value-type="float" office:value="43.750748" calcext:value-type="float">
            <text:p>43.750748</text:p>
          </table:table-cell>
          <table:table-cell table:formula="of:=([.B299]-[.B298])*3020*4*5600/(0.39*2581.403)" office:value-type="float" office:value="-6321.33448162562" calcext:value-type="float">
            <text:p>-6321.3344816256</text:p>
          </table:table-cell>
          <table:table-cell table:number-columns-repeated="1018"/>
        </table:table-row>
        <table:table-row table:style-name="ro2">
          <table:table-cell office:value-type="float" office:value="8.91" calcext:value-type="float">
            <text:p>8.91</text:p>
          </table:table-cell>
          <table:table-cell office:value-type="float" office:value="11.543934" calcext:value-type="float">
            <text:p>11.543934</text:p>
          </table:table-cell>
          <table:table-cell office:value-type="float" office:value="0.162171" calcext:value-type="float">
            <text:p>0.162171</text:p>
          </table:table-cell>
          <table:table-cell office:value-type="float" office:value="39.416035" calcext:value-type="float">
            <text:p>39.416035</text:p>
          </table:table-cell>
          <table:table-cell office:value-type="float" office:value="43.548866" calcext:value-type="float">
            <text:p>43.548866</text:p>
          </table:table-cell>
          <table:table-cell table:formula="of:=([.B300]-[.B299])*3020*4*5600/(0.39*2581.403)" office:value-type="float" office:value="-6321.26728699924" calcext:value-type="float">
            <text:p>-6321.2672869992</text:p>
          </table:table-cell>
          <table:table-cell table:number-columns-repeated="1018"/>
        </table:table-row>
        <table:table-row table:style-name="ro2">
          <table:table-cell office:value-type="float" office:value="8.94" calcext:value-type="float">
            <text:p>8.94</text:p>
          </table:table-cell>
          <table:table-cell office:value-type="float" office:value="11.44986" calcext:value-type="float">
            <text:p>11.44986</text:p>
          </table:table-cell>
          <table:table-cell office:value-type="float" office:value="0.164797" calcext:value-type="float">
            <text:p>0.164797</text:p>
          </table:table-cell>
          <table:table-cell office:value-type="float" office:value="39.693554" calcext:value-type="float">
            <text:p>39.693554</text:p>
          </table:table-cell>
          <table:table-cell office:value-type="float" office:value="43.346992" calcext:value-type="float">
            <text:p>43.346992</text:p>
          </table:table-cell>
          <table:table-cell table:formula="of:=([.B301]-[.B300])*3020*4*5600/(0.39*2581.403)" office:value-type="float" office:value="-5500.88809288624" calcext:value-type="float">
            <text:p>-5500.8880928862</text:p>
          </table:table-cell>
          <table:table-cell table:number-columns-repeated="1018"/>
        </table:table-row>
        <table:table-row table:style-name="ro2">
          <table:table-cell office:value-type="float" office:value="8.97" calcext:value-type="float">
            <text:p>8.97</text:p>
          </table:table-cell>
          <table:table-cell office:value-type="float" office:value="11.367995" calcext:value-type="float">
            <text:p>11.367995</text:p>
          </table:table-cell>
          <table:table-cell office:value-type="float" office:value="0.167798" calcext:value-type="float">
            <text:p>0.167798</text:p>
          </table:table-cell>
          <table:table-cell office:value-type="float" office:value="39.959942" calcext:value-type="float">
            <text:p>39.959942</text:p>
          </table:table-cell>
          <table:table-cell office:value-type="float" office:value="43.138611" calcext:value-type="float">
            <text:p>43.138611</text:p>
          </table:table-cell>
          <table:table-cell table:formula="of:=([.B302]-[.B301])*3020*4*5600/(0.39*2581.403)" office:value-type="float" office:value="-5500.75370363347" calcext:value-type="float">
            <text:p>-5500.7537036335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.286132" calcext:value-type="float">
            <text:p>11.286132</text:p>
          </table:table-cell>
          <table:table-cell office:value-type="float" office:value="0.170476" calcext:value-type="float">
            <text:p>0.170476</text:p>
          </table:table-cell>
          <table:table-cell office:value-type="float" office:value="40.22633" calcext:value-type="float">
            <text:p>40.22633</text:p>
          </table:table-cell>
          <table:table-cell office:value-type="float" office:value="42.930229" calcext:value-type="float">
            <text:p>42.930229</text:p>
          </table:table-cell>
          <table:table-cell table:formula="of:=([.B303]-[.B302])*3020*4*5600/(0.39*2581.403)" office:value-type="float" office:value="-4988.52906633944" calcext:value-type="float">
            <text:p>-4988.5290663395</text:p>
          </table:table-cell>
          <table:table-cell table:number-columns-repeated="1018"/>
        </table:table-row>
        <table:table-row table:style-name="ro2">
          <table:table-cell office:value-type="float" office:value="9.03" calcext:value-type="float">
            <text:p>9.03</text:p>
          </table:table-cell>
          <table:table-cell office:value-type="float" office:value="11.211892" calcext:value-type="float">
            <text:p>11.211892</text:p>
          </table:table-cell>
          <table:table-cell office:value-type="float" office:value="0.173469" calcext:value-type="float">
            <text:p>0.173469</text:p>
          </table:table-cell>
          <table:table-cell office:value-type="float" office:value="40.48167" calcext:value-type="float">
            <text:p>40.48167</text:p>
          </table:table-cell>
          <table:table-cell office:value-type="float" office:value="42.715408" calcext:value-type="float">
            <text:p>42.715408</text:p>
          </table:table-cell>
          <table:table-cell table:formula="of:=([.B304]-[.B303])*3020*4*5600/(0.39*2581.403)" office:value-type="float" office:value="-4988.46187171306" calcext:value-type="float">
            <text:p>-4988.4618717131</text:p>
          </table:table-cell>
          <table:table-cell table:number-columns-repeated="1018"/>
        </table:table-row>
        <table:table-row table:style-name="ro2">
          <table:table-cell office:value-type="float" office:value="9.06" calcext:value-type="float">
            <text:p>9.06</text:p>
          </table:table-cell>
          <table:table-cell office:value-type="float" office:value="11.137653" calcext:value-type="float">
            <text:p>11.137653</text:p>
          </table:table-cell>
          <table:table-cell office:value-type="float" office:value="0.1761" calcext:value-type="float">
            <text:p>0.1761</text:p>
          </table:table-cell>
          <table:table-cell office:value-type="float" office:value="40.737011" calcext:value-type="float">
            <text:p>40.737011</text:p>
          </table:table-cell>
          <table:table-cell office:value-type="float" office:value="42.500595" calcext:value-type="float">
            <text:p>42.500595</text:p>
          </table:table-cell>
          <table:table-cell table:formula="of:=([.B305]-[.B304])*3020*4*5600/(0.39*2581.403)" office:value-type="float" office:value="-1318.49295985605" calcext:value-type="float">
            <text:p>-1318.4929598561</text:p>
          </table:table-cell>
          <table:table-cell table:number-columns-repeated="1018"/>
        </table:table-row>
        <table:table-row table:style-name="ro2">
          <table:table-cell office:value-type="float" office:value="9.09" calcext:value-type="float">
            <text:p>9.09</text:p>
          </table:table-cell>
          <table:table-cell office:value-type="float" office:value="11.118031" calcext:value-type="float">
            <text:p>11.118031</text:p>
          </table:table-cell>
          <table:table-cell office:value-type="float" office:value="0.178614" calcext:value-type="float">
            <text:p>0.178614</text:p>
          </table:table-cell>
          <table:table-cell office:value-type="float" office:value="40.983669" calcext:value-type="float">
            <text:p>40.983669</text:p>
          </table:table-cell>
          <table:table-cell office:value-type="float" office:value="42.277336" calcext:value-type="float">
            <text:p>42.277336</text:p>
          </table:table-cell>
          <table:table-cell table:formula="of:=([.B306]-[.B305])*3020*4*5600/(0.39*2581.403)" office:value-type="float" office:value="-1318.56015448255" calcext:value-type="float">
            <text:p>-1318.5601544826</text:p>
          </table:table-cell>
          <table:table-cell table:number-columns-repeated="1018"/>
        </table:table-row>
        <table:table-row table:style-name="ro2">
          <table:table-cell office:value-type="float" office:value="9.12" calcext:value-type="float">
            <text:p>9.12</text:p>
          </table:table-cell>
          <table:table-cell office:value-type="float" office:value="11.098408" calcext:value-type="float">
            <text:p>11.098408</text:p>
          </table:table-cell>
          <table:table-cell office:value-type="float" office:value="0.181403" calcext:value-type="float">
            <text:p>0.181403</text:p>
          </table:table-cell>
          <table:table-cell office:value-type="float" office:value="41.230328" calcext:value-type="float">
            <text:p>41.230328</text:p>
          </table:table-cell>
          <table:table-cell office:value-type="float" office:value="42.054085" calcext:value-type="float">
            <text:p>42.054085</text:p>
          </table:table-cell>
          <table:table-cell table:formula="of:=([.B307]-[.B306])*3020*4*5600/(0.39*2581.403)" office:value-type="float" office:value="2134.10133549222" calcext:value-type="float">
            <text:p>2134.1013354922</text:p>
          </table:table-cell>
          <table:table-cell table:number-columns-repeated="1018"/>
        </table:table-row>
        <table:table-row table:style-name="ro2">
          <table:table-cell office:value-type="float" office:value="9.15" calcext:value-type="float">
            <text:p>9.15</text:p>
          </table:table-cell>
          <table:table-cell office:value-type="float" office:value="11.130168" calcext:value-type="float">
            <text:p>11.130168</text:p>
          </table:table-cell>
          <table:table-cell office:value-type="float" office:value="0.183663" calcext:value-type="float">
            <text:p>0.183663</text:p>
          </table:table-cell>
          <table:table-cell office:value-type="float" office:value="41.469212" calcext:value-type="float">
            <text:p>41.469212</text:p>
          </table:table-cell>
          <table:table-cell office:value-type="float" office:value="41.821198" calcext:value-type="float">
            <text:p>41.821198</text:p>
          </table:table-cell>
          <table:table-cell table:formula="of:=([.B308]-[.B307])*3020*4*5600/(0.39*2581.403)" office:value-type="float" office:value="2134.10133549222" calcext:value-type="float">
            <text:p>2134.1013354922</text:p>
          </table:table-cell>
          <table:table-cell table:number-columns-repeated="1018"/>
        </table:table-row>
        <table:table-row table:style-name="ro2">
          <table:table-cell office:value-type="float" office:value="9.18" calcext:value-type="float">
            <text:p>9.18</text:p>
          </table:table-cell>
          <table:table-cell office:value-type="float" office:value="11.161928" calcext:value-type="float">
            <text:p>11.161928</text:p>
          </table:table-cell>
          <table:table-cell office:value-type="float" office:value="0.185894" calcext:value-type="float">
            <text:p>0.185894</text:p>
          </table:table-cell>
          <table:table-cell office:value-type="float" office:value="41.708096" calcext:value-type="float">
            <text:p>41.708096</text:p>
          </table:table-cell>
          <table:table-cell office:value-type="float" office:value="41.588318" calcext:value-type="float">
            <text:p>41.588318</text:p>
          </table:table-cell>
          <table:table-cell table:formula="of:=([.B309]-[.B308])*3020*4*5600/(0.39*2581.403)" office:value-type="float" office:value="3609.96411045293" calcext:value-type="float">
            <text:p>3609.9641104529</text:p>
          </table:table-cell>
          <table:table-cell table:number-columns-repeated="1018"/>
        </table:table-row>
        <table:table-row table:style-name="ro2">
          <table:table-cell office:value-type="float" office:value="9.21" calcext:value-type="float">
            <text:p>9.21</text:p>
          </table:table-cell>
          <table:table-cell office:value-type="float" office:value="11.215652" calcext:value-type="float">
            <text:p>11.215652</text:p>
          </table:table-cell>
          <table:table-cell office:value-type="float" office:value="0.187301" calcext:value-type="float">
            <text:p>0.187301</text:p>
          </table:table-cell>
          <table:table-cell office:value-type="float" office:value="41.940014" calcext:value-type="float">
            <text:p>41.940014</text:p>
          </table:table-cell>
          <table:table-cell office:value-type="float" office:value="41.344688" calcext:value-type="float">
            <text:p>41.344688</text:p>
          </table:table-cell>
          <table:table-cell table:formula="of:=([.B310]-[.B309])*3020*4*5600/(0.39*2581.403)" office:value-type="float" office:value="3609.96411045281" calcext:value-type="float">
            <text:p>3609.9641104528</text:p>
          </table:table-cell>
          <table:table-cell table:number-columns-repeated="1018"/>
        </table:table-row>
        <table:table-row table:style-name="ro2">
          <table:table-cell office:value-type="float" office:value="9.24" calcext:value-type="float">
            <text:p>9.24</text:p>
          </table:table-cell>
          <table:table-cell office:value-type="float" office:value="11.269376" calcext:value-type="float">
            <text:p>11.269376</text:p>
          </table:table-cell>
          <table:table-cell office:value-type="float" office:value="0.188562" calcext:value-type="float">
            <text:p>0.188562</text:p>
          </table:table-cell>
          <table:table-cell office:value-type="float" office:value="42.17194" calcext:value-type="float">
            <text:p>42.17194</text:p>
          </table:table-cell>
          <table:table-cell office:value-type="float" office:value="41.101067" calcext:value-type="float">
            <text:p>41.101067</text:p>
          </table:table-cell>
          <table:table-cell table:formula="of:=([.B311]-[.B310])*3020*4*5600/(0.39*2581.403)" office:value-type="float" office:value="3609.89691582643" calcext:value-type="float">
            <text:p>3609.8969158264</text:p>
          </table:table-cell>
          <table:table-cell table:number-columns-repeated="1018"/>
        </table:table-row>
        <table:table-row table:style-name="ro2">
          <table:table-cell office:value-type="float" office:value="9.27" calcext:value-type="float">
            <text:p>9.27</text:p>
          </table:table-cell>
          <table:table-cell office:value-type="float" office:value="11.323099" calcext:value-type="float">
            <text:p>11.323099</text:p>
          </table:table-cell>
          <table:table-cell office:value-type="float" office:value="0.189447" calcext:value-type="float">
            <text:p>0.189447</text:p>
          </table:table-cell>
          <table:table-cell office:value-type="float" office:value="42.403858" calcext:value-type="float">
            <text:p>42.403858</text:p>
          </table:table-cell>
          <table:table-cell office:value-type="float" office:value="40.857445" calcext:value-type="float">
            <text:p>40.857445</text:p>
          </table:table-cell>
          <table:table-cell table:formula="of:=([.B312]-[.B311])*3020*4*5600/(0.39*2581.403)" office:value-type="float" office:value="4462.59672525332" calcext:value-type="float">
            <text:p>4462.5967252533</text:p>
          </table:table-cell>
          <table:table-cell table:number-columns-repeated="1018"/>
        </table:table-row>
        <table:table-row table:style-name="ro2">
          <table:table-cell office:value-type="float" office:value="9.3" calcext:value-type="float">
            <text:p>9.3</text:p>
          </table:table-cell>
          <table:table-cell office:value-type="float" office:value="11.389512" calcext:value-type="float">
            <text:p>11.389512</text:p>
          </table:table-cell>
          <table:table-cell office:value-type="float" office:value="0.189302" calcext:value-type="float">
            <text:p>0.189302</text:p>
          </table:table-cell>
          <table:table-cell office:value-type="float" office:value="42.625721" calcext:value-type="float">
            <text:p>42.625721</text:p>
          </table:table-cell>
          <table:table-cell office:value-type="float" office:value="40.59758" calcext:value-type="float">
            <text:p>40.59758</text:p>
          </table:table-cell>
          <table:table-cell table:formula="of:=([.B313]-[.B312])*3020*4*5600/(0.39*2581.403)" office:value-type="float" office:value="4462.52953062682" calcext:value-type="float">
            <text:p>4462.5295306268</text:p>
          </table:table-cell>
          <table:table-cell table:number-columns-repeated="1018"/>
        </table:table-row>
        <table:table-row table:style-name="ro2">
          <table:table-cell office:value-type="float" office:value="9.33" calcext:value-type="float">
            <text:p>9.33</text:p>
          </table:table-cell>
          <table:table-cell office:value-type="float" office:value="11.455924" calcext:value-type="float">
            <text:p>11.455924</text:p>
          </table:table-cell>
          <table:table-cell office:value-type="float" office:value="0.189266" calcext:value-type="float">
            <text:p>0.189266</text:p>
          </table:table-cell>
          <table:table-cell office:value-type="float" office:value="42.847584" calcext:value-type="float">
            <text:p>42.847584</text:p>
          </table:table-cell>
          <table:table-cell office:value-type="float" office:value="40.337723" calcext:value-type="float">
            <text:p>40.337723</text:p>
          </table:table-cell>
          <table:table-cell table:formula="of:=([.B314]-[.B313])*3020*4*5600/(0.39*2581.403)" office:value-type="float" office:value="4735.4741031952" calcext:value-type="float">
            <text:p>4735.4741031952</text:p>
          </table:table-cell>
          <table:table-cell table:number-columns-repeated="1018"/>
        </table:table-row>
        <table:table-row table:style-name="ro2">
          <table:table-cell office:value-type="float" office:value="9.36" calcext:value-type="float">
            <text:p>9.36</text:p>
          </table:table-cell>
          <table:table-cell office:value-type="float" office:value="11.526398" calcext:value-type="float">
            <text:p>11.526398</text:p>
          </table:table-cell>
          <table:table-cell office:value-type="float" office:value="0.188474" calcext:value-type="float">
            <text:p>0.188474</text:p>
          </table:table-cell>
          <table:table-cell office:value-type="float" office:value="43.062214" calcext:value-type="float">
            <text:p>43.062214</text:p>
          </table:table-cell>
          <table:table-cell office:value-type="float" office:value="40.066551" calcext:value-type="float">
            <text:p>40.066551</text:p>
          </table:table-cell>
          <table:table-cell table:formula="of:=([.B315]-[.B314])*3020*4*5600/(0.39*2581.403)" office:value-type="float" office:value="4735.4069085687" calcext:value-type="float">
            <text:p>4735.4069085687</text:p>
          </table:table-cell>
          <table:table-cell table:number-columns-repeated="1018"/>
        </table:table-row>
        <table:table-row table:style-name="ro2">
          <table:table-cell office:value-type="float" office:value="9.39" calcext:value-type="float">
            <text:p>9.39</text:p>
          </table:table-cell>
          <table:table-cell office:value-type="float" office:value="11.596871" calcext:value-type="float">
            <text:p>11.596871</text:p>
          </table:table-cell>
          <table:table-cell office:value-type="float" office:value="0.187786" calcext:value-type="float">
            <text:p>0.187786</text:p>
          </table:table-cell>
          <table:table-cell office:value-type="float" office:value="43.276852" calcext:value-type="float">
            <text:p>43.276852</text:p>
          </table:table-cell>
          <table:table-cell office:value-type="float" office:value="39.795387" calcext:value-type="float">
            <text:p>39.795387</text:p>
          </table:table-cell>
          <table:table-cell table:formula="of:=([.B316]-[.B315])*3020*4*5600/(0.39*2581.403)" office:value-type="float" office:value="4943.17269349764" calcext:value-type="float">
            <text:p>4943.1726934976</text:p>
          </table:table-cell>
          <table:table-cell table:number-columns-repeated="1018"/>
        </table:table-row>
        <table:table-row table:style-name="ro2">
          <table:table-cell office:value-type="float" office:value="9.42" calcext:value-type="float">
            <text:p>9.42</text:p>
          </table:table-cell>
          <table:table-cell office:value-type="float" office:value="11.670436" calcext:value-type="float">
            <text:p>11.670436</text:p>
          </table:table-cell>
          <table:table-cell office:value-type="float" office:value="0.186421" calcext:value-type="float">
            <text:p>0.186421</text:p>
          </table:table-cell>
          <table:table-cell office:value-type="float" office:value="43.484074" calcext:value-type="float">
            <text:p>43.484074</text:p>
          </table:table-cell>
          <table:table-cell office:value-type="float" office:value="39.513168" calcext:value-type="float">
            <text:p>39.513168</text:p>
          </table:table-cell>
          <table:table-cell table:formula="of:=([.B317]-[.B316])*3020*4*5600/(0.39*2581.403)" office:value-type="float" office:value="4943.10549887113" calcext:value-type="float">
            <text:p>4943.1054988711</text:p>
          </table:table-cell>
          <table:table-cell table:number-columns-repeated="1018"/>
        </table:table-row>
        <table:table-row table:style-name="ro2">
          <table:table-cell office:value-type="float" office:value="9.45" calcext:value-type="float">
            <text:p>9.45</text:p>
          </table:table-cell>
          <table:table-cell office:value-type="float" office:value="11.744" calcext:value-type="float">
            <text:p>11.744</text:p>
          </table:table-cell>
          <table:table-cell office:value-type="float" office:value="0.185259" calcext:value-type="float">
            <text:p>0.185259</text:p>
          </table:table-cell>
          <table:table-cell office:value-type="float" office:value="43.691296" calcext:value-type="float">
            <text:p>43.691296</text:p>
          </table:table-cell>
          <table:table-cell office:value-type="float" office:value="39.230949" calcext:value-type="float">
            <text:p>39.230949</text:p>
          </table:table-cell>
          <table:table-cell table:formula="of:=([.B318]-[.B317])*3020*4*5600/(0.39*2581.403)" office:value-type="float" office:value="5220.14894365192" calcext:value-type="float">
            <text:p>5220.1489436519</text:p>
          </table:table-cell>
          <table:table-cell table:number-columns-repeated="1018"/>
        </table:table-row>
        <table:table-row table:style-name="ro2">
          <table:table-cell office:value-type="float" office:value="9.48" calcext:value-type="float">
            <text:p>9.48</text:p>
          </table:table-cell>
          <table:table-cell office:value-type="float" office:value="11.821687" calcext:value-type="float">
            <text:p>11.821687</text:p>
          </table:table-cell>
          <table:table-cell office:value-type="float" office:value="0.183476" calcext:value-type="float">
            <text:p>0.183476</text:p>
          </table:table-cell>
          <table:table-cell office:value-type="float" office:value="43.890842" calcext:value-type="float">
            <text:p>43.890842</text:p>
          </table:table-cell>
          <table:table-cell office:value-type="float" office:value="38.937782" calcext:value-type="float">
            <text:p>38.937782</text:p>
          </table:table-cell>
          <table:table-cell table:formula="of:=([.B319]-[.B318])*3020*4*5600/(0.39*2581.403)" office:value-type="float" office:value="5220.01455439892" calcext:value-type="float">
            <text:p>5220.0145543989</text:p>
          </table:table-cell>
          <table:table-cell table:number-columns-repeated="1018"/>
        </table:table-row>
        <table:table-row table:style-name="ro2">
          <table:table-cell office:value-type="float" office:value="9.51" calcext:value-type="float">
            <text:p>9.51</text:p>
          </table:table-cell>
          <table:table-cell office:value-type="float" office:value="11.899372" calcext:value-type="float">
            <text:p>11.899372</text:p>
          </table:table-cell>
          <table:table-cell office:value-type="float" office:value="0.18198" calcext:value-type="float">
            <text:p>0.18198</text:p>
          </table:table-cell>
          <table:table-cell office:value-type="float" office:value="44.090397" calcext:value-type="float">
            <text:p>44.090397</text:p>
          </table:table-cell>
          <table:table-cell office:value-type="float" office:value="38.644615" calcext:value-type="float">
            <text:p>38.644615</text:p>
          </table:table-cell>
          <table:table-cell table:formula="of:=([.B320]-[.B319])*3020*4*5600/(0.39*2581.403)" office:value-type="float" office:value="5369.92576596967" calcext:value-type="float">
            <text:p>5369.9257659697</text:p>
          </table:table-cell>
          <table:table-cell table:number-columns-repeated="1018"/>
        </table:table-row>
        <table:table-row table:style-name="ro2">
          <table:table-cell office:value-type="float" office:value="9.54" calcext:value-type="float">
            <text:p>9.54</text:p>
          </table:table-cell>
          <table:table-cell office:value-type="float" office:value="11.979288" calcext:value-type="float">
            <text:p>11.979288</text:p>
          </table:table-cell>
          <table:table-cell office:value-type="float" office:value="0.179899" calcext:value-type="float">
            <text:p>0.179899</text:p>
          </table:table-cell>
          <table:table-cell office:value-type="float" office:value="44.281994" calcext:value-type="float">
            <text:p>44.281994</text:p>
          </table:table-cell>
          <table:table-cell office:value-type="float" office:value="38.340622" calcext:value-type="float">
            <text:p>38.340622</text:p>
          </table:table-cell>
          <table:table-cell table:formula="of:=([.B321]-[.B320])*3020*4*5600/(0.39*2581.403)" office:value-type="float" office:value="5369.85857134317" calcext:value-type="float">
            <text:p>5369.8585713432</text:p>
          </table:table-cell>
          <table:table-cell table:number-columns-repeated="1018"/>
        </table:table-row>
        <table:table-row table:style-name="ro2">
          <table:table-cell office:value-type="float" office:value="9.57" calcext:value-type="float">
            <text:p>9.57</text:p>
          </table:table-cell>
          <table:table-cell office:value-type="float" office:value="12.059203" calcext:value-type="float">
            <text:p>12.059203</text:p>
          </table:table-cell>
          <table:table-cell office:value-type="float" office:value="0.178157" calcext:value-type="float">
            <text:p>0.178157</text:p>
          </table:table-cell>
          <table:table-cell office:value-type="float" office:value="44.473591" calcext:value-type="float">
            <text:p>44.473591</text:p>
          </table:table-cell>
          <table:table-cell office:value-type="float" office:value="38.036629" calcext:value-type="float">
            <text:p>38.036629</text:p>
          </table:table-cell>
          <table:table-cell table:formula="of:=([.B322]-[.B321])*3020*4*5600/(0.39*2581.403)" office:value-type="float" office:value="5368.71626269384" calcext:value-type="float">
            <text:p>5368.7162626939</text:p>
          </table:table-cell>
          <table:table-cell table:number-columns-repeated="1018"/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2.139101" calcext:value-type="float">
            <text:p>12.139101</text:p>
          </table:table-cell>
          <table:table-cell office:value-type="float" office:value="0.17588" calcext:value-type="float">
            <text:p>0.17588</text:p>
          </table:table-cell>
          <table:table-cell office:value-type="float" office:value="44.656902" calcext:value-type="float">
            <text:p>44.656902</text:p>
          </table:table-cell>
          <table:table-cell office:value-type="float" office:value="37.722038" calcext:value-type="float">
            <text:p>37.722038</text:p>
          </table:table-cell>
          <table:table-cell table:formula="of:=([.B323]-[.B322])*3020*4*5600/(0.39*2581.403)" office:value-type="float" office:value="5368.71626269384" calcext:value-type="float">
            <text:p>5368.7162626939</text:p>
          </table:table-cell>
          <table:table-cell table:number-columns-repeated="1018"/>
        </table:table-row>
        <table:table-row table:style-name="ro2">
          <table:table-cell office:value-type="float" office:value="9.63" calcext:value-type="float">
            <text:p>9.63</text:p>
          </table:table-cell>
          <table:table-cell office:value-type="float" office:value="12.218999" calcext:value-type="float">
            <text:p>12.218999</text:p>
          </table:table-cell>
          <table:table-cell office:value-type="float" office:value="0.173979" calcext:value-type="float">
            <text:p>0.173979</text:p>
          </table:table-cell>
          <table:table-cell office:value-type="float" office:value="44.840214" calcext:value-type="float">
            <text:p>44.840214</text:p>
          </table:table-cell>
          <table:table-cell office:value-type="float" office:value="37.407448" calcext:value-type="float">
            <text:p>37.407448</text:p>
          </table:table-cell>
          <table:table-cell table:formula="of:=([.B324]-[.B323])*3020*4*5600/(0.39*2581.403)" office:value-type="float" office:value="5461.57923642335" calcext:value-type="float">
            <text:p>5461.5792364234</text:p>
          </table:table-cell>
          <table:table-cell table:number-columns-repeated="1018"/>
        </table:table-row>
        <table:table-row table:style-name="ro2">
          <table:table-cell office:value-type="float" office:value="9.66" calcext:value-type="float">
            <text:p>9.66</text:p>
          </table:table-cell>
          <table:table-cell office:value-type="float" office:value="12.300279" calcext:value-type="float">
            <text:p>12.300279</text:p>
          </table:table-cell>
          <table:table-cell office:value-type="float" office:value="0.171587" calcext:value-type="float">
            <text:p>0.171587</text:p>
          </table:table-cell>
          <table:table-cell office:value-type="float" office:value="45.014896" calcext:value-type="float">
            <text:p>45.014896</text:p>
          </table:table-cell>
          <table:table-cell office:value-type="float" office:value="37.082512" calcext:value-type="float">
            <text:p>37.082512</text:p>
          </table:table-cell>
          <table:table-cell table:formula="of:=([.B325]-[.B324])*3020*4*5600/(0.39*2581.403)" office:value-type="float" office:value="5461.44484717059" calcext:value-type="float">
            <text:p>5461.4448471706</text:p>
          </table:table-cell>
          <table:table-cell table:number-columns-repeated="1018"/>
        </table:table-row>
        <table:table-row table:style-name="ro2">
          <table:table-cell office:value-type="float" office:value="9.69" calcext:value-type="float">
            <text:p>9.69</text:p>
          </table:table-cell>
          <table:table-cell office:value-type="float" office:value="12.381557" calcext:value-type="float">
            <text:p>12.381557</text:p>
          </table:table-cell>
          <table:table-cell office:value-type="float" office:value="0.169607" calcext:value-type="float">
            <text:p>0.169607</text:p>
          </table:table-cell>
          <table:table-cell office:value-type="float" office:value="45.189579" calcext:value-type="float">
            <text:p>45.189579</text:p>
          </table:table-cell>
          <table:table-cell office:value-type="float" office:value="36.757576" calcext:value-type="float">
            <text:p>36.757576</text:p>
          </table:table-cell>
          <table:table-cell table:formula="of:=([.B326]-[.B325])*3020*4*5600/(0.39*2581.403)" office:value-type="float" office:value="5517.41797098864" calcext:value-type="float">
            <text:p>5517.4179709887</text:p>
          </table:table-cell>
          <table:table-cell table:number-columns-repeated="1018"/>
        </table:table-row>
        <table:table-row table:style-name="ro2">
          <table:table-cell office:value-type="float" office:value="9.72" calcext:value-type="float">
            <text:p>9.72</text:p>
          </table:table-cell>
          <table:table-cell office:value-type="float" office:value="12.463668" calcext:value-type="float">
            <text:p>12.463668</text:p>
          </table:table-cell>
          <table:table-cell office:value-type="float" office:value="0.167164" calcext:value-type="float">
            <text:p>0.167164</text:p>
          </table:table-cell>
          <table:table-cell office:value-type="float" office:value="45.355312" calcext:value-type="float">
            <text:p>45.355312</text:p>
          </table:table-cell>
          <table:table-cell office:value-type="float" office:value="36.422531" calcext:value-type="float">
            <text:p>36.422531</text:p>
          </table:table-cell>
          <table:table-cell table:formula="of:=([.B327]-[.B326])*3020*4*5600/(0.39*2581.403)" office:value-type="float" office:value="5517.28358173576" calcext:value-type="float">
            <text:p>5517.2835817358</text:p>
          </table:table-cell>
          <table:table-cell table:number-columns-repeated="1018"/>
        </table:table-row>
        <table:table-row table:style-name="ro2">
          <table:table-cell office:value-type="float" office:value="9.75" calcext:value-type="float">
            <text:p>9.75</text:p>
          </table:table-cell>
          <table:table-cell office:value-type="float" office:value="12.545777" calcext:value-type="float">
            <text:p>12.545777</text:p>
          </table:table-cell>
          <table:table-cell office:value-type="float" office:value="0.165147" calcext:value-type="float">
            <text:p>0.165147</text:p>
          </table:table-cell>
          <table:table-cell office:value-type="float" office:value="45.521053" calcext:value-type="float">
            <text:p>45.521053</text:p>
          </table:table-cell>
          <table:table-cell office:value-type="float" office:value="36.087494" calcext:value-type="float">
            <text:p>36.087494</text:p>
          </table:table-cell>
          <table:table-cell table:formula="of:=([.B328]-[.B327])*3020*4*5600/(0.39*2581.403)" office:value-type="float" office:value="5357.4275654533" calcext:value-type="float">
            <text:p>5357.4275654533</text:p>
          </table:table-cell>
          <table:table-cell table:number-columns-repeated="1018"/>
        </table:table-row>
        <table:table-row table:style-name="ro2">
          <table:table-cell office:value-type="float" office:value="9.78" calcext:value-type="float">
            <text:p>9.78</text:p>
          </table:table-cell>
          <table:table-cell office:value-type="float" office:value="12.625507" calcext:value-type="float">
            <text:p>12.625507</text:p>
          </table:table-cell>
          <table:table-cell office:value-type="float" office:value="0.162699" calcext:value-type="float">
            <text:p>0.162699</text:p>
          </table:table-cell>
          <table:table-cell office:value-type="float" office:value="45.677486" calcext:value-type="float">
            <text:p>45.677486</text:p>
          </table:table-cell>
          <table:table-cell office:value-type="float" office:value="35.742676" calcext:value-type="float">
            <text:p>35.742676</text:p>
          </table:table-cell>
          <table:table-cell table:formula="of:=([.B329]-[.B328])*3020*4*5600/(0.39*2581.403)" office:value-type="float" office:value="5357.29317620029" calcext:value-type="float">
            <text:p>5357.2931762003</text:p>
          </table:table-cell>
          <table:table-cell table:number-columns-repeated="1018"/>
        </table:table-row>
        <table:table-row table:style-name="ro2">
          <table:table-cell office:value-type="float" office:value="9.81" calcext:value-type="float">
            <text:p>9.81</text:p>
          </table:table-cell>
          <table:table-cell office:value-type="float" office:value="12.705235" calcext:value-type="float">
            <text:p>12.705235</text:p>
          </table:table-cell>
          <table:table-cell office:value-type="float" office:value="0.160679" calcext:value-type="float">
            <text:p>0.160679</text:p>
          </table:table-cell>
          <table:table-cell office:value-type="float" office:value="45.83392" calcext:value-type="float">
            <text:p>45.83392</text:p>
          </table:table-cell>
          <table:table-cell office:value-type="float" office:value="35.397858" calcext:value-type="float">
            <text:p>35.397858</text:p>
          </table:table-cell>
          <table:table-cell table:formula="of:=([.B330]-[.B329])*3020*4*5600/(0.39*2581.403)" office:value-type="float" office:value="5308.03951502546" calcext:value-type="float">
            <text:p>5308.0395150255</text:p>
          </table:table-cell>
          <table:table-cell table:number-columns-repeated="1018"/>
        </table:table-row>
        <table:table-row table:style-name="ro2">
          <table:table-cell office:value-type="float" office:value="9.84" calcext:value-type="float">
            <text:p>9.84</text:p>
          </table:table-cell>
          <table:table-cell office:value-type="float" office:value="12.78423" calcext:value-type="float">
            <text:p>12.78423</text:p>
          </table:table-cell>
          <table:table-cell office:value-type="float" office:value="0.158269" calcext:value-type="float">
            <text:p>0.158269</text:p>
          </table:table-cell>
          <table:table-cell office:value-type="float" office:value="45.980701" calcext:value-type="float">
            <text:p>45.980701</text:p>
          </table:table-cell>
          <table:table-cell office:value-type="float" office:value="35.043655" calcext:value-type="float">
            <text:p>35.043655</text:p>
          </table:table-cell>
          <table:table-cell table:formula="of:=([.B331]-[.B330])*3020*4*5600/(0.39*2581.403)" office:value-type="float" office:value="5113.24229299793" calcext:value-type="float">
            <text:p>5113.2422929979</text:p>
          </table:table-cell>
          <table:table-cell table:number-columns-repeated="1018"/>
        </table:table-row>
        <table:table-row table:style-name="ro2">
          <table:table-cell office:value-type="float" office:value="9.87" calcext:value-type="float">
            <text:p>9.87</text:p>
          </table:table-cell>
          <table:table-cell office:value-type="float" office:value="12.860326" calcext:value-type="float">
            <text:p>12.860326</text:p>
          </table:table-cell>
          <table:table-cell office:value-type="float" office:value="0.155958" calcext:value-type="float">
            <text:p>0.155958</text:p>
          </table:table-cell>
          <table:table-cell office:value-type="float" office:value="46.121044" calcext:value-type="float">
            <text:p>46.121044</text:p>
          </table:table-cell>
          <table:table-cell office:value-type="float" office:value="34.683723" calcext:value-type="float">
            <text:p>34.683723</text:p>
          </table:table-cell>
          <table:table-cell table:formula="of:=([.B332]-[.B331])*3020*4*5600/(0.39*2581.403)" office:value-type="float" office:value="5113.10790374505" calcext:value-type="float">
            <text:p>5113.1079037451</text:p>
          </table:table-cell>
          <table:table-cell table:number-columns-repeated="1018"/>
        </table:table-row>
        <table:table-row table:style-name="ro2">
          <table:table-cell office:value-type="float" office:value="9.9" calcext:value-type="float">
            <text:p>9.9</text:p>
          </table:table-cell>
          <table:table-cell office:value-type="float" office:value="12.93642" calcext:value-type="float">
            <text:p>12.93642</text:p>
          </table:table-cell>
          <table:table-cell office:value-type="float" office:value="0.153991" calcext:value-type="float">
            <text:p>0.153991</text:p>
          </table:table-cell>
          <table:table-cell office:value-type="float" office:value="46.261387" calcext:value-type="float">
            <text:p>46.261387</text:p>
          </table:table-cell>
          <table:table-cell office:value-type="float" office:value="34.323784" calcext:value-type="float">
            <text:p>34.323784</text:p>
          </table:table-cell>
          <table:table-cell table:formula="of:=([.B333]-[.B332])*3020*4*5600/(0.39*2581.403)" office:value-type="float" office:value="5059.01622946701" calcext:value-type="float">
            <text:p>5059.016229467</text:p>
          </table:table-cell>
          <table:table-cell table:number-columns-repeated="1018"/>
        </table:table-row>
        <table:table-row table:style-name="ro2">
          <table:table-cell office:value-type="float" office:value="9.93" calcext:value-type="float">
            <text:p>9.93</text:p>
          </table:table-cell>
          <table:table-cell office:value-type="float" office:value="13.011709" calcext:value-type="float">
            <text:p>13.011709</text:p>
          </table:table-cell>
          <table:table-cell office:value-type="float" office:value="0.151762" calcext:value-type="float">
            <text:p>0.151762</text:p>
          </table:table-cell>
          <table:table-cell office:value-type="float" office:value="46.392742" calcext:value-type="float">
            <text:p>46.392742</text:p>
          </table:table-cell>
          <table:table-cell office:value-type="float" office:value="33.956299" calcext:value-type="float">
            <text:p>33.956299</text:p>
          </table:table-cell>
          <table:table-cell table:formula="of:=([.B334]-[.B333])*3020*4*5600/(0.39*2581.403)" office:value-type="float" office:value="5058.94903484063" calcext:value-type="float">
            <text:p>5058.9490348406</text:p>
          </table:table-cell>
          <table:table-cell table:number-columns-repeated="1018"/>
        </table:table-row>
        <table:table-row table:style-name="ro2">
          <table:table-cell office:value-type="float" office:value="9.96" calcext:value-type="float">
            <text:p>9.96</text:p>
          </table:table-cell>
          <table:table-cell office:value-type="float" office:value="13.086997" calcext:value-type="float">
            <text:p>13.086997</text:p>
          </table:table-cell>
          <table:table-cell office:value-type="float" office:value="0.149919" calcext:value-type="float">
            <text:p>0.149919</text:p>
          </table:table-cell>
          <table:table-cell office:value-type="float" office:value="46.524097" calcext:value-type="float">
            <text:p>46.524097</text:p>
          </table:table-cell>
          <table:table-cell office:value-type="float" office:value="33.588821" calcext:value-type="float">
            <text:p>33.588821</text:p>
          </table:table-cell>
          <table:table-cell table:formula="of:=([.B335]-[.B334])*3020*4*5600/(0.39*2581.403)" office:value-type="float" office:value="4689.51297871536" calcext:value-type="float">
            <text:p>4689.5129787154</text:p>
          </table:table-cell>
          <table:table-cell table:number-columns-repeated="1018"/>
        </table:table-row>
        <table:table-row table:style-name="ro2">
          <table:table-cell office:value-type="float" office:value="9.99" calcext:value-type="float">
            <text:p>9.99</text:p>
          </table:table-cell>
          <table:table-cell office:value-type="float" office:value="13.156787" calcext:value-type="float">
            <text:p>13.156787</text:p>
          </table:table-cell>
          <table:table-cell office:value-type="float" office:value="0.14778" calcext:value-type="float">
            <text:p>0.14778</text:p>
          </table:table-cell>
          <table:table-cell office:value-type="float" office:value="46.645344" calcext:value-type="float">
            <text:p>46.645344</text:p>
          </table:table-cell>
          <table:table-cell office:value-type="float" office:value="33.213501" calcext:value-type="float">
            <text:p>33.213501</text:p>
          </table:table-cell>
          <table:table-cell table:formula="of:=([.B336]-[.B335])*3020*4*5600/(0.39*2581.403)" office:value-type="float" office:value="4689.51297871548" calcext:value-type="float">
            <text:p>4689.5129787155</text:p>
          </table:table-cell>
          <table:table-cell table:number-columns-repeated="1018"/>
        </table:table-row>
        <table:table-row table:style-name="ro2">
          <table:table-cell office:value-type="float" office:value="10.02" calcext:value-type="float">
            <text:p>10.02</text:p>
          </table:table-cell>
          <table:table-cell office:value-type="float" office:value="13.226577" calcext:value-type="float">
            <text:p>13.226577</text:p>
          </table:table-cell>
          <table:table-cell office:value-type="float" office:value="0.146024" calcext:value-type="float">
            <text:p>0.146024</text:p>
          </table:table-cell>
          <table:table-cell office:value-type="float" office:value="46.766582" calcext:value-type="float">
            <text:p>46.766582</text:p>
          </table:table-cell>
          <table:table-cell office:value-type="float" office:value="32.838181" calcext:value-type="float">
            <text:p>32.838181</text:p>
          </table:table-cell>
          <table:table-cell table:formula="of:=([.B337]-[.B336])*3020*4*5600/(0.39*2581.403)" office:value-type="float" office:value="4398.82902476886" calcext:value-type="float">
            <text:p>4398.8290247689</text:p>
          </table:table-cell>
          <table:table-cell table:number-columns-repeated="1018"/>
        </table:table-row>
        <table:table-row table:style-name="ro2">
          <table:table-cell office:value-type="float" office:value="10.05" calcext:value-type="float">
            <text:p>10.05</text:p>
          </table:table-cell>
          <table:table-cell office:value-type="float" office:value="13.292041" calcext:value-type="float">
            <text:p>13.292041</text:p>
          </table:table-cell>
          <table:table-cell office:value-type="float" office:value="0.144001" calcext:value-type="float">
            <text:p>0.144001</text:p>
          </table:table-cell>
          <table:table-cell office:value-type="float" office:value="46.877125" calcext:value-type="float">
            <text:p>46.877125</text:p>
          </table:table-cell>
          <table:table-cell office:value-type="float" office:value="32.45536" calcext:value-type="float">
            <text:p>32.45536</text:p>
          </table:table-cell>
          <table:table-cell table:formula="of:=([.B338]-[.B337])*3020*4*5600/(0.39*2581.403)" office:value-type="float" office:value="4398.7618301426" calcext:value-type="float">
            <text:p>4398.7618301426</text:p>
          </table:table-cell>
          <table:table-cell table:number-columns-repeated="1018"/>
        </table:table-row>
        <table:table-row table:style-name="ro2">
          <table:table-cell office:value-type="float" office:value="10.08" calcext:value-type="float">
            <text:p>10.08</text:p>
          </table:table-cell>
          <table:table-cell office:value-type="float" office:value="13.357504" calcext:value-type="float">
            <text:p>13.357504</text:p>
          </table:table-cell>
          <table:table-cell office:value-type="float" office:value="0.142353" calcext:value-type="float">
            <text:p>0.142353</text:p>
          </table:table-cell>
          <table:table-cell office:value-type="float" office:value="46.987667" calcext:value-type="float">
            <text:p>46.987667</text:p>
          </table:table-cell>
          <table:table-cell office:value-type="float" office:value="32.072548" calcext:value-type="float">
            <text:p>32.072548</text:p>
          </table:table-cell>
          <table:table-cell table:formula="of:=([.B339]-[.B338])*3020*4*5600/(0.39*2581.403)" office:value-type="float" office:value="4074.34617372698" calcext:value-type="float">
            <text:p>4074.346173727</text:p>
          </table:table-cell>
          <table:table-cell table:number-columns-repeated="1018"/>
        </table:table-row>
        <table:table-row table:style-name="ro2">
          <table:table-cell office:value-type="float" office:value="10.11" calcext:value-type="float">
            <text:p>10.11</text:p>
          </table:table-cell>
          <table:table-cell office:value-type="float" office:value="13.418139" calcext:value-type="float">
            <text:p>13.418139</text:p>
          </table:table-cell>
          <table:table-cell office:value-type="float" office:value="0.140468" calcext:value-type="float">
            <text:p>0.140468</text:p>
          </table:table-cell>
          <table:table-cell office:value-type="float" office:value="47.087116" calcext:value-type="float">
            <text:p>47.087116</text:p>
          </table:table-cell>
          <table:table-cell office:value-type="float" office:value="31.682756" calcext:value-type="float">
            <text:p>31.682756</text:p>
          </table:table-cell>
          <table:table-cell table:formula="of:=([.B340]-[.B339])*3020*4*5600/(0.39*2581.403)" office:value-type="float" office:value="4074.34617372698" calcext:value-type="float">
            <text:p>4074.346173727</text:p>
          </table:table-cell>
          <table:table-cell table:number-columns-repeated="1018"/>
        </table:table-row>
        <table:table-row table:style-name="ro2">
          <table:table-cell office:value-type="float" office:value="10.14" calcext:value-type="float">
            <text:p>10.14</text:p>
          </table:table-cell>
          <table:table-cell office:value-type="float" office:value="13.478774" calcext:value-type="float">
            <text:p>13.478774</text:p>
          </table:table-cell>
          <table:table-cell office:value-type="float" office:value="0.138935" calcext:value-type="float">
            <text:p>0.138935</text:p>
          </table:table-cell>
          <table:table-cell office:value-type="float" office:value="47.186558" calcext:value-type="float">
            <text:p>47.186558</text:p>
          </table:table-cell>
          <table:table-cell office:value-type="float" office:value="31.292967" calcext:value-type="float">
            <text:p>31.292967</text:p>
          </table:table-cell>
          <table:table-cell table:formula="of:=([.B341]-[.B340])*3020*4*5600/(0.39*2581.403)" office:value-type="float" office:value="3382.98066236439" calcext:value-type="float">
            <text:p>3382.9806623644</text:p>
          </table:table-cell>
          <table:table-cell table:number-columns-repeated="1018"/>
        </table:table-row>
        <table:table-row table:style-name="ro2">
          <table:table-cell office:value-type="float" office:value="10.17" calcext:value-type="float">
            <text:p>10.17</text:p>
          </table:table-cell>
          <table:table-cell office:value-type="float" office:value="13.52912" calcext:value-type="float">
            <text:p>13.52912</text:p>
          </table:table-cell>
          <table:table-cell office:value-type="float" office:value="0.137214" calcext:value-type="float">
            <text:p>0.137214</text:p>
          </table:table-cell>
          <table:table-cell office:value-type="float" office:value="47.27457" calcext:value-type="float">
            <text:p>47.27457</text:p>
          </table:table-cell>
          <table:table-cell office:value-type="float" office:value="30.896955" calcext:value-type="float">
            <text:p>30.896955</text:p>
          </table:table-cell>
          <table:table-cell table:formula="of:=([.B342]-[.B341])*3020*4*5600/(0.39*2581.403)" office:value-type="float" office:value="3382.98066236427" calcext:value-type="float">
            <text:p>3382.9806623643</text:p>
          </table:table-cell>
          <table:table-cell table:number-columns-repeated="1018"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3.579466" calcext:value-type="float">
            <text:p>13.579466</text:p>
          </table:table-cell>
          <table:table-cell office:value-type="float" office:value="0.1358" calcext:value-type="float">
            <text:p>0.1358</text:p>
          </table:table-cell>
          <table:table-cell office:value-type="float" office:value="47.362583" calcext:value-type="float">
            <text:p>47.362583</text:p>
          </table:table-cell>
          <table:table-cell office:value-type="float" office:value="30.500952" calcext:value-type="float">
            <text:p>30.500952</text:p>
          </table:table-cell>
          <table:table-cell table:formula="of:=([.B343]-[.B342])*3020*4*5600/(0.39*2581.403)" office:value-type="float" office:value="3305.43806346133" calcext:value-type="float">
            <text:p>3305.4380634613</text:p>
          </table:table-cell>
          <table:table-cell table:number-columns-repeated="1018"/>
        </table:table-row>
        <table:table-row table:style-name="ro2">
          <table:table-cell office:value-type="float" office:value="10.23" calcext:value-type="float">
            <text:p>10.23</text:p>
          </table:table-cell>
          <table:table-cell office:value-type="float" office:value="13.628658" calcext:value-type="float">
            <text:p>13.628658</text:p>
          </table:table-cell>
          <table:table-cell office:value-type="float" office:value="0.134242" calcext:value-type="float">
            <text:p>0.134242</text:p>
          </table:table-cell>
          <table:table-cell office:value-type="float" office:value="47.438892" calcext:value-type="float">
            <text:p>47.438892</text:p>
          </table:table-cell>
          <table:table-cell office:value-type="float" office:value="30.099432" calcext:value-type="float">
            <text:p>30.099432</text:p>
          </table:table-cell>
          <table:table-cell table:formula="of:=([.B344]-[.B343])*3020*4*5600/(0.39*2581.403)" office:value-type="float" office:value="2902.94225113149" calcext:value-type="float">
            <text:p>2902.9422511315</text:p>
          </table:table-cell>
          <table:table-cell table:number-columns-repeated="1018"/>
        </table:table-row>
        <table:table-row table:style-name="ro2">
          <table:table-cell office:value-type="float" office:value="10.26" calcext:value-type="float">
            <text:p>10.26</text:p>
          </table:table-cell>
          <table:table-cell office:value-type="float" office:value="13.67186" calcext:value-type="float">
            <text:p>13.67186</text:p>
          </table:table-cell>
          <table:table-cell office:value-type="float" office:value="0.132819" calcext:value-type="float">
            <text:p>0.132819</text:p>
          </table:table-cell>
          <table:table-cell office:value-type="float" office:value="47.507717" calcext:value-type="float">
            <text:p>47.507717</text:p>
          </table:table-cell>
          <table:table-cell office:value-type="float" office:value="29.694857" calcext:value-type="float">
            <text:p>29.694857</text:p>
          </table:table-cell>
          <table:table-cell table:formula="of:=([.B345]-[.B344])*3020*4*5600/(0.39*2581.403)" office:value-type="float" office:value="2902.87505650499" calcext:value-type="float">
            <text:p>2902.875056505</text:p>
          </table:table-cell>
          <table:table-cell table:number-columns-repeated="1018"/>
        </table:table-row>
        <table:table-row table:style-name="ro2">
          <table:table-cell office:value-type="float" office:value="10.29" calcext:value-type="float">
            <text:p>10.29</text:p>
          </table:table-cell>
          <table:table-cell office:value-type="float" office:value="13.715061" calcext:value-type="float">
            <text:p>13.715061</text:p>
          </table:table-cell>
          <table:table-cell office:value-type="float" office:value="0.131622" calcext:value-type="float">
            <text:p>0.131622</text:p>
          </table:table-cell>
          <table:table-cell office:value-type="float" office:value="47.576534" calcext:value-type="float">
            <text:p>47.576534</text:p>
          </table:table-cell>
          <table:table-cell office:value-type="float" office:value="29.290285" calcext:value-type="float">
            <text:p>29.290285</text:p>
          </table:table-cell>
          <table:table-cell table:formula="of:=([.B346]-[.B345])*3020*4*5600/(0.39*2581.403)" office:value-type="float" office:value="2231.46634919268" calcext:value-type="float">
            <text:p>2231.4663491927</text:p>
          </table:table-cell>
          <table:table-cell table:number-columns-repeated="1018"/>
        </table:table-row>
        <table:table-row table:style-name="ro2">
          <table:table-cell office:value-type="float" office:value="10.32" calcext:value-type="float">
            <text:p>10.32</text:p>
          </table:table-cell>
          <table:table-cell office:value-type="float" office:value="13.74827" calcext:value-type="float">
            <text:p>13.74827</text:p>
          </table:table-cell>
          <table:table-cell office:value-type="float" office:value="0.130372" calcext:value-type="float">
            <text:p>0.130372</text:p>
          </table:table-cell>
          <table:table-cell office:value-type="float" office:value="47.634846" calcext:value-type="float">
            <text:p>47.634846</text:p>
          </table:table-cell>
          <table:table-cell office:value-type="float" office:value="28.882105" calcext:value-type="float">
            <text:p>28.882105</text:p>
          </table:table-cell>
          <table:table-cell table:formula="of:=([.B347]-[.B346])*3020*4*5600/(0.39*2581.403)" office:value-type="float" office:value="2231.46634919268" calcext:value-type="float">
            <text:p>2231.4663491927</text:p>
          </table:table-cell>
          <table:table-cell table:number-columns-repeated="1018"/>
        </table:table-row>
        <table:table-row table:style-name="ro2">
          <table:table-cell office:value-type="float" office:value="10.35" calcext:value-type="float">
            <text:p>10.35</text:p>
          </table:table-cell>
          <table:table-cell office:value-type="float" office:value="13.781479" calcext:value-type="float">
            <text:p>13.781479</text:p>
          </table:table-cell>
          <table:table-cell office:value-type="float" office:value="0.129324" calcext:value-type="float">
            <text:p>0.129324</text:p>
          </table:table-cell>
          <table:table-cell office:value-type="float" office:value="47.693157" calcext:value-type="float">
            <text:p>47.693157</text:p>
          </table:table-cell>
          <table:table-cell office:value-type="float" office:value="28.473925" calcext:value-type="float">
            <text:p>28.473925</text:p>
          </table:table-cell>
          <table:table-cell table:formula="of:=([.B348]-[.B347])*3020*4*5600/(0.39*2581.403)" office:value-type="float" office:value="1820.10084617383" calcext:value-type="float">
            <text:p>1820.1008461738</text:p>
          </table:table-cell>
          <table:table-cell table:number-columns-repeated="1018"/>
        </table:table-row>
        <table:table-row table:style-name="ro2">
          <table:table-cell office:value-type="float" office:value="10.38" calcext:value-type="float">
            <text:p>10.38</text:p>
          </table:table-cell>
          <table:table-cell office:value-type="float" office:value="13.808566" calcext:value-type="float">
            <text:p>13.808566</text:p>
          </table:table-cell>
          <table:table-cell office:value-type="float" office:value="0.128239" calcext:value-type="float">
            <text:p>0.128239</text:p>
          </table:table-cell>
          <table:table-cell office:value-type="float" office:value="47.739727" calcext:value-type="float">
            <text:p>47.739727</text:p>
          </table:table-cell>
          <table:table-cell office:value-type="float" office:value="28.062471" calcext:value-type="float">
            <text:p>28.062471</text:p>
          </table:table-cell>
          <table:table-cell table:formula="of:=([.B349]-[.B348])*3020*4*5600/(0.39*2581.403)" office:value-type="float" office:value="1820.03365154721" calcext:value-type="float">
            <text:p>1820.0336515472</text:p>
          </table:table-cell>
          <table:table-cell table:number-columns-repeated="1018"/>
        </table:table-row>
        <table:table-row table:style-name="ro2">
          <table:table-cell office:value-type="float" office:value="10.41" calcext:value-type="float">
            <text:p>10.41</text:p>
          </table:table-cell>
          <table:table-cell office:value-type="float" office:value="13.835652" calcext:value-type="float">
            <text:p>13.835652</text:p>
          </table:table-cell>
          <table:table-cell office:value-type="float" office:value="0.127343" calcext:value-type="float">
            <text:p>0.127343</text:p>
          </table:table-cell>
          <table:table-cell office:value-type="float" office:value="47.786297" calcext:value-type="float">
            <text:p>47.786297</text:p>
          </table:table-cell>
          <table:table-cell office:value-type="float" office:value="27.651022" calcext:value-type="float">
            <text:p>27.651022</text:p>
          </table:table-cell>
          <table:table-cell table:formula="of:=([.B350]-[.B349])*3020*4*5600/(0.39*2581.403)" office:value-type="float" office:value="1201.1711421052" calcext:value-type="float">
            <text:p>1201.1711421052</text:p>
          </table:table-cell>
          <table:table-cell table:number-columns-repeated="1018"/>
        </table:table-row>
        <table:table-row table:style-name="ro2">
          <table:table-cell office:value-type="float" office:value="10.44" calcext:value-type="float">
            <text:p>10.44</text:p>
          </table:table-cell>
          <table:table-cell office:value-type="float" office:value="13.853528" calcext:value-type="float">
            <text:p>13.853528</text:p>
          </table:table-cell>
          <table:table-cell office:value-type="float" office:value="0.126429" calcext:value-type="float">
            <text:p>0.126429</text:p>
          </table:table-cell>
          <table:table-cell office:value-type="float" office:value="47.820644" calcext:value-type="float">
            <text:p>47.820644</text:p>
          </table:table-cell>
          <table:table-cell office:value-type="float" office:value="27.236959" calcext:value-type="float">
            <text:p>27.236959</text:p>
          </table:table-cell>
          <table:table-cell table:formula="of:=([.B351]-[.B350])*3020*4*5600/(0.39*2581.403)" office:value-type="float" office:value="1201.17114210508" calcext:value-type="float">
            <text:p>1201.1711421051</text:p>
          </table:table-cell>
          <table:table-cell table:number-columns-repeated="1018"/>
        </table:table-row>
        <table:table-row table:style-name="ro2">
          <table:table-cell office:value-type="float" office:value="10.47" calcext:value-type="float">
            <text:p>10.47</text:p>
          </table:table-cell>
          <table:table-cell office:value-type="float" office:value="13.871404" calcext:value-type="float">
            <text:p>13.871404</text:p>
          </table:table-cell>
          <table:table-cell office:value-type="float" office:value="0.125672" calcext:value-type="float">
            <text:p>0.125672</text:p>
          </table:table-cell>
          <table:table-cell office:value-type="float" office:value="47.854992" calcext:value-type="float">
            <text:p>47.854992</text:p>
          </table:table-cell>
          <table:table-cell office:value-type="float" office:value="26.822901" calcext:value-type="float">
            <text:p>26.822901</text:p>
          </table:table-cell>
          <table:table-cell table:formula="of:=([.B352]-[.B351])*3020*4*5600/(0.39*2581.403)" office:value-type="float" office:value="674.499660128157" calcext:value-type="float">
            <text:p>674.4996601282</text:p>
          </table:table-cell>
          <table:table-cell table:number-columns-repeated="1018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13.881442" calcext:value-type="float">
            <text:p>13.881442</text:p>
          </table:table-cell>
          <table:table-cell office:value-type="float" office:value="0.124936" calcext:value-type="float">
            <text:p>0.124936</text:p>
          </table:table-cell>
          <table:table-cell office:value-type="float" office:value="47.876919" calcext:value-type="float">
            <text:p>47.876919</text:p>
          </table:table-cell>
          <table:table-cell office:value-type="float" office:value="26.407091" calcext:value-type="float">
            <text:p>26.407091</text:p>
          </table:table-cell>
          <table:table-cell table:formula="of:=([.B353]-[.B352])*3020*4*5600/(0.39*2581.403)" office:value-type="float" office:value="25.6011526707919" calcext:value-type="float">
            <text:p>25.6011526708</text:p>
          </table:table-cell>
          <table:table-cell table:number-columns-repeated="1018"/>
        </table:table-row>
        <table:table-row table:style-name="ro2">
          <table:table-cell office:value-type="float" office:value="10.53" calcext:value-type="float">
            <text:p>10.53</text:p>
          </table:table-cell>
          <table:table-cell office:value-type="float" office:value="13.881823" calcext:value-type="float">
            <text:p>13.881823</text:p>
          </table:table-cell>
          <table:table-cell office:value-type="float" office:value="0.124316" calcext:value-type="float">
            <text:p>0.124316</text:p>
          </table:table-cell>
          <table:table-cell office:value-type="float" office:value="47.890942" calcext:value-type="float">
            <text:p>47.890942</text:p>
          </table:table-cell>
          <table:table-cell office:value-type="float" office:value="25.990919" calcext:value-type="float">
            <text:p>25.990919</text:p>
          </table:table-cell>
          <table:table-cell table:formula="of:=([.B354]-[.B353])*3020*4*5600/(0.39*2581.403)" office:value-type="float" office:value="25.5339580442905" calcext:value-type="float">
            <text:p>25.5339580443</text:p>
          </table:table-cell>
          <table:table-cell table:number-columns-repeated="1018"/>
        </table:table-row>
        <table:table-row table:style-name="ro2">
          <table:table-cell office:value-type="float" office:value="10.56" calcext:value-type="float">
            <text:p>10.56</text:p>
          </table:table-cell>
          <table:table-cell office:value-type="float" office:value="13.882203" calcext:value-type="float">
            <text:p>13.882203</text:p>
          </table:table-cell>
          <table:table-cell office:value-type="float" office:value="0.12377" calcext:value-type="float">
            <text:p>0.12377</text:p>
          </table:table-cell>
          <table:table-cell office:value-type="float" office:value="47.904957" calcext:value-type="float">
            <text:p>47.904957</text:p>
          </table:table-cell>
          <table:table-cell office:value-type="float" office:value="25.574751" calcext:value-type="float">
            <text:p>25.574751</text:p>
          </table:table-cell>
          <table:table-cell table:formula="of:=([.B355]-[.B354])*3020*4*5600/(0.39*2581.403)" office:value-type="float" office:value="-181.358296740964" calcext:value-type="float">
            <text:p>-181.358296741</text:p>
          </table:table-cell>
          <table:table-cell table:number-columns-repeated="1018"/>
        </table:table-row>
        <table:table-row table:style-name="ro2">
          <table:table-cell office:value-type="float" office:value="10.59" calcext:value-type="float">
            <text:p>10.59</text:p>
          </table:table-cell>
          <table:table-cell office:value-type="float" office:value="13.879504" calcext:value-type="float">
            <text:p>13.879504</text:p>
          </table:table-cell>
          <table:table-cell office:value-type="float" office:value="0.123332" calcext:value-type="float">
            <text:p>0.123332</text:p>
          </table:table-cell>
          <table:table-cell office:value-type="float" office:value="47.908161" calcext:value-type="float">
            <text:p>47.908161</text:p>
          </table:table-cell>
          <table:table-cell office:value-type="float" office:value="25.158518" calcext:value-type="float">
            <text:p>25.158518</text:p>
          </table:table-cell>
          <table:table-cell table:formula="of:=([.B356]-[.B355])*3020*4*5600/(0.39*2581.403)" office:value-type="float" office:value="-181.358296741083" calcext:value-type="float">
            <text:p>-181.3582967411</text:p>
          </table:table-cell>
          <table:table-cell table:number-columns-repeated="1018"/>
        </table:table-row>
        <table:table-row table:style-name="ro2">
          <table:table-cell office:value-type="float" office:value="10.62" calcext:value-type="float">
            <text:p>10.62</text:p>
          </table:table-cell>
          <table:table-cell office:value-type="float" office:value="13.876805" calcext:value-type="float">
            <text:p>13.876805</text:p>
          </table:table-cell>
          <table:table-cell office:value-type="float" office:value="0.122957" calcext:value-type="float">
            <text:p>0.122957</text:p>
          </table:table-cell>
          <table:table-cell office:value-type="float" office:value="47.911358" calcext:value-type="float">
            <text:p>47.911358</text:p>
          </table:table-cell>
          <table:table-cell office:value-type="float" office:value="24.742285" calcext:value-type="float">
            <text:p>24.742285</text:p>
          </table:table-cell>
          <table:table-cell table:formula="of:=([.B357]-[.B356])*3020*4*5600/(0.39*2581.403)" office:value-type="float" office:value="-972.440633729293" calcext:value-type="float">
            <text:p>-972.4406337293</text:p>
          </table:table-cell>
          <table:table-cell table:number-columns-repeated="1018"/>
        </table:table-row>
        <table:table-row table:style-name="ro2">
          <table:table-cell office:value-type="float" office:value="10.65" calcext:value-type="float">
            <text:p>10.65</text:p>
          </table:table-cell>
          <table:table-cell office:value-type="float" office:value="13.862333" calcext:value-type="float">
            <text:p>13.862333</text:p>
          </table:table-cell>
          <table:table-cell office:value-type="float" office:value="0.122717" calcext:value-type="float">
            <text:p>0.122717</text:p>
          </table:table-cell>
          <table:table-cell office:value-type="float" office:value="47.902607" calcext:value-type="float">
            <text:p>47.902607</text:p>
          </table:table-cell>
          <table:table-cell office:value-type="float" office:value="24.326925" calcext:value-type="float">
            <text:p>24.326925</text:p>
          </table:table-cell>
          <table:table-cell table:formula="of:=([.B358]-[.B357])*3020*4*5600/(0.39*2581.403)" office:value-type="float" office:value="-972.440633729293" calcext:value-type="float">
            <text:p>-972.4406337293</text:p>
          </table:table-cell>
          <table:table-cell table:number-columns-repeated="1018"/>
        </table:table-row>
        <table:table-row table:style-name="ro2">
          <table:table-cell office:value-type="float" office:value="10.68" calcext:value-type="float">
            <text:p>10.68</text:p>
          </table:table-cell>
          <table:table-cell office:value-type="float" office:value="13.847861" calcext:value-type="float">
            <text:p>13.847861</text:p>
          </table:table-cell>
          <table:table-cell office:value-type="float" office:value="0.122446" calcext:value-type="float">
            <text:p>0.122446</text:p>
          </table:table-cell>
          <table:table-cell office:value-type="float" office:value="47.893856" calcext:value-type="float">
            <text:p>47.893856</text:p>
          </table:table-cell>
          <table:table-cell office:value-type="float" office:value="23.911566" calcext:value-type="float">
            <text:p>23.911566</text:p>
          </table:table-cell>
          <table:table-cell table:formula="of:=([.B359]-[.B358])*3020*4*5600/(0.39*2581.403)" office:value-type="float" office:value="-1542.65423363439" calcext:value-type="float">
            <text:p>-1542.6542336344</text:p>
          </table:table-cell>
          <table:table-cell table:number-columns-repeated="1018"/>
        </table:table-row>
        <table:table-row table:style-name="ro2">
          <table:table-cell office:value-type="float" office:value="10.71" calcext:value-type="float">
            <text:p>10.71</text:p>
          </table:table-cell>
          <table:table-cell office:value-type="float" office:value="13.824903" calcext:value-type="float">
            <text:p>13.824903</text:p>
          </table:table-cell>
          <table:table-cell office:value-type="float" office:value="0.122361" calcext:value-type="float">
            <text:p>0.122361</text:p>
          </table:table-cell>
          <table:table-cell office:value-type="float" office:value="47.87286" calcext:value-type="float">
            <text:p>47.87286</text:p>
          </table:table-cell>
          <table:table-cell office:value-type="float" office:value="23.497946" calcext:value-type="float">
            <text:p>23.497946</text:p>
          </table:table-cell>
          <table:table-cell table:formula="of:=([.B360]-[.B359])*3020*4*5600/(0.39*2581.403)" office:value-type="float" office:value="-1542.58703900813" calcext:value-type="float">
            <text:p>-1542.5870390081</text:p>
          </table:table-cell>
          <table:table-cell table:number-columns-repeated="1018"/>
        </table:table-row>
        <table:table-row table:style-name="ro2">
          <table:table-cell office:value-type="float" office:value="10.74" calcext:value-type="float">
            <text:p>10.74</text:p>
          </table:table-cell>
          <table:table-cell office:value-type="float" office:value="13.801946" calcext:value-type="float">
            <text:p>13.801946</text:p>
          </table:table-cell>
          <table:table-cell office:value-type="float" office:value="0.122228" calcext:value-type="float">
            <text:p>0.122228</text:p>
          </table:table-cell>
          <table:table-cell office:value-type="float" office:value="47.851864" calcext:value-type="float">
            <text:p>47.851864</text:p>
          </table:table-cell>
          <table:table-cell office:value-type="float" office:value="23.084326" calcext:value-type="float">
            <text:p>23.084326</text:p>
          </table:table-cell>
          <table:table-cell table:formula="of:=([.B361]-[.B360])*3020*4*5600/(0.39*2581.403)" office:value-type="float" office:value="-2187.45386887947" calcext:value-type="float">
            <text:p>-2187.4538688795</text:p>
          </table:table-cell>
          <table:table-cell table:number-columns-repeated="1018"/>
        </table:table-row>
        <table:table-row table:style-name="ro2">
          <table:table-cell office:value-type="float" office:value="10.77" calcext:value-type="float">
            <text:p>10.77</text:p>
          </table:table-cell>
          <table:table-cell office:value-type="float" office:value="13.769392" calcext:value-type="float">
            <text:p>13.769392</text:p>
          </table:table-cell>
          <table:table-cell office:value-type="float" office:value="0.122324" calcext:value-type="float">
            <text:p>0.122324</text:p>
          </table:table-cell>
          <table:table-cell office:value-type="float" office:value="47.818661" calcext:value-type="float">
            <text:p>47.818661</text:p>
          </table:table-cell>
          <table:table-cell office:value-type="float" office:value="22.673395" calcext:value-type="float">
            <text:p>22.673395</text:p>
          </table:table-cell>
          <table:table-cell table:formula="of:=([.B362]-[.B361])*3020*4*5600/(0.39*2581.403)" office:value-type="float" office:value="-2434.19253713914" calcext:value-type="float">
            <text:p>-2434.1925371391</text:p>
          </table:table-cell>
          <table:table-cell table:number-columns-repeated="1018"/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13.733166" calcext:value-type="float">
            <text:p>13.733166</text:p>
          </table:table-cell>
          <table:table-cell office:value-type="float" office:value="0.122461" calcext:value-type="float">
            <text:p>0.122461</text:p>
          </table:table-cell>
          <table:table-cell office:value-type="float" office:value="47.777706" calcext:value-type="float">
            <text:p>47.777706</text:p>
          </table:table-cell>
          <table:table-cell office:value-type="float" office:value="22.264669" calcext:value-type="float">
            <text:p>22.264669</text:p>
          </table:table-cell>
          <table:table-cell table:formula="of:=([.B363]-[.B362])*3020*4*5600/(0.39*2581.403)" office:value-type="float" office:value="-2434.25973176564" calcext:value-type="float">
            <text:p>-2434.2597317656</text:p>
          </table:table-cell>
          <table:table-cell table:number-columns-repeated="1018"/>
        </table:table-row>
        <table:table-row table:style-name="ro2">
          <table:table-cell office:value-type="float" office:value="10.83" calcext:value-type="float">
            <text:p>10.83</text:p>
          </table:table-cell>
          <table:table-cell office:value-type="float" office:value="13.696939" calcext:value-type="float">
            <text:p>13.696939</text:p>
          </table:table-cell>
          <table:table-cell office:value-type="float" office:value="0.122556" calcext:value-type="float">
            <text:p>0.122556</text:p>
          </table:table-cell>
          <table:table-cell office:value-type="float" office:value="47.736744" calcext:value-type="float">
            <text:p>47.736744</text:p>
          </table:table-cell>
          <table:table-cell office:value-type="float" office:value="21.855947" calcext:value-type="float">
            <text:p>21.855947</text:p>
          </table:table-cell>
          <table:table-cell table:formula="of:=([.B364]-[.B363])*3020*4*5600/(0.39*2581.403)" office:value-type="float" office:value="-2831.91753099239" calcext:value-type="float">
            <text:p>-2831.9175309924</text:p>
          </table:table-cell>
          <table:table-cell table:number-columns-repeated="1018"/>
        </table:table-row>
        <table:table-row table:style-name="ro2">
          <table:table-cell office:value-type="float" office:value="10.86" calcext:value-type="float">
            <text:p>10.86</text:p>
          </table:table-cell>
          <table:table-cell office:value-type="float" office:value="13.654794" calcext:value-type="float">
            <text:p>13.654794</text:p>
          </table:table-cell>
          <table:table-cell office:value-type="float" office:value="0.122894" calcext:value-type="float">
            <text:p>0.122894</text:p>
          </table:table-cell>
          <table:table-cell office:value-type="float" office:value="47.685429" calcext:value-type="float">
            <text:p>47.685429</text:p>
          </table:table-cell>
          <table:table-cell office:value-type="float" office:value="21.450701" calcext:value-type="float">
            <text:p>21.450701</text:p>
          </table:table-cell>
          <table:table-cell table:formula="of:=([.B365]-[.B364])*3020*4*5600/(0.39*2581.403)" office:value-type="float" office:value="-2831.98472561889" calcext:value-type="float">
            <text:p>-2831.9847256189</text:p>
          </table:table-cell>
          <table:table-cell table:number-columns-repeated="1018"/>
        </table:table-row>
        <table:table-row table:style-name="ro2">
          <table:table-cell office:value-type="float" office:value="10.89" calcext:value-type="float">
            <text:p>10.89</text:p>
          </table:table-cell>
          <table:table-cell office:value-type="float" office:value="13.612648" calcext:value-type="float">
            <text:p>13.612648</text:p>
          </table:table-cell>
          <table:table-cell office:value-type="float" office:value="0.123124" calcext:value-type="float">
            <text:p>0.123124</text:p>
          </table:table-cell>
          <table:table-cell office:value-type="float" office:value="47.634113" calcext:value-type="float">
            <text:p>47.634113</text:p>
          </table:table-cell>
          <table:table-cell office:value-type="float" office:value="21.045454" calcext:value-type="float">
            <text:p>21.045454</text:p>
          </table:table-cell>
          <table:table-cell table:formula="of:=([.B366]-[.B365])*3020*4*5600/(0.39*2581.403)" office:value-type="float" office:value="-3510.91923109161" calcext:value-type="float">
            <text:p>-3510.9192310916</text:p>
          </table:table-cell>
          <table:table-cell table:number-columns-repeated="1018"/>
        </table:table-row>
        <table:table-row table:style-name="ro2">
          <table:table-cell office:value-type="float" office:value="10.92" calcext:value-type="float">
            <text:p>10.92</text:p>
          </table:table-cell>
          <table:table-cell office:value-type="float" office:value="13.560398" calcext:value-type="float">
            <text:p>13.560398</text:p>
          </table:table-cell>
          <table:table-cell office:value-type="float" office:value="0.123649" calcext:value-type="float">
            <text:p>0.123649</text:p>
          </table:table-cell>
          <table:table-cell office:value-type="float" office:value="47.571583" calcext:value-type="float">
            <text:p>47.571583</text:p>
          </table:table-cell>
          <table:table-cell office:value-type="float" office:value="20.644854" calcext:value-type="float">
            <text:p>20.644854</text:p>
          </table:table-cell>
          <table:table-cell table:formula="of:=([.B367]-[.B366])*3020*4*5600/(0.39*2581.403)" office:value-type="float" office:value="-3510.91923109149" calcext:value-type="float">
            <text:p>-3510.9192310915</text:p>
          </table:table-cell>
          <table:table-cell table:number-columns-repeated="1018"/>
        </table:table-row>
        <table:table-row table:style-name="ro2">
          <table:table-cell office:value-type="float" office:value="10.95" calcext:value-type="float">
            <text:p>10.95</text:p>
          </table:table-cell>
          <table:table-cell office:value-type="float" office:value="13.508148" calcext:value-type="float">
            <text:p>13.508148</text:p>
          </table:table-cell>
          <table:table-cell office:value-type="float" office:value="0.123996" calcext:value-type="float">
            <text:p>0.123996</text:p>
          </table:table-cell>
          <table:table-cell office:value-type="float" office:value="47.509045" calcext:value-type="float">
            <text:p>47.509045</text:p>
          </table:table-cell>
          <table:table-cell office:value-type="float" office:value="20.244257" calcext:value-type="float">
            <text:p>20.244257</text:p>
          </table:table-cell>
          <table:table-cell table:formula="of:=([.B368]-[.B367])*3020*4*5600/(0.39*2581.403)" office:value-type="float" office:value="-3739.44815558813" calcext:value-type="float">
            <text:p>-3739.4481555881</text:p>
          </table:table-cell>
          <table:table-cell table:number-columns-repeated="1018"/>
        </table:table-row>
        <table:table-row table:style-name="ro2">
          <table:table-cell office:value-type="float" office:value="10.98" calcext:value-type="float">
            <text:p>10.98</text:p>
          </table:table-cell>
          <table:table-cell office:value-type="float" office:value="13.452497" calcext:value-type="float">
            <text:p>13.452497</text:p>
          </table:table-cell>
          <table:table-cell office:value-type="float" office:value="0.124662" calcext:value-type="float">
            <text:p>0.124662</text:p>
          </table:table-cell>
          <table:table-cell office:value-type="float" office:value="47.435154" calcext:value-type="float">
            <text:p>47.435154</text:p>
          </table:table-cell>
          <table:table-cell office:value-type="float" office:value="19.848967" calcext:value-type="float">
            <text:p>19.848967</text:p>
          </table:table-cell>
          <table:table-cell table:formula="of:=([.B369]-[.B368])*3020*4*5600/(0.39*2581.403)" office:value-type="float" office:value="-3739.38096096163" calcext:value-type="float">
            <text:p>-3739.3809609616</text:p>
          </table:table-cell>
          <table:table-cell table:number-columns-repeated="1018"/>
        </table:table-row>
        <table:table-row table:style-name="ro2">
          <table:table-cell office:value-type="float" office:value="11.01" calcext:value-type="float">
            <text:p>11.01</text:p>
          </table:table-cell>
          <table:table-cell office:value-type="float" office:value="13.396847" calcext:value-type="float">
            <text:p>13.396847</text:p>
          </table:table-cell>
          <table:table-cell office:value-type="float" office:value="0.125166" calcext:value-type="float">
            <text:p>0.125166</text:p>
          </table:table-cell>
          <table:table-cell office:value-type="float" office:value="47.361256" calcext:value-type="float">
            <text:p>47.361256</text:p>
          </table:table-cell>
          <table:table-cell office:value-type="float" office:value="19.453676" calcext:value-type="float">
            <text:p>19.453676</text:p>
          </table:table-cell>
          <table:table-cell table:formula="of:=([.B370]-[.B369])*3020*4*5600/(0.39*2581.403)" office:value-type="float" office:value="-4175.20530800193" calcext:value-type="float">
            <text:p>-4175.2053080019</text:p>
          </table:table-cell>
          <table:table-cell table:number-columns-repeated="1018"/>
        </table:table-row>
        <table:table-row table:style-name="ro2">
          <table:table-cell office:value-type="float" office:value="11.04" calcext:value-type="float">
            <text:p>11.04</text:p>
          </table:table-cell>
          <table:table-cell office:value-type="float" office:value="13.334711" calcext:value-type="float">
            <text:p>13.334711</text:p>
          </table:table-cell>
          <table:table-cell office:value-type="float" office:value="0.126015" calcext:value-type="float">
            <text:p>0.126015</text:p>
          </table:table-cell>
          <table:table-cell office:value-type="float" office:value="47.276173" calcext:value-type="float">
            <text:p>47.276173</text:p>
          </table:table-cell>
          <table:table-cell office:value-type="float" office:value="19.064444" calcext:value-type="float">
            <text:p>19.064444</text:p>
          </table:table-cell>
          <table:table-cell table:formula="of:=([.B371]-[.B370])*3020*4*5600/(0.39*2581.403)" office:value-type="float" office:value="-4175.13811337555" calcext:value-type="float">
            <text:p>-4175.1381133756</text:p>
          </table:table-cell>
          <table:table-cell table:number-columns-repeated="1018"/>
        </table:table-row>
        <table:table-row table:style-name="ro2">
          <table:table-cell office:value-type="float" office:value="11.07" calcext:value-type="float">
            <text:p>11.07</text:p>
          </table:table-cell>
          <table:table-cell office:value-type="float" office:value="13.272576" calcext:value-type="float">
            <text:p>13.272576</text:p>
          </table:table-cell>
          <table:table-cell office:value-type="float" office:value="0.126648" calcext:value-type="float">
            <text:p>0.126648</text:p>
          </table:table-cell>
          <table:table-cell office:value-type="float" office:value="47.19109" calcext:value-type="float">
            <text:p>47.19109</text:p>
          </table:table-cell>
          <table:table-cell office:value-type="float" office:value="18.675215" calcext:value-type="float">
            <text:p>18.675215</text:p>
          </table:table-cell>
          <table:table-cell table:formula="of:=([.B372]-[.B371])*3020*4*5600/(0.39*2581.403)" office:value-type="float" office:value="-4683.8014354687" calcext:value-type="float">
            <text:p>-4683.8014354687</text:p>
          </table:table-cell>
          <table:table-cell table:number-columns-repeated="1018"/>
        </table:table-row>
        <table:table-row table:style-name="ro2">
          <table:table-cell office:value-type="float" office:value="11.1" calcext:value-type="float">
            <text:p>11.1</text:p>
          </table:table-cell>
          <table:table-cell office:value-type="float" office:value="13.202871" calcext:value-type="float">
            <text:p>13.202871</text:p>
          </table:table-cell>
          <table:table-cell office:value-type="float" office:value="0.127654" calcext:value-type="float">
            <text:p>0.127654</text:p>
          </table:table-cell>
          <table:table-cell office:value-type="float" office:value="47.095135" calcext:value-type="float">
            <text:p>47.095135</text:p>
          </table:table-cell>
          <table:table-cell office:value-type="float" office:value="18.292826" calcext:value-type="float">
            <text:p>18.292826</text:p>
          </table:table-cell>
          <table:table-cell table:formula="of:=([.B373]-[.B372])*3020*4*5600/(0.39*2581.403)" office:value-type="float" office:value="-4683.7342408422" calcext:value-type="float">
            <text:p>-4683.7342408422</text:p>
          </table:table-cell>
          <table:table-cell table:number-columns-repeated="1018"/>
        </table:table-row>
        <table:table-row table:style-name="ro2">
          <table:table-cell office:value-type="float" office:value="11.13" calcext:value-type="float">
            <text:p>11.13</text:p>
          </table:table-cell>
          <table:table-cell office:value-type="float" office:value="13.133167" calcext:value-type="float">
            <text:p>13.133167</text:p>
          </table:table-cell>
          <table:table-cell office:value-type="float" office:value="0.12841" calcext:value-type="float">
            <text:p>0.12841</text:p>
          </table:table-cell>
          <table:table-cell office:value-type="float" office:value="46.999172" calcext:value-type="float">
            <text:p>46.999172</text:p>
          </table:table-cell>
          <table:table-cell office:value-type="float" office:value="17.91044" calcext:value-type="float">
            <text:p>17.91044</text:p>
          </table:table-cell>
          <table:table-cell table:formula="of:=([.B374]-[.B373])*3020*4*5600/(0.39*2581.403)" office:value-type="float" office:value="-4688.63944857179" calcext:value-type="float">
            <text:p>-4688.6394485718</text:p>
          </table:table-cell>
          <table:table-cell table:number-columns-repeated="1018"/>
        </table:table-row>
        <table:table-row table:style-name="ro2">
          <table:table-cell office:value-type="float" office:value="11.16" calcext:value-type="float">
            <text:p>11.16</text:p>
          </table:table-cell>
          <table:table-cell office:value-type="float" office:value="13.06339" calcext:value-type="float">
            <text:p>13.06339</text:p>
          </table:table-cell>
          <table:table-cell office:value-type="float" office:value="0.129545" calcext:value-type="float">
            <text:p>0.129545</text:p>
          </table:table-cell>
          <table:table-cell office:value-type="float" office:value="46.892612" calcext:value-type="float">
            <text:p>46.892612</text:p>
          </table:table-cell>
          <table:table-cell office:value-type="float" office:value="17.53525" calcext:value-type="float">
            <text:p>17.53525</text:p>
          </table:table-cell>
          <table:table-cell table:formula="of:=([.B375]-[.B374])*3020*4*5600/(0.39*2581.403)" office:value-type="float" office:value="-5093.5542674533" calcext:value-type="float">
            <text:p>-5093.5542674533</text:p>
          </table:table-cell>
          <table:table-cell table:number-columns-repeated="1018"/>
        </table:table-row>
        <table:table-row table:style-name="ro2">
          <table:table-cell office:value-type="float" office:value="11.19" calcext:value-type="float">
            <text:p>11.19</text:p>
          </table:table-cell>
          <table:table-cell office:value-type="float" office:value="12.987587" calcext:value-type="float">
            <text:p>12.987587</text:p>
          </table:table-cell>
          <table:table-cell office:value-type="float" office:value="0.130761" calcext:value-type="float">
            <text:p>0.130761</text:p>
          </table:table-cell>
          <table:table-cell office:value-type="float" office:value="46.779385" calcext:value-type="float">
            <text:p>46.779385</text:p>
          </table:table-cell>
          <table:table-cell office:value-type="float" office:value="17.165312" calcext:value-type="float">
            <text:p>17.165312</text:p>
          </table:table-cell>
          <table:table-cell table:formula="of:=([.B376]-[.B375])*3020*4*5600/(0.39*2581.403)" office:value-type="float" office:value="-5093.55426745318" calcext:value-type="float">
            <text:p>-5093.5542674532</text:p>
          </table:table-cell>
          <table:table-cell table:number-columns-repeated="1018"/>
        </table:table-row>
        <table:table-row table:style-name="ro2">
          <table:table-cell office:value-type="float" office:value="11.22" calcext:value-type="float">
            <text:p>11.22</text:p>
          </table:table-cell>
          <table:table-cell office:value-type="float" office:value="12.911784" calcext:value-type="float">
            <text:p>12.911784</text:p>
          </table:table-cell>
          <table:table-cell office:value-type="float" office:value="0.131742" calcext:value-type="float">
            <text:p>0.131742</text:p>
          </table:table-cell>
          <table:table-cell office:value-type="float" office:value="46.666157" calcext:value-type="float">
            <text:p>46.666157</text:p>
          </table:table-cell>
          <table:table-cell office:value-type="float" office:value="16.795374" calcext:value-type="float">
            <text:p>16.795374</text:p>
          </table:table-cell>
          <table:table-cell table:formula="of:=([.B377]-[.B376])*3020*4*5600/(0.39*2581.403)" office:value-type="float" office:value="-4981.00326817904" calcext:value-type="float">
            <text:p>-4981.003268179</text:p>
          </table:table-cell>
          <table:table-cell table:number-columns-repeated="1018"/>
        </table:table-row>
        <table:table-row table:style-name="ro2">
          <table:table-cell office:value-type="float" office:value="11.25" calcext:value-type="float">
            <text:p>11.25</text:p>
          </table:table-cell>
          <table:table-cell office:value-type="float" office:value="12.837656" calcext:value-type="float">
            <text:p>12.837656</text:p>
          </table:table-cell>
          <table:table-cell office:value-type="float" office:value="0.133069" calcext:value-type="float">
            <text:p>0.133069</text:p>
          </table:table-cell>
          <table:table-cell office:value-type="float" office:value="46.544079" calcext:value-type="float">
            <text:p>46.544079</text:p>
          </table:table-cell>
          <table:table-cell office:value-type="float" office:value="16.432508" calcext:value-type="float">
            <text:p>16.432508</text:p>
          </table:table-cell>
          <table:table-cell table:formula="of:=([.B378]-[.B377])*3020*4*5600/(0.39*2581.403)" office:value-type="float" office:value="-4980.93607355266" calcext:value-type="float">
            <text:p>-4980.9360735527</text:p>
          </table:table-cell>
          <table:table-cell table:number-columns-repeated="1018"/>
        </table:table-row>
        <table:table-row table:style-name="ro2">
          <table:table-cell office:value-type="float" office:value="11.28" calcext:value-type="float">
            <text:p>11.28</text:p>
          </table:table-cell>
          <table:table-cell office:value-type="float" office:value="12.763529" calcext:value-type="float">
            <text:p>12.763529</text:p>
          </table:table-cell>
          <table:table-cell office:value-type="float" office:value="0.134181" calcext:value-type="float">
            <text:p>0.134181</text:p>
          </table:table-cell>
          <table:table-cell office:value-type="float" office:value="46.422001" calcext:value-type="float">
            <text:p>46.422001</text:p>
          </table:table-cell>
          <table:table-cell office:value-type="float" office:value="16.069643" calcext:value-type="float">
            <text:p>16.069643</text:p>
          </table:table-cell>
          <table:table-cell table:formula="of:=([.B379]-[.B378])*3020*4*5600/(0.39*2581.403)" office:value-type="float" office:value="-5468.56747757234" calcext:value-type="float">
            <text:p>-5468.5674775723</text:p>
          </table:table-cell>
          <table:table-cell table:number-columns-repeated="1018"/>
        </table:table-row>
        <table:table-row table:style-name="ro2">
          <table:table-cell office:value-type="float" office:value="11.31" calcext:value-type="float">
            <text:p>11.31</text:p>
          </table:table-cell>
          <table:table-cell office:value-type="float" office:value="12.682145" calcext:value-type="float">
            <text:p>12.682145</text:p>
          </table:table-cell>
          <table:table-cell office:value-type="float" office:value="0.135693" calcext:value-type="float">
            <text:p>0.135693</text:p>
          </table:table-cell>
          <table:table-cell office:value-type="float" office:value="46.2906" calcext:value-type="float">
            <text:p>46.2906</text:p>
          </table:table-cell>
          <table:table-cell office:value-type="float" office:value="15.715147" calcext:value-type="float">
            <text:p>15.715147</text:p>
          </table:table-cell>
          <table:table-cell table:formula="of:=([.B380]-[.B379])*3020*4*5600/(0.39*2581.403)" office:value-type="float" office:value="-5468.50028294596" calcext:value-type="float">
            <text:p>-5468.500282946</text:p>
          </table:table-cell>
          <table:table-cell table:number-columns-repeated="1018"/>
        </table:table-row>
        <table:table-row table:style-name="ro2">
          <table:table-cell office:value-type="float" office:value="11.34" calcext:value-type="float">
            <text:p>11.34</text:p>
          </table:table-cell>
          <table:table-cell office:value-type="float" office:value="12.600762" calcext:value-type="float">
            <text:p>12.600762</text:p>
          </table:table-cell>
          <table:table-cell office:value-type="float" office:value="0.136882" calcext:value-type="float">
            <text:p>0.136882</text:p>
          </table:table-cell>
          <table:table-cell office:value-type="float" office:value="46.159199" calcext:value-type="float">
            <text:p>46.159199</text:p>
          </table:table-cell>
          <table:table-cell office:value-type="float" office:value="15.360655" calcext:value-type="float">
            <text:p>15.360655</text:p>
          </table:table-cell>
          <table:table-cell table:formula="of:=([.B381]-[.B380])*3020*4*5600/(0.39*2581.403)" office:value-type="float" office:value="-5263.42228307434" calcext:value-type="float">
            <text:p>-5263.4222830743</text:p>
          </table:table-cell>
          <table:table-cell table:number-columns-repeated="1018"/>
        </table:table-row>
        <table:table-row table:style-name="ro2">
          <table:table-cell office:value-type="float" office:value="11.37" calcext:value-type="float">
            <text:p>11.37</text:p>
          </table:table-cell>
          <table:table-cell office:value-type="float" office:value="12.522431" calcext:value-type="float">
            <text:p>12.522431</text:p>
          </table:table-cell>
          <table:table-cell office:value-type="float" office:value="0.138477" calcext:value-type="float">
            <text:p>0.138477</text:p>
          </table:table-cell>
          <table:table-cell office:value-type="float" office:value="46.018429" calcext:value-type="float">
            <text:p>46.018429</text:p>
          </table:table-cell>
          <table:table-cell office:value-type="float" office:value="15.014856" calcext:value-type="float">
            <text:p>15.014856</text:p>
          </table:table-cell>
          <table:table-cell table:formula="of:=([.B382]-[.B381])*3020*4*5600/(0.39*2581.403)" office:value-type="float" office:value="-5263.35508844783" calcext:value-type="float">
            <text:p>-5263.3550884478</text:p>
          </table:table-cell>
          <table:table-cell table:number-columns-repeated="1018"/>
        </table:table-row>
        <table:table-row table:style-name="ro2">
          <table:table-cell office:value-type="float" office:value="11.4" calcext:value-type="float">
            <text:p>11.4</text:p>
          </table:table-cell>
          <table:table-cell office:value-type="float" office:value="12.444101" calcext:value-type="float">
            <text:p>12.444101</text:p>
          </table:table-cell>
          <table:table-cell office:value-type="float" office:value="0.139819" calcext:value-type="float">
            <text:p>0.139819</text:p>
          </table:table-cell>
          <table:table-cell office:value-type="float" office:value="45.877666" calcext:value-type="float">
            <text:p>45.877666</text:p>
          </table:table-cell>
          <table:table-cell office:value-type="float" office:value="14.669058" calcext:value-type="float">
            <text:p>14.669058</text:p>
          </table:table-cell>
          <table:table-cell table:formula="of:=([.B383]-[.B382])*3020*4*5600/(0.39*2581.403)" office:value-type="float" office:value="-5432.3495739253" calcext:value-type="float">
            <text:p>-5432.3495739253</text:p>
          </table:table-cell>
          <table:table-cell table:number-columns-repeated="1018"/>
        </table:table-row>
        <table:table-row table:style-name="ro2">
          <table:table-cell office:value-type="float" office:value="11.43" calcext:value-type="float">
            <text:p>11.43</text:p>
          </table:table-cell>
          <table:table-cell office:value-type="float" office:value="12.363256" calcext:value-type="float">
            <text:p>12.363256</text:p>
          </table:table-cell>
          <table:table-cell office:value-type="float" office:value="0.141569" calcext:value-type="float">
            <text:p>0.141569</text:p>
          </table:table-cell>
          <table:table-cell office:value-type="float" office:value="45.727795" calcext:value-type="float">
            <text:p>45.727795</text:p>
          </table:table-cell>
          <table:table-cell office:value-type="float" office:value="14.332457" calcext:value-type="float">
            <text:p>14.332457</text:p>
          </table:table-cell>
          <table:table-cell table:formula="of:=([.B384]-[.B383])*3020*4*5600/(0.39*2581.403)" office:value-type="float" office:value="-5432.21518467242" calcext:value-type="float">
            <text:p>-5432.2151846724</text:p>
          </table:table-cell>
          <table:table-cell table:number-columns-repeated="1018"/>
        </table:table-row>
        <table:table-row table:style-name="ro2">
          <table:table-cell office:value-type="float" office:value="11.46" calcext:value-type="float">
            <text:p>11.46</text:p>
          </table:table-cell>
          <table:table-cell office:value-type="float" office:value="12.282413" calcext:value-type="float">
            <text:p>12.282413</text:p>
          </table:table-cell>
          <table:table-cell office:value-type="float" office:value="0.142998" calcext:value-type="float">
            <text:p>0.142998</text:p>
          </table:table-cell>
          <table:table-cell office:value-type="float" office:value="45.57793" calcext:value-type="float">
            <text:p>45.57793</text:p>
          </table:table-cell>
          <table:table-cell office:value-type="float" office:value="13.995859" calcext:value-type="float">
            <text:p>13.995859</text:p>
          </table:table-cell>
          <table:table-cell table:formula="of:=([.B385]-[.B384])*3020*4*5600/(0.39*2581.403)" office:value-type="float" office:value="-5424.7565811384" calcext:value-type="float">
            <text:p>-5424.7565811384</text:p>
          </table:table-cell>
          <table:table-cell table:number-columns-repeated="1018"/>
        </table:table-row>
        <table:table-row table:style-name="ro2">
          <table:table-cell office:value-type="float" office:value="11.49" calcext:value-type="float">
            <text:p>11.49</text:p>
          </table:table-cell>
          <table:table-cell office:value-type="float" office:value="12.201681" calcext:value-type="float">
            <text:p>12.201681</text:p>
          </table:table-cell>
          <table:table-cell office:value-type="float" office:value="0.144844" calcext:value-type="float">
            <text:p>0.144844</text:p>
          </table:table-cell>
          <table:table-cell office:value-type="float" office:value="45.419262" calcext:value-type="float">
            <text:p>45.419262</text:p>
          </table:table-cell>
          <table:table-cell office:value-type="float" office:value="13.668756" calcext:value-type="float">
            <text:p>13.668756</text:p>
          </table:table-cell>
          <table:table-cell table:formula="of:=([.B386]-[.B385])*3020*4*5600/(0.39*2581.403)" office:value-type="float" office:value="-5424.68938651202" calcext:value-type="float">
            <text:p>-5424.689386512</text:p>
          </table:table-cell>
          <table:table-cell table:number-columns-repeated="1018"/>
        </table:table-row>
        <table:table-row table:style-name="ro2">
          <table:table-cell office:value-type="float" office:value="11.52" calcext:value-type="float">
            <text:p>11.52</text:p>
          </table:table-cell>
          <table:table-cell office:value-type="float" office:value="12.12095" calcext:value-type="float">
            <text:p>12.12095</text:p>
          </table:table-cell>
          <table:table-cell office:value-type="float" office:value="0.146376" calcext:value-type="float">
            <text:p>0.146376</text:p>
          </table:table-cell>
          <table:table-cell office:value-type="float" office:value="45.260593" calcext:value-type="float">
            <text:p>45.260593</text:p>
          </table:table-cell>
          <table:table-cell office:value-type="float" office:value="13.341658" calcext:value-type="float">
            <text:p>13.341658</text:p>
          </table:table-cell>
          <table:table-cell table:formula="of:=([.B387]-[.B386])*3020*4*5600/(0.39*2581.403)" office:value-type="float" office:value="-5354.20222338445" calcext:value-type="float">
            <text:p>-5354.2022233845</text:p>
          </table:table-cell>
          <table:table-cell table:number-columns-repeated="1018"/>
        </table:table-row>
        <table:table-row table:style-name="ro2">
          <table:table-cell office:value-type="float" office:value="11.55" calcext:value-type="float">
            <text:p>11.55</text:p>
          </table:table-cell>
          <table:table-cell office:value-type="float" office:value="12.041268" calcext:value-type="float">
            <text:p>12.041268</text:p>
          </table:table-cell>
          <table:table-cell office:value-type="float" office:value="0.148316" calcext:value-type="float">
            <text:p>0.148316</text:p>
          </table:table-cell>
          <table:table-cell office:value-type="float" office:value="45.09341" calcext:value-type="float">
            <text:p>45.09341</text:p>
          </table:table-cell>
          <table:table-cell office:value-type="float" office:value="13.024282" calcext:value-type="float">
            <text:p>13.024282</text:p>
          </table:table-cell>
          <table:table-cell table:formula="of:=([.B388]-[.B387])*3020*4*5600/(0.39*2581.403)" office:value-type="float" office:value="-5354.06783413157" calcext:value-type="float">
            <text:p>-5354.0678341316</text:p>
          </table:table-cell>
          <table:table-cell table:number-columns-repeated="1018"/>
        </table:table-row>
        <table:table-row table:style-name="ro2">
          <table:table-cell office:value-type="float" office:value="11.58" calcext:value-type="float">
            <text:p>11.58</text:p>
          </table:table-cell>
          <table:table-cell office:value-type="float" office:value="11.961588" calcext:value-type="float">
            <text:p>11.961588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44.926228" calcext:value-type="float">
            <text:p>44.926228</text:p>
          </table:table-cell>
          <table:table-cell office:value-type="float" office:value="12.706911" calcext:value-type="float">
            <text:p>12.706911</text:p>
          </table:table-cell>
          <table:table-cell table:formula="of:=([.B389]-[.B388])*3020*4*5600/(0.39*2581.403)" office:value-type="float" office:value="-5157.92671957556" calcext:value-type="float">
            <text:p>-5157.9267195756</text:p>
          </table:table-cell>
          <table:table-cell table:number-columns-repeated="1018"/>
        </table:table-row>
        <table:table-row table:style-name="ro2">
          <table:table-cell office:value-type="float" office:value="11.61" calcext:value-type="float">
            <text:p>11.61</text:p>
          </table:table-cell>
          <table:table-cell office:value-type="float" office:value="11.884827" calcext:value-type="float">
            <text:p>11.884827</text:p>
          </table:table-cell>
          <table:table-cell office:value-type="float" office:value="0.151973" calcext:value-type="float">
            <text:p>0.151973</text:p>
          </table:table-cell>
          <table:table-cell office:value-type="float" office:value="44.750782" calcext:value-type="float">
            <text:p>44.750782</text:p>
          </table:table-cell>
          <table:table-cell office:value-type="float" office:value="12.399397" calcext:value-type="float">
            <text:p>12.399397</text:p>
          </table:table-cell>
          <table:table-cell table:formula="of:=([.B390]-[.B389])*3020*4*5600/(0.39*2581.403)" office:value-type="float" office:value="-5157.99391420194" calcext:value-type="float">
            <text:p>-5157.993914202</text:p>
          </table:table-cell>
          <table:table-cell table:number-columns-repeated="1018"/>
        </table:table-row>
        <table:table-row table:style-name="ro2">
          <table:table-cell office:value-type="float" office:value="11.64" calcext:value-type="float">
            <text:p>11.64</text:p>
          </table:table-cell>
          <table:table-cell office:value-type="float" office:value="11.808065" calcext:value-type="float">
            <text:p>11.808065</text:p>
          </table:table-cell>
          <table:table-cell office:value-type="float" office:value="0.153692" calcext:value-type="float">
            <text:p>0.153692</text:p>
          </table:table-cell>
          <table:table-cell office:value-type="float" office:value="44.575336" calcext:value-type="float">
            <text:p>44.575336</text:p>
          </table:table-cell>
          <table:table-cell office:value-type="float" office:value="12.091883" calcext:value-type="float">
            <text:p>12.091883</text:p>
          </table:table-cell>
          <table:table-cell table:formula="of:=([.B391]-[.B390])*3020*4*5600/(0.39*2581.403)" office:value-type="float" office:value="-5073.39587952352" calcext:value-type="float">
            <text:p>-5073.3958795235</text:p>
          </table:table-cell>
          <table:table-cell table:number-columns-repeated="1018"/>
        </table:table-row>
        <table:table-row table:style-name="ro2">
          <table:table-cell office:value-type="float" office:value="11.67" calcext:value-type="float">
            <text:p>11.67</text:p>
          </table:table-cell>
          <table:table-cell office:value-type="float" office:value="11.732562" calcext:value-type="float">
            <text:p>11.732562</text:p>
          </table:table-cell>
          <table:table-cell office:value-type="float" office:value="0.155793" calcext:value-type="float">
            <text:p>0.155793</text:p>
          </table:table-cell>
          <table:table-cell office:value-type="float" office:value="44.391926" calcext:value-type="float">
            <text:p>44.391926</text:p>
          </table:table-cell>
          <table:table-cell office:value-type="float" office:value="11.794436" calcext:value-type="float">
            <text:p>11.794436</text:p>
          </table:table-cell>
          <table:table-cell table:formula="of:=([.B392]-[.B391])*3020*4*5600/(0.39*2581.403)" office:value-type="float" office:value="-5073.39587952352" calcext:value-type="float">
            <text:p>-5073.3958795235</text:p>
          </table:table-cell>
          <table:table-cell table:number-columns-repeated="1018"/>
        </table:table-row>
        <table:table-row table:style-name="ro2">
          <table:table-cell office:value-type="float" office:value="11.7" calcext:value-type="float">
            <text:p>11.7</text:p>
          </table:table-cell>
          <table:table-cell office:value-type="float" office:value="11.657059" calcext:value-type="float">
            <text:p>11.657059</text:p>
          </table:table-cell>
          <table:table-cell office:value-type="float" office:value="0.157572" calcext:value-type="float">
            <text:p>0.157572</text:p>
          </table:table-cell>
          <table:table-cell office:value-type="float" office:value="44.208515" calcext:value-type="float">
            <text:p>44.208515</text:p>
          </table:table-cell>
          <table:table-cell office:value-type="float" office:value="11.496992" calcext:value-type="float">
            <text:p>11.496992</text:p>
          </table:table-cell>
          <table:table-cell table:formula="of:=([.B393]-[.B392])*3020*4*5600/(0.39*2581.403)" office:value-type="float" office:value="-4882.42875120275" calcext:value-type="float">
            <text:p>-4882.4287512028</text:p>
          </table:table-cell>
          <table:table-cell table:number-columns-repeated="1018"/>
        </table:table-row>
        <table:table-row table:style-name="ro2">
          <table:table-cell office:value-type="float" office:value="11.73" calcext:value-type="float">
            <text:p>11.73</text:p>
          </table:table-cell>
          <table:table-cell office:value-type="float" office:value="11.584398" calcext:value-type="float">
            <text:p>11.584398</text:p>
          </table:table-cell>
          <table:table-cell office:value-type="float" office:value="0.159714" calcext:value-type="float">
            <text:p>0.159714</text:p>
          </table:table-cell>
          <table:table-cell office:value-type="float" office:value="44.017384" calcext:value-type="float">
            <text:p>44.017384</text:p>
          </table:table-cell>
          <table:table-cell office:value-type="float" office:value="11.209749" calcext:value-type="float">
            <text:p>11.209749</text:p>
          </table:table-cell>
          <table:table-cell table:formula="of:=([.B394]-[.B393])*3020*4*5600/(0.39*2581.403)" office:value-type="float" office:value="-4882.29436194987" calcext:value-type="float">
            <text:p>-4882.2943619499</text:p>
          </table:table-cell>
          <table:table-cell table:number-columns-repeated="1018"/>
        </table:table-row>
        <table:table-row table:style-name="ro2">
          <table:table-cell office:value-type="float" office:value="11.76" calcext:value-type="float">
            <text:p>11.76</text:p>
          </table:table-cell>
          <table:table-cell office:value-type="float" office:value="11.511739" calcext:value-type="float">
            <text:p>11.511739</text:p>
          </table:table-cell>
          <table:table-cell office:value-type="float" office:value="0.161552" calcext:value-type="float">
            <text:p>0.161552</text:p>
          </table:table-cell>
          <table:table-cell office:value-type="float" office:value="43.82626" calcext:value-type="float">
            <text:p>43.82626</text:p>
          </table:table-cell>
          <table:table-cell office:value-type="float" office:value="10.922506" calcext:value-type="float">
            <text:p>10.922506</text:p>
          </table:table-cell>
          <table:table-cell table:formula="of:=([.B395]-[.B394])*3020*4*5600/(0.39*2581.403)" office:value-type="float" office:value="-4516.4196210256" calcext:value-type="float">
            <text:p>-4516.4196210256</text:p>
          </table:table-cell>
          <table:table-cell table:number-columns-repeated="1018"/>
        </table:table-row>
        <table:table-row table:style-name="ro2">
          <table:table-cell office:value-type="float" office:value="11.79" calcext:value-type="float">
            <text:p>11.79</text:p>
          </table:table-cell>
          <table:table-cell office:value-type="float" office:value="11.444525" calcext:value-type="float">
            <text:p>11.444525</text:p>
          </table:table-cell>
          <table:table-cell office:value-type="float" office:value="0.163714" calcext:value-type="float">
            <text:p>0.163714</text:p>
          </table:table-cell>
          <table:table-cell office:value-type="float" office:value="43.627567" calcext:value-type="float">
            <text:p>43.627567</text:p>
          </table:table-cell>
          <table:table-cell office:value-type="float" office:value="10.64546" calcext:value-type="float">
            <text:p>10.64546</text:p>
          </table:table-cell>
          <table:table-cell table:formula="of:=([.B396]-[.B395])*3020*4*5600/(0.39*2581.403)" office:value-type="float" office:value="-4516.4196210256" calcext:value-type="float">
            <text:p>-4516.4196210256</text:p>
          </table:table-cell>
          <table:table-cell table:number-columns-repeated="1018"/>
        </table:table-row>
        <table:table-row table:style-name="ro2">
          <table:table-cell office:value-type="float" office:value="11.82" calcext:value-type="float">
            <text:p>11.82</text:p>
          </table:table-cell>
          <table:table-cell office:value-type="float" office:value="11.377311" calcext:value-type="float">
            <text:p>11.377311</text:p>
          </table:table-cell>
          <table:table-cell office:value-type="float" office:value="0.165604" calcext:value-type="float">
            <text:p>0.165604</text:p>
          </table:table-cell>
          <table:table-cell office:value-type="float" office:value="43.428875" calcext:value-type="float">
            <text:p>43.428875</text:p>
          </table:table-cell>
          <table:table-cell office:value-type="float" office:value="10.368414" calcext:value-type="float">
            <text:p>10.368414</text:p>
          </table:table-cell>
          <table:table-cell table:formula="of:=([.B397]-[.B396])*3020*4*5600/(0.39*2581.403)" office:value-type="float" office:value="-4402.59192384924" calcext:value-type="float">
            <text:p>-4402.5919238492</text:p>
          </table:table-cell>
          <table:table-cell table:number-columns-repeated="1018"/>
        </table:table-row>
        <table:table-row table:style-name="ro2">
          <table:table-cell office:value-type="float" office:value="11.85" calcext:value-type="float">
            <text:p>11.85</text:p>
          </table:table-cell>
          <table:table-cell office:value-type="float" office:value="11.311791" calcext:value-type="float">
            <text:p>11.311791</text:p>
          </table:table-cell>
          <table:table-cell office:value-type="float" office:value="0.167803" calcext:value-type="float">
            <text:p>0.167803</text:p>
          </table:table-cell>
          <table:table-cell office:value-type="float" office:value="43.222912" calcext:value-type="float">
            <text:p>43.222912</text:p>
          </table:table-cell>
          <table:table-cell office:value-type="float" office:value="10.10177" calcext:value-type="float">
            <text:p>10.10177</text:p>
          </table:table-cell>
          <table:table-cell table:formula="of:=([.B398]-[.B397])*3020*4*5600/(0.39*2581.403)" office:value-type="float" office:value="-4402.52472922274" calcext:value-type="float">
            <text:p>-4402.5247292227</text:p>
          </table:table-cell>
          <table:table-cell table:number-columns-repeated="1018"/>
        </table:table-row>
        <table:table-row table:style-name="ro2">
          <table:table-cell office:value-type="float" office:value="11.88" calcext:value-type="float">
            <text:p>11.88</text:p>
          </table:table-cell>
          <table:table-cell office:value-type="float" office:value="11.246272" calcext:value-type="float">
            <text:p>11.246272</text:p>
          </table:table-cell>
          <table:table-cell office:value-type="float" office:value="0.169686" calcext:value-type="float">
            <text:p>0.169686</text:p>
          </table:table-cell>
          <table:table-cell office:value-type="float" office:value="43.016956" calcext:value-type="float">
            <text:p>43.016956</text:p>
          </table:table-cell>
          <table:table-cell office:value-type="float" office:value="9.835127" calcext:value-type="float">
            <text:p>9.835127</text:p>
          </table:table-cell>
          <table:table-cell table:formula="of:=([.B399]-[.B398])*3020*4*5600/(0.39*2581.403)" office:value-type="float" office:value="-4402.45753459624" calcext:value-type="float">
            <text:p>-4402.4575345962</text:p>
          </table:table-cell>
          <table:table-cell table:number-columns-repeated="1018"/>
        </table:table-row>
        <table:table-row table:style-name="ro2">
          <table:table-cell office:value-type="float" office:value="11.91" calcext:value-type="float">
            <text:p>11.91</text:p>
          </table:table-cell>
          <table:table-cell office:value-type="float" office:value="11.180754" calcext:value-type="float">
            <text:p>11.180754</text:p>
          </table:table-cell>
          <table:table-cell office:value-type="float" office:value="0.171412" calcext:value-type="float">
            <text:p>0.171412</text:p>
          </table:table-cell>
          <table:table-cell office:value-type="float" office:value="42.811001" calcext:value-type="float">
            <text:p>42.811001</text:p>
          </table:table-cell>
          <table:table-cell office:value-type="float" office:value="9.568487" calcext:value-type="float">
            <text:p>9.568487</text:p>
          </table:table-cell>
          <table:table-cell table:formula="of:=([.B400]-[.B399])*3020*4*5600/(0.39*2581.403)" office:value-type="float" office:value="-3458.03706008928" calcext:value-type="float">
            <text:p>-3458.0370600893</text:p>
          </table:table-cell>
          <table:table-cell table:number-columns-repeated="1018"/>
        </table:table-row>
        <table:table-row table:style-name="ro2">
          <table:table-cell office:value-type="float" office:value="11.94" calcext:value-type="float">
            <text:p>11.94</text:p>
          </table:table-cell>
          <table:table-cell office:value-type="float" office:value="11.129291" calcext:value-type="float">
            <text:p>11.129291</text:p>
          </table:table-cell>
          <table:table-cell office:value-type="float" office:value="0.173582" calcext:value-type="float">
            <text:p>0.173582</text:p>
          </table:table-cell>
          <table:table-cell office:value-type="float" office:value="42.594494" calcext:value-type="float">
            <text:p>42.594494</text:p>
          </table:table-cell>
          <table:table-cell office:value-type="float" office:value="9.316565" calcext:value-type="float">
            <text:p>9.316565</text:p>
          </table:table-cell>
          <table:table-cell table:formula="of:=([.B401]-[.B400])*3020*4*5600/(0.39*2581.403)" office:value-type="float" office:value="-3458.10425471578" calcext:value-type="float">
            <text:p>-3458.1042547158</text:p>
          </table:table-cell>
          <table:table-cell table:number-columns-repeated="1018"/>
        </table:table-row>
        <table:table-row table:style-name="ro2">
          <table:table-cell office:value-type="float" office:value="11.97" calcext:value-type="float">
            <text:p>11.97</text:p>
          </table:table-cell>
          <table:table-cell office:value-type="float" office:value="11.077827" calcext:value-type="float">
            <text:p>11.077827</text:p>
          </table:table-cell>
          <table:table-cell office:value-type="float" office:value="0.17555" calcext:value-type="float">
            <text:p>0.17555</text:p>
          </table:table-cell>
          <table:table-cell office:value-type="float" office:value="42.377987" calcext:value-type="float">
            <text:p>42.377987</text:p>
          </table:table-cell>
          <table:table-cell office:value-type="float" office:value="9.064646" calcext:value-type="float">
            <text:p>9.064646</text:p>
          </table:table-cell>
          <table:table-cell table:formula="of:=([.B402]-[.B401])*3020*4*5600/(0.39*2581.403)" office:value-type="float" office:value="373.803706843327" calcext:value-type="float">
            <text:p>373.8037068433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.08339" calcext:value-type="float">
            <text:p>11.08339</text:p>
          </table:table-cell>
          <table:table-cell office:value-type="float" office:value="0.177301" calcext:value-type="float">
            <text:p>0.177301</text:p>
          </table:table-cell>
          <table:table-cell office:value-type="float" office:value="42.152126" calcext:value-type="float">
            <text:p>42.152126</text:p>
          </table:table-cell>
          <table:table-cell office:value-type="float" office:value="8.820913" calcext:value-type="float">
            <text:p>8.820913</text:p>
          </table:table-cell>
          <table:table-cell table:formula="of:=([.B403]-[.B402])*3020*4*5600/(0.39*2581.403)" office:value-type="float" office:value="373.803706843327" calcext:value-type="float">
            <text:p>373.8037068433</text:p>
          </table:table-cell>
          <table:table-cell table:number-columns-repeated="1018"/>
        </table:table-row>
        <table:table-row table:style-name="ro2">
          <table:table-cell office:value-type="float" office:value="12.03" calcext:value-type="float">
            <text:p>12.03</text:p>
          </table:table-cell>
          <table:table-cell office:value-type="float" office:value="11.088953" calcext:value-type="float">
            <text:p>11.088953</text:p>
          </table:table-cell>
          <table:table-cell office:value-type="float" office:value="0.179379" calcext:value-type="float">
            <text:p>0.179379</text:p>
          </table:table-cell>
          <table:table-cell office:value-type="float" office:value="41.926273" calcext:value-type="float">
            <text:p>41.926273</text:p>
          </table:table-cell>
          <table:table-cell office:value-type="float" office:value="8.577181" calcext:value-type="float">
            <text:p>8.577181</text:p>
          </table:table-cell>
          <table:table-cell table:formula="of:=([.B404]-[.B403])*3020*4*5600/(0.39*2581.403)" office:value-type="float" office:value="3850.25209457503" calcext:value-type="float">
            <text:p>3850.252094575</text:p>
          </table:table-cell>
          <table:table-cell table:number-columns-repeated="1018"/>
        </table:table-row>
        <table:table-row table:style-name="ro2">
          <table:table-cell office:value-type="float" office:value="12.06" calcext:value-type="float">
            <text:p>12.06</text:p>
          </table:table-cell>
          <table:table-cell office:value-type="float" office:value="11.146253" calcext:value-type="float">
            <text:p>11.146253</text:p>
          </table:table-cell>
          <table:table-cell office:value-type="float" office:value="0.180807" calcext:value-type="float">
            <text:p>0.180807</text:p>
          </table:table-cell>
          <table:table-cell office:value-type="float" office:value="41.68996" calcext:value-type="float">
            <text:p>41.68996</text:p>
          </table:table-cell>
          <table:table-cell office:value-type="float" office:value="8.340559" calcext:value-type="float">
            <text:p>8.340559</text:p>
          </table:table-cell>
          <table:table-cell table:formula="of:=([.B405]-[.B404])*3020*4*5600/(0.39*2581.403)" office:value-type="float" office:value="3850.18489994864" calcext:value-type="float">
            <text:p>3850.1848999487</text:p>
          </table:table-cell>
          <table:table-cell table:number-columns-repeated="1018"/>
        </table:table-row>
        <table:table-row table:style-name="ro2">
          <table:table-cell office:value-type="float" office:value="12.09" calcext:value-type="float">
            <text:p>12.09</text:p>
          </table:table-cell>
          <table:table-cell office:value-type="float" office:value="11.203552" calcext:value-type="float">
            <text:p>11.203552</text:p>
          </table:table-cell>
          <table:table-cell office:value-type="float" office:value="0.182231" calcext:value-type="float">
            <text:p>0.182231</text:p>
          </table:table-cell>
          <table:table-cell office:value-type="float" office:value="41.453648" calcext:value-type="float">
            <text:p>41.453648</text:p>
          </table:table-cell>
          <table:table-cell office:value-type="float" office:value="8.103941" calcext:value-type="float">
            <text:p>8.103941</text:p>
          </table:table-cell>
          <table:table-cell table:formula="of:=([.B406]-[.B405])*3020*4*5600/(0.39*2581.403)" office:value-type="float" office:value="5070.30492670767" calcext:value-type="float">
            <text:p>5070.3049267077</text:p>
          </table:table-cell>
          <table:table-cell table:number-columns-repeated="1018"/>
        </table:table-row>
        <table:table-row table:style-name="ro2">
          <table:table-cell office:value-type="float" office:value="12.12" calcext:value-type="float">
            <text:p>12.12</text:p>
          </table:table-cell>
          <table:table-cell office:value-type="float" office:value="11.279009" calcext:value-type="float">
            <text:p>11.279009</text:p>
          </table:table-cell>
          <table:table-cell office:value-type="float" office:value="0.182714" calcext:value-type="float">
            <text:p>0.182714</text:p>
          </table:table-cell>
          <table:table-cell office:value-type="float" office:value="41.2057" calcext:value-type="float">
            <text:p>41.2057</text:p>
          </table:table-cell>
          <table:table-cell office:value-type="float" office:value="7.873594" calcext:value-type="float">
            <text:p>7.873594</text:p>
          </table:table-cell>
          <table:table-cell table:formula="of:=([.B407]-[.B406])*3020*4*5600/(0.39*2581.403)" office:value-type="float" office:value="5070.23773208117" calcext:value-type="float">
            <text:p>5070.2377320812</text:p>
          </table:table-cell>
          <table:table-cell table:number-columns-repeated="1018"/>
        </table:table-row>
        <table:table-row table:style-name="ro2">
          <table:table-cell office:value-type="float" office:value="12.15" calcext:value-type="float">
            <text:p>12.15</text:p>
          </table:table-cell>
          <table:table-cell office:value-type="float" office:value="11.354465" calcext:value-type="float">
            <text:p>11.354465</text:p>
          </table:table-cell>
          <table:table-cell office:value-type="float" office:value="0.183119" calcext:value-type="float">
            <text:p>0.183119</text:p>
          </table:table-cell>
          <table:table-cell office:value-type="float" office:value="40.95776" calcext:value-type="float">
            <text:p>40.95776</text:p>
          </table:table-cell>
          <table:table-cell office:value-type="float" office:value="7.643248" calcext:value-type="float">
            <text:p>7.643248</text:p>
          </table:table-cell>
          <table:table-cell table:formula="of:=([.B408]-[.B407])*3020*4*5600/(0.39*2581.403)" office:value-type="float" office:value="5482.54395987032" calcext:value-type="float">
            <text:p>5482.5439598703</text:p>
          </table:table-cell>
          <table:table-cell table:number-columns-repeated="1018"/>
        </table:table-row>
        <table:table-row table:style-name="ro2">
          <table:table-cell office:value-type="float" office:value="12.18" calcext:value-type="float">
            <text:p>12.18</text:p>
          </table:table-cell>
          <table:table-cell office:value-type="float" office:value="11.436057" calcext:value-type="float">
            <text:p>11.436057</text:p>
          </table:table-cell>
          <table:table-cell office:value-type="float" office:value="0.18261" calcext:value-type="float">
            <text:p>0.18261</text:p>
          </table:table-cell>
          <table:table-cell office:value-type="float" office:value="40.69791" calcext:value-type="float">
            <text:p>40.69791</text:p>
          </table:table-cell>
          <table:table-cell office:value-type="float" office:value="7.419172" calcext:value-type="float">
            <text:p>7.419172</text:p>
          </table:table-cell>
          <table:table-cell table:formula="of:=([.B409]-[.B408])*3020*4*5600/(0.39*2581.403)" office:value-type="float" office:value="5482.47676524382" calcext:value-type="float">
            <text:p>5482.4767652438</text:p>
          </table:table-cell>
          <table:table-cell table:number-columns-repeated="1018"/>
        </table:table-row>
        <table:table-row table:style-name="ro2">
          <table:table-cell office:value-type="float" office:value="12.21" calcext:value-type="float">
            <text:p>12.21</text:p>
          </table:table-cell>
          <table:table-cell office:value-type="float" office:value="11.517648" calcext:value-type="float">
            <text:p>11.517648</text:p>
          </table:table-cell>
          <table:table-cell office:value-type="float" office:value="0.182132" calcext:value-type="float">
            <text:p>0.182132</text:p>
          </table:table-cell>
          <table:table-cell office:value-type="float" office:value="40.438061" calcext:value-type="float">
            <text:p>40.438061</text:p>
          </table:table-cell>
          <table:table-cell office:value-type="float" office:value="7.195097" calcext:value-type="float">
            <text:p>7.195097</text:p>
          </table:table-cell>
          <table:table-cell table:formula="of:=([.B410]-[.B409])*3020*4*5600/(0.39*2581.403)" office:value-type="float" office:value="5571.50964526681" calcext:value-type="float">
            <text:p>5571.5096452668</text:p>
          </table:table-cell>
          <table:table-cell table:number-columns-repeated="1018"/>
        </table:table-row>
        <table:table-row table:style-name="ro2">
          <table:table-cell office:value-type="float" office:value="12.24" calcext:value-type="float">
            <text:p>12.24</text:p>
          </table:table-cell>
          <table:table-cell office:value-type="float" office:value="11.600564" calcext:value-type="float">
            <text:p>11.600564</text:p>
          </table:table-cell>
          <table:table-cell office:value-type="float" office:value="0.180853" calcext:value-type="float">
            <text:p>0.180853</text:p>
          </table:table-cell>
          <table:table-cell office:value-type="float" office:value="40.166386" calcext:value-type="float">
            <text:p>40.166386</text:p>
          </table:table-cell>
          <table:table-cell office:value-type="float" office:value="6.977591" calcext:value-type="float">
            <text:p>6.977591</text:p>
          </table:table-cell>
          <table:table-cell table:formula="of:=([.B411]-[.B410])*3020*4*5600/(0.39*2581.403)" office:value-type="float" office:value="5571.4424506403" calcext:value-type="float">
            <text:p>5571.4424506403</text:p>
          </table:table-cell>
          <table:table-cell table:number-columns-repeated="1018"/>
        </table:table-row>
        <table:table-row table:style-name="ro2">
          <table:table-cell office:value-type="float" office:value="12.27" calcext:value-type="float">
            <text:p>12.27</text:p>
          </table:table-cell>
          <table:table-cell office:value-type="float" office:value="11.683479" calcext:value-type="float">
            <text:p>11.683479</text:p>
          </table:table-cell>
          <table:table-cell office:value-type="float" office:value="0.179625" calcext:value-type="float">
            <text:p>0.179625</text:p>
          </table:table-cell>
          <table:table-cell office:value-type="float" office:value="39.894718" calcext:value-type="float">
            <text:p>39.894718</text:p>
          </table:table-cell>
          <table:table-cell office:value-type="float" office:value="6.760084" calcext:value-type="float">
            <text:p>6.760084</text:p>
          </table:table-cell>
          <table:table-cell table:formula="of:=([.B412]-[.B411])*3020*4*5600/(0.39*2581.403)" office:value-type="float" office:value="5592.67595259292" calcext:value-type="float">
            <text:p>5592.6759525929</text:p>
          </table:table-cell>
          <table:table-cell table:number-columns-repeated="1018"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11.76671" calcext:value-type="float">
            <text:p>11.76671</text:p>
          </table:table-cell>
          <table:table-cell office:value-type="float" office:value="0.17773" calcext:value-type="float">
            <text:p>0.17773</text:p>
          </table:table-cell>
          <table:table-cell office:value-type="float" office:value="39.611469" calcext:value-type="float">
            <text:p>39.611469</text:p>
          </table:table-cell>
          <table:table-cell office:value-type="float" office:value="6.549496" calcext:value-type="float">
            <text:p>6.549496</text:p>
          </table:table-cell>
          <table:table-cell table:formula="of:=([.B413]-[.B412])*3020*4*5600/(0.39*2581.403)" office:value-type="float" office:value="5592.60875796654" calcext:value-type="float">
            <text:p>5592.6087579665</text:p>
          </table:table-cell>
          <table:table-cell table:number-columns-repeated="1018"/>
        </table:table-row>
        <table:table-row table:style-name="ro2">
          <table:table-cell office:value-type="float" office:value="12.33" calcext:value-type="float">
            <text:p>12.33</text:p>
          </table:table-cell>
          <table:table-cell office:value-type="float" office:value="11.84994" calcext:value-type="float">
            <text:p>11.84994</text:p>
          </table:table-cell>
          <table:table-cell office:value-type="float" office:value="0.175868" calcext:value-type="float">
            <text:p>0.175868</text:p>
          </table:table-cell>
          <table:table-cell office:value-type="float" office:value="39.32822" calcext:value-type="float">
            <text:p>39.32822</text:p>
          </table:table-cell>
          <table:table-cell office:value-type="float" office:value="6.338909" calcext:value-type="float">
            <text:p>6.338909</text:p>
          </table:table-cell>
          <table:table-cell table:formula="of:=([.B414]-[.B413])*3020*4*5600/(0.39*2581.403)" office:value-type="float" office:value="5598.05152270754" calcext:value-type="float">
            <text:p>5598.0515227076</text:p>
          </table:table-cell>
          <table:table-cell table:number-columns-repeated="1018"/>
        </table:table-row>
        <table:table-row table:style-name="ro2">
          <table:table-cell office:value-type="float" office:value="12.36" calcext:value-type="float">
            <text:p>12.36</text:p>
          </table:table-cell>
          <table:table-cell office:value-type="float" office:value="11.933251" calcext:value-type="float">
            <text:p>11.933251</text:p>
          </table:table-cell>
          <table:table-cell office:value-type="float" office:value="0.173473" calcext:value-type="float">
            <text:p>0.173473</text:p>
          </table:table-cell>
          <table:table-cell office:value-type="float" office:value="39.033688" calcext:value-type="float">
            <text:p>39.033688</text:p>
          </table:table-cell>
          <table:table-cell office:value-type="float" office:value="6.135548" calcext:value-type="float">
            <text:p>6.135548</text:p>
          </table:table-cell>
          <table:table-cell table:formula="of:=([.B415]-[.B414])*3020*4*5600/(0.39*2581.403)" office:value-type="float" office:value="5598.05152270754" calcext:value-type="float">
            <text:p>5598.0515227076</text:p>
          </table:table-cell>
          <table:table-cell table:number-columns-repeated="1018"/>
        </table:table-row>
        <table:table-row table:style-name="ro2">
          <table:table-cell office:value-type="float" office:value="12.39" calcext:value-type="float">
            <text:p>12.39</text:p>
          </table:table-cell>
          <table:table-cell office:value-type="float" office:value="12.016562" calcext:value-type="float">
            <text:p>12.016562</text:p>
          </table:table-cell>
          <table:table-cell office:value-type="float" office:value="0.171102" calcext:value-type="float">
            <text:p>0.171102</text:p>
          </table:table-cell>
          <table:table-cell office:value-type="float" office:value="38.739159" calcext:value-type="float">
            <text:p>38.739159</text:p>
          </table:table-cell>
          <table:table-cell office:value-type="float" office:value="5.932186" calcext:value-type="float">
            <text:p>5.932186</text:p>
          </table:table-cell>
          <table:table-cell table:formula="of:=([.B416]-[.B415])*3020*4*5600/(0.39*2581.403)" office:value-type="float" office:value="5599.46260986264" calcext:value-type="float">
            <text:p>5599.4626098626</text:p>
          </table:table-cell>
          <table:table-cell table:number-columns-repeated="1018"/>
        </table:table-row>
        <table:table-row table:style-name="ro2">
          <table:table-cell office:value-type="float" office:value="12.42" calcext:value-type="float">
            <text:p>12.42</text:p>
          </table:table-cell>
          <table:table-cell office:value-type="float" office:value="12.099894" calcext:value-type="float">
            <text:p>12.099894</text:p>
          </table:table-cell>
          <table:table-cell office:value-type="float" office:value="0.168315" calcext:value-type="float">
            <text:p>0.168315</text:p>
          </table:table-cell>
          <table:table-cell office:value-type="float" office:value="38.433678" calcext:value-type="float">
            <text:p>38.433678</text:p>
          </table:table-cell>
          <table:table-cell office:value-type="float" office:value="5.736303" calcext:value-type="float">
            <text:p>5.736303</text:p>
          </table:table-cell>
          <table:table-cell table:formula="of:=([.B417]-[.B416])*3020*4*5600/(0.39*2581.403)" office:value-type="float" office:value="5599.46260986252" calcext:value-type="float">
            <text:p>5599.4626098625</text:p>
          </table:table-cell>
          <table:table-cell table:number-columns-repeated="1018"/>
        </table:table-row>
        <table:table-row table:style-name="ro2">
          <table:table-cell office:value-type="float" office:value="12.45" calcext:value-type="float">
            <text:p>12.45</text:p>
          </table:table-cell>
          <table:table-cell office:value-type="float" office:value="12.183226" calcext:value-type="float">
            <text:p>12.183226</text:p>
          </table:table-cell>
          <table:table-cell office:value-type="float" office:value="0.165534" calcext:value-type="float">
            <text:p>0.165534</text:p>
          </table:table-cell>
          <table:table-cell office:value-type="float" office:value="38.128201" calcext:value-type="float">
            <text:p>38.128201</text:p>
          </table:table-cell>
          <table:table-cell office:value-type="float" office:value="5.540422" calcext:value-type="float">
            <text:p>5.540422</text:p>
          </table:table-cell>
          <table:table-cell table:formula="of:=([.B418]-[.B417])*3020*4*5600/(0.39*2581.403)" office:value-type="float" office:value="5599.79858299479" calcext:value-type="float">
            <text:p>5599.7985829948</text:p>
          </table:table-cell>
          <table:table-cell table:number-columns-repeated="1018"/>
        </table:table-row>
        <table:table-row table:style-name="ro2">
          <table:table-cell office:value-type="float" office:value="12.48" calcext:value-type="float">
            <text:p>12.48</text:p>
          </table:table-cell>
          <table:table-cell office:value-type="float" office:value="12.266563" calcext:value-type="float">
            <text:p>12.266563</text:p>
          </table:table-cell>
          <table:table-cell office:value-type="float" office:value="0.162443" calcext:value-type="float">
            <text:p>0.162443</text:p>
          </table:table-cell>
          <table:table-cell office:value-type="float" office:value="37.812126" calcext:value-type="float">
            <text:p>37.812126</text:p>
          </table:table-cell>
          <table:table-cell office:value-type="float" office:value="5.352211" calcext:value-type="float">
            <text:p>5.352211</text:p>
          </table:table-cell>
          <table:table-cell table:formula="of:=([.B419]-[.B418])*3020*4*5600/(0.39*2581.403)" office:value-type="float" office:value="5599.79858299479" calcext:value-type="float">
            <text:p>5599.7985829948</text:p>
          </table:table-cell>
          <table:table-cell table:number-columns-repeated="1018"/>
        </table:table-row>
        <table:table-row table:style-name="ro2">
          <table:table-cell office:value-type="float" office:value="12.51" calcext:value-type="float">
            <text:p>12.51</text:p>
          </table:table-cell>
          <table:table-cell office:value-type="float" office:value="12.3499" calcext:value-type="float">
            <text:p>12.3499</text:p>
          </table:table-cell>
          <table:table-cell office:value-type="float" office:value="0.159338" calcext:value-type="float">
            <text:p>0.159338</text:p>
          </table:table-cell>
          <table:table-cell office:value-type="float" office:value="37.496052" calcext:value-type="float">
            <text:p>37.496052</text:p>
          </table:table-cell>
          <table:table-cell office:value-type="float" office:value="5.164001" calcext:value-type="float">
            <text:p>5.164001</text:p>
          </table:table-cell>
          <table:table-cell table:formula="of:=([.B420]-[.B41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2.54" calcext:value-type="float">
            <text:p>12.54</text:p>
          </table:table-cell>
          <table:table-cell office:value-type="float" office:value="12.43324" calcext:value-type="float">
            <text:p>12.43324</text:p>
          </table:table-cell>
          <table:table-cell office:value-type="float" office:value="0.156018" calcext:value-type="float">
            <text:p>0.156018</text:p>
          </table:table-cell>
          <table:table-cell office:value-type="float" office:value="37.16975" calcext:value-type="float">
            <text:p>37.16975</text:p>
          </table:table-cell>
          <table:table-cell office:value-type="float" office:value="4.983593" calcext:value-type="float">
            <text:p>4.983593</text:p>
          </table:table-cell>
          <table:table-cell table:formula="of:=([.B421]-[.B420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2.57" calcext:value-type="float">
            <text:p>12.57</text:p>
          </table:table-cell>
          <table:table-cell office:value-type="float" office:value="12.516579" calcext:value-type="float">
            <text:p>12.516579</text:p>
          </table:table-cell>
          <table:table-cell office:value-type="float" office:value="0.152676" calcext:value-type="float">
            <text:p>0.152676</text:p>
          </table:table-cell>
          <table:table-cell office:value-type="float" office:value="36.843449" calcext:value-type="float">
            <text:p>36.843449</text:p>
          </table:table-cell>
          <table:table-cell office:value-type="float" office:value="4.803185" calcext:value-type="float">
            <text:p>4.803185</text:p>
          </table:table-cell>
          <table:table-cell table:formula="of:=([.B422]-[.B421])*3020*4*5600/(0.39*2581.403)" office:value-type="float" office:value="5599.86577762117" calcext:value-type="float">
            <text:p>5599.8657776212</text:p>
          </table:table-cell>
          <table:table-cell table:number-columns-repeated="1018"/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12.599917" calcext:value-type="float">
            <text:p>12.599917</text:p>
          </table:table-cell>
          <table:table-cell office:value-type="float" office:value="0.149204" calcext:value-type="float">
            <text:p>0.149204</text:p>
          </table:table-cell>
          <table:table-cell office:value-type="float" office:value="36.507294" calcext:value-type="float">
            <text:p>36.507294</text:p>
          </table:table-cell>
          <table:table-cell office:value-type="float" office:value="4.630653" calcext:value-type="float">
            <text:p>4.630653</text:p>
          </table:table-cell>
          <table:table-cell table:formula="of:=([.B423]-[.B422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2.63" calcext:value-type="float">
            <text:p>12.63</text:p>
          </table:table-cell>
          <table:table-cell office:value-type="float" office:value="12.683256" calcext:value-type="float">
            <text:p>12.683256</text:p>
          </table:table-cell>
          <table:table-cell office:value-type="float" office:value="0.145699" calcext:value-type="float">
            <text:p>0.145699</text:p>
          </table:table-cell>
          <table:table-cell office:value-type="float" office:value="36.171139" calcext:value-type="float">
            <text:p>36.171139</text:p>
          </table:table-cell>
          <table:table-cell office:value-type="float" office:value="4.458124" calcext:value-type="float">
            <text:p>4.458124</text:p>
          </table:table-cell>
          <table:table-cell table:formula="of:=([.B424]-[.B423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2.66" calcext:value-type="float">
            <text:p>12.66</text:p>
          </table:table-cell>
          <table:table-cell office:value-type="float" office:value="12.766596" calcext:value-type="float">
            <text:p>12.766596</text:p>
          </table:table-cell>
          <table:table-cell office:value-type="float" office:value="0.142133" calcext:value-type="float">
            <text:p>0.142133</text:p>
          </table:table-cell>
          <table:table-cell office:value-type="float" office:value="35.825497" calcext:value-type="float">
            <text:p>35.825497</text:p>
          </table:table-cell>
          <table:table-cell office:value-type="float" office:value="4.293491" calcext:value-type="float">
            <text:p>4.293491</text:p>
          </table:table-cell>
          <table:table-cell table:formula="of:=([.B425]-[.B42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2.69" calcext:value-type="float">
            <text:p>12.69</text:p>
          </table:table-cell>
          <table:table-cell office:value-type="float" office:value="12.849936" calcext:value-type="float">
            <text:p>12.849936</text:p>
          </table:table-cell>
          <table:table-cell office:value-type="float" office:value="0.138526" calcext:value-type="float">
            <text:p>0.138526</text:p>
          </table:table-cell>
          <table:table-cell office:value-type="float" office:value="35.479858" calcext:value-type="float">
            <text:p>35.479858</text:p>
          </table:table-cell>
          <table:table-cell office:value-type="float" office:value="4.128859" calcext:value-type="float">
            <text:p>4.128859</text:p>
          </table:table-cell>
          <table:table-cell table:formula="of:=([.B426]-[.B425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2.72" calcext:value-type="float">
            <text:p>12.72</text:p>
          </table:table-cell>
          <table:table-cell office:value-type="float" office:value="12.933275" calcext:value-type="float">
            <text:p>12.933275</text:p>
          </table:table-cell>
          <table:table-cell office:value-type="float" office:value="0.134919" calcext:value-type="float">
            <text:p>0.134919</text:p>
          </table:table-cell>
          <table:table-cell office:value-type="float" office:value="35.125103" calcext:value-type="float">
            <text:p>35.125103</text:p>
          </table:table-cell>
          <table:table-cell office:value-type="float" office:value="3.972099" calcext:value-type="float">
            <text:p>3.972099</text:p>
          </table:table-cell>
          <table:table-cell table:formula="of:=([.B427]-[.B426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2.75" calcext:value-type="float">
            <text:p>12.75</text:p>
          </table:table-cell>
          <table:table-cell office:value-type="float" office:value="13.016614" calcext:value-type="float">
            <text:p>13.016614</text:p>
          </table:table-cell>
          <table:table-cell office:value-type="float" office:value="0.131278" calcext:value-type="float">
            <text:p>0.131278</text:p>
          </table:table-cell>
          <table:table-cell office:value-type="float" office:value="34.770351" calcext:value-type="float">
            <text:p>34.770351</text:p>
          </table:table-cell>
          <table:table-cell office:value-type="float" office:value="3.81534" calcext:value-type="float">
            <text:p>3.81534</text:p>
          </table:table-cell>
          <table:table-cell table:formula="of:=([.B428]-[.B427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12.78" calcext:value-type="float">
            <text:p>12.78</text:p>
          </table:table-cell>
          <table:table-cell office:value-type="float" office:value="13.099953" calcext:value-type="float">
            <text:p>13.099953</text:p>
          </table:table-cell>
          <table:table-cell office:value-type="float" office:value="0.127692" calcext:value-type="float">
            <text:p>0.127692</text:p>
          </table:table-cell>
          <table:table-cell office:value-type="float" office:value="34.406834" calcext:value-type="float">
            <text:p>34.406834</text:p>
          </table:table-cell>
          <table:table-cell office:value-type="float" office:value="3.666389" calcext:value-type="float">
            <text:p>3.666389</text:p>
          </table:table-cell>
          <table:table-cell table:formula="of:=([.B429]-[.B428])*3020*4*5600/(0.39*2581.403)" office:value-type="float" office:value="5599.86577762129" calcext:value-type="float">
            <text:p>5599.8657776213</text:p>
          </table:table-cell>
          <table:table-cell table:number-columns-repeated="1018"/>
        </table:table-row>
        <table:table-row table:style-name="ro2">
          <table:table-cell office:value-type="float" office:value="12.81" calcext:value-type="float">
            <text:p>12.81</text:p>
          </table:table-cell>
          <table:table-cell office:value-type="float" office:value="13.183291" calcext:value-type="float">
            <text:p>13.183291</text:p>
          </table:table-cell>
          <table:table-cell office:value-type="float" office:value="0.124057" calcext:value-type="float">
            <text:p>0.124057</text:p>
          </table:table-cell>
          <table:table-cell office:value-type="float" office:value="34.04332" calcext:value-type="float">
            <text:p>34.04332</text:p>
          </table:table-cell>
          <table:table-cell office:value-type="float" office:value="3.517439" calcext:value-type="float">
            <text:p>3.517439</text:p>
          </table:table-cell>
          <table:table-cell table:formula="of:=([.B430]-[.B429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2.84" calcext:value-type="float">
            <text:p>12.84</text:p>
          </table:table-cell>
          <table:table-cell office:value-type="float" office:value="13.266631" calcext:value-type="float">
            <text:p>13.266631</text:p>
          </table:table-cell>
          <table:table-cell office:value-type="float" office:value="0.120514" calcext:value-type="float">
            <text:p>0.120514</text:p>
          </table:table-cell>
          <table:table-cell office:value-type="float" office:value="33.671375" calcext:value-type="float">
            <text:p>33.671375</text:p>
          </table:table-cell>
          <table:table-cell office:value-type="float" office:value="3.37619" calcext:value-type="float">
            <text:p>3.37619</text:p>
          </table:table-cell>
          <table:table-cell table:formula="of:=([.B431]-[.B430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2.87" calcext:value-type="float">
            <text:p>12.87</text:p>
          </table:table-cell>
          <table:table-cell office:value-type="float" office:value="13.34997" calcext:value-type="float">
            <text:p>13.34997</text:p>
          </table:table-cell>
          <table:table-cell office:value-type="float" office:value="0.116932" calcext:value-type="float">
            <text:p>0.116932</text:p>
          </table:table-cell>
          <table:table-cell office:value-type="float" office:value="33.299431" calcext:value-type="float">
            <text:p>33.299431</text:p>
          </table:table-cell>
          <table:table-cell office:value-type="float" office:value="3.234943" calcext:value-type="float">
            <text:p>3.234943</text:p>
          </table:table-cell>
          <table:table-cell table:formula="of:=([.B432]-[.B431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2.9" calcext:value-type="float">
            <text:p>12.9</text:p>
          </table:table-cell>
          <table:table-cell office:value-type="float" office:value="13.43331" calcext:value-type="float">
            <text:p>13.43331</text:p>
          </table:table-cell>
          <table:table-cell office:value-type="float" office:value="0.113479" calcext:value-type="float">
            <text:p>0.113479</text:p>
          </table:table-cell>
          <table:table-cell office:value-type="float" office:value="32.919388" calcext:value-type="float">
            <text:p>32.919388</text:p>
          </table:table-cell>
          <table:table-cell office:value-type="float" office:value="3.101273" calcext:value-type="float">
            <text:p>3.101273</text:p>
          </table:table-cell>
          <table:table-cell table:formula="of:=([.B433]-[.B432])*3020*4*5600/(0.39*2581.403)" office:value-type="float" office:value="5599.86577762117" calcext:value-type="float">
            <text:p>5599.8657776212</text:p>
          </table:table-cell>
          <table:table-cell table:number-columns-repeated="1018"/>
        </table:table-row>
        <table:table-row table:style-name="ro2">
          <table:table-cell office:value-type="float" office:value="12.93" calcext:value-type="float">
            <text:p>12.93</text:p>
          </table:table-cell>
          <table:table-cell office:value-type="float" office:value="13.516648" calcext:value-type="float">
            <text:p>13.516648</text:p>
          </table:table-cell>
          <table:table-cell office:value-type="float" office:value="0.109975" calcext:value-type="float">
            <text:p>0.109975</text:p>
          </table:table-cell>
          <table:table-cell office:value-type="float" office:value="32.539345" calcext:value-type="float">
            <text:p>32.539345</text:p>
          </table:table-cell>
          <table:table-cell office:value-type="float" office:value="2.967602" calcext:value-type="float">
            <text:p>2.967602</text:p>
          </table:table-cell>
          <table:table-cell table:formula="of:=([.B434]-[.B433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2.96" calcext:value-type="float">
            <text:p>12.96</text:p>
          </table:table-cell>
          <table:table-cell office:value-type="float" office:value="13.599987" calcext:value-type="float">
            <text:p>13.599987</text:p>
          </table:table-cell>
          <table:table-cell office:value-type="float" office:value="0.10662" calcext:value-type="float">
            <text:p>0.10662</text:p>
          </table:table-cell>
          <table:table-cell office:value-type="float" office:value="32.151501" calcext:value-type="float">
            <text:p>32.151501</text:p>
          </table:table-cell>
          <table:table-cell office:value-type="float" office:value="2.841349" calcext:value-type="float">
            <text:p>2.841349</text:p>
          </table:table-cell>
          <table:table-cell table:formula="of:=([.B435]-[.B434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12.99" calcext:value-type="float">
            <text:p>12.99</text:p>
          </table:table-cell>
          <table:table-cell office:value-type="float" office:value="13.683326" calcext:value-type="float">
            <text:p>13.683326</text:p>
          </table:table-cell>
          <table:table-cell office:value-type="float" office:value="0.103227" calcext:value-type="float">
            <text:p>0.103227</text:p>
          </table:table-cell>
          <table:table-cell office:value-type="float" office:value="31.763657" calcext:value-type="float">
            <text:p>31.763657</text:p>
          </table:table-cell>
          <table:table-cell office:value-type="float" office:value="2.715096" calcext:value-type="float">
            <text:p>2.715096</text:p>
          </table:table-cell>
          <table:table-cell table:formula="of:=([.B436]-[.B435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3.02" calcext:value-type="float">
            <text:p>13.02</text:p>
          </table:table-cell>
          <table:table-cell office:value-type="float" office:value="13.766665" calcext:value-type="float">
            <text:p>13.766665</text:p>
          </table:table-cell>
          <table:table-cell office:value-type="float" office:value="0.100002" calcext:value-type="float">
            <text:p>0.100002</text:p>
          </table:table-cell>
          <table:table-cell office:value-type="float" office:value="31.368298" calcext:value-type="float">
            <text:p>31.368298</text:p>
          </table:table-cell>
          <table:table-cell office:value-type="float" office:value="2.596083" calcext:value-type="float">
            <text:p>2.596083</text:p>
          </table:table-cell>
          <table:table-cell table:formula="of:=([.B437]-[.B436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3.05" calcext:value-type="float">
            <text:p>13.05</text:p>
          </table:table-cell>
          <table:table-cell office:value-type="float" office:value="13.850004" calcext:value-type="float">
            <text:p>13.850004</text:p>
          </table:table-cell>
          <table:table-cell office:value-type="float" office:value="0.096745" calcext:value-type="float">
            <text:p>0.096745</text:p>
          </table:table-cell>
          <table:table-cell office:value-type="float" office:value="30.972939" calcext:value-type="float">
            <text:p>30.972939</text:p>
          </table:table-cell>
          <table:table-cell office:value-type="float" office:value="2.477072" calcext:value-type="float">
            <text:p>2.477072</text:p>
          </table:table-cell>
          <table:table-cell table:formula="of:=([.B438]-[.B43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08" calcext:value-type="float">
            <text:p>13.08</text:p>
          </table:table-cell>
          <table:table-cell office:value-type="float" office:value="13.933344" calcext:value-type="float">
            <text:p>13.933344</text:p>
          </table:table-cell>
          <table:table-cell office:value-type="float" office:value="0.093671" calcext:value-type="float">
            <text:p>0.093671</text:p>
          </table:table-cell>
          <table:table-cell office:value-type="float" office:value="30.57032" calcext:value-type="float">
            <text:p>30.57032</text:p>
          </table:table-cell>
          <table:table-cell office:value-type="float" office:value="2.365114" calcext:value-type="float">
            <text:p>2.365114</text:p>
          </table:table-cell>
          <table:table-cell table:formula="of:=([.B439]-[.B438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11" calcext:value-type="float">
            <text:p>13.11</text:p>
          </table:table-cell>
          <table:table-cell office:value-type="float" office:value="14.016684" calcext:value-type="float">
            <text:p>14.016684</text:p>
          </table:table-cell>
          <table:table-cell office:value-type="float" office:value="0.090549" calcext:value-type="float">
            <text:p>0.090549</text:p>
          </table:table-cell>
          <table:table-cell office:value-type="float" office:value="30.167706" calcext:value-type="float">
            <text:p>30.167706</text:p>
          </table:table-cell>
          <table:table-cell office:value-type="float" office:value="2.253159" calcext:value-type="float">
            <text:p>2.253159</text:p>
          </table:table-cell>
          <table:table-cell table:formula="of:=([.B440]-[.B439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3.14" calcext:value-type="float">
            <text:p>13.14</text:p>
          </table:table-cell>
          <table:table-cell office:value-type="float" office:value="14.100023" calcext:value-type="float">
            <text:p>14.100023</text:p>
          </table:table-cell>
          <table:table-cell office:value-type="float" office:value="0.087618" calcext:value-type="float">
            <text:p>0.087618</text:p>
          </table:table-cell>
          <table:table-cell office:value-type="float" office:value="29.758072" calcext:value-type="float">
            <text:p>29.758072</text:p>
          </table:table-cell>
          <table:table-cell office:value-type="float" office:value="2.148052" calcext:value-type="float">
            <text:p>2.148052</text:p>
          </table:table-cell>
          <table:table-cell table:formula="of:=([.B441]-[.B44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17" calcext:value-type="float">
            <text:p>13.17</text:p>
          </table:table-cell>
          <table:table-cell office:value-type="float" office:value="14.183363" calcext:value-type="float">
            <text:p>14.183363</text:p>
          </table:table-cell>
          <table:table-cell office:value-type="float" office:value="0.084645" calcext:value-type="float">
            <text:p>0.084645</text:p>
          </table:table-cell>
          <table:table-cell office:value-type="float" office:value="29.348442" calcext:value-type="float">
            <text:p>29.348442</text:p>
          </table:table-cell>
          <table:table-cell office:value-type="float" office:value="2.042948" calcext:value-type="float">
            <text:p>2.042948</text:p>
          </table:table-cell>
          <table:table-cell table:formula="of:=([.B442]-[.B441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14.266703" calcext:value-type="float">
            <text:p>14.266703</text:p>
          </table:table-cell>
          <table:table-cell office:value-type="float" office:value="0.081865" calcext:value-type="float">
            <text:p>0.081865</text:p>
          </table:table-cell>
          <table:table-cell office:value-type="float" office:value="28.932022" calcext:value-type="float">
            <text:p>28.932022</text:p>
          </table:table-cell>
          <table:table-cell office:value-type="float" office:value="1.944487" calcext:value-type="float">
            <text:p>1.944487</text:p>
          </table:table-cell>
          <table:table-cell table:formula="of:=([.B443]-[.B442])*3020*4*5600/(0.39*2581.403)" office:value-type="float" office:value="5599.86577762117" calcext:value-type="float">
            <text:p>5599.8657776212</text:p>
          </table:table-cell>
          <table:table-cell table:number-columns-repeated="1018"/>
        </table:table-row>
        <table:table-row table:style-name="ro2">
          <table:table-cell office:value-type="float" office:value="13.23" calcext:value-type="float">
            <text:p>13.23</text:p>
          </table:table-cell>
          <table:table-cell office:value-type="float" office:value="14.350041" calcext:value-type="float">
            <text:p>14.350041</text:p>
          </table:table-cell>
          <table:table-cell office:value-type="float" office:value="0.07905" calcext:value-type="float">
            <text:p>0.07905</text:p>
          </table:table-cell>
          <table:table-cell office:value-type="float" office:value="28.515606" calcext:value-type="float">
            <text:p>28.515606</text:p>
          </table:table-cell>
          <table:table-cell office:value-type="float" office:value="1.846025" calcext:value-type="float">
            <text:p>1.846025</text:p>
          </table:table-cell>
          <table:table-cell table:formula="of:=([.B444]-[.B443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13.26" calcext:value-type="float">
            <text:p>13.26</text:p>
          </table:table-cell>
          <table:table-cell office:value-type="float" office:value="14.433381" calcext:value-type="float">
            <text:p>14.433381</text:p>
          </table:table-cell>
          <table:table-cell office:value-type="float" office:value="0.076426" calcext:value-type="float">
            <text:p>0.076426</text:p>
          </table:table-cell>
          <table:table-cell office:value-type="float" office:value="28.092583" calcext:value-type="float">
            <text:p>28.092583</text:p>
          </table:table-cell>
          <table:table-cell office:value-type="float" office:value="1.75399" calcext:value-type="float">
            <text:p>1.75399</text:p>
          </table:table-cell>
          <table:table-cell table:formula="of:=([.B445]-[.B444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13.29" calcext:value-type="float">
            <text:p>13.29</text:p>
          </table:table-cell>
          <table:table-cell office:value-type="float" office:value="14.51672" calcext:value-type="float">
            <text:p>14.51672</text:p>
          </table:table-cell>
          <table:table-cell office:value-type="float" office:value="0.073756" calcext:value-type="float">
            <text:p>0.073756</text:p>
          </table:table-cell>
          <table:table-cell office:value-type="float" office:value="27.669563" calcext:value-type="float">
            <text:p>27.669563</text:p>
          </table:table-cell>
          <table:table-cell office:value-type="float" office:value="1.661955" calcext:value-type="float">
            <text:p>1.661955</text:p>
          </table:table-cell>
          <table:table-cell table:formula="of:=([.B446]-[.B445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32" calcext:value-type="float">
            <text:p>13.32</text:p>
          </table:table-cell>
          <table:table-cell office:value-type="float" office:value="14.60006" calcext:value-type="float">
            <text:p>14.60006</text:p>
          </table:table-cell>
          <table:table-cell office:value-type="float" office:value="0.07128" calcext:value-type="float">
            <text:p>0.07128</text:p>
          </table:table-cell>
          <table:table-cell office:value-type="float" office:value="27.240139" calcext:value-type="float">
            <text:p>27.240139</text:p>
          </table:table-cell>
          <table:table-cell office:value-type="float" office:value="1.576126" calcext:value-type="float">
            <text:p>1.576126</text:p>
          </table:table-cell>
          <table:table-cell table:formula="of:=([.B447]-[.B446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3.35" calcext:value-type="float">
            <text:p>13.35</text:p>
          </table:table-cell>
          <table:table-cell office:value-type="float" office:value="14.683399" calcext:value-type="float">
            <text:p>14.683399</text:p>
          </table:table-cell>
          <table:table-cell office:value-type="float" office:value="0.068769" calcext:value-type="float">
            <text:p>0.068769</text:p>
          </table:table-cell>
          <table:table-cell office:value-type="float" office:value="26.810719" calcext:value-type="float">
            <text:p>26.810719</text:p>
          </table:table-cell>
          <table:table-cell office:value-type="float" office:value="1.490299" calcext:value-type="float">
            <text:p>1.490299</text:p>
          </table:table-cell>
          <table:table-cell table:formula="of:=([.B448]-[.B447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38" calcext:value-type="float">
            <text:p>13.38</text:p>
          </table:table-cell>
          <table:table-cell office:value-type="float" office:value="14.766739" calcext:value-type="float">
            <text:p>14.766739</text:p>
          </table:table-cell>
          <table:table-cell office:value-type="float" office:value="0.066447" calcext:value-type="float">
            <text:p>0.066447</text:p>
          </table:table-cell>
          <table:table-cell office:value-type="float" office:value="26.375046" calcext:value-type="float">
            <text:p>26.375046</text:p>
          </table:table-cell>
          <table:table-cell office:value-type="float" office:value="1.41046" calcext:value-type="float">
            <text:p>1.41046</text:p>
          </table:table-cell>
          <table:table-cell table:formula="of:=([.B449]-[.B448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41" calcext:value-type="float">
            <text:p>13.41</text:p>
          </table:table-cell>
          <table:table-cell office:value-type="float" office:value="14.850079" calcext:value-type="float">
            <text:p>14.850079</text:p>
          </table:table-cell>
          <table:table-cell office:value-type="float" office:value="0.063921" calcext:value-type="float">
            <text:p>0.063921</text:p>
          </table:table-cell>
          <table:table-cell office:value-type="float" office:value="25.935364" calcext:value-type="float">
            <text:p>25.935364</text:p>
          </table:table-cell>
          <table:table-cell office:value-type="float" office:value="1.334417" calcext:value-type="float">
            <text:p>1.334417</text:p>
          </table:table-cell>
          <table:table-cell table:formula="of:=([.B450]-[.B449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3.44" calcext:value-type="float">
            <text:p>13.44</text:p>
          </table:table-cell>
          <table:table-cell office:value-type="float" office:value="14.933418" calcext:value-type="float">
            <text:p>14.933418</text:p>
          </table:table-cell>
          <table:table-cell office:value-type="float" office:value="0.061568" calcext:value-type="float">
            <text:p>0.061568</text:p>
          </table:table-cell>
          <table:table-cell office:value-type="float" office:value="25.495682" calcext:value-type="float">
            <text:p>25.495682</text:p>
          </table:table-cell>
          <table:table-cell office:value-type="float" office:value="1.258377" calcext:value-type="float">
            <text:p>1.258377</text:p>
          </table:table-cell>
          <table:table-cell table:formula="of:=([.B451]-[.B45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47" calcext:value-type="float">
            <text:p>13.47</text:p>
          </table:table-cell>
          <table:table-cell office:value-type="float" office:value="15.016758" calcext:value-type="float">
            <text:p>15.016758</text:p>
          </table:table-cell>
          <table:table-cell office:value-type="float" office:value="0.059438" calcext:value-type="float">
            <text:p>0.059438</text:p>
          </table:table-cell>
          <table:table-cell office:value-type="float" office:value="25.050709" calcext:value-type="float">
            <text:p>25.050709</text:p>
          </table:table-cell>
          <table:table-cell office:value-type="float" office:value="1.187281" calcext:value-type="float">
            <text:p>1.187281</text:p>
          </table:table-cell>
          <table:table-cell table:formula="of:=([.B452]-[.B451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5.100098" calcext:value-type="float">
            <text:p>15.100098</text:p>
          </table:table-cell>
          <table:table-cell office:value-type="float" office:value="0.057325" calcext:value-type="float">
            <text:p>0.057325</text:p>
          </table:table-cell>
          <table:table-cell office:value-type="float" office:value="24.60574" calcext:value-type="float">
            <text:p>24.60574</text:p>
          </table:table-cell>
          <table:table-cell office:value-type="float" office:value="1.116184" calcext:value-type="float">
            <text:p>1.116184</text:p>
          </table:table-cell>
          <table:table-cell table:formula="of:=([.B453]-[.B452])*3020*4*5600/(0.39*2581.403)" office:value-type="float" office:value="5599.86577762129" calcext:value-type="float">
            <text:p>5599.8657776213</text:p>
          </table:table-cell>
          <table:table-cell table:number-columns-repeated="1018"/>
        </table:table-row>
        <table:table-row table:style-name="ro2">
          <table:table-cell office:value-type="float" office:value="13.53" calcext:value-type="float">
            <text:p>13.53</text:p>
          </table:table-cell>
          <table:table-cell office:value-type="float" office:value="15.183436" calcext:value-type="float">
            <text:p>15.183436</text:p>
          </table:table-cell>
          <table:table-cell office:value-type="float" office:value="0.05539" calcext:value-type="float">
            <text:p>0.05539</text:p>
          </table:table-cell>
          <table:table-cell office:value-type="float" office:value="24.155117" calcext:value-type="float">
            <text:p>24.155117</text:p>
          </table:table-cell>
          <table:table-cell office:value-type="float" office:value="1.050297" calcext:value-type="float">
            <text:p>1.050297</text:p>
          </table:table-cell>
          <table:table-cell table:formula="of:=([.B454]-[.B453])*3020*4*5600/(0.39*2581.403)" office:value-type="float" office:value="5599.93297224767" calcext:value-type="float">
            <text:p>5599.9329722477</text:p>
          </table:table-cell>
          <table:table-cell table:number-columns-repeated="1018"/>
        </table:table-row>
        <table:table-row table:style-name="ro2">
          <table:table-cell office:value-type="float" office:value="13.56" calcext:value-type="float">
            <text:p>13.56</text:p>
          </table:table-cell>
          <table:table-cell office:value-type="float" office:value="15.266775" calcext:value-type="float">
            <text:p>15.266775</text:p>
          </table:table-cell>
          <table:table-cell office:value-type="float" office:value="0.053412" calcext:value-type="float">
            <text:p>0.053412</text:p>
          </table:table-cell>
          <table:table-cell office:value-type="float" office:value="23.704494" calcext:value-type="float">
            <text:p>23.704494</text:p>
          </table:table-cell>
          <table:table-cell office:value-type="float" office:value="0.984409" calcext:value-type="float">
            <text:p>0.984409</text:p>
          </table:table-cell>
          <table:table-cell table:formula="of:=([.B455]-[.B454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59" calcext:value-type="float">
            <text:p>13.59</text:p>
          </table:table-cell>
          <table:table-cell office:value-type="float" office:value="15.350115" calcext:value-type="float">
            <text:p>15.350115</text:p>
          </table:table-cell>
          <table:table-cell office:value-type="float" office:value="0.051601" calcext:value-type="float">
            <text:p>0.051601</text:p>
          </table:table-cell>
          <table:table-cell office:value-type="float" office:value="23.248161" calcext:value-type="float">
            <text:p>23.248161</text:p>
          </table:table-cell>
          <table:table-cell office:value-type="float" office:value="0.92367" calcext:value-type="float">
            <text:p>0.92367</text:p>
          </table:table-cell>
          <table:table-cell table:formula="of:=([.B456]-[.B455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13.62" calcext:value-type="float">
            <text:p>13.62</text:p>
          </table:table-cell>
          <table:table-cell office:value-type="float" office:value="15.433454" calcext:value-type="float">
            <text:p>15.433454</text:p>
          </table:table-cell>
          <table:table-cell office:value-type="float" office:value="0.049733" calcext:value-type="float">
            <text:p>0.049733</text:p>
          </table:table-cell>
          <table:table-cell office:value-type="float" office:value="22.791832" calcext:value-type="float">
            <text:p>22.791832</text:p>
          </table:table-cell>
          <table:table-cell office:value-type="float" office:value="0.862932" calcext:value-type="float">
            <text:p>0.862932</text:p>
          </table:table-cell>
          <table:table-cell table:formula="of:=([.B457]-[.B456])*3020*4*5600/(0.39*2581.403)" office:value-type="float" office:value="5599.86577762129" calcext:value-type="float">
            <text:p>5599.8657776213</text:p>
          </table:table-cell>
          <table:table-cell table:number-columns-repeated="1018"/>
        </table:table-row>
        <table:table-row table:style-name="ro2">
          <table:table-cell office:value-type="float" office:value="13.65" calcext:value-type="float">
            <text:p>13.65</text:p>
          </table:table-cell>
          <table:table-cell office:value-type="float" office:value="15.516792" calcext:value-type="float">
            <text:p>15.516792</text:p>
          </table:table-cell>
          <table:table-cell office:value-type="float" office:value="0.048026" calcext:value-type="float">
            <text:p>0.048026</text:p>
          </table:table-cell>
          <table:table-cell office:value-type="float" office:value="22.329845" calcext:value-type="float">
            <text:p>22.329845</text:p>
          </table:table-cell>
          <table:table-cell office:value-type="float" office:value="0.807178" calcext:value-type="float">
            <text:p>0.807178</text:p>
          </table:table-cell>
          <table:table-cell table:formula="of:=([.B458]-[.B457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13.68" calcext:value-type="float">
            <text:p>13.68</text:p>
          </table:table-cell>
          <table:table-cell office:value-type="float" office:value="15.600131" calcext:value-type="float">
            <text:p>15.600131</text:p>
          </table:table-cell>
          <table:table-cell office:value-type="float" office:value="0.046259" calcext:value-type="float">
            <text:p>0.046259</text:p>
          </table:table-cell>
          <table:table-cell office:value-type="float" office:value="21.867863" calcext:value-type="float">
            <text:p>21.867863</text:p>
          </table:table-cell>
          <table:table-cell office:value-type="float" office:value="0.751425" calcext:value-type="float">
            <text:p>0.751425</text:p>
          </table:table-cell>
          <table:table-cell table:formula="of:=([.B459]-[.B458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13.71" calcext:value-type="float">
            <text:p>13.71</text:p>
          </table:table-cell>
          <table:table-cell office:value-type="float" office:value="15.683471" calcext:value-type="float">
            <text:p>15.683471</text:p>
          </table:table-cell>
          <table:table-cell office:value-type="float" office:value="0.044652" calcext:value-type="float">
            <text:p>0.044652</text:p>
          </table:table-cell>
          <table:table-cell office:value-type="float" office:value="21.400288" calcext:value-type="float">
            <text:p>21.400288</text:p>
          </table:table-cell>
          <table:table-cell office:value-type="float" office:value="0.700457" calcext:value-type="float">
            <text:p>0.700457</text:p>
          </table:table-cell>
          <table:table-cell table:formula="of:=([.B460]-[.B459])*3020*4*5600/(0.39*2581.403)" office:value-type="float" office:value="5599.93297224755" calcext:value-type="float">
            <text:p>5599.9329722476</text:p>
          </table:table-cell>
          <table:table-cell table:number-columns-repeated="1018"/>
        </table:table-row>
        <table:table-row table:style-name="ro2">
          <table:table-cell office:value-type="float" office:value="13.74" calcext:value-type="float">
            <text:p>13.74</text:p>
          </table:table-cell>
          <table:table-cell office:value-type="float" office:value="15.76681" calcext:value-type="float">
            <text:p>15.76681</text:p>
          </table:table-cell>
          <table:table-cell office:value-type="float" office:value="0.042985" calcext:value-type="float">
            <text:p>0.042985</text:p>
          </table:table-cell>
          <table:table-cell office:value-type="float" office:value="20.932713" calcext:value-type="float">
            <text:p>20.932713</text:p>
          </table:table-cell>
          <table:table-cell office:value-type="float" office:value="0.649488" calcext:value-type="float">
            <text:p>0.649488</text:p>
          </table:table-cell>
          <table:table-cell table:formula="of:=([.B461]-[.B460])*3020*4*5600/(0.39*2581.403)" office:value-type="float" office:value="5600.00016687406" calcext:value-type="float">
            <text:p>5600.0001668741</text:p>
          </table:table-cell>
          <table:table-cell table:number-columns-repeated="1018"/>
        </table:table-row>
        <table:table-row table:style-name="ro2">
          <table:table-cell office:value-type="float" office:value="13.77" calcext:value-type="float">
            <text:p>13.77</text:p>
          </table:table-cell>
          <table:table-cell office:value-type="float" office:value="15.85015" calcext:value-type="float">
            <text:p>15.85015</text:p>
          </table:table-cell>
          <table:table-cell office:value-type="float" office:value="0.041473" calcext:value-type="float">
            <text:p>0.041473</text:p>
          </table:table-cell>
          <table:table-cell office:value-type="float" office:value="20.459641" calcext:value-type="float">
            <text:p>20.459641</text:p>
          </table:table-cell>
          <table:table-cell office:value-type="float" office:value="0.603102" calcext:value-type="float">
            <text:p>0.603102</text:p>
          </table:table-cell>
          <table:table-cell table:formula="of:=([.B462]-[.B461])*3020*4*5600/(0.39*2581.403)" office:value-type="float" office:value="5600.00016687418" calcext:value-type="float">
            <text:p>5600.0001668742</text:p>
          </table:table-cell>
          <table:table-cell table:number-columns-repeated="1018"/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15.93349" calcext:value-type="float">
            <text:p>15.93349</text:p>
          </table:table-cell>
          <table:table-cell office:value-type="float" office:value="0.039896" calcext:value-type="float">
            <text:p>0.039896</text:p>
          </table:table-cell>
          <table:table-cell office:value-type="float" office:value="19.986572" calcext:value-type="float">
            <text:p>19.986572</text:p>
          </table:table-cell>
          <table:table-cell office:value-type="float" office:value="0.556713" calcext:value-type="float">
            <text:p>0.556713</text:p>
          </table:table-cell>
          <table:table-cell table:formula="of:=([.B463]-[.B462])*3020*4*5600/(0.39*2581.403)" office:value-type="float" office:value="3901.9919569279" calcext:value-type="float">
            <text:p>3901.9919569279</text:p>
          </table:table-cell>
          <table:table-cell table:number-columns-repeated="1018"/>
        </table:table-row>
        <table:table-row table:style-name="ro2">
          <table:table-cell office:value-type="float" office:value="13.83" calcext:value-type="float">
            <text:p>13.83</text:p>
          </table:table-cell>
          <table:table-cell office:value-type="float" office:value="15.99156" calcext:value-type="float">
            <text:p>15.99156</text:p>
          </table:table-cell>
          <table:table-cell office:value-type="float" office:value="0.038473" calcext:value-type="float">
            <text:p>0.038473</text:p>
          </table:table-cell>
          <table:table-cell office:value-type="float" office:value="19.508068" calcext:value-type="float">
            <text:p>19.508068</text:p>
          </table:table-cell>
          <table:table-cell office:value-type="float" office:value="0.514696" calcext:value-type="float">
            <text:p>0.514696</text:p>
          </table:table-cell>
          <table:table-cell table:formula="of:=([.B464]-[.B463])*3020*4*5600/(0.39*2581.403)" office:value-type="float" office:value="3901.92476230152" calcext:value-type="float">
            <text:p>3901.9247623015</text:p>
          </table:table-cell>
          <table:table-cell table:number-columns-repeated="1018"/>
        </table:table-row>
        <table:table-row table:style-name="ro2">
          <table:table-cell office:value-type="float" office:value="13.86" calcext:value-type="float">
            <text:p>13.86</text:p>
          </table:table-cell>
          <table:table-cell office:value-type="float" office:value="16.049629" calcext:value-type="float">
            <text:p>16.049629</text:p>
          </table:table-cell>
          <table:table-cell office:value-type="float" office:value="0.036997" calcext:value-type="float">
            <text:p>0.036997</text:p>
          </table:table-cell>
          <table:table-cell office:value-type="float" office:value="19.029568" calcext:value-type="float">
            <text:p>19.029568</text:p>
          </table:table-cell>
          <table:table-cell office:value-type="float" office:value="0.472681" calcext:value-type="float">
            <text:p>0.472681</text:p>
          </table:table-cell>
          <table:table-cell table:formula="of:=([.B465]-[.B464])*3020*4*5600/(0.39*2581.403)" office:value-type="float" office:value="-10449.7723296306" calcext:value-type="float">
            <text:p>-10449.7723296306</text:p>
          </table:table-cell>
          <table:table-cell table:number-columns-repeated="1018"/>
        </table:table-row>
        <table:table-row table:style-name="ro2">
          <table:table-cell office:value-type="float" office:value="13.89" calcext:value-type="float">
            <text:p>13.89</text:p>
          </table:table-cell>
          <table:table-cell office:value-type="float" office:value="15.894114" calcext:value-type="float">
            <text:p>15.894114</text:p>
          </table:table-cell>
          <table:table-cell office:value-type="float" office:value="0.035909" calcext:value-type="float">
            <text:p>0.035909</text:p>
          </table:table-cell>
          <table:table-cell office:value-type="float" office:value="18.554008" calcext:value-type="float">
            <text:p>18.554008</text:p>
          </table:table-cell>
          <table:table-cell office:value-type="float" office:value="0.435476" calcext:value-type="float">
            <text:p>0.435476</text:p>
          </table:table-cell>
          <table:table-cell table:formula="of:=([.B466]-[.B465])*3020*4*5600/(0.39*2581.403)" office:value-type="float" office:value="-10449.6379403779" calcext:value-type="float">
            <text:p>-10449.6379403779</text:p>
          </table:table-cell>
          <table:table-cell table:number-columns-repeated="1018"/>
        </table:table-row>
        <table:table-row table:style-name="ro2">
          <table:table-cell office:value-type="float" office:value="13.92" calcext:value-type="float">
            <text:p>13.92</text:p>
          </table:table-cell>
          <table:table-cell office:value-type="float" office:value="15.738601" calcext:value-type="float">
            <text:p>15.738601</text:p>
          </table:table-cell>
          <table:table-cell office:value-type="float" office:value="0.034463" calcext:value-type="float">
            <text:p>0.034463</text:p>
          </table:table-cell>
          <table:table-cell office:value-type="float" office:value="18.078453" calcext:value-type="float">
            <text:p>18.078453</text:p>
          </table:table-cell>
          <table:table-cell office:value-type="float" office:value="0.398272" calcext:value-type="float">
            <text:p>0.398272</text:p>
          </table:table-cell>
          <table:table-cell table:formula="of:=([.B467]-[.B466])*3020*4*5600/(0.39*2581.403)" office:value-type="float" office:value="-13254.9463993029" calcext:value-type="float">
            <text:p>-13254.9463993029</text:p>
          </table:table-cell>
          <table:table-cell table:number-columns-repeated="1018"/>
        </table:table-row>
        <table:table-row table:style-name="ro2">
          <table:table-cell office:value-type="float" office:value="13.95" calcext:value-type="float">
            <text:p>13.95</text:p>
          </table:table-cell>
          <table:table-cell office:value-type="float" office:value="15.541339" calcext:value-type="float">
            <text:p>15.541339</text:p>
          </table:table-cell>
          <table:table-cell office:value-type="float" office:value="0.033685" calcext:value-type="float">
            <text:p>0.033685</text:p>
          </table:table-cell>
          <table:table-cell office:value-type="float" office:value="17.613396" calcext:value-type="float">
            <text:p>17.613396</text:p>
          </table:table-cell>
          <table:table-cell office:value-type="float" office:value="0.365982" calcext:value-type="float">
            <text:p>0.365982</text:p>
          </table:table-cell>
          <table:table-cell table:formula="of:=([.B468]-[.B467])*3020*4*5600/(0.39*2581.403)" office:value-type="float" office:value="-13254.8120100502" calcext:value-type="float">
            <text:p>-13254.8120100502</text:p>
          </table:table-cell>
          <table:table-cell table:number-columns-repeated="1018"/>
        </table:table-row>
        <table:table-row table:style-name="ro2">
          <table:table-cell office:value-type="float" office:value="13.98" calcext:value-type="float">
            <text:p>13.98</text:p>
          </table:table-cell>
          <table:table-cell office:value-type="float" office:value="15.344079" calcext:value-type="float">
            <text:p>15.344079</text:p>
          </table:table-cell>
          <table:table-cell office:value-type="float" office:value="0.032249" calcext:value-type="float">
            <text:p>0.032249</text:p>
          </table:table-cell>
          <table:table-cell office:value-type="float" office:value="17.148342" calcext:value-type="float">
            <text:p>17.148342</text:p>
          </table:table-cell>
          <table:table-cell office:value-type="float" office:value="0.333693" calcext:value-type="float">
            <text:p>0.333693</text:p>
          </table:table-cell>
          <table:table-cell table:formula="of:=([.B469]-[.B468])*3020*4*5600/(0.39*2581.403)" office:value-type="float" office:value="-13738.2101526047" calcext:value-type="float">
            <text:p>-13738.2101526047</text:p>
          </table:table-cell>
          <table:table-cell table:number-columns-repeated="1018"/>
        </table:table-row>
        <table:table-row table:style-name="ro2">
          <table:table-cell office:value-type="float" office:value="14.01" calcext:value-type="float">
            <text:p>14.01</text:p>
          </table:table-cell>
          <table:table-cell office:value-type="float" office:value="15.139625" calcext:value-type="float">
            <text:p>15.139625</text:p>
          </table:table-cell>
          <table:table-cell office:value-type="float" office:value="0.031507" calcext:value-type="float">
            <text:p>0.031507</text:p>
          </table:table-cell>
          <table:table-cell office:value-type="float" office:value="16.695381" calcext:value-type="float">
            <text:p>16.695381</text:p>
          </table:table-cell>
          <table:table-cell office:value-type="float" office:value="0.305847" calcext:value-type="float">
            <text:p>0.305847</text:p>
          </table:table-cell>
          <table:table-cell table:formula="of:=([.B470]-[.B469])*3020*4*5600/(0.39*2581.403)" office:value-type="float" office:value="-13738.2101526047" calcext:value-type="float">
            <text:p>-13738.2101526047</text:p>
          </table:table-cell>
          <table:table-cell table:number-columns-repeated="1018"/>
        </table:table-row>
        <table:table-row table:style-name="ro2">
          <table:table-cell office:value-type="float" office:value="14.04" calcext:value-type="float">
            <text:p>14.04</text:p>
          </table:table-cell>
          <table:table-cell office:value-type="float" office:value="14.935171" calcext:value-type="float">
            <text:p>14.935171</text:p>
          </table:table-cell>
          <table:table-cell office:value-type="float" office:value="0.030114" calcext:value-type="float">
            <text:p>0.030114</text:p>
          </table:table-cell>
          <table:table-cell office:value-type="float" office:value="16.242424" calcext:value-type="float">
            <text:p>16.242424</text:p>
          </table:table-cell>
          <table:table-cell office:value-type="float" office:value="0.278002" calcext:value-type="float">
            <text:p>0.278002</text:p>
          </table:table-cell>
          <table:table-cell table:formula="of:=([.B471]-[.B470])*3020*4*5600/(0.39*2581.403)" office:value-type="float" office:value="-13821.397100128" calcext:value-type="float">
            <text:p>-13821.397100128</text:p>
          </table:table-cell>
          <table:table-cell table:number-columns-repeated="1018"/>
        </table:table-row>
        <table:table-row table:style-name="ro2">
          <table:table-cell office:value-type="float" office:value="14.07" calcext:value-type="float">
            <text:p>14.07</text:p>
          </table:table-cell>
          <table:table-cell office:value-type="float" office:value="14.729479" calcext:value-type="float">
            <text:p>14.729479</text:p>
          </table:table-cell>
          <table:table-cell office:value-type="float" office:value="0.029383" calcext:value-type="float">
            <text:p>0.029383</text:p>
          </table:table-cell>
          <table:table-cell office:value-type="float" office:value="15.801926" calcext:value-type="float">
            <text:p>15.801926</text:p>
          </table:table-cell>
          <table:table-cell office:value-type="float" office:value="0.254082" calcext:value-type="float">
            <text:p>0.254082</text:p>
          </table:table-cell>
          <table:table-cell table:formula="of:=([.B472]-[.B471])*3020*4*5600/(0.39*2581.403)" office:value-type="float" office:value="-13821.3299055015" calcext:value-type="float">
            <text:p>-13821.3299055015</text:p>
          </table:table-cell>
          <table:table-cell table:number-columns-repeated="1018"/>
        </table:table-row>
        <table:table-row table:style-name="ro2">
          <table:table-cell office:value-type="float" office:value="14.1" calcext:value-type="float">
            <text:p>14.1</text:p>
          </table:table-cell>
          <table:table-cell office:value-type="float" office:value="14.523788" calcext:value-type="float">
            <text:p>14.523788</text:p>
          </table:table-cell>
          <table:table-cell office:value-type="float" office:value="0.028051" calcext:value-type="float">
            <text:p>0.028051</text:p>
          </table:table-cell>
          <table:table-cell office:value-type="float" office:value="15.361431" calcext:value-type="float">
            <text:p>15.361431</text:p>
          </table:table-cell>
          <table:table-cell office:value-type="float" office:value="0.230162" calcext:value-type="float">
            <text:p>0.230162</text:p>
          </table:table-cell>
          <table:table-cell table:formula="of:=([.B473]-[.B472])*3020*4*5600/(0.39*2581.403)" office:value-type="float" office:value="-13837.3222265924" calcext:value-type="float">
            <text:p>-13837.3222265924</text:p>
          </table:table-cell>
          <table:table-cell table:number-columns-repeated="1018"/>
        </table:table-row>
        <table:table-row table:style-name="ro2">
          <table:table-cell office:value-type="float" office:value="14.13" calcext:value-type="float">
            <text:p>14.13</text:p>
          </table:table-cell>
          <table:table-cell office:value-type="float" office:value="14.317859" calcext:value-type="float">
            <text:p>14.317859</text:p>
          </table:table-cell>
          <table:table-cell office:value-type="float" office:value="0.027339" calcext:value-type="float">
            <text:p>0.027339</text:p>
          </table:table-cell>
          <table:table-cell office:value-type="float" office:value="14.933571" calcext:value-type="float">
            <text:p>14.933571</text:p>
          </table:table-cell>
          <table:table-cell office:value-type="float" office:value="0.20969" calcext:value-type="float">
            <text:p>0.20969</text:p>
          </table:table-cell>
          <table:table-cell table:formula="of:=([.B474]-[.B473])*3020*4*5600/(0.39*2581.403)" office:value-type="float" office:value="-13837.255031966" calcext:value-type="float">
            <text:p>-13837.255031966</text:p>
          </table:table-cell>
          <table:table-cell table:number-columns-repeated="1018"/>
        </table:table-row>
        <table:table-row table:style-name="ro2">
          <table:table-cell office:value-type="float" office:value="14.16" calcext:value-type="float">
            <text:p>14.16</text:p>
          </table:table-cell>
          <table:table-cell office:value-type="float" office:value="14.111931" calcext:value-type="float">
            <text:p>14.111931</text:p>
          </table:table-cell>
          <table:table-cell office:value-type="float" office:value="0.026081" calcext:value-type="float">
            <text:p>0.026081</text:p>
          </table:table-cell>
          <table:table-cell office:value-type="float" office:value="14.505711" calcext:value-type="float">
            <text:p>14.505711</text:p>
          </table:table-cell>
          <table:table-cell office:value-type="float" office:value="0.189219" calcext:value-type="float">
            <text:p>0.189219</text:p>
          </table:table-cell>
          <table:table-cell table:formula="of:=([.B475]-[.B474])*3020*4*5600/(0.39*2581.403)" office:value-type="float" office:value="-13840.8835417934" calcext:value-type="float">
            <text:p>-13840.8835417934</text:p>
          </table:table-cell>
          <table:table-cell table:number-columns-repeated="1018"/>
        </table:table-row>
        <table:table-row table:style-name="ro2">
          <table:table-cell office:value-type="float" office:value="14.19" calcext:value-type="float">
            <text:p>14.19</text:p>
          </table:table-cell>
          <table:table-cell office:value-type="float" office:value="13.905949" calcext:value-type="float">
            <text:p>13.905949</text:p>
          </table:table-cell>
          <table:table-cell office:value-type="float" office:value="0.0254" calcext:value-type="float">
            <text:p>0.0254</text:p>
          </table:table-cell>
          <table:table-cell office:value-type="float" office:value="14.090672" calcext:value-type="float">
            <text:p>14.090672</text:p>
          </table:table-cell>
          <table:table-cell office:value-type="float" office:value="0.171776" calcext:value-type="float">
            <text:p>0.171776</text:p>
          </table:table-cell>
          <table:table-cell table:formula="of:=([.B476]-[.B475])*3020*4*5600/(0.39*2581.403)" office:value-type="float" office:value="-13840.8835417934" calcext:value-type="float">
            <text:p>-13840.8835417934</text:p>
          </table:table-cell>
          <table:table-cell table:number-columns-repeated="1018"/>
        </table:table-row>
        <table:table-row table:style-name="ro2">
          <table:table-cell office:value-type="float" office:value="14.22" calcext:value-type="float">
            <text:p>14.22</text:p>
          </table:table-cell>
          <table:table-cell office:value-type="float" office:value="13.699967" calcext:value-type="float">
            <text:p>13.699967</text:p>
          </table:table-cell>
          <table:table-cell office:value-type="float" office:value="0.024226" calcext:value-type="float">
            <text:p>0.024226</text:p>
          </table:table-cell>
          <table:table-cell office:value-type="float" office:value="13.675636" calcext:value-type="float">
            <text:p>13.675636</text:p>
          </table:table-cell>
          <table:table-cell office:value-type="float" office:value="0.154333" calcext:value-type="float">
            <text:p>0.154333</text:p>
          </table:table-cell>
          <table:table-cell table:formula="of:=([.B477]-[.B476])*3020*4*5600/(0.39*2581.403)" office:value-type="float" office:value="-13840.681957914" calcext:value-type="float">
            <text:p>-13840.681957914</text:p>
          </table:table-cell>
          <table:table-cell table:number-columns-repeated="1018"/>
        </table:table-row>
        <table:table-row table:style-name="ro2">
          <table:table-cell office:value-type="float" office:value="14.25" calcext:value-type="float">
            <text:p>14.25</text:p>
          </table:table-cell>
          <table:table-cell office:value-type="float" office:value="13.493988" calcext:value-type="float">
            <text:p>13.493988</text:p>
          </table:table-cell>
          <table:table-cell office:value-type="float" office:value="0.023361" calcext:value-type="float">
            <text:p>0.023361</text:p>
          </table:table-cell>
          <table:table-cell office:value-type="float" office:value="13.260601" calcext:value-type="float">
            <text:p>13.260601</text:p>
          </table:table-cell>
          <table:table-cell office:value-type="float" office:value="0.13689" calcext:value-type="float">
            <text:p>0.13689</text:p>
          </table:table-cell>
          <table:table-cell table:formula="of:=([.B478]-[.B477])*3020*4*5600/(0.39*2581.403)" office:value-type="float" office:value="-13842.2946289483" calcext:value-type="float">
            <text:p>-13842.2946289483</text:p>
          </table:table-cell>
          <table:table-cell table:number-columns-repeated="1018"/>
        </table:table-row>
        <table:table-row table:style-name="ro2">
          <table:table-cell office:value-type="float" office:value="14.28" calcext:value-type="float">
            <text:p>14.28</text:p>
          </table:table-cell>
          <table:table-cell office:value-type="float" office:value="13.287985" calcext:value-type="float">
            <text:p>13.287985</text:p>
          </table:table-cell>
          <table:table-cell office:value-type="float" office:value="0.023034" calcext:value-type="float">
            <text:p>0.023034</text:p>
          </table:table-cell>
          <table:table-cell office:value-type="float" office:value="12.863239" calcext:value-type="float">
            <text:p>12.863239</text:p>
          </table:table-cell>
          <table:table-cell office:value-type="float" office:value="0.12306" calcext:value-type="float">
            <text:p>0.12306</text:p>
          </table:table-cell>
          <table:table-cell table:formula="of:=([.B479]-[.B478])*3020*4*5600/(0.39*2581.403)" office:value-type="float" office:value="-13842.2274343221" calcext:value-type="float">
            <text:p>-13842.2274343221</text:p>
          </table:table-cell>
          <table:table-cell table:number-columns-repeated="1018"/>
        </table:table-row>
        <table:table-row table:style-name="ro2">
          <table:table-cell office:value-type="float" office:value="14.31" calcext:value-type="float">
            <text:p>14.31</text:p>
          </table:table-cell>
          <table:table-cell office:value-type="float" office:value="13.081983" calcext:value-type="float">
            <text:p>13.081983</text:p>
          </table:table-cell>
          <table:table-cell office:value-type="float" office:value="0.021945" calcext:value-type="float">
            <text:p>0.021945</text:p>
          </table:table-cell>
          <table:table-cell office:value-type="float" office:value="12.465878" calcext:value-type="float">
            <text:p>12.465878</text:p>
          </table:table-cell>
          <table:table-cell office:value-type="float" office:value="0.10923" calcext:value-type="float">
            <text:p>0.10923</text:p>
          </table:table-cell>
          <table:table-cell table:formula="of:=([.B480]-[.B479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4.34" calcext:value-type="float">
            <text:p>14.34</text:p>
          </table:table-cell>
          <table:table-cell office:value-type="float" office:value="12.875978" calcext:value-type="float">
            <text:p>12.875978</text:p>
          </table:table-cell>
          <table:table-cell office:value-type="float" office:value="0.021345" calcext:value-type="float">
            <text:p>0.021345</text:p>
          </table:table-cell>
          <table:table-cell office:value-type="float" office:value="12.082191" calcext:value-type="float">
            <text:p>12.082191</text:p>
          </table:table-cell>
          <table:table-cell office:value-type="float" office:value="0.097694" calcext:value-type="float">
            <text:p>0.097694</text:p>
          </table:table-cell>
          <table:table-cell table:formula="of:=([.B481]-[.B480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4.37" calcext:value-type="float">
            <text:p>14.37</text:p>
          </table:table-cell>
          <table:table-cell office:value-type="float" office:value="12.669973" calcext:value-type="float">
            <text:p>12.669973</text:p>
          </table:table-cell>
          <table:table-cell office:value-type="float" office:value="0.020315" calcext:value-type="float">
            <text:p>0.020315</text:p>
          </table:table-cell>
          <table:table-cell office:value-type="float" office:value="11.698505" calcext:value-type="float">
            <text:p>11.698505</text:p>
          </table:table-cell>
          <table:table-cell office:value-type="float" office:value="0.086159" calcext:value-type="float">
            <text:p>0.086159</text:p>
          </table:table-cell>
          <table:table-cell table:formula="of:=([.B482]-[.B481])*3020*4*5600/(0.39*2581.403)" office:value-type="float" office:value="-13842.2946289485" calcext:value-type="float">
            <text:p>-13842.2946289485</text:p>
          </table:table-cell>
          <table:table-cell table:number-columns-repeated="1018"/>
        </table:table-row>
        <table:table-row table:style-name="ro2">
          <table:table-cell office:value-type="float" office:value="14.4" calcext:value-type="float">
            <text:p>14.4</text:p>
          </table:table-cell>
          <table:table-cell office:value-type="float" office:value="12.46397" calcext:value-type="float">
            <text:p>12.46397</text:p>
          </table:table-cell>
          <table:table-cell office:value-type="float" office:value="0.019545" calcext:value-type="float">
            <text:p>0.019545</text:p>
          </table:table-cell>
          <table:table-cell office:value-type="float" office:value="11.314823" calcext:value-type="float">
            <text:p>11.314823</text:p>
          </table:table-cell>
          <table:table-cell office:value-type="float" office:value="0.074623" calcext:value-type="float">
            <text:p>0.074623</text:p>
          </table:table-cell>
          <table:table-cell table:formula="of:=([.B483]-[.B482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4.43" calcext:value-type="float">
            <text:p>14.43</text:p>
          </table:table-cell>
          <table:table-cell office:value-type="float" office:value="12.257965" calcext:value-type="float">
            <text:p>12.257965</text:p>
          </table:table-cell>
          <table:table-cell office:value-type="float" office:value="0.019223" calcext:value-type="float">
            <text:p>0.019223</text:p>
          </table:table-cell>
          <table:table-cell office:value-type="float" office:value="10.949154" calcext:value-type="float">
            <text:p>10.949154</text:p>
          </table:table-cell>
          <table:table-cell office:value-type="float" office:value="0.065643" calcext:value-type="float">
            <text:p>0.065643</text:p>
          </table:table-cell>
          <table:table-cell table:formula="of:=([.B484]-[.B483])*3020*4*5600/(0.39*2581.403)" office:value-type="float" office:value="-13842.3618235748" calcext:value-type="float">
            <text:p>-13842.3618235748</text:p>
          </table:table-cell>
          <table:table-cell table:number-columns-repeated="1018"/>
        </table:table-row>
        <table:table-row table:style-name="ro2">
          <table:table-cell office:value-type="float" office:value="14.46" calcext:value-type="float">
            <text:p>14.46</text:p>
          </table:table-cell>
          <table:table-cell office:value-type="float" office:value="12.051961" calcext:value-type="float">
            <text:p>12.051961</text:p>
          </table:table-cell>
          <table:table-cell office:value-type="float" office:value="0.018295" calcext:value-type="float">
            <text:p>0.018295</text:p>
          </table:table-cell>
          <table:table-cell office:value-type="float" office:value="10.583485" calcext:value-type="float">
            <text:p>10.583485</text:p>
          </table:table-cell>
          <table:table-cell office:value-type="float" office:value="0.056665" calcext:value-type="float">
            <text:p>0.056665</text:p>
          </table:table-cell>
          <table:table-cell table:formula="of:=([.B485]-[.B484])*3020*4*5600/(0.39*2581.403)" office:value-type="float" office:value="-13842.2946289485" calcext:value-type="float">
            <text:p>-13842.2946289485</text:p>
          </table:table-cell>
          <table:table-cell table:number-columns-repeated="1018"/>
        </table:table-row>
        <table:table-row table:style-name="ro2">
          <table:table-cell office:value-type="float" office:value="14.49" calcext:value-type="float">
            <text:p>14.49</text:p>
          </table:table-cell>
          <table:table-cell office:value-type="float" office:value="11.845958" calcext:value-type="float">
            <text:p>11.845958</text:p>
          </table:table-cell>
          <table:table-cell office:value-type="float" office:value="0.017596" calcext:value-type="float">
            <text:p>0.017596</text:p>
          </table:table-cell>
          <table:table-cell office:value-type="float" office:value="10.217823" calcext:value-type="float">
            <text:p>10.217823</text:p>
          </table:table-cell>
          <table:table-cell office:value-type="float" office:value="0.047688" calcext:value-type="float">
            <text:p>0.047688</text:p>
          </table:table-cell>
          <table:table-cell table:formula="of:=([.B486]-[.B485])*3020*4*5600/(0.39*2581.403)" office:value-type="float" office:value="-13842.5634074541" calcext:value-type="float">
            <text:p>-13842.5634074541</text:p>
          </table:table-cell>
          <table:table-cell table:number-columns-repeated="1018"/>
        </table:table-row>
        <table:table-row table:style-name="ro2">
          <table:table-cell office:value-type="float" office:value="14.52" calcext:value-type="float">
            <text:p>14.52</text:p>
          </table:table-cell>
          <table:table-cell office:value-type="float" office:value="11.639951" calcext:value-type="float">
            <text:p>11.639951</text:p>
          </table:table-cell>
          <table:table-cell office:value-type="float" office:value="0.017308" calcext:value-type="float">
            <text:p>0.017308</text:p>
          </table:table-cell>
          <table:table-cell office:value-type="float" office:value="9.87125" calcext:value-type="float">
            <text:p>9.87125</text:p>
          </table:table-cell>
          <table:table-cell office:value-type="float" office:value="0.040901" calcext:value-type="float">
            <text:p>0.040901</text:p>
          </table:table-cell>
          <table:table-cell table:formula="of:=([.B487]-[.B486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4.55" calcext:value-type="float">
            <text:p>14.55</text:p>
          </table:table-cell>
          <table:table-cell office:value-type="float" office:value="11.433945" calcext:value-type="float">
            <text:p>11.433945</text:p>
          </table:table-cell>
          <table:table-cell office:value-type="float" office:value="0.016442" calcext:value-type="float">
            <text:p>0.016442</text:p>
          </table:table-cell>
          <table:table-cell office:value-type="float" office:value="9.524681" calcext:value-type="float">
            <text:p>9.524681</text:p>
          </table:table-cell>
          <table:table-cell office:value-type="float" office:value="0.034117" calcext:value-type="float">
            <text:p>0.034117</text:p>
          </table:table-cell>
          <table:table-cell table:formula="of:=([.B488]-[.B487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4.58" calcext:value-type="float">
            <text:p>14.58</text:p>
          </table:table-cell>
          <table:table-cell office:value-type="float" office:value="11.22794" calcext:value-type="float">
            <text:p>11.22794</text:p>
          </table:table-cell>
          <table:table-cell office:value-type="float" office:value="0.015938" calcext:value-type="float">
            <text:p>0.015938</text:p>
          </table:table-cell>
          <table:table-cell office:value-type="float" office:value="9.19231" calcext:value-type="float">
            <text:p>9.19231</text:p>
          </table:table-cell>
          <table:table-cell office:value-type="float" office:value="0.028608" calcext:value-type="float">
            <text:p>0.028608</text:p>
          </table:table-cell>
          <table:table-cell table:formula="of:=([.B489]-[.B488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4.61" calcext:value-type="float">
            <text:p>14.61</text:p>
          </table:table-cell>
          <table:table-cell office:value-type="float" office:value="11.021935" calcext:value-type="float">
            <text:p>11.021935</text:p>
          </table:table-cell>
          <table:table-cell office:value-type="float" office:value="0.015123" calcext:value-type="float">
            <text:p>0.015123</text:p>
          </table:table-cell>
          <table:table-cell office:value-type="float" office:value="8.85994" calcext:value-type="float">
            <text:p>8.85994</text:p>
          </table:table-cell>
          <table:table-cell office:value-type="float" office:value="0.0231" calcext:value-type="float">
            <text:p>0.0231</text:p>
          </table:table-cell>
          <table:table-cell table:formula="of:=([.B490]-[.B489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4.64" calcext:value-type="float">
            <text:p>14.64</text:p>
          </table:table-cell>
          <table:table-cell office:value-type="float" office:value="10.81593" calcext:value-type="float">
            <text:p>10.81593</text:p>
          </table:table-cell>
          <table:table-cell office:value-type="float" office:value="0.014497" calcext:value-type="float">
            <text:p>0.014497</text:p>
          </table:table-cell>
          <table:table-cell office:value-type="float" office:value="8.527573" calcext:value-type="float">
            <text:p>8.527573</text:p>
          </table:table-cell>
          <table:table-cell office:value-type="float" office:value="0.017591" calcext:value-type="float">
            <text:p>0.017591</text:p>
          </table:table-cell>
          <table:table-cell table:formula="of:=([.B491]-[.B490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4.67" calcext:value-type="float">
            <text:p>14.67</text:p>
          </table:table-cell>
          <table:table-cell office:value-type="float" office:value="10.609925" calcext:value-type="float">
            <text:p>10.609925</text:p>
          </table:table-cell>
          <table:table-cell office:value-type="float" office:value="0.014199" calcext:value-type="float">
            <text:p>0.014199</text:p>
          </table:table-cell>
          <table:table-cell office:value-type="float" office:value="8.213459" calcext:value-type="float">
            <text:p>8.213459</text:p>
          </table:table-cell>
          <table:table-cell office:value-type="float" office:value="0.013435" calcext:value-type="float">
            <text:p>0.013435</text:p>
          </table:table-cell>
          <table:table-cell table:formula="of:=([.B492]-[.B491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4.7" calcext:value-type="float">
            <text:p>14.7</text:p>
          </table:table-cell>
          <table:table-cell office:value-type="float" office:value="10.40392" calcext:value-type="float">
            <text:p>10.40392</text:p>
          </table:table-cell>
          <table:table-cell office:value-type="float" office:value="0.013482" calcext:value-type="float">
            <text:p>0.013482</text:p>
          </table:table-cell>
          <table:table-cell office:value-type="float" office:value="7.899345" calcext:value-type="float">
            <text:p>7.899345</text:p>
          </table:table-cell>
          <table:table-cell office:value-type="float" office:value="0.009279" calcext:value-type="float">
            <text:p>0.009279</text:p>
          </table:table-cell>
          <table:table-cell table:formula="of:=([.B493]-[.B492])*3020*4*5600/(0.39*2581.403)" office:value-type="float" office:value="-13842.2946289483" calcext:value-type="float">
            <text:p>-13842.2946289483</text:p>
          </table:table-cell>
          <table:table-cell table:number-columns-repeated="1018"/>
        </table:table-row>
        <table:table-row table:style-name="ro2">
          <table:table-cell office:value-type="float" office:value="14.73" calcext:value-type="float">
            <text:p>14.73</text:p>
          </table:table-cell>
          <table:table-cell office:value-type="float" office:value="10.197917" calcext:value-type="float">
            <text:p>10.197917</text:p>
          </table:table-cell>
          <table:table-cell office:value-type="float" office:value="0.012928" calcext:value-type="float">
            <text:p>0.012928</text:p>
          </table:table-cell>
          <table:table-cell office:value-type="float" office:value="7.585232" calcext:value-type="float">
            <text:p>7.585232</text:p>
          </table:table-cell>
          <table:table-cell office:value-type="float" office:value="0.005123" calcext:value-type="float">
            <text:p>0.005123</text:p>
          </table:table-cell>
          <table:table-cell table:formula="of:=([.B494]-[.B493])*3020*4*5600/(0.39*2581.403)" office:value-type="float" office:value="-13842.227434322" calcext:value-type="float">
            <text:p>-13842.227434322</text:p>
          </table:table-cell>
          <table:table-cell table:number-columns-repeated="1018"/>
        </table:table-row>
        <table:table-row table:style-name="ro2">
          <table:table-cell office:value-type="float" office:value="14.76" calcext:value-type="float">
            <text:p>14.76</text:p>
          </table:table-cell>
          <table:table-cell office:value-type="float" office:value="9.991915" calcext:value-type="float">
            <text:p>9.991915</text:p>
          </table:table-cell>
          <table:table-cell office:value-type="float" office:value="0.012505" calcext:value-type="float">
            <text:p>0.012505</text:p>
          </table:table-cell>
          <table:table-cell office:value-type="float" office:value="7.271122" calcext:value-type="float">
            <text:p>7.271122</text:p>
          </table:table-cell>
          <table:table-cell office:value-type="float" office:value="0.000967" calcext:value-type="float">
            <text:p>0.000967</text:p>
          </table:table-cell>
          <table:table-cell table:formula="of:=([.B495]-[.B494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4.79" calcext:value-type="float">
            <text:p>14.79</text:p>
          </table:table-cell>
          <table:table-cell office:value-type="float" office:value="9.78591" calcext:value-type="float">
            <text:p>9.78591</text:p>
          </table:table-cell>
          <table:table-cell office:value-type="float" office:value="0.012394" calcext:value-type="float">
            <text:p>0.012394</text:p>
          </table:table-cell>
          <table:table-cell office:value-type="float" office:value="6.981897" calcext:value-type="float">
            <text:p>6.981897</text:p>
          </table:table-cell>
          <table:table-cell office:value-type="float" office:value="-0.001745" calcext:value-type="float">
            <text:p>-0.001745</text:p>
          </table:table-cell>
          <table:table-cell table:formula="of:=([.B496]-[.B495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4.82" calcext:value-type="float">
            <text:p>14.82</text:p>
          </table:table-cell>
          <table:table-cell office:value-type="float" office:value="9.579905" calcext:value-type="float">
            <text:p>9.579905</text:p>
          </table:table-cell>
          <table:table-cell office:value-type="float" office:value="0.011731" calcext:value-type="float">
            <text:p>0.011731</text:p>
          </table:table-cell>
          <table:table-cell office:value-type="float" office:value="6.692675" calcext:value-type="float">
            <text:p>6.692675</text:p>
          </table:table-cell>
          <table:table-cell office:value-type="float" office:value="-0.004457" calcext:value-type="float">
            <text:p>-0.004457</text:p>
          </table:table-cell>
          <table:table-cell table:formula="of:=([.B497]-[.B496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4.85" calcext:value-type="float">
            <text:p>14.85</text:p>
          </table:table-cell>
          <table:table-cell office:value-type="float" office:value="9.3739" calcext:value-type="float">
            <text:p>9.3739</text:p>
          </table:table-cell>
          <table:table-cell office:value-type="float" office:value="0.011212" calcext:value-type="float">
            <text:p>0.011212</text:p>
          </table:table-cell>
          <table:table-cell office:value-type="float" office:value="6.403452" calcext:value-type="float">
            <text:p>6.403452</text:p>
          </table:table-cell>
          <table:table-cell office:value-type="float" office:value="-0.00717" calcext:value-type="float">
            <text:p>-0.00717</text:p>
          </table:table-cell>
          <table:table-cell table:formula="of:=([.B498]-[.B497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4.88" calcext:value-type="float">
            <text:p>14.88</text:p>
          </table:table-cell>
          <table:table-cell office:value-type="float" office:value="9.167895" calcext:value-type="float">
            <text:p>9.167895</text:p>
          </table:table-cell>
          <table:table-cell office:value-type="float" office:value="0.01095" calcext:value-type="float">
            <text:p>0.01095</text:p>
          </table:table-cell>
          <table:table-cell office:value-type="float" office:value="6.134253" calcext:value-type="float">
            <text:p>6.134253</text:p>
          </table:table-cell>
          <table:table-cell office:value-type="float" office:value="-0.009071" calcext:value-type="float">
            <text:p>-0.009071</text:p>
          </table:table-cell>
          <table:table-cell table:formula="of:=([.B499]-[.B498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4.91" calcext:value-type="float">
            <text:p>14.91</text:p>
          </table:table-cell>
          <table:table-cell office:value-type="float" office:value="8.96189" calcext:value-type="float">
            <text:p>8.96189</text:p>
          </table:table-cell>
          <table:table-cell office:value-type="float" office:value="0.010349" calcext:value-type="float">
            <text:p>0.010349</text:p>
          </table:table-cell>
          <table:table-cell office:value-type="float" office:value="5.865055" calcext:value-type="float">
            <text:p>5.865055</text:p>
          </table:table-cell>
          <table:table-cell office:value-type="float" office:value="-0.010973" calcext:value-type="float">
            <text:p>-0.010973</text:p>
          </table:table-cell>
          <table:table-cell table:formula="of:=([.B500]-[.B499])*3020*4*5600/(0.39*2581.403)" office:value-type="float" office:value="-13842.3618235748" calcext:value-type="float">
            <text:p>-13842.3618235748</text:p>
          </table:table-cell>
          <table:table-cell table:number-columns-repeated="1018"/>
        </table:table-row>
        <table:table-row table:style-name="ro2">
          <table:table-cell office:value-type="float" office:value="14.94" calcext:value-type="float">
            <text:p>14.94</text:p>
          </table:table-cell>
          <table:table-cell office:value-type="float" office:value="8.755886" calcext:value-type="float">
            <text:p>8.755886</text:p>
          </table:table-cell>
          <table:table-cell office:value-type="float" office:value="0.009871" calcext:value-type="float">
            <text:p>0.009871</text:p>
          </table:table-cell>
          <table:table-cell office:value-type="float" office:value="5.595858" calcext:value-type="float">
            <text:p>5.595858</text:p>
          </table:table-cell>
          <table:table-cell office:value-type="float" office:value="-0.012877" calcext:value-type="float">
            <text:p>-0.012877</text:p>
          </table:table-cell>
          <table:table-cell table:formula="of:=([.B501]-[.B500])*3020*4*5600/(0.39*2581.403)" office:value-type="float" office:value="-13842.227434322" calcext:value-type="float">
            <text:p>-13842.227434322</text:p>
          </table:table-cell>
          <table:table-cell table:number-columns-repeated="1018"/>
        </table:table-row>
        <table:table-row table:style-name="ro2">
          <table:table-cell office:value-type="float" office:value="14.97" calcext:value-type="float">
            <text:p>14.97</text:p>
          </table:table-cell>
          <table:table-cell office:value-type="float" office:value="8.549884" calcext:value-type="float">
            <text:p>8.549884</text:p>
          </table:table-cell>
          <table:table-cell office:value-type="float" office:value="0.009496" calcext:value-type="float">
            <text:p>0.009496</text:p>
          </table:table-cell>
          <table:table-cell office:value-type="float" office:value="5.326664" calcext:value-type="float">
            <text:p>5.326664</text:p>
          </table:table-cell>
          <table:table-cell office:value-type="float" office:value="-0.014778" calcext:value-type="float">
            <text:p>-0.014778</text:p>
          </table:table-cell>
          <table:table-cell table:formula="of:=([.B502]-[.B501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.343878" calcext:value-type="float">
            <text:p>8.343878</text:p>
          </table:table-cell>
          <table:table-cell office:value-type="float" office:value="0.009358" calcext:value-type="float">
            <text:p>0.009358</text:p>
          </table:table-cell>
          <table:table-cell office:value-type="float" office:value="5.082912" calcext:value-type="float">
            <text:p>5.082912</text:p>
          </table:table-cell>
          <table:table-cell office:value-type="float" office:value="-0.015936" calcext:value-type="float">
            <text:p>-0.015936</text:p>
          </table:table-cell>
          <table:table-cell table:formula="of:=([.B503]-[.B502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5.03" calcext:value-type="float">
            <text:p>15.03</text:p>
          </table:table-cell>
          <table:table-cell office:value-type="float" office:value="8.137873" calcext:value-type="float">
            <text:p>8.137873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4.839161" calcext:value-type="float">
            <text:p>4.839161</text:p>
          </table:table-cell>
          <table:table-cell office:value-type="float" office:value="-0.017092" calcext:value-type="float">
            <text:p>-0.017092</text:p>
          </table:table-cell>
          <table:table-cell table:formula="of:=([.B504]-[.B503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5.06" calcext:value-type="float">
            <text:p>15.06</text:p>
          </table:table-cell>
          <table:table-cell office:value-type="float" office:value="7.931868" calcext:value-type="float">
            <text:p>7.931868</text:p>
          </table:table-cell>
          <table:table-cell office:value-type="float" office:value="0.008396" calcext:value-type="float">
            <text:p>0.008396</text:p>
          </table:table-cell>
          <table:table-cell office:value-type="float" office:value="4.595411" calcext:value-type="float">
            <text:p>4.595411</text:p>
          </table:table-cell>
          <table:table-cell office:value-type="float" office:value="-0.01825" calcext:value-type="float">
            <text:p>-0.01825</text:p>
          </table:table-cell>
          <table:table-cell table:formula="of:=([.B505]-[.B504])*3020*4*5600/(0.39*2581.403)" office:value-type="float" office:value="-13842.2946289484" calcext:value-type="float">
            <text:p>-13842.2946289484</text:p>
          </table:table-cell>
          <table:table-cell table:number-columns-repeated="1018"/>
        </table:table-row>
        <table:table-row table:style-name="ro2">
          <table:table-cell office:value-type="float" office:value="15.09" calcext:value-type="float">
            <text:p>15.09</text:p>
          </table:table-cell>
          <table:table-cell office:value-type="float" office:value="7.725865" calcext:value-type="float">
            <text:p>7.725865</text:p>
          </table:table-cell>
          <table:table-cell office:value-type="float" office:value="0.008052" calcext:value-type="float">
            <text:p>0.008052</text:p>
          </table:table-cell>
          <table:table-cell office:value-type="float" office:value="4.351664" calcext:value-type="float">
            <text:p>4.351664</text:p>
          </table:table-cell>
          <table:table-cell office:value-type="float" office:value="-0.019405" calcext:value-type="float">
            <text:p>-0.019405</text:p>
          </table:table-cell>
          <table:table-cell table:formula="of:=([.B506]-[.B505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5.12" calcext:value-type="float">
            <text:p>15.12</text:p>
          </table:table-cell>
          <table:table-cell office:value-type="float" office:value="7.519859" calcext:value-type="float">
            <text:p>7.519859</text:p>
          </table:table-cell>
          <table:table-cell office:value-type="float" office:value="0.007913" calcext:value-type="float">
            <text:p>0.007913</text:p>
          </table:table-cell>
          <table:table-cell office:value-type="float" office:value="4.134459" calcext:value-type="float">
            <text:p>4.134459</text:p>
          </table:table-cell>
          <table:table-cell office:value-type="float" office:value="-0.020061" calcext:value-type="float">
            <text:p>-0.020061</text:p>
          </table:table-cell>
          <table:table-cell table:formula="of:=([.B507]-[.B506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5.15" calcext:value-type="float">
            <text:p>15.15</text:p>
          </table:table-cell>
          <table:table-cell office:value-type="float" office:value="7.313853" calcext:value-type="float">
            <text:p>7.313853</text:p>
          </table:table-cell>
          <table:table-cell office:value-type="float" office:value="0.007394" calcext:value-type="float">
            <text:p>0.007394</text:p>
          </table:table-cell>
          <table:table-cell office:value-type="float" office:value="3.917253" calcext:value-type="float">
            <text:p>3.917253</text:p>
          </table:table-cell>
          <table:table-cell office:value-type="float" office:value="-0.020718" calcext:value-type="float">
            <text:p>-0.020718</text:p>
          </table:table-cell>
          <table:table-cell table:formula="of:=([.B508]-[.B507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5.18" calcext:value-type="float">
            <text:p>15.18</text:p>
          </table:table-cell>
          <table:table-cell office:value-type="float" office:value="7.107848" calcext:value-type="float">
            <text:p>7.107848</text:p>
          </table:table-cell>
          <table:table-cell office:value-type="float" office:value="0.006966" calcext:value-type="float">
            <text:p>0.006966</text:p>
          </table:table-cell>
          <table:table-cell office:value-type="float" office:value="3.700048" calcext:value-type="float">
            <text:p>3.700048</text:p>
          </table:table-cell>
          <table:table-cell office:value-type="float" office:value="-0.021374" calcext:value-type="float">
            <text:p>-0.021374</text:p>
          </table:table-cell>
          <table:table-cell table:formula="of:=([.B509]-[.B508])*3020*4*5600/(0.39*2581.403)" office:value-type="float" office:value="-13842.3618235748" calcext:value-type="float">
            <text:p>-13842.3618235748</text:p>
          </table:table-cell>
          <table:table-cell table:number-columns-repeated="1018"/>
        </table:table-row>
        <table:table-row table:style-name="ro2">
          <table:table-cell office:value-type="float" office:value="15.21" calcext:value-type="float">
            <text:p>15.21</text:p>
          </table:table-cell>
          <table:table-cell office:value-type="float" office:value="6.901844" calcext:value-type="float">
            <text:p>6.901844</text:p>
          </table:table-cell>
          <table:table-cell office:value-type="float" office:value="0.006615" calcext:value-type="float">
            <text:p>0.006615</text:p>
          </table:table-cell>
          <table:table-cell office:value-type="float" office:value="3.482845" calcext:value-type="float">
            <text:p>3.482845</text:p>
          </table:table-cell>
          <table:table-cell office:value-type="float" office:value="-0.02203" calcext:value-type="float">
            <text:p>-0.02203</text:p>
          </table:table-cell>
          <table:table-cell table:formula="of:=([.B510]-[.B509])*3020*4*5600/(0.39*2581.403)" office:value-type="float" office:value="-13842.227434322" calcext:value-type="float">
            <text:p>-13842.227434322</text:p>
          </table:table-cell>
          <table:table-cell table:number-columns-repeated="1018"/>
        </table:table-row>
        <table:table-row table:style-name="ro2">
          <table:table-cell office:value-type="float" office:value="15.24" calcext:value-type="float">
            <text:p>15.24</text:p>
          </table:table-cell>
          <table:table-cell office:value-type="float" office:value="6.695842" calcext:value-type="float">
            <text:p>6.695842</text:p>
          </table:table-cell>
          <table:table-cell office:value-type="float" office:value="0.006328" calcext:value-type="float">
            <text:p>0.006328</text:p>
          </table:table-cell>
          <table:table-cell office:value-type="float" office:value="3.265642" calcext:value-type="float">
            <text:p>3.265642</text:p>
          </table:table-cell>
          <table:table-cell office:value-type="float" office:value="-0.022684" calcext:value-type="float">
            <text:p>-0.022684</text:p>
          </table:table-cell>
          <table:table-cell table:formula="of:=([.B511]-[.B510])*3020*4*5600/(0.39*2581.403)" office:value-type="float" office:value="-13842.5634074541" calcext:value-type="float">
            <text:p>-13842.5634074541</text:p>
          </table:table-cell>
          <table:table-cell table:number-columns-repeated="1018"/>
        </table:table-row>
        <table:table-row table:style-name="ro2">
          <table:table-cell office:value-type="float" office:value="15.27" calcext:value-type="float">
            <text:p>15.27</text:p>
          </table:table-cell>
          <table:table-cell office:value-type="float" office:value="6.489835" calcext:value-type="float">
            <text:p>6.489835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3.077023" calcext:value-type="float">
            <text:p>3.077023</text:p>
          </table:table-cell>
          <table:table-cell office:value-type="float" office:value="-0.023005" calcext:value-type="float">
            <text:p>-0.023005</text:p>
          </table:table-cell>
          <table:table-cell table:formula="of:=([.B512]-[.B511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5.3" calcext:value-type="float">
            <text:p>15.3</text:p>
          </table:table-cell>
          <table:table-cell office:value-type="float" office:value="6.28383" calcext:value-type="float">
            <text:p>6.28383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2.888403" calcext:value-type="float">
            <text:p>2.888403</text:p>
          </table:table-cell>
          <table:table-cell office:value-type="float" office:value="-0.023325" calcext:value-type="float">
            <text:p>-0.023325</text:p>
          </table:table-cell>
          <table:table-cell table:formula="of:=([.B513]-[.B512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5.33" calcext:value-type="float">
            <text:p>15.33</text:p>
          </table:table-cell>
          <table:table-cell office:value-type="float" office:value="6.077825" calcext:value-type="float">
            <text:p>6.077825</text:p>
          </table:table-cell>
          <table:table-cell office:value-type="float" office:value="0.005586" calcext:value-type="float">
            <text:p>0.005586</text:p>
          </table:table-cell>
          <table:table-cell office:value-type="float" office:value="2.699785" calcext:value-type="float">
            <text:p>2.699785</text:p>
          </table:table-cell>
          <table:table-cell office:value-type="float" office:value="-0.023643" calcext:value-type="float">
            <text:p>-0.023643</text:p>
          </table:table-cell>
          <table:table-cell table:formula="of:=([.B514]-[.B513])*3020*4*5600/(0.39*2581.403)" office:value-type="float" office:value="-13842.2946289484" calcext:value-type="float">
            <text:p>-13842.2946289484</text:p>
          </table:table-cell>
          <table:table-cell table:number-columns-repeated="1018"/>
        </table:table-row>
        <table:table-row table:style-name="ro2">
          <table:table-cell office:value-type="float" office:value="15.36" calcext:value-type="float">
            <text:p>15.36</text:p>
          </table:table-cell>
          <table:table-cell office:value-type="float" office:value="5.871822" calcext:value-type="float">
            <text:p>5.871822</text:p>
          </table:table-cell>
          <table:table-cell office:value-type="float" office:value="0.005353" calcext:value-type="float">
            <text:p>0.005353</text:p>
          </table:table-cell>
          <table:table-cell office:value-type="float" office:value="2.511169" calcext:value-type="float">
            <text:p>2.511169</text:p>
          </table:table-cell>
          <table:table-cell office:value-type="float" office:value="-0.023964" calcext:value-type="float">
            <text:p>-0.023964</text:p>
          </table:table-cell>
          <table:table-cell table:formula="of:=([.B515]-[.B514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5.39" calcext:value-type="float">
            <text:p>15.39</text:p>
          </table:table-cell>
          <table:table-cell office:value-type="float" office:value="5.665816" calcext:value-type="float">
            <text:p>5.665816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2.349407" calcext:value-type="float">
            <text:p>2.349407</text:p>
          </table:table-cell>
          <table:table-cell office:value-type="float" office:value="-0.024113" calcext:value-type="float">
            <text:p>-0.024113</text:p>
          </table:table-cell>
          <table:table-cell table:formula="of:=([.B516]-[.B515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5.42" calcext:value-type="float">
            <text:p>15.42</text:p>
          </table:table-cell>
          <table:table-cell office:value-type="float" office:value="5.459811" calcext:value-type="float">
            <text:p>5.459811</text:p>
          </table:table-cell>
          <table:table-cell office:value-type="float" office:value="0.004949" calcext:value-type="float">
            <text:p>0.004949</text:p>
          </table:table-cell>
          <table:table-cell office:value-type="float" office:value="2.187645" calcext:value-type="float">
            <text:p>2.187645</text:p>
          </table:table-cell>
          <table:table-cell office:value-type="float" office:value="-0.024263" calcext:value-type="float">
            <text:p>-0.024263</text:p>
          </table:table-cell>
          <table:table-cell table:formula="of:=([.B517]-[.B516])*3020*4*5600/(0.39*2581.403)" office:value-type="float" office:value="-13842.3618235748" calcext:value-type="float">
            <text:p>-13842.3618235748</text:p>
          </table:table-cell>
          <table:table-cell table:number-columns-repeated="1018"/>
        </table:table-row>
        <table:table-row table:style-name="ro2">
          <table:table-cell office:value-type="float" office:value="15.45" calcext:value-type="float">
            <text:p>15.45</text:p>
          </table:table-cell>
          <table:table-cell office:value-type="float" office:value="5.253807" calcext:value-type="float">
            <text:p>5.253807</text:p>
          </table:table-cell>
          <table:table-cell office:value-type="float" office:value="0.004694" calcext:value-type="float">
            <text:p>0.004694</text:p>
          </table:table-cell>
          <table:table-cell office:value-type="float" office:value="2.025883" calcext:value-type="float">
            <text:p>2.025883</text:p>
          </table:table-cell>
          <table:table-cell office:value-type="float" office:value="-0.024412" calcext:value-type="float">
            <text:p>-0.024412</text:p>
          </table:table-cell>
          <table:table-cell table:formula="of:=([.B518]-[.B517])*3020*4*5600/(0.39*2581.403)" office:value-type="float" office:value="-13842.3618235748" calcext:value-type="float">
            <text:p>-13842.3618235748</text:p>
          </table:table-cell>
          <table:table-cell table:number-columns-repeated="1018"/>
        </table:table-row>
        <table:table-row table:style-name="ro2">
          <table:table-cell office:value-type="float" office:value="15.48" calcext:value-type="float">
            <text:p>15.48</text:p>
          </table:table-cell>
          <table:table-cell office:value-type="float" office:value="5.047803" calcext:value-type="float">
            <text:p>5.047803</text:p>
          </table:table-cell>
          <table:table-cell office:value-type="float" office:value="0.004478" calcext:value-type="float">
            <text:p>0.004478</text:p>
          </table:table-cell>
          <table:table-cell office:value-type="float" office:value="1.86412" calcext:value-type="float">
            <text:p>1.86412</text:p>
          </table:table-cell>
          <table:table-cell office:value-type="float" office:value="-0.024563" calcext:value-type="float">
            <text:p>-0.024563</text:p>
          </table:table-cell>
          <table:table-cell table:formula="of:=([.B519]-[.B518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5.51" calcext:value-type="float">
            <text:p>15.51</text:p>
          </table:table-cell>
          <table:table-cell office:value-type="float" office:value="4.841797" calcext:value-type="float">
            <text:p>4.841797</text:p>
          </table:table-cell>
          <table:table-cell office:value-type="float" office:value="0.004374" calcext:value-type="float">
            <text:p>0.004374</text:p>
          </table:table-cell>
          <table:table-cell office:value-type="float" office:value="1.731497" calcext:value-type="float">
            <text:p>1.731497</text:p>
          </table:table-cell>
          <table:table-cell office:value-type="float" office:value="-0.024624" calcext:value-type="float">
            <text:p>-0.024624</text:p>
          </table:table-cell>
          <table:table-cell table:formula="of:=([.B520]-[.B519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5.54" calcext:value-type="float">
            <text:p>15.54</text:p>
          </table:table-cell>
          <table:table-cell office:value-type="float" office:value="4.635792" calcext:value-type="float">
            <text:p>4.635792</text:p>
          </table:table-cell>
          <table:table-cell office:value-type="float" office:value="0.004112" calcext:value-type="float">
            <text:p>0.004112</text:p>
          </table:table-cell>
          <table:table-cell office:value-type="float" office:value="1.598873" calcext:value-type="float">
            <text:p>1.598873</text:p>
          </table:table-cell>
          <table:table-cell office:value-type="float" office:value="-0.024685" calcext:value-type="float">
            <text:p>-0.024685</text:p>
          </table:table-cell>
          <table:table-cell table:formula="of:=([.B521]-[.B520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5.57" calcext:value-type="float">
            <text:p>15.57</text:p>
          </table:table-cell>
          <table:table-cell office:value-type="float" office:value="4.429787" calcext:value-type="float">
            <text:p>4.429787</text:p>
          </table:table-cell>
          <table:table-cell office:value-type="float" office:value="0.003887" calcext:value-type="float">
            <text:p>0.003887</text:p>
          </table:table-cell>
          <table:table-cell office:value-type="float" office:value="1.466249" calcext:value-type="float">
            <text:p>1.466249</text:p>
          </table:table-cell>
          <table:table-cell office:value-type="float" office:value="-0.024746" calcext:value-type="float">
            <text:p>-0.024746</text:p>
          </table:table-cell>
          <table:table-cell table:formula="of:=([.B522]-[.B521])*3020*4*5600/(0.39*2581.403)" office:value-type="float" office:value="-13842.3618235748" calcext:value-type="float">
            <text:p>-13842.3618235748</text:p>
          </table:table-cell>
          <table:table-cell table:number-columns-repeated="1018"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4.223783" calcext:value-type="float">
            <text:p>4.223783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1.333626" calcext:value-type="float">
            <text:p>1.333626</text:p>
          </table:table-cell>
          <table:table-cell office:value-type="float" office:value="-0.024807" calcext:value-type="float">
            <text:p>-0.024807</text:p>
          </table:table-cell>
          <table:table-cell table:formula="of:=([.B523]-[.B522])*3020*4*5600/(0.39*2581.403)" office:value-type="float" office:value="-13842.3618235748" calcext:value-type="float">
            <text:p>-13842.3618235748</text:p>
          </table:table-cell>
          <table:table-cell table:number-columns-repeated="1018"/>
        </table:table-row>
        <table:table-row table:style-name="ro2">
          <table:table-cell office:value-type="float" office:value="15.63" calcext:value-type="float">
            <text:p>15.63</text:p>
          </table:table-cell>
          <table:table-cell office:value-type="float" office:value="4.017779" calcext:value-type="float">
            <text:p>4.017779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1.201002" calcext:value-type="float">
            <text:p>1.201002</text:p>
          </table:table-cell>
          <table:table-cell office:value-type="float" office:value="-0.024866" calcext:value-type="float">
            <text:p>-0.024866</text:p>
          </table:table-cell>
          <table:table-cell table:formula="of:=([.B524]-[.B523])*3020*4*5600/(0.39*2581.403)" office:value-type="float" office:value="-13842.227434322" calcext:value-type="float">
            <text:p>-13842.227434322</text:p>
          </table:table-cell>
          <table:table-cell table:number-columns-repeated="1018"/>
        </table:table-row>
        <table:table-row table:style-name="ro2">
          <table:table-cell office:value-type="float" office:value="15.66" calcext:value-type="float">
            <text:p>15.66</text:p>
          </table:table-cell>
          <table:table-cell office:value-type="float" office:value="3.811777" calcext:value-type="float">
            <text:p>3.811777</text:p>
          </table:table-cell>
          <table:table-cell office:value-type="float" office:value="0.003388" calcext:value-type="float">
            <text:p>0.003388</text:p>
          </table:table-cell>
          <table:table-cell office:value-type="float" office:value="1.06838" calcext:value-type="float">
            <text:p>1.06838</text:p>
          </table:table-cell>
          <table:table-cell office:value-type="float" office:value="-0.024927" calcext:value-type="float">
            <text:p>-0.024927</text:p>
          </table:table-cell>
          <table:table-cell table:formula="of:=([.B525]-[.B524])*3020*4*5600/(0.39*2581.403)" office:value-type="float" office:value="-13842.5634074541" calcext:value-type="float">
            <text:p>-13842.5634074541</text:p>
          </table:table-cell>
          <table:table-cell table:number-columns-repeated="1018"/>
        </table:table-row>
        <table:table-row table:style-name="ro2">
          <table:table-cell office:value-type="float" office:value="15.69" calcext:value-type="float">
            <text:p>15.69</text:p>
          </table:table-cell>
          <table:table-cell office:value-type="float" office:value="3.60577" calcext:value-type="float">
            <text:p>3.60577</text:p>
          </table:table-cell>
          <table:table-cell office:value-type="float" office:value="0.003361" calcext:value-type="float">
            <text:p>0.003361</text:p>
          </table:table-cell>
          <table:table-cell office:value-type="float" office:value="0.98246" calcext:value-type="float">
            <text:p>0.98246</text:p>
          </table:table-cell>
          <table:table-cell office:value-type="float" office:value="-0.024937" calcext:value-type="float">
            <text:p>-0.024937</text:p>
          </table:table-cell>
          <table:table-cell table:formula="of:=([.B526]-[.B525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5.72" calcext:value-type="float">
            <text:p>15.72</text:p>
          </table:table-cell>
          <table:table-cell office:value-type="float" office:value="3.399764" calcext:value-type="float">
            <text:p>3.399764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89654" calcext:value-type="float">
            <text:p>0.89654</text:p>
          </table:table-cell>
          <table:table-cell office:value-type="float" office:value="-0.024946" calcext:value-type="float">
            <text:p>-0.024946</text:p>
          </table:table-cell>
          <table:table-cell table:formula="of:=([.B527]-[.B526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5.75" calcext:value-type="float">
            <text:p>15.75</text:p>
          </table:table-cell>
          <table:table-cell office:value-type="float" office:value="3.193758" calcext:value-type="float">
            <text:p>3.193758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810619" calcext:value-type="float">
            <text:p>0.810619</text:p>
          </table:table-cell>
          <table:table-cell office:value-type="float" office:value="-0.024956" calcext:value-type="float">
            <text:p>-0.024956</text:p>
          </table:table-cell>
          <table:table-cell table:formula="of:=([.B528]-[.B527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5.78" calcext:value-type="float">
            <text:p>15.78</text:p>
          </table:table-cell>
          <table:table-cell office:value-type="float" office:value="2.987752" calcext:value-type="float">
            <text:p>2.987752</text:p>
          </table:table-cell>
          <table:table-cell office:value-type="float" office:value="0.002843" calcext:value-type="float">
            <text:p>0.002843</text:p>
          </table:table-cell>
          <table:table-cell office:value-type="float" office:value="0.724699" calcext:value-type="float">
            <text:p>0.724699</text:p>
          </table:table-cell>
          <table:table-cell office:value-type="float" office:value="-0.024965" calcext:value-type="float">
            <text:p>-0.024965</text:p>
          </table:table-cell>
          <table:table-cell table:formula="of:=([.B529]-[.B528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5.81" calcext:value-type="float">
            <text:p>15.81</text:p>
          </table:table-cell>
          <table:table-cell office:value-type="float" office:value="2.781747" calcext:value-type="float">
            <text:p>2.781747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0.638779" calcext:value-type="float">
            <text:p>0.638779</text:p>
          </table:table-cell>
          <table:table-cell office:value-type="float" office:value="-0.024977" calcext:value-type="float">
            <text:p>-0.024977</text:p>
          </table:table-cell>
          <table:table-cell table:formula="of:=([.B530]-[.B529])*3020*4*5600/(0.39*2581.403)" office:value-type="float" office:value="-13842.4290182013" calcext:value-type="float">
            <text:p>-13842.4290182013</text:p>
          </table:table-cell>
          <table:table-cell table:number-columns-repeated="1018"/>
        </table:table-row>
        <table:table-row table:style-name="ro2">
          <table:table-cell office:value-type="float" office:value="15.84" calcext:value-type="float">
            <text:p>15.84</text:p>
          </table:table-cell>
          <table:table-cell office:value-type="float" office:value="2.575742" calcext:value-type="float">
            <text:p>2.575742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552858" calcext:value-type="float">
            <text:p>0.552858</text:p>
          </table:table-cell>
          <table:table-cell office:value-type="float" office:value="-0.024986" calcext:value-type="float">
            <text:p>-0.024986</text:p>
          </table:table-cell>
          <table:table-cell table:formula="of:=([.B531]-[.B530])*3020*4*5600/(0.39*2581.403)" office:value-type="float" office:value="-13842.3618235748" calcext:value-type="float">
            <text:p>-13842.3618235748</text:p>
          </table:table-cell>
          <table:table-cell table:number-columns-repeated="1018"/>
        </table:table-row>
        <table:table-row table:style-name="ro2">
          <table:table-cell office:value-type="float" office:value="15.87" calcext:value-type="float">
            <text:p>15.87</text:p>
          </table:table-cell>
          <table:table-cell office:value-type="float" office:value="2.369738" calcext:value-type="float">
            <text:p>2.36973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466938" calcext:value-type="float">
            <text:p>0.466938</text:p>
          </table:table-cell>
          <table:table-cell office:value-type="float" office:value="-0.024998" calcext:value-type="float">
            <text:p>-0.024998</text:p>
          </table:table-cell>
          <table:table-cell table:formula="of:=([.B532]-[.B531])*3020*4*5600/(0.39*2581.403)" office:value-type="float" office:value="-13842.3618235748" calcext:value-type="float">
            <text:p>-13842.3618235748</text:p>
          </table:table-cell>
          <table:table-cell table:number-columns-repeated="1018"/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float" office:value="2.163734" calcext:value-type="float">
            <text:p>2.163734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381018" calcext:value-type="float">
            <text:p>0.381018</text:p>
          </table:table-cell>
          <table:table-cell office:value-type="float" office:value="-0.025007" calcext:value-type="float">
            <text:p>-0.025007</text:p>
          </table:table-cell>
          <table:table-cell table:formula="of:=([.B533]-[.B532])*3020*4*5600/(0.39*2581.403)" office:value-type="float" office:value="-13842.2946289484" calcext:value-type="float">
            <text:p>-13842.2946289484</text:p>
          </table:table-cell>
          <table:table-cell table:number-columns-repeated="1018"/>
        </table:table-row>
        <table:table-row table:style-name="ro2">
          <table:table-cell office:value-type="float" office:value="15.93" calcext:value-type="float">
            <text:p>15.93</text:p>
          </table:table-cell>
          <table:table-cell office:value-type="float" office:value="1.957731" calcext:value-type="float">
            <text:p>1.957731</text:p>
          </table:table-cell>
          <table:table-cell office:value-type="float" office:value="0.002345" calcext:value-type="float">
            <text:p>0.002345</text:p>
          </table:table-cell>
          <table:table-cell office:value-type="float" office:value="0.295099" calcext:value-type="float">
            <text:p>0.295099</text:p>
          </table:table-cell>
          <table:table-cell office:value-type="float" office:value="-0.025019" calcext:value-type="float">
            <text:p>-0.025019</text:p>
          </table:table-cell>
          <table:table-cell table:formula="of:=([.B534]-[.B533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5.96" calcext:value-type="float">
            <text:p>15.96</text:p>
          </table:table-cell>
          <table:table-cell office:value-type="float" office:value="1.751725" calcext:value-type="float">
            <text:p>1.751725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264048" calcext:value-type="float">
            <text:p>0.264048</text:p>
          </table:table-cell>
          <table:table-cell office:value-type="float" office:value="-0.025019" calcext:value-type="float">
            <text:p>-0.025019</text:p>
          </table:table-cell>
          <table:table-cell table:formula="of:=([.B535]-[.B534])*3020*4*5600/(0.39*2581.403)" office:value-type="float" office:value="-13842.4290182012" calcext:value-type="float">
            <text:p>-13842.4290182012</text:p>
          </table:table-cell>
          <table:table-cell table:number-columns-repeated="1018"/>
        </table:table-row>
        <table:table-row table:style-name="ro2">
          <table:table-cell office:value-type="float" office:value="15.99" calcext:value-type="float">
            <text:p>15.99</text:p>
          </table:table-cell>
          <table:table-cell office:value-type="float" office:value="1.54572" calcext:value-type="float">
            <text:p>1.54572</text:p>
          </table:table-cell>
          <table:table-cell office:value-type="float" office:value="0.002282" calcext:value-type="float">
            <text:p>0.002282</text:p>
          </table:table-cell>
          <table:table-cell office:value-type="float" office:value="0.232996" calcext:value-type="float">
            <text:p>0.232996</text:p>
          </table:table-cell>
          <table:table-cell office:value-type="float" office:value="-0.025019" calcext:value-type="float">
            <text:p>-0.025019</text:p>
          </table:table-cell>
          <table:table-cell table:formula="of:=([.B536]-[.B535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6.02" calcext:value-type="float">
            <text:p>16.02</text:p>
          </table:table-cell>
          <table:table-cell office:value-type="float" office:value="1.339714" calcext:value-type="float">
            <text:p>1.339714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201944" calcext:value-type="float">
            <text:p>0.201944</text:p>
          </table:table-cell>
          <table:table-cell office:value-type="float" office:value="-0.025021" calcext:value-type="float">
            <text:p>-0.025021</text:p>
          </table:table-cell>
          <table:table-cell table:formula="of:=([.B537]-[.B536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6.05" calcext:value-type="float">
            <text:p>16.05</text:p>
          </table:table-cell>
          <table:table-cell office:value-type="float" office:value="1.133708" calcext:value-type="float">
            <text:p>1.133708</text:p>
          </table:table-cell>
          <table:table-cell office:value-type="float" office:value="0.002163" calcext:value-type="float">
            <text:p>0.002163</text:p>
          </table:table-cell>
          <table:table-cell office:value-type="float" office:value="0.170891" calcext:value-type="float">
            <text:p>0.170891</text:p>
          </table:table-cell>
          <table:table-cell office:value-type="float" office:value="-0.025021" calcext:value-type="float">
            <text:p>-0.025021</text:p>
          </table:table-cell>
          <table:table-cell table:formula="of:=([.B538]-[.B537])*3020*4*5600/(0.39*2581.403)" office:value-type="float" office:value="-13842.4962128277" calcext:value-type="float">
            <text:p>-13842.4962128277</text:p>
          </table:table-cell>
          <table:table-cell table:number-columns-repeated="1018"/>
        </table:table-row>
        <table:table-row table:style-name="ro2">
          <table:table-cell office:value-type="float" office:value="16.08" calcext:value-type="float">
            <text:p>16.08</text:p>
          </table:table-cell>
          <table:table-cell office:value-type="float" office:value="0.927702" calcext:value-type="float">
            <text:p>0.927702</text:p>
          </table:table-cell>
          <table:table-cell office:value-type="float" office:value="0.002119" calcext:value-type="float">
            <text:p>0.002119</text:p>
          </table:table-cell>
          <table:table-cell office:value-type="float" office:value="0.139839" calcext:value-type="float">
            <text:p>0.139839</text:p>
          </table:table-cell>
          <table:table-cell office:value-type="float" office:value="-0.025023" calcext:value-type="float">
            <text:p>-0.025023</text:p>
          </table:table-cell>
          <table:table-cell table:formula="of:=([.B539]-[.B538])*3020*4*5600/(0.39*2581.403)" office:value-type="float" office:value="-13842.5634074541" calcext:value-type="float">
            <text:p>-13842.5634074541</text:p>
          </table:table-cell>
          <table:table-cell table:number-columns-repeated="1018"/>
        </table:table-row>
        <table:table-row table:style-name="ro2">
          <table:table-cell office:value-type="float" office:value="16.11" calcext:value-type="float">
            <text:p>16.11</text:p>
          </table:table-cell>
          <table:table-cell office:value-type="float" office:value="0.721695" calcext:value-type="float">
            <text:p>0.721695</text:p>
          </table:table-cell>
          <table:table-cell office:value-type="float" office:value="0.002083" calcext:value-type="float">
            <text:p>0.002083</text:p>
          </table:table-cell>
          <table:table-cell office:value-type="float" office:value="0.108786" calcext:value-type="float">
            <text:p>0.108786</text:p>
          </table:table-cell>
          <table:table-cell office:value-type="float" office:value="-0.025023" calcext:value-type="float">
            <text:p>-0.025023</text:p>
          </table:table-cell>
          <table:table-cell table:formula="of:=([.B540]-[.B539])*3020*4*5600/(0.39*2581.403)" office:value-type="float" office:value="-13842.697796707" calcext:value-type="float">
            <text:p>-13842.697796707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number-columns-repeated="1017"/>
        </table:table-row>
        <table:table-row table:style-name="ro2">
          <table:table-cell office:value-type="float" office:value="16.14" calcext:value-type="float">
            <text:p>16.14</text:p>
          </table:table-cell>
          <table:table-cell office:value-type="float" office:value="0.515686" calcext:value-type="float">
            <text:p>0.515686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77732" calcext:value-type="float">
            <text:p>0.077732</text:p>
          </table:table-cell>
          <table:table-cell office:value-type="float" office:value="-0.025024" calcext:value-type="float">
            <text:p>-0.025024</text:p>
          </table:table-cell>
          <table:table-cell table:formula="of:=([.B541]-[.B540])*3020*4*5600/(0.39*2581.403)" office:value-type="float" office:value="-13842.7649913334" calcext:value-type="float">
            <text:p>-13842.7649913334</text:p>
          </table:table-cell>
          <table:table-cell table:number-columns-repeated="1018"/>
        </table:table-row>
        <table:table-row table:style-name="ro2">
          <table:table-cell office:value-type="float" office:value="16.17" calcext:value-type="float">
            <text:p>16.17</text:p>
          </table:table-cell>
          <table:table-cell office:value-type="float" office:value="0.309676" calcext:value-type="float">
            <text:p>0.309676</text:p>
          </table:table-cell>
          <table:table-cell office:value-type="float" office:value="0.002039" calcext:value-type="float">
            <text:p>0.002039</text:p>
          </table:table-cell>
          <table:table-cell office:value-type="float" office:value="0.046679" calcext:value-type="float">
            <text:p>0.046679</text:p>
          </table:table-cell>
          <table:table-cell office:value-type="float" office:value="-0.025024" calcext:value-type="float">
            <text:p>-0.025024</text:p>
          </table:table-cell>
          <table:table-cell table:formula="of:=([.B542]-[.B541])*3020*4*5600/(0.39*2581.403)" office:value-type="float" office:value="-13843.0337698392" calcext:value-type="float">
            <text:p>-13843.0337698392</text:p>
          </table:table-cell>
          <table:table-cell table:number-columns-repeated="1018"/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0.103662" calcext:value-type="float">
            <text:p>0.103662</text:p>
          </table:table-cell>
          <table:table-cell office:value-type="float" office:value="0.002028" calcext:value-type="float">
            <text:p>0.002028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-0.025026" calcext:value-type="float">
            <text:p>-0.025026</text:p>
          </table:table-cell>
          <table:table-cell table:formula="of:=([.B543]-[.B542])*3020*4*5600/(0.39*2581.403)" office:value-type="float" office:value="-6965.52936523278" calcext:value-type="float">
            <text:p>-6965.5293652328</text:p>
          </table:table-cell>
          <table:table-cell table:number-columns-repeated="1018"/>
        </table:table-row>
        <table:table-row table:style-name="ro1" table:number-rows-repeated="1048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גיליון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גיליון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גיליון1" style:display-name="PageStyle_גיליון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גיליון2" style:display-name="PageStyle_גיליון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גיליון3" style:display-name="PageStyle_גיליון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גבריאל</meta:initial-creator>
    <dc:creator>גבריאל</dc:creator>
    <meta:creation-date>2017-03-07T11:17:47</meta:creation-date>
    <dc:date>2017-03-07T11:41:45</dc:date>
    <meta:generator>LibreOffice/4.2.8.2$Linux_X86_64 LibreOffice_project/420m0$Build-2</meta:generator>
    <meta:document-statistic meta:table-count="3" meta:cell-count="3252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1cm" svg:height="8.99cm" xlink:href=".." xlink:type="simple" chart:class="chart:scatter" chart:style-name="ch1">
        <chart:legend chart:legend-position="end" svg:x="13.707cm" svg:y="4.183cm" style:legend-expansion="high" chart:style-name="ch2"/>
        <chart:plot-area chart:style-name="ch3" table:cell-range-address="גיליון1.D2:גיליון1.E542" svg:x="0.319cm" svg:y="0.179cm" svg:width="13.069cm" svg:height="8.632cm">
          <chartooo:coordinate-region svg:x="1.064cm" svg:y="0.391cm" svg:width="12.134cm" svg:height="8.20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גיליון1.E2:גיליון1.E542" chart:class="chart:scatter">
            <chart:domain table:cell-range-address="גיליון1.D2:גיליון1.D542"/>
            <chart:data-point chart:repeated="5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גיליון1.D2:גיליון1.D542</svg:desc>
                </draw:g>
              </table:table-cell>
              <table:table-cell office:value-type="float" office:value="0">
                <text:p>0</text:p>
                <draw:g>
                  <svg:desc>גיליון1.E2:גיליון1.E5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25026">
                <text:p>0.025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50053">
                <text:p>0.050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75079">
                <text:p>0.075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00105">
                <text:p>0.10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25132">
                <text:p>0.125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50158">
                <text:p>0.150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75184">
                <text:p>0.175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00211">
                <text:p>0.200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25237">
                <text:p>0.225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50263">
                <text:p>0.250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7529">
                <text:p>0.27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300316">
                <text:p>0.300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325342">
                <text:p>0.325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350367">
                <text:p>0.350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375393">
                <text:p>0.375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400417">
                <text:p>0.400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25444">
                <text:p>0.425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450468">
                <text:p>0.450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475494">
                <text:p>0.4754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535831">
                <text:p>0.535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596169">
                <text:p>0.596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656504">
                <text:p>0.656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716841">
                <text:p>0.716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777176">
                <text:p>0.777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837513">
                <text:p>0.837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897848">
                <text:p>0.897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958185">
                <text:p>0.958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036064">
                <text:p>1.036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113943">
                <text:p>1.113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191822">
                <text:p>1.1918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.269703">
                <text:p>1.269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.347582">
                <text:p>1.347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.425463">
                <text:p>1.425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.517128">
                <text:p>1.517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608793">
                <text:p>1.6087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700459">
                <text:p>1.700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792124">
                <text:p>1.792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883789">
                <text:p>1.883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.975454">
                <text:p>1.975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.08135">
                <text:p>2.08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.187246">
                <text:p>2.1872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.293142">
                <text:p>2.2931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.399038">
                <text:p>2.3990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.514574">
                <text:p>2.5145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.63011">
                <text:p>2.63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.745646">
                <text:p>2.745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.861183">
                <text:p>2.861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.976719">
                <text:p>2.9767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.10412">
                <text:p>3.10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.231524">
                <text:p>3.2315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.358925">
                <text:p>3.358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3.493917">
                <text:p>3.4939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3.62891">
                <text:p>3.628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.763903">
                <text:p>3.763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.898895">
                <text:p>3.8988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4.043089">
                <text:p>4.043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4.187283">
                <text:p>4.1872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.331476">
                <text:p>4.331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4.475668">
                <text:p>4.4756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4.629711">
                <text:p>4.629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.783752">
                <text:p>4.783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4.937796">
                <text:p>4.937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5.099207">
                <text:p>5.0992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5.260616">
                <text:p>5.2606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5.422026">
                <text:p>5.4220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5.59074">
                <text:p>5.59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5.759455">
                <text:p>5.7594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5.928169">
                <text:p>5.9281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6.104195">
                <text:p>6.1041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6.28022">
                <text:p>6.280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6.456244">
                <text:p>6.4562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6.639627">
                <text:p>6.639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6.823011">
                <text:p>6.8230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7.011736">
                <text:p>7.011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7.20046">
                <text:p>7.200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7.389189">
                <text:p>7.3891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.584776">
                <text:p>7.5847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.780363">
                <text:p>7.780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7.97595">
                <text:p>7.97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8.179007">
                <text:p>8.179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8.382063">
                <text:p>8.382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8.590261">
                <text:p>8.5902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8.79846">
                <text:p>8.798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9.011698">
                <text:p>9.011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9.224936">
                <text:p>9.224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9.438173">
                <text:p>9.4381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9.658373">
                <text:p>9.6583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.878576">
                <text:p>9.8785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10.103945">
                <text:p>10.1039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10.329309">
                <text:p>10.3293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0.559668">
                <text:p>10.5596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0.790026">
                <text:p>10.7900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1.025324">
                <text:p>11.0253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1.260622">
                <text:p>11.2606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1.49592">
                <text:p>11.49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1.738512">
                <text:p>11.738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1.9811">
                <text:p>11.98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2.228651">
                <text:p>12.2286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2.476202">
                <text:p>12.4762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2.728701">
                <text:p>12.7287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2.981199">
                <text:p>12.981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3.238646">
                <text:p>13.2386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3.496092">
                <text:p>13.4960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3.758497">
                <text:p>13.7584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4.024103">
                <text:p>14.0241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4.289705">
                <text:p>14.2897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4.559649">
                <text:p>14.5596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4.829592">
                <text:p>14.8295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5.104296">
                <text:p>15.104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5.379">
                <text:p>15.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5.658632">
                <text:p>15.658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.938265">
                <text:p>15.9382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6.222895">
                <text:p>16.2228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6.507524">
                <text:p>16.5075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16.797209">
                <text:p>16.797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17.089899">
                <text:p>17.0898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7.382589">
                <text:p>17.3825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7.679667">
                <text:p>17.679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7.97674">
                <text:p>17.97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8.278776">
                <text:p>18.2787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8.583845">
                <text:p>18.5838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8.88891">
                <text:p>18.888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9.198362">
                <text:p>19.1983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9.507818">
                <text:p>19.5078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9.822317">
                <text:p>19.822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0.139715">
                <text:p>20.139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20.457109">
                <text:p>20.4571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0.779005">
                <text:p>20.7790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1.103868">
                <text:p>21.1038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1.428732">
                <text:p>21.4287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1.758036">
                <text:p>21.7580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2.090338">
                <text:p>22.0903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2.422636">
                <text:p>22.4226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2.759375">
                <text:p>22.75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.0991">
                <text:p>23.0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.438826">
                <text:p>23.4388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.78303">
                <text:p>23.783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4.130171">
                <text:p>24.1301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4.477316">
                <text:p>24.477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4.829031">
                <text:p>24.8290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44">
                <text:p>0.000044</text:p>
              </table:table-cell>
              <table:table-cell office:value-type="float" office:value="25.183588">
                <text:p>25.1835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288">
                <text:p>0.000288</text:p>
              </table:table-cell>
              <table:table-cell office:value-type="float" office:value="25.54088">
                <text:p>25.540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532">
                <text:p>0.000532</text:p>
              </table:table-cell>
              <table:table-cell office:value-type="float" office:value="25.898176">
                <text:p>25.898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375">
                <text:p>0.001375</text:p>
              </table:table-cell>
              <table:table-cell office:value-type="float" office:value="26.259722">
                <text:p>26.259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071">
                <text:p>0.003071</text:p>
              </table:table-cell>
              <table:table-cell office:value-type="float" office:value="26.624727">
                <text:p>26.6247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768">
                <text:p>0.004768</text:p>
              </table:table-cell>
              <table:table-cell office:value-type="float" office:value="26.989733">
                <text:p>26.9897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8068">
                <text:p>0.008068</text:p>
              </table:table-cell>
              <table:table-cell office:value-type="float" office:value="27.359262">
                <text:p>27.3592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1368">
                <text:p>0.011368</text:p>
              </table:table-cell>
              <table:table-cell office:value-type="float" office:value="27.728796">
                <text:p>27.728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7086">
                <text:p>0.017086</text:p>
              </table:table-cell>
              <table:table-cell office:value-type="float" office:value="28.103292">
                <text:p>28.1032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4767">
                <text:p>0.024767</text:p>
              </table:table-cell>
              <table:table-cell office:value-type="float" office:value="28.480787">
                <text:p>28.4807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2448">
                <text:p>0.032448</text:p>
              </table:table-cell>
              <table:table-cell office:value-type="float" office:value="28.858286">
                <text:p>28.858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3489">
                <text:p>0.043489</text:p>
              </table:table-cell>
              <table:table-cell office:value-type="float" office:value="29.24008">
                <text:p>29.240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4529">
                <text:p>0.054529</text:p>
              </table:table-cell>
              <table:table-cell office:value-type="float" office:value="29.621874">
                <text:p>29.6218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70244">
                <text:p>0.070244</text:p>
              </table:table-cell>
              <table:table-cell office:value-type="float" office:value="30.008554">
                <text:p>30.0085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89247">
                <text:p>0.089247</text:p>
              </table:table-cell>
              <table:table-cell office:value-type="float" office:value="30.39797">
                <text:p>30.397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08252">
                <text:p>0.108252</text:p>
              </table:table-cell>
              <table:table-cell office:value-type="float" office:value="30.787394">
                <text:p>30.787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3036">
                <text:p>0.133036</text:p>
              </table:table-cell>
              <table:table-cell office:value-type="float" office:value="31.18099">
                <text:p>31.180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223">
                <text:p>0.16223</text:p>
              </table:table-cell>
              <table:table-cell office:value-type="float" office:value="31.577234">
                <text:p>31.5772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1423">
                <text:p>0.191423</text:p>
              </table:table-cell>
              <table:table-cell office:value-type="float" office:value="31.973478">
                <text:p>31.9734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8077">
                <text:p>0.228077</text:p>
              </table:table-cell>
              <table:table-cell office:value-type="float" office:value="32.373581">
                <text:p>32.3735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69911">
                <text:p>0.269911</text:p>
              </table:table-cell>
              <table:table-cell office:value-type="float" office:value="32.771629">
                <text:p>32.7716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11743">
                <text:p>0.311743</text:p>
              </table:table-cell>
              <table:table-cell office:value-type="float" office:value="33.169678">
                <text:p>33.169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61221">
                <text:p>0.361221</text:p>
              </table:table-cell>
              <table:table-cell office:value-type="float" office:value="33.557991">
                <text:p>33.557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15825">
                <text:p>0.415825</text:p>
              </table:table-cell>
              <table:table-cell office:value-type="float" office:value="33.938271">
                <text:p>33.9382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70427">
                <text:p>0.470427</text:p>
              </table:table-cell>
              <table:table-cell office:value-type="float" office:value="34.318542">
                <text:p>34.3185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32743">
                <text:p>0.532743</text:p>
              </table:table-cell>
              <table:table-cell office:value-type="float" office:value="34.686363">
                <text:p>34.6863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00393">
                <text:p>0.600393</text:p>
              </table:table-cell>
              <table:table-cell office:value-type="float" office:value="35.04538">
                <text:p>35.045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68043">
                <text:p>0.668043</text:p>
              </table:table-cell>
              <table:table-cell office:value-type="float" office:value="35.404396">
                <text:p>35.4043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43256">
                <text:p>0.743256</text:p>
              </table:table-cell>
              <table:table-cell office:value-type="float" office:value="35.75061">
                <text:p>35.750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18466">
                <text:p>0.818466</text:p>
              </table:table-cell>
              <table:table-cell office:value-type="float" office:value="36.096832">
                <text:p>36.0968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02138">
                <text:p>0.902138</text:p>
              </table:table-cell>
              <table:table-cell office:value-type="float" office:value="36.428177">
                <text:p>36.4281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90845">
                <text:p>0.990845</text:p>
              </table:table-cell>
              <table:table-cell office:value-type="float" office:value="36.750206">
                <text:p>36.7502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79554">
                <text:p>1.079554</text:p>
              </table:table-cell>
              <table:table-cell office:value-type="float" office:value="37.072243">
                <text:p>37.072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75367">
                <text:p>1.175367</text:p>
              </table:table-cell>
              <table:table-cell office:value-type="float" office:value="37.381378">
                <text:p>37.3813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71183">
                <text:p>1.271183</text:p>
              </table:table-cell>
              <table:table-cell office:value-type="float" office:value="37.690521">
                <text:p>37.6905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374907">
                <text:p>1.374907</text:p>
              </table:table-cell>
              <table:table-cell office:value-type="float" office:value="37.986282">
                <text:p>37.9862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78632">
                <text:p>1.478632</text:p>
              </table:table-cell>
              <table:table-cell office:value-type="float" office:value="38.282043">
                <text:p>38.282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90488">
                <text:p>1.590488</text:p>
              </table:table-cell>
              <table:table-cell office:value-type="float" office:value="38.565254">
                <text:p>38.5652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707666">
                <text:p>1.707666</text:p>
              </table:table-cell>
              <table:table-cell office:value-type="float" office:value="38.841064">
                <text:p>38.8410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24844">
                <text:p>1.824844</text:p>
              </table:table-cell>
              <table:table-cell office:value-type="float" office:value="39.116875">
                <text:p>39.116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49366">
                <text:p>1.949366</text:p>
              </table:table-cell>
              <table:table-cell office:value-type="float" office:value="39.383163">
                <text:p>39.3831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073889">
                <text:p>2.073889</text:p>
              </table:table-cell>
              <table:table-cell office:value-type="float" office:value="39.649452">
                <text:p>39.6494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06591">
                <text:p>2.206591</text:p>
              </table:table-cell>
              <table:table-cell office:value-type="float" office:value="39.905952">
                <text:p>39.9059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339293">
                <text:p>2.339293</text:p>
              </table:table-cell>
              <table:table-cell office:value-type="float" office:value="40.162445">
                <text:p>40.162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80597">
                <text:p>2.480597</text:p>
              </table:table-cell>
              <table:table-cell office:value-type="float" office:value="40.409554">
                <text:p>40.4095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621901">
                <text:p>2.621901</text:p>
              </table:table-cell>
              <table:table-cell office:value-type="float" office:value="40.65667">
                <text:p>40.65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72102">
                <text:p>2.772102</text:p>
              </table:table-cell>
              <table:table-cell office:value-type="float" office:value="40.894928">
                <text:p>40.8949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922304">
                <text:p>2.922304</text:p>
              </table:table-cell>
              <table:table-cell office:value-type="float" office:value="41.133186">
                <text:p>41.1331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081709">
                <text:p>3.081709</text:p>
              </table:table-cell>
              <table:table-cell office:value-type="float" office:value="41.363129">
                <text:p>41.3631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41116">
                <text:p>3.241116</text:p>
              </table:table-cell>
              <table:table-cell office:value-type="float" office:value="41.593071">
                <text:p>41.5930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10072">
                <text:p>3.410072</text:p>
              </table:table-cell>
              <table:table-cell office:value-type="float" office:value="41.815163">
                <text:p>41.8151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579029">
                <text:p>3.579029</text:p>
              </table:table-cell>
              <table:table-cell office:value-type="float" office:value="42.037254">
                <text:p>42.0372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757893">
                <text:p>3.757893</text:p>
              </table:table-cell>
              <table:table-cell office:value-type="float" office:value="42.251869">
                <text:p>42.2518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36758">
                <text:p>3.936758</text:p>
              </table:table-cell>
              <table:table-cell office:value-type="float" office:value="42.466484">
                <text:p>42.466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125948">
                <text:p>4.125948</text:p>
              </table:table-cell>
              <table:table-cell office:value-type="float" office:value="42.673943">
                <text:p>42.6739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31514">
                <text:p>4.31514</text:p>
              </table:table-cell>
              <table:table-cell office:value-type="float" office:value="42.881401">
                <text:p>42.8814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51512">
                <text:p>4.51512</text:p>
              </table:table-cell>
              <table:table-cell office:value-type="float" office:value="43.081978">
                <text:p>43.0819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715099">
                <text:p>4.715099</text:p>
              </table:table-cell>
              <table:table-cell office:value-type="float" office:value="43.282555">
                <text:p>43.2825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15079">
                <text:p>4.915079</text:p>
              </table:table-cell>
              <table:table-cell office:value-type="float" office:value="43.483131">
                <text:p>43.4831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131916">
                <text:p>5.131916</text:p>
              </table:table-cell>
              <table:table-cell office:value-type="float" office:value="43.674011">
                <text:p>43.6740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348753">
                <text:p>5.348753</text:p>
              </table:table-cell>
              <table:table-cell office:value-type="float" office:value="43.864883">
                <text:p>43.8648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77288">
                <text:p>5.577288</text:p>
              </table:table-cell>
              <table:table-cell office:value-type="float" office:value="44.048981">
                <text:p>44.0489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805824">
                <text:p>5.805824</text:p>
              </table:table-cell>
              <table:table-cell office:value-type="float" office:value="44.233078">
                <text:p>44.233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044426">
                <text:p>6.044426</text:p>
              </table:table-cell>
              <table:table-cell office:value-type="float" office:value="44.410736">
                <text:p>44.4107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290119">
                <text:p>6.290119</text:p>
              </table:table-cell>
              <table:table-cell office:value-type="float" office:value="44.583809">
                <text:p>44.5838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535812">
                <text:p>6.535812</text:p>
              </table:table-cell>
              <table:table-cell office:value-type="float" office:value="44.756889">
                <text:p>44.7568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791271">
                <text:p>6.791271</text:p>
              </table:table-cell>
              <table:table-cell office:value-type="float" office:value="44.923317">
                <text:p>44.9233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04673">
                <text:p>7.04673</text:p>
              </table:table-cell>
              <table:table-cell office:value-type="float" office:value="45.089745">
                <text:p>45.0897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312878">
                <text:p>7.312878</text:p>
              </table:table-cell>
              <table:table-cell office:value-type="float" office:value="45.248436">
                <text:p>45.2484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579025">
                <text:p>7.579025</text:p>
              </table:table-cell>
              <table:table-cell office:value-type="float" office:value="45.407127">
                <text:p>45.4071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855812">
                <text:p>7.855812</text:p>
              </table:table-cell>
              <table:table-cell office:value-type="float" office:value="45.557587">
                <text:p>45.5575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138699">
                <text:p>8.138699</text:p>
              </table:table-cell>
              <table:table-cell office:value-type="float" office:value="45.703018">
                <text:p>45.703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421585">
                <text:p>8.421585</text:p>
              </table:table-cell>
              <table:table-cell office:value-type="float" office:value="45.84845">
                <text:p>45.848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.713009">
                <text:p>8.713009</text:p>
              </table:table-cell>
              <table:table-cell office:value-type="float" office:value="45.986633">
                <text:p>45.9866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004433">
                <text:p>9.004433</text:p>
              </table:table-cell>
              <table:table-cell office:value-type="float" office:value="46.124817">
                <text:p>46.1248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30489">
                <text:p>9.30489</text:p>
              </table:table-cell>
              <table:table-cell office:value-type="float" office:value="46.255135">
                <text:p>46.255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605347">
                <text:p>9.605347</text:p>
              </table:table-cell>
              <table:table-cell office:value-type="float" office:value="46.38546">
                <text:p>46.3854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914577">
                <text:p>9.914577</text:p>
              </table:table-cell>
              <table:table-cell office:value-type="float" office:value="46.507942">
                <text:p>46.5079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229008">
                <text:p>10.229008</text:p>
              </table:table-cell>
              <table:table-cell office:value-type="float" office:value="46.625671">
                <text:p>46.6256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543438">
                <text:p>10.543438</text:p>
              </table:table-cell>
              <table:table-cell office:value-type="float" office:value="46.743408">
                <text:p>46.7434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86491">
                <text:p>10.86491</text:p>
              </table:table-cell>
              <table:table-cell office:value-type="float" office:value="46.854591">
                <text:p>46.8545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.186382">
                <text:p>11.186382</text:p>
              </table:table-cell>
              <table:table-cell office:value-type="float" office:value="46.965775">
                <text:p>46.9657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.515366">
                <text:p>11.515366</text:p>
              </table:table-cell>
              <table:table-cell office:value-type="float" office:value="47.069832">
                <text:p>47.0698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844349">
                <text:p>11.844349</text:p>
              </table:table-cell>
              <table:table-cell office:value-type="float" office:value="47.173889">
                <text:p>47.1738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180771">
                <text:p>12.180771</text:p>
              </table:table-cell>
              <table:table-cell office:value-type="float" office:value="47.270714">
                <text:p>47.2707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517197">
                <text:p>12.517197</text:p>
              </table:table-cell>
              <table:table-cell office:value-type="float" office:value="47.367546">
                <text:p>47.3675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86084">
                <text:p>12.86084</text:p>
              </table:table-cell>
              <table:table-cell office:value-type="float" office:value="47.457184">
                <text:p>47.4571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209007">
                <text:p>13.209007</text:p>
              </table:table-cell>
              <table:table-cell office:value-type="float" office:value="47.542175">
                <text:p>47.5421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557178">
                <text:p>13.557178</text:p>
              </table:table-cell>
              <table:table-cell office:value-type="float" office:value="47.627167">
                <text:p>47.6271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911289">
                <text:p>13.911289</text:p>
              </table:table-cell>
              <table:table-cell office:value-type="float" office:value="47.705933">
                <text:p>47.7059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2654">
                <text:p>14.2654</text:p>
              </table:table-cell>
              <table:table-cell office:value-type="float" office:value="47.784691">
                <text:p>47.7846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625881">
                <text:p>14.625881</text:p>
              </table:table-cell>
              <table:table-cell office:value-type="float" office:value="47.85659">
                <text:p>47.856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986362">
                <text:p>14.986362</text:p>
              </table:table-cell>
              <table:table-cell office:value-type="float" office:value="47.928497">
                <text:p>47.9284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353245">
                <text:p>15.353245</text:p>
              </table:table-cell>
              <table:table-cell office:value-type="float" office:value="47.993279">
                <text:p>47.9932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720131">
                <text:p>15.720131</text:p>
              </table:table-cell>
              <table:table-cell office:value-type="float" office:value="48.058067">
                <text:p>48.0580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093307">
                <text:p>16.093307</text:p>
              </table:table-cell>
              <table:table-cell office:value-type="float" office:value="48.115601">
                <text:p>48.1156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466488">
                <text:p>16.466488</text:p>
              </table:table-cell>
              <table:table-cell office:value-type="float" office:value="48.173126">
                <text:p>48.173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845806">
                <text:p>16.845806</text:p>
              </table:table-cell>
              <table:table-cell office:value-type="float" office:value="48.223297">
                <text:p>48.2232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.225128">
                <text:p>17.225128</text:p>
              </table:table-cell>
              <table:table-cell office:value-type="float" office:value="48.27346">
                <text:p>48.273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610432">
                <text:p>17.610432</text:p>
              </table:table-cell>
              <table:table-cell office:value-type="float" office:value="48.316124">
                <text:p>48.316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.999474">
                <text:p>17.999474</text:p>
              </table:table-cell>
              <table:table-cell office:value-type="float" office:value="48.353874">
                <text:p>48.3538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.388515">
                <text:p>18.388515</text:p>
              </table:table-cell>
              <table:table-cell office:value-type="float" office:value="48.391624">
                <text:p>48.3916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.782528">
                <text:p>18.782528</text:p>
              </table:table-cell>
              <table:table-cell office:value-type="float" office:value="48.4226">
                <text:p>48.42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.17654">
                <text:p>19.17654</text:p>
              </table:table-cell>
              <table:table-cell office:value-type="float" office:value="48.453575">
                <text:p>48.4535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575901">
                <text:p>19.575901</text:p>
              </table:table-cell>
              <table:table-cell office:value-type="float" office:value="48.476921">
                <text:p>48.4769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.975262">
                <text:p>19.975262</text:p>
              </table:table-cell>
              <table:table-cell office:value-type="float" office:value="48.500259">
                <text:p>48.5002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.379993">
                <text:p>20.379993</text:p>
              </table:table-cell>
              <table:table-cell office:value-type="float" office:value="48.515518">
                <text:p>48.5155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784729">
                <text:p>20.784729</text:p>
              </table:table-cell>
              <table:table-cell office:value-type="float" office:value="48.530777">
                <text:p>48.5307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194725">
                <text:p>21.194725</text:p>
              </table:table-cell>
              <table:table-cell office:value-type="float" office:value="48.537605">
                <text:p>48.5376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.604721">
                <text:p>21.604721</text:p>
              </table:table-cell>
              <table:table-cell office:value-type="float" office:value="48.544426">
                <text:p>48.5444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.019821">
                <text:p>22.019821</text:p>
              </table:table-cell>
              <table:table-cell office:value-type="float" office:value="48.542503">
                <text:p>48.5425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.437977">
                <text:p>22.437977</text:p>
              </table:table-cell>
              <table:table-cell office:value-type="float" office:value="48.53492">
                <text:p>48.534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.856136">
                <text:p>22.856136</text:p>
              </table:table-cell>
              <table:table-cell office:value-type="float" office:value="48.527336">
                <text:p>48.5273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278431">
                <text:p>23.278431</text:p>
              </table:table-cell>
              <table:table-cell office:value-type="float" office:value="48.511658">
                <text:p>48.5116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3.700729">
                <text:p>23.700729</text:p>
              </table:table-cell>
              <table:table-cell office:value-type="float" office:value="48.495979">
                <text:p>48.4959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127438">
                <text:p>24.127438</text:p>
              </table:table-cell>
              <table:table-cell office:value-type="float" office:value="48.470993">
                <text:p>48.4709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55415">
                <text:p>24.55415</text:p>
              </table:table-cell>
              <table:table-cell office:value-type="float" office:value="48.446014">
                <text:p>48.4460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985218">
                <text:p>24.985218</text:p>
              </table:table-cell>
              <table:table-cell office:value-type="float" office:value="48.411003">
                <text:p>48.4110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418854">
                <text:p>25.418854</text:p>
              </table:table-cell>
              <table:table-cell office:value-type="float" office:value="48.3694">
                <text:p>48.36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852489">
                <text:p>25.852489</text:p>
              </table:table-cell>
              <table:table-cell office:value-type="float" office:value="48.327797">
                <text:p>48.3277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89486">
                <text:p>26.289486</text:p>
              </table:table-cell>
              <table:table-cell office:value-type="float" office:value="48.276817">
                <text:p>48.2768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726486">
                <text:p>26.726486</text:p>
              </table:table-cell>
              <table:table-cell office:value-type="float" office:value="48.225838">
                <text:p>48.2258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.167004">
                <text:p>27.167004</text:p>
              </table:table-cell>
              <table:table-cell office:value-type="float" office:value="48.163918">
                <text:p>48.1639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.607525">
                <text:p>27.607525</text:p>
              </table:table-cell>
              <table:table-cell office:value-type="float" office:value="48.101997">
                <text:p>48.1019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051369">
                <text:p>28.051369</text:p>
              </table:table-cell>
              <table:table-cell office:value-type="float" office:value="48.028091">
                <text:p>48.0280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495541">
                <text:p>28.495541</text:p>
              </table:table-cell>
              <table:table-cell office:value-type="float" office:value="47.947006">
                <text:p>47.9470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939709">
                <text:p>28.939709</text:p>
              </table:table-cell>
              <table:table-cell office:value-type="float" office:value="47.865921">
                <text:p>47.8659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.377338">
                <text:p>29.377338</text:p>
              </table:table-cell>
              <table:table-cell office:value-type="float" office:value="47.775398">
                <text:p>47.7753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.81496">
                <text:p>29.81496</text:p>
              </table:table-cell>
              <table:table-cell office:value-type="float" office:value="47.684875">
                <text:p>47.6848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.242832">
                <text:p>30.242832</text:p>
              </table:table-cell>
              <table:table-cell office:value-type="float" office:value="47.584274">
                <text:p>47.58427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.66404">
                <text:p>30.66404</text:p>
              </table:table-cell>
              <table:table-cell office:value-type="float" office:value="47.477737">
                <text:p>47.4777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.085243">
                <text:p>31.085243</text:p>
              </table:table-cell>
              <table:table-cell office:value-type="float" office:value="47.371201">
                <text:p>47.3712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.496754">
                <text:p>31.496754</text:p>
              </table:table-cell>
              <table:table-cell office:value-type="float" office:value="47.256378">
                <text:p>47.2563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90826">
                <text:p>31.90826</text:p>
              </table:table-cell>
              <table:table-cell office:value-type="float" office:value="47.141556">
                <text:p>47.1415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.30867">
                <text:p>32.30867</text:p>
              </table:table-cell>
              <table:table-cell office:value-type="float" office:value="47.017807">
                <text:p>47.0178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.70908">
                <text:p>32.70908</text:p>
              </table:table-cell>
              <table:table-cell office:value-type="float" office:value="46.894058">
                <text:p>46.8940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097862">
                <text:p>33.097862</text:p>
              </table:table-cell>
              <table:table-cell office:value-type="float" office:value="46.761497">
                <text:p>46.7614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479191">
                <text:p>33.479191</text:p>
              </table:table-cell>
              <table:table-cell office:value-type="float" office:value="46.623589">
                <text:p>46.6235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.860516">
                <text:p>33.860516</text:p>
              </table:table-cell>
              <table:table-cell office:value-type="float" office:value="46.485687">
                <text:p>46.4856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.231457">
                <text:p>34.231457</text:p>
              </table:table-cell>
              <table:table-cell office:value-type="float" office:value="46.340561">
                <text:p>46.3405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.602398">
                <text:p>34.602398</text:p>
              </table:table-cell>
              <table:table-cell office:value-type="float" office:value="46.195435">
                <text:p>46.1954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.96175">
                <text:p>34.96175</text:p>
              </table:table-cell>
              <table:table-cell office:value-type="float" office:value="46.042648">
                <text:p>46.0426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5.321098">
                <text:p>35.321098</text:p>
              </table:table-cell>
              <table:table-cell office:value-type="float" office:value="45.889862">
                <text:p>45.8898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.668716">
                <text:p>35.668716</text:p>
              </table:table-cell>
              <table:table-cell office:value-type="float" office:value="45.729393">
                <text:p>45.7293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.016335">
                <text:p>36.016335</text:p>
              </table:table-cell>
              <table:table-cell office:value-type="float" office:value="45.568932">
                <text:p>45.56893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6.351944">
                <text:p>36.351944</text:p>
              </table:table-cell>
              <table:table-cell office:value-type="float" office:value="45.401108">
                <text:p>45.4011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.68755">
                <text:p>36.68755</text:p>
              </table:table-cell>
              <table:table-cell office:value-type="float" office:value="45.233284">
                <text:p>45.2332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.011417">
                <text:p>37.011417</text:p>
              </table:table-cell>
              <table:table-cell office:value-type="float" office:value="45.058243">
                <text:p>45.0582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.335285">
                <text:p>37.335285</text:p>
              </table:table-cell>
              <table:table-cell office:value-type="float" office:value="44.883202">
                <text:p>44.8832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.647415">
                <text:p>37.647415</text:p>
              </table:table-cell>
              <table:table-cell office:value-type="float" office:value="44.701187">
                <text:p>44.7011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.959545">
                <text:p>37.959545</text:p>
              </table:table-cell>
              <table:table-cell office:value-type="float" office:value="44.51918">
                <text:p>44.519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.259987">
                <text:p>38.259987</text:p>
              </table:table-cell>
              <table:table-cell office:value-type="float" office:value="44.330421">
                <text:p>44.3304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8.560425">
                <text:p>38.560425</text:p>
              </table:table-cell>
              <table:table-cell office:value-type="float" office:value="44.141663">
                <text:p>44.14166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.849468">
                <text:p>38.849468</text:p>
              </table:table-cell>
              <table:table-cell office:value-type="float" office:value="43.946205">
                <text:p>43.9462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.138508">
                <text:p>39.138508</text:p>
              </table:table-cell>
              <table:table-cell office:value-type="float" office:value="43.750748">
                <text:p>43.7507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.416035">
                <text:p>39.416035</text:p>
              </table:table-cell>
              <table:table-cell office:value-type="float" office:value="43.548866">
                <text:p>43.5488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.693554">
                <text:p>39.693554</text:p>
              </table:table-cell>
              <table:table-cell office:value-type="float" office:value="43.346992">
                <text:p>43.3469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.959942">
                <text:p>39.959942</text:p>
              </table:table-cell>
              <table:table-cell office:value-type="float" office:value="43.138611">
                <text:p>43.1386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.22633">
                <text:p>40.22633</text:p>
              </table:table-cell>
              <table:table-cell office:value-type="float" office:value="42.930229">
                <text:p>42.9302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.48167">
                <text:p>40.48167</text:p>
              </table:table-cell>
              <table:table-cell office:value-type="float" office:value="42.715408">
                <text:p>42.7154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.737011">
                <text:p>40.737011</text:p>
              </table:table-cell>
              <table:table-cell office:value-type="float" office:value="42.500595">
                <text:p>42.5005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.983669">
                <text:p>40.983669</text:p>
              </table:table-cell>
              <table:table-cell office:value-type="float" office:value="42.277336">
                <text:p>42.2773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.230328">
                <text:p>41.230328</text:p>
              </table:table-cell>
              <table:table-cell office:value-type="float" office:value="42.054085">
                <text:p>42.0540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1.469212">
                <text:p>41.469212</text:p>
              </table:table-cell>
              <table:table-cell office:value-type="float" office:value="41.821198">
                <text:p>41.8211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1.708096">
                <text:p>41.708096</text:p>
              </table:table-cell>
              <table:table-cell office:value-type="float" office:value="41.588318">
                <text:p>41.5883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.940014">
                <text:p>41.940014</text:p>
              </table:table-cell>
              <table:table-cell office:value-type="float" office:value="41.344688">
                <text:p>41.3446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.17194">
                <text:p>42.17194</text:p>
              </table:table-cell>
              <table:table-cell office:value-type="float" office:value="41.101067">
                <text:p>41.1010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.403858">
                <text:p>42.403858</text:p>
              </table:table-cell>
              <table:table-cell office:value-type="float" office:value="40.857445">
                <text:p>40.8574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.625721">
                <text:p>42.625721</text:p>
              </table:table-cell>
              <table:table-cell office:value-type="float" office:value="40.59758">
                <text:p>40.597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.847584">
                <text:p>42.847584</text:p>
              </table:table-cell>
              <table:table-cell office:value-type="float" office:value="40.337723">
                <text:p>40.3377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3.062214">
                <text:p>43.062214</text:p>
              </table:table-cell>
              <table:table-cell office:value-type="float" office:value="40.066551">
                <text:p>40.0665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3.276852">
                <text:p>43.276852</text:p>
              </table:table-cell>
              <table:table-cell office:value-type="float" office:value="39.795387">
                <text:p>39.7953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.484074">
                <text:p>43.484074</text:p>
              </table:table-cell>
              <table:table-cell office:value-type="float" office:value="39.513168">
                <text:p>39.5131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3.691296">
                <text:p>43.691296</text:p>
              </table:table-cell>
              <table:table-cell office:value-type="float" office:value="39.230949">
                <text:p>39.2309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3.890842">
                <text:p>43.890842</text:p>
              </table:table-cell>
              <table:table-cell office:value-type="float" office:value="38.937782">
                <text:p>38.9377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.090397">
                <text:p>44.090397</text:p>
              </table:table-cell>
              <table:table-cell office:value-type="float" office:value="38.644615">
                <text:p>38.6446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.281994">
                <text:p>44.281994</text:p>
              </table:table-cell>
              <table:table-cell office:value-type="float" office:value="38.340622">
                <text:p>38.3406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.473591">
                <text:p>44.473591</text:p>
              </table:table-cell>
              <table:table-cell office:value-type="float" office:value="38.036629">
                <text:p>38.0366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4.656902">
                <text:p>44.656902</text:p>
              </table:table-cell>
              <table:table-cell office:value-type="float" office:value="37.722038">
                <text:p>37.7220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4.840214">
                <text:p>44.840214</text:p>
              </table:table-cell>
              <table:table-cell office:value-type="float" office:value="37.407448">
                <text:p>37.4074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5.014896">
                <text:p>45.014896</text:p>
              </table:table-cell>
              <table:table-cell office:value-type="float" office:value="37.082512">
                <text:p>37.0825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5.189579">
                <text:p>45.189579</text:p>
              </table:table-cell>
              <table:table-cell office:value-type="float" office:value="36.757576">
                <text:p>36.7575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.355312">
                <text:p>45.355312</text:p>
              </table:table-cell>
              <table:table-cell office:value-type="float" office:value="36.422531">
                <text:p>36.4225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5.521053">
                <text:p>45.521053</text:p>
              </table:table-cell>
              <table:table-cell office:value-type="float" office:value="36.087494">
                <text:p>36.0874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5.677486">
                <text:p>45.677486</text:p>
              </table:table-cell>
              <table:table-cell office:value-type="float" office:value="35.742676">
                <text:p>35.7426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5.83392">
                <text:p>45.83392</text:p>
              </table:table-cell>
              <table:table-cell office:value-type="float" office:value="35.397858">
                <text:p>35.3978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5.980701">
                <text:p>45.980701</text:p>
              </table:table-cell>
              <table:table-cell office:value-type="float" office:value="35.043655">
                <text:p>35.0436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.121044">
                <text:p>46.121044</text:p>
              </table:table-cell>
              <table:table-cell office:value-type="float" office:value="34.683723">
                <text:p>34.6837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.261387">
                <text:p>46.261387</text:p>
              </table:table-cell>
              <table:table-cell office:value-type="float" office:value="34.323784">
                <text:p>34.3237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.392742">
                <text:p>46.392742</text:p>
              </table:table-cell>
              <table:table-cell office:value-type="float" office:value="33.956299">
                <text:p>33.9562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.524097">
                <text:p>46.524097</text:p>
              </table:table-cell>
              <table:table-cell office:value-type="float" office:value="33.588821">
                <text:p>33.5888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.645344">
                <text:p>46.645344</text:p>
              </table:table-cell>
              <table:table-cell office:value-type="float" office:value="33.213501">
                <text:p>33.2135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.766582">
                <text:p>46.766582</text:p>
              </table:table-cell>
              <table:table-cell office:value-type="float" office:value="32.838181">
                <text:p>32.8381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.877125">
                <text:p>46.877125</text:p>
              </table:table-cell>
              <table:table-cell office:value-type="float" office:value="32.45536">
                <text:p>32.455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.987667">
                <text:p>46.987667</text:p>
              </table:table-cell>
              <table:table-cell office:value-type="float" office:value="32.072548">
                <text:p>32.0725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.087116">
                <text:p>47.087116</text:p>
              </table:table-cell>
              <table:table-cell office:value-type="float" office:value="31.682756">
                <text:p>31.6827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.186558">
                <text:p>47.186558</text:p>
              </table:table-cell>
              <table:table-cell office:value-type="float" office:value="31.292967">
                <text:p>31.2929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.27457">
                <text:p>47.27457</text:p>
              </table:table-cell>
              <table:table-cell office:value-type="float" office:value="30.896955">
                <text:p>30.8969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.362583">
                <text:p>47.362583</text:p>
              </table:table-cell>
              <table:table-cell office:value-type="float" office:value="30.500952">
                <text:p>30.50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7.438892">
                <text:p>47.438892</text:p>
              </table:table-cell>
              <table:table-cell office:value-type="float" office:value="30.099432">
                <text:p>30.099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7.507717">
                <text:p>47.507717</text:p>
              </table:table-cell>
              <table:table-cell office:value-type="float" office:value="29.694857">
                <text:p>29.6948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7.576534">
                <text:p>47.576534</text:p>
              </table:table-cell>
              <table:table-cell office:value-type="float" office:value="29.290285">
                <text:p>29.2902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7.634846">
                <text:p>47.634846</text:p>
              </table:table-cell>
              <table:table-cell office:value-type="float" office:value="28.882105">
                <text:p>28.8821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7.693157">
                <text:p>47.693157</text:p>
              </table:table-cell>
              <table:table-cell office:value-type="float" office:value="28.473925">
                <text:p>28.4739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7.739727">
                <text:p>47.739727</text:p>
              </table:table-cell>
              <table:table-cell office:value-type="float" office:value="28.062471">
                <text:p>28.0624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7.786297">
                <text:p>47.786297</text:p>
              </table:table-cell>
              <table:table-cell office:value-type="float" office:value="27.651022">
                <text:p>27.6510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7.820644">
                <text:p>47.820644</text:p>
              </table:table-cell>
              <table:table-cell office:value-type="float" office:value="27.236959">
                <text:p>27.2369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7.854992">
                <text:p>47.854992</text:p>
              </table:table-cell>
              <table:table-cell office:value-type="float" office:value="26.822901">
                <text:p>26.8229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7.876919">
                <text:p>47.876919</text:p>
              </table:table-cell>
              <table:table-cell office:value-type="float" office:value="26.407091">
                <text:p>26.4070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7.890942">
                <text:p>47.890942</text:p>
              </table:table-cell>
              <table:table-cell office:value-type="float" office:value="25.990919">
                <text:p>25.99091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.904957">
                <text:p>47.904957</text:p>
              </table:table-cell>
              <table:table-cell office:value-type="float" office:value="25.574751">
                <text:p>25.5747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7.908161">
                <text:p>47.908161</text:p>
              </table:table-cell>
              <table:table-cell office:value-type="float" office:value="25.158518">
                <text:p>25.1585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7.911358">
                <text:p>47.911358</text:p>
              </table:table-cell>
              <table:table-cell office:value-type="float" office:value="24.742285">
                <text:p>24.7422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.902607">
                <text:p>47.902607</text:p>
              </table:table-cell>
              <table:table-cell office:value-type="float" office:value="24.326925">
                <text:p>24.3269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7.893856">
                <text:p>47.893856</text:p>
              </table:table-cell>
              <table:table-cell office:value-type="float" office:value="23.911566">
                <text:p>23.9115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.87286">
                <text:p>47.87286</text:p>
              </table:table-cell>
              <table:table-cell office:value-type="float" office:value="23.497946">
                <text:p>23.4979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7.851864">
                <text:p>47.851864</text:p>
              </table:table-cell>
              <table:table-cell office:value-type="float" office:value="23.084326">
                <text:p>23.08432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.818661">
                <text:p>47.818661</text:p>
              </table:table-cell>
              <table:table-cell office:value-type="float" office:value="22.673395">
                <text:p>22.6733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7.777706">
                <text:p>47.777706</text:p>
              </table:table-cell>
              <table:table-cell office:value-type="float" office:value="22.264669">
                <text:p>22.2646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.736744">
                <text:p>47.736744</text:p>
              </table:table-cell>
              <table:table-cell office:value-type="float" office:value="21.855947">
                <text:p>21.8559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7.685429">
                <text:p>47.685429</text:p>
              </table:table-cell>
              <table:table-cell office:value-type="float" office:value="21.450701">
                <text:p>21.4507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7.634113">
                <text:p>47.634113</text:p>
              </table:table-cell>
              <table:table-cell office:value-type="float" office:value="21.045454">
                <text:p>21.04545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7.571583">
                <text:p>47.571583</text:p>
              </table:table-cell>
              <table:table-cell office:value-type="float" office:value="20.644854">
                <text:p>20.64485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7.509045">
                <text:p>47.509045</text:p>
              </table:table-cell>
              <table:table-cell office:value-type="float" office:value="20.244257">
                <text:p>20.2442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7.435154">
                <text:p>47.435154</text:p>
              </table:table-cell>
              <table:table-cell office:value-type="float" office:value="19.848967">
                <text:p>19.8489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7.361256">
                <text:p>47.361256</text:p>
              </table:table-cell>
              <table:table-cell office:value-type="float" office:value="19.453676">
                <text:p>19.4536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.276173">
                <text:p>47.276173</text:p>
              </table:table-cell>
              <table:table-cell office:value-type="float" office:value="19.064444">
                <text:p>19.0644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7.19109">
                <text:p>47.19109</text:p>
              </table:table-cell>
              <table:table-cell office:value-type="float" office:value="18.675215">
                <text:p>18.6752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7.095135">
                <text:p>47.095135</text:p>
              </table:table-cell>
              <table:table-cell office:value-type="float" office:value="18.292826">
                <text:p>18.2928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6.999172">
                <text:p>46.999172</text:p>
              </table:table-cell>
              <table:table-cell office:value-type="float" office:value="17.91044">
                <text:p>17.910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6.892612">
                <text:p>46.892612</text:p>
              </table:table-cell>
              <table:table-cell office:value-type="float" office:value="17.53525">
                <text:p>17.535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6.779385">
                <text:p>46.779385</text:p>
              </table:table-cell>
              <table:table-cell office:value-type="float" office:value="17.165312">
                <text:p>17.1653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6.666157">
                <text:p>46.666157</text:p>
              </table:table-cell>
              <table:table-cell office:value-type="float" office:value="16.795374">
                <text:p>16.7953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6.544079">
                <text:p>46.544079</text:p>
              </table:table-cell>
              <table:table-cell office:value-type="float" office:value="16.432508">
                <text:p>16.4325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6.422001">
                <text:p>46.422001</text:p>
              </table:table-cell>
              <table:table-cell office:value-type="float" office:value="16.069643">
                <text:p>16.0696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.2906">
                <text:p>46.2906</text:p>
              </table:table-cell>
              <table:table-cell office:value-type="float" office:value="15.715147">
                <text:p>15.7151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6.159199">
                <text:p>46.159199</text:p>
              </table:table-cell>
              <table:table-cell office:value-type="float" office:value="15.360655">
                <text:p>15.3606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6.018429">
                <text:p>46.018429</text:p>
              </table:table-cell>
              <table:table-cell office:value-type="float" office:value="15.014856">
                <text:p>15.0148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.877666">
                <text:p>45.877666</text:p>
              </table:table-cell>
              <table:table-cell office:value-type="float" office:value="14.669058">
                <text:p>14.6690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.727795">
                <text:p>45.727795</text:p>
              </table:table-cell>
              <table:table-cell office:value-type="float" office:value="14.332457">
                <text:p>14.3324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57793">
                <text:p>45.57793</text:p>
              </table:table-cell>
              <table:table-cell office:value-type="float" office:value="13.995859">
                <text:p>13.9958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419262">
                <text:p>45.419262</text:p>
              </table:table-cell>
              <table:table-cell office:value-type="float" office:value="13.668756">
                <text:p>13.6687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.260593">
                <text:p>45.260593</text:p>
              </table:table-cell>
              <table:table-cell office:value-type="float" office:value="13.341658">
                <text:p>13.3416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.09341">
                <text:p>45.09341</text:p>
              </table:table-cell>
              <table:table-cell office:value-type="float" office:value="13.024282">
                <text:p>13.02428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.926228">
                <text:p>44.926228</text:p>
              </table:table-cell>
              <table:table-cell office:value-type="float" office:value="12.706911">
                <text:p>12.7069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.750782">
                <text:p>44.750782</text:p>
              </table:table-cell>
              <table:table-cell office:value-type="float" office:value="12.399397">
                <text:p>12.3993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.575336">
                <text:p>44.575336</text:p>
              </table:table-cell>
              <table:table-cell office:value-type="float" office:value="12.091883">
                <text:p>12.0918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.391926">
                <text:p>44.391926</text:p>
              </table:table-cell>
              <table:table-cell office:value-type="float" office:value="11.794436">
                <text:p>11.7944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.208515">
                <text:p>44.208515</text:p>
              </table:table-cell>
              <table:table-cell office:value-type="float" office:value="11.496992">
                <text:p>11.4969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.017384">
                <text:p>44.017384</text:p>
              </table:table-cell>
              <table:table-cell office:value-type="float" office:value="11.209749">
                <text:p>11.2097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3.82626">
                <text:p>43.82626</text:p>
              </table:table-cell>
              <table:table-cell office:value-type="float" office:value="10.922506">
                <text:p>10.9225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3.627567">
                <text:p>43.627567</text:p>
              </table:table-cell>
              <table:table-cell office:value-type="float" office:value="10.64546">
                <text:p>10.645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3.428875">
                <text:p>43.428875</text:p>
              </table:table-cell>
              <table:table-cell office:value-type="float" office:value="10.368414">
                <text:p>10.3684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.222912">
                <text:p>43.222912</text:p>
              </table:table-cell>
              <table:table-cell office:value-type="float" office:value="10.10177">
                <text:p>10.101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.016956">
                <text:p>43.016956</text:p>
              </table:table-cell>
              <table:table-cell office:value-type="float" office:value="9.835127">
                <text:p>9.8351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.811001">
                <text:p>42.811001</text:p>
              </table:table-cell>
              <table:table-cell office:value-type="float" office:value="9.568487">
                <text:p>9.56848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.594494">
                <text:p>42.594494</text:p>
              </table:table-cell>
              <table:table-cell office:value-type="float" office:value="9.316565">
                <text:p>9.3165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.377987">
                <text:p>42.377987</text:p>
              </table:table-cell>
              <table:table-cell office:value-type="float" office:value="9.064646">
                <text:p>9.0646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.152126">
                <text:p>42.152126</text:p>
              </table:table-cell>
              <table:table-cell office:value-type="float" office:value="8.820913">
                <text:p>8.8209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.926273">
                <text:p>41.926273</text:p>
              </table:table-cell>
              <table:table-cell office:value-type="float" office:value="8.577181">
                <text:p>8.5771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.68996">
                <text:p>41.68996</text:p>
              </table:table-cell>
              <table:table-cell office:value-type="float" office:value="8.340559">
                <text:p>8.3405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.453648">
                <text:p>41.453648</text:p>
              </table:table-cell>
              <table:table-cell office:value-type="float" office:value="8.103941">
                <text:p>8.1039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.2057">
                <text:p>41.2057</text:p>
              </table:table-cell>
              <table:table-cell office:value-type="float" office:value="7.873594">
                <text:p>7.87359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95776">
                <text:p>40.95776</text:p>
              </table:table-cell>
              <table:table-cell office:value-type="float" office:value="7.643248">
                <text:p>7.6432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9791">
                <text:p>40.69791</text:p>
              </table:table-cell>
              <table:table-cell office:value-type="float" office:value="7.419172">
                <text:p>7.4191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438061">
                <text:p>40.438061</text:p>
              </table:table-cell>
              <table:table-cell office:value-type="float" office:value="7.195097">
                <text:p>7.1950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166386">
                <text:p>40.166386</text:p>
              </table:table-cell>
              <table:table-cell office:value-type="float" office:value="6.977591">
                <text:p>6.9775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.894718">
                <text:p>39.894718</text:p>
              </table:table-cell>
              <table:table-cell office:value-type="float" office:value="6.760084">
                <text:p>6.7600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.611469">
                <text:p>39.611469</text:p>
              </table:table-cell>
              <table:table-cell office:value-type="float" office:value="6.549496">
                <text:p>6.5494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.32822">
                <text:p>39.32822</text:p>
              </table:table-cell>
              <table:table-cell office:value-type="float" office:value="6.338909">
                <text:p>6.3389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.033688">
                <text:p>39.033688</text:p>
              </table:table-cell>
              <table:table-cell office:value-type="float" office:value="6.135548">
                <text:p>6.13554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8.739159">
                <text:p>38.739159</text:p>
              </table:table-cell>
              <table:table-cell office:value-type="float" office:value="5.932186">
                <text:p>5.9321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8.433678">
                <text:p>38.433678</text:p>
              </table:table-cell>
              <table:table-cell office:value-type="float" office:value="5.736303">
                <text:p>5.7363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8.128201">
                <text:p>38.128201</text:p>
              </table:table-cell>
              <table:table-cell office:value-type="float" office:value="5.540422">
                <text:p>5.5404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.812126">
                <text:p>37.812126</text:p>
              </table:table-cell>
              <table:table-cell office:value-type="float" office:value="5.352211">
                <text:p>5.3522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7.496052">
                <text:p>37.496052</text:p>
              </table:table-cell>
              <table:table-cell office:value-type="float" office:value="5.164001">
                <text:p>5.1640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7.16975">
                <text:p>37.16975</text:p>
              </table:table-cell>
              <table:table-cell office:value-type="float" office:value="4.983593">
                <text:p>4.9835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.843449">
                <text:p>36.843449</text:p>
              </table:table-cell>
              <table:table-cell office:value-type="float" office:value="4.803185">
                <text:p>4.8031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.507294">
                <text:p>36.507294</text:p>
              </table:table-cell>
              <table:table-cell office:value-type="float" office:value="4.630653">
                <text:p>4.6306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.171139">
                <text:p>36.171139</text:p>
              </table:table-cell>
              <table:table-cell office:value-type="float" office:value="4.458124">
                <text:p>4.4581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.825497">
                <text:p>35.825497</text:p>
              </table:table-cell>
              <table:table-cell office:value-type="float" office:value="4.293491">
                <text:p>4.2934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.479858">
                <text:p>35.479858</text:p>
              </table:table-cell>
              <table:table-cell office:value-type="float" office:value="4.128859">
                <text:p>4.1288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5.125103">
                <text:p>35.125103</text:p>
              </table:table-cell>
              <table:table-cell office:value-type="float" office:value="3.972099">
                <text:p>3.9720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.770351">
                <text:p>34.770351</text:p>
              </table:table-cell>
              <table:table-cell office:value-type="float" office:value="3.81534">
                <text:p>3.815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.406834">
                <text:p>34.406834</text:p>
              </table:table-cell>
              <table:table-cell office:value-type="float" office:value="3.666389">
                <text:p>3.6663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.04332">
                <text:p>34.04332</text:p>
              </table:table-cell>
              <table:table-cell office:value-type="float" office:value="3.517439">
                <text:p>3.5174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.671375">
                <text:p>33.671375</text:p>
              </table:table-cell>
              <table:table-cell office:value-type="float" office:value="3.37619">
                <text:p>3.376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.299431">
                <text:p>33.299431</text:p>
              </table:table-cell>
              <table:table-cell office:value-type="float" office:value="3.234943">
                <text:p>3.2349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.919388">
                <text:p>32.919388</text:p>
              </table:table-cell>
              <table:table-cell office:value-type="float" office:value="3.101273">
                <text:p>3.1012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2.539345">
                <text:p>32.539345</text:p>
              </table:table-cell>
              <table:table-cell office:value-type="float" office:value="2.967602">
                <text:p>2.9676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.151501">
                <text:p>32.151501</text:p>
              </table:table-cell>
              <table:table-cell office:value-type="float" office:value="2.841349">
                <text:p>2.8413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1.763657">
                <text:p>31.763657</text:p>
              </table:table-cell>
              <table:table-cell office:value-type="float" office:value="2.715096">
                <text:p>2.7150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.368298">
                <text:p>31.368298</text:p>
              </table:table-cell>
              <table:table-cell office:value-type="float" office:value="2.596083">
                <text:p>2.5960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0.972939">
                <text:p>30.972939</text:p>
              </table:table-cell>
              <table:table-cell office:value-type="float" office:value="2.477072">
                <text:p>2.4770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0.57032">
                <text:p>30.57032</text:p>
              </table:table-cell>
              <table:table-cell office:value-type="float" office:value="2.365114">
                <text:p>2.3651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.167706">
                <text:p>30.167706</text:p>
              </table:table-cell>
              <table:table-cell office:value-type="float" office:value="2.253159">
                <text:p>2.2531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.758072">
                <text:p>29.758072</text:p>
              </table:table-cell>
              <table:table-cell office:value-type="float" office:value="2.148052">
                <text:p>2.1480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.348442">
                <text:p>29.348442</text:p>
              </table:table-cell>
              <table:table-cell office:value-type="float" office:value="2.042948">
                <text:p>2.0429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.932022">
                <text:p>28.932022</text:p>
              </table:table-cell>
              <table:table-cell office:value-type="float" office:value="1.944487">
                <text:p>1.94448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.515606">
                <text:p>28.515606</text:p>
              </table:table-cell>
              <table:table-cell office:value-type="float" office:value="1.846025">
                <text:p>1.8460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.092583">
                <text:p>28.092583</text:p>
              </table:table-cell>
              <table:table-cell office:value-type="float" office:value="1.75399">
                <text:p>1.753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7.669563">
                <text:p>27.669563</text:p>
              </table:table-cell>
              <table:table-cell office:value-type="float" office:value="1.661955">
                <text:p>1.6619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7.240139">
                <text:p>27.240139</text:p>
              </table:table-cell>
              <table:table-cell office:value-type="float" office:value="1.576126">
                <text:p>1.5761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6.810719">
                <text:p>26.810719</text:p>
              </table:table-cell>
              <table:table-cell office:value-type="float" office:value="1.490299">
                <text:p>1.4902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6.375046">
                <text:p>26.375046</text:p>
              </table:table-cell>
              <table:table-cell office:value-type="float" office:value="1.41046">
                <text:p>1.410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935364">
                <text:p>25.935364</text:p>
              </table:table-cell>
              <table:table-cell office:value-type="float" office:value="1.334417">
                <text:p>1.3344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495682">
                <text:p>25.495682</text:p>
              </table:table-cell>
              <table:table-cell office:value-type="float" office:value="1.258377">
                <text:p>1.25837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050709">
                <text:p>25.050709</text:p>
              </table:table-cell>
              <table:table-cell office:value-type="float" office:value="1.187281">
                <text:p>1.1872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4.60574">
                <text:p>24.60574</text:p>
              </table:table-cell>
              <table:table-cell office:value-type="float" office:value="1.116184">
                <text:p>1.11618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.155117">
                <text:p>24.155117</text:p>
              </table:table-cell>
              <table:table-cell office:value-type="float" office:value="1.050297">
                <text:p>1.05029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.704494">
                <text:p>23.704494</text:p>
              </table:table-cell>
              <table:table-cell office:value-type="float" office:value="0.984409">
                <text:p>0.9844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.248161">
                <text:p>23.248161</text:p>
              </table:table-cell>
              <table:table-cell office:value-type="float" office:value="0.92367">
                <text:p>0.923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.791832">
                <text:p>22.791832</text:p>
              </table:table-cell>
              <table:table-cell office:value-type="float" office:value="0.862932">
                <text:p>0.8629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.329845">
                <text:p>22.329845</text:p>
              </table:table-cell>
              <table:table-cell office:value-type="float" office:value="0.807178">
                <text:p>0.8071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.867863">
                <text:p>21.867863</text:p>
              </table:table-cell>
              <table:table-cell office:value-type="float" office:value="0.751425">
                <text:p>0.7514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.400288">
                <text:p>21.400288</text:p>
              </table:table-cell>
              <table:table-cell office:value-type="float" office:value="0.700457">
                <text:p>0.7004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.932713">
                <text:p>20.932713</text:p>
              </table:table-cell>
              <table:table-cell office:value-type="float" office:value="0.649488">
                <text:p>0.6494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.459641">
                <text:p>20.459641</text:p>
              </table:table-cell>
              <table:table-cell office:value-type="float" office:value="0.603102">
                <text:p>0.6031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.986572">
                <text:p>19.986572</text:p>
              </table:table-cell>
              <table:table-cell office:value-type="float" office:value="0.556713">
                <text:p>0.5567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.508068">
                <text:p>19.508068</text:p>
              </table:table-cell>
              <table:table-cell office:value-type="float" office:value="0.514696">
                <text:p>0.5146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.029568">
                <text:p>19.029568</text:p>
              </table:table-cell>
              <table:table-cell office:value-type="float" office:value="0.472681">
                <text:p>0.4726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554008">
                <text:p>18.554008</text:p>
              </table:table-cell>
              <table:table-cell office:value-type="float" office:value="0.435476">
                <text:p>0.4354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.078453">
                <text:p>18.078453</text:p>
              </table:table-cell>
              <table:table-cell office:value-type="float" office:value="0.398272">
                <text:p>0.3982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.613396">
                <text:p>17.613396</text:p>
              </table:table-cell>
              <table:table-cell office:value-type="float" office:value="0.365982">
                <text:p>0.36598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.148342">
                <text:p>17.148342</text:p>
              </table:table-cell>
              <table:table-cell office:value-type="float" office:value="0.333693">
                <text:p>0.3336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.695381">
                <text:p>16.695381</text:p>
              </table:table-cell>
              <table:table-cell office:value-type="float" office:value="0.305847">
                <text:p>0.3058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.242424">
                <text:p>16.242424</text:p>
              </table:table-cell>
              <table:table-cell office:value-type="float" office:value="0.278002">
                <text:p>0.2780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801926">
                <text:p>15.801926</text:p>
              </table:table-cell>
              <table:table-cell office:value-type="float" office:value="0.254082">
                <text:p>0.2540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361431">
                <text:p>15.361431</text:p>
              </table:table-cell>
              <table:table-cell office:value-type="float" office:value="0.230162">
                <text:p>0.2301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.933571">
                <text:p>14.933571</text:p>
              </table:table-cell>
              <table:table-cell office:value-type="float" office:value="0.20969">
                <text:p>0.2096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.505711">
                <text:p>14.505711</text:p>
              </table:table-cell>
              <table:table-cell office:value-type="float" office:value="0.189219">
                <text:p>0.18921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.090672">
                <text:p>14.090672</text:p>
              </table:table-cell>
              <table:table-cell office:value-type="float" office:value="0.171776">
                <text:p>0.1717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675636">
                <text:p>13.675636</text:p>
              </table:table-cell>
              <table:table-cell office:value-type="float" office:value="0.154333">
                <text:p>0.154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260601">
                <text:p>13.260601</text:p>
              </table:table-cell>
              <table:table-cell office:value-type="float" office:value="0.13689">
                <text:p>0.136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.863239">
                <text:p>12.863239</text:p>
              </table:table-cell>
              <table:table-cell office:value-type="float" office:value="0.12306">
                <text:p>0.123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.465878">
                <text:p>12.465878</text:p>
              </table:table-cell>
              <table:table-cell office:value-type="float" office:value="0.10923">
                <text:p>0.109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.082191">
                <text:p>12.082191</text:p>
              </table:table-cell>
              <table:table-cell office:value-type="float" office:value="0.097694">
                <text:p>0.0976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.698505">
                <text:p>11.698505</text:p>
              </table:table-cell>
              <table:table-cell office:value-type="float" office:value="0.086159">
                <text:p>0.0861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.314823">
                <text:p>11.314823</text:p>
              </table:table-cell>
              <table:table-cell office:value-type="float" office:value="0.074623">
                <text:p>0.0746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.949154">
                <text:p>10.949154</text:p>
              </table:table-cell>
              <table:table-cell office:value-type="float" office:value="0.065643">
                <text:p>0.0656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.583485">
                <text:p>10.583485</text:p>
              </table:table-cell>
              <table:table-cell office:value-type="float" office:value="0.056665">
                <text:p>0.05666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.217823">
                <text:p>10.217823</text:p>
              </table:table-cell>
              <table:table-cell office:value-type="float" office:value="0.047688">
                <text:p>0.0476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87125">
                <text:p>9.87125</text:p>
              </table:table-cell>
              <table:table-cell office:value-type="float" office:value="0.040901">
                <text:p>0.0409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524681">
                <text:p>9.524681</text:p>
              </table:table-cell>
              <table:table-cell office:value-type="float" office:value="0.034117">
                <text:p>0.0341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19231">
                <text:p>9.19231</text:p>
              </table:table-cell>
              <table:table-cell office:value-type="float" office:value="0.028608">
                <text:p>0.0286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85994">
                <text:p>8.85994</text:p>
              </table:table-cell>
              <table:table-cell office:value-type="float" office:value="0.0231">
                <text:p>0.023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527573">
                <text:p>8.527573</text:p>
              </table:table-cell>
              <table:table-cell office:value-type="float" office:value="0.017591">
                <text:p>0.0175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213459">
                <text:p>8.213459</text:p>
              </table:table-cell>
              <table:table-cell office:value-type="float" office:value="0.013435">
                <text:p>0.0134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.899345">
                <text:p>7.899345</text:p>
              </table:table-cell>
              <table:table-cell office:value-type="float" office:value="0.009279">
                <text:p>0.0092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585232">
                <text:p>7.585232</text:p>
              </table:table-cell>
              <table:table-cell office:value-type="float" office:value="0.005123">
                <text:p>0.0051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271122">
                <text:p>7.271122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.981897">
                <text:p>6.981897</text:p>
              </table:table-cell>
              <table:table-cell office:value-type="float" office:value="-0.001745">
                <text:p>-0.0017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.692675">
                <text:p>6.692675</text:p>
              </table:table-cell>
              <table:table-cell office:value-type="float" office:value="-0.004457">
                <text:p>-0.0044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.403452">
                <text:p>6.403452</text:p>
              </table:table-cell>
              <table:table-cell office:value-type="float" office:value="-0.00717">
                <text:p>-0.007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134253">
                <text:p>6.134253</text:p>
              </table:table-cell>
              <table:table-cell office:value-type="float" office:value="-0.009071">
                <text:p>-0.0090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865055">
                <text:p>5.865055</text:p>
              </table:table-cell>
              <table:table-cell office:value-type="float" office:value="-0.010973">
                <text:p>-0.01097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595858">
                <text:p>5.595858</text:p>
              </table:table-cell>
              <table:table-cell office:value-type="float" office:value="-0.012877">
                <text:p>-0.0128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326664">
                <text:p>5.326664</text:p>
              </table:table-cell>
              <table:table-cell office:value-type="float" office:value="-0.014778">
                <text:p>-0.0147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082912">
                <text:p>5.082912</text:p>
              </table:table-cell>
              <table:table-cell office:value-type="float" office:value="-0.015936">
                <text:p>-0.0159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839161">
                <text:p>4.839161</text:p>
              </table:table-cell>
              <table:table-cell office:value-type="float" office:value="-0.017092">
                <text:p>-0.01709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595411">
                <text:p>4.595411</text:p>
              </table:table-cell>
              <table:table-cell office:value-type="float" office:value="-0.01825">
                <text:p>-0.018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351664">
                <text:p>4.351664</text:p>
              </table:table-cell>
              <table:table-cell office:value-type="float" office:value="-0.019405">
                <text:p>-0.0194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134459">
                <text:p>4.134459</text:p>
              </table:table-cell>
              <table:table-cell office:value-type="float" office:value="-0.020061">
                <text:p>-0.02006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917253">
                <text:p>3.917253</text:p>
              </table:table-cell>
              <table:table-cell office:value-type="float" office:value="-0.020718">
                <text:p>-0.0207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700048">
                <text:p>3.700048</text:p>
              </table:table-cell>
              <table:table-cell office:value-type="float" office:value="-0.021374">
                <text:p>-0.0213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482845">
                <text:p>3.482845</text:p>
              </table:table-cell>
              <table:table-cell office:value-type="float" office:value="-0.02203">
                <text:p>-0.022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265642">
                <text:p>3.265642</text:p>
              </table:table-cell>
              <table:table-cell office:value-type="float" office:value="-0.022684">
                <text:p>-0.0226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077023">
                <text:p>3.077023</text:p>
              </table:table-cell>
              <table:table-cell office:value-type="float" office:value="-0.023005">
                <text:p>-0.02300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888403">
                <text:p>2.888403</text:p>
              </table:table-cell>
              <table:table-cell office:value-type="float" office:value="-0.023325">
                <text:p>-0.0233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699785">
                <text:p>2.699785</text:p>
              </table:table-cell>
              <table:table-cell office:value-type="float" office:value="-0.023643">
                <text:p>-0.0236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511169">
                <text:p>2.511169</text:p>
              </table:table-cell>
              <table:table-cell office:value-type="float" office:value="-0.023964">
                <text:p>-0.0239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349407">
                <text:p>2.349407</text:p>
              </table:table-cell>
              <table:table-cell office:value-type="float" office:value="-0.024113">
                <text:p>-0.0241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187645">
                <text:p>2.187645</text:p>
              </table:table-cell>
              <table:table-cell office:value-type="float" office:value="-0.024263">
                <text:p>-0.0242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025883">
                <text:p>2.025883</text:p>
              </table:table-cell>
              <table:table-cell office:value-type="float" office:value="-0.024412">
                <text:p>-0.02441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86412">
                <text:p>1.86412</text:p>
              </table:table-cell>
              <table:table-cell office:value-type="float" office:value="-0.024563">
                <text:p>-0.0245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31497">
                <text:p>1.731497</text:p>
              </table:table-cell>
              <table:table-cell office:value-type="float" office:value="-0.024624">
                <text:p>-0.0246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598873">
                <text:p>1.598873</text:p>
              </table:table-cell>
              <table:table-cell office:value-type="float" office:value="-0.024685">
                <text:p>-0.0246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466249">
                <text:p>1.466249</text:p>
              </table:table-cell>
              <table:table-cell office:value-type="float" office:value="-0.024746">
                <text:p>-0.0247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33626">
                <text:p>1.333626</text:p>
              </table:table-cell>
              <table:table-cell office:value-type="float" office:value="-0.024807">
                <text:p>-0.0248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01002">
                <text:p>1.201002</text:p>
              </table:table-cell>
              <table:table-cell office:value-type="float" office:value="-0.024866">
                <text:p>-0.024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6838">
                <text:p>1.06838</text:p>
              </table:table-cell>
              <table:table-cell office:value-type="float" office:value="-0.024927">
                <text:p>-0.0249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8246">
                <text:p>0.98246</text:p>
              </table:table-cell>
              <table:table-cell office:value-type="float" office:value="-0.024937">
                <text:p>-0.0249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9654">
                <text:p>0.89654</text:p>
              </table:table-cell>
              <table:table-cell office:value-type="float" office:value="-0.024946">
                <text:p>-0.0249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810619">
                <text:p>0.810619</text:p>
              </table:table-cell>
              <table:table-cell office:value-type="float" office:value="-0.024956">
                <text:p>-0.0249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24699">
                <text:p>0.724699</text:p>
              </table:table-cell>
              <table:table-cell office:value-type="float" office:value="-0.024965">
                <text:p>-0.0249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638779">
                <text:p>0.638779</text:p>
              </table:table-cell>
              <table:table-cell office:value-type="float" office:value="-0.024977">
                <text:p>-0.02497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52858">
                <text:p>0.552858</text:p>
              </table:table-cell>
              <table:table-cell office:value-type="float" office:value="-0.024986">
                <text:p>-0.0249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66938">
                <text:p>0.466938</text:p>
              </table:table-cell>
              <table:table-cell office:value-type="float" office:value="-0.024998">
                <text:p>-0.0249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81018">
                <text:p>0.381018</text:p>
              </table:table-cell>
              <table:table-cell office:value-type="float" office:value="-0.025007">
                <text:p>-0.02500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95099">
                <text:p>0.295099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64048">
                <text:p>0.264048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32996">
                <text:p>0.232996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01944">
                <text:p>0.201944</text:p>
              </table:table-cell>
              <table:table-cell office:value-type="float" office:value="-0.025021">
                <text:p>-0.02502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70891">
                <text:p>0.170891</text:p>
              </table:table-cell>
              <table:table-cell office:value-type="float" office:value="-0.025021">
                <text:p>-0.02502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39839">
                <text:p>0.139839</text:p>
              </table:table-cell>
              <table:table-cell office:value-type="float" office:value="-0.025023">
                <text:p>-0.0250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08786">
                <text:p>0.108786</text:p>
              </table:table-cell>
              <table:table-cell office:value-type="float" office:value="-0.025023">
                <text:p>-0.02502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77732">
                <text:p>0.077732</text:p>
              </table:table-cell>
              <table:table-cell office:value-type="float" office:value="-0.025024">
                <text:p>-0.0250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46679">
                <text:p>0.046679</text:p>
              </table:table-cell>
              <table:table-cell office:value-type="float" office:value="-0.025024">
                <text:p>-0.0250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5625">
                <text:p>0.015625</text:p>
              </table:table-cell>
              <table:table-cell office:value-type="float" office:value="-0.025026">
                <text:p>-0.025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